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style:style style:name="ta2" style:family="table" style:master-page-name="PageStyle_5f_1968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" style:family="table-cell" style:parent-style-name="Excel_20_Built-in_20_Normal">
      <style:table-cell-properties fo:background-color="#66ff66"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77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7">
            <text:p>1977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, 1977, 'A', 52);">
            <text:p>insert into group_stage (id, tournament, group_code, squad) values (1, 1977, 'A', 52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B2]" office:value-type="float" office:value="1977">
            <text:p>1977</text:p>
          </table:table-cell>
          <table:table-cell office:value-type="string">
            <text:p>A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, 1977, 'A', 34);">
            <text:p>insert into group_stage (id, tournament, group_code, squad) values (2, 1977, 'A', 34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B3]" office:value-type="float" office:value="1977">
            <text:p>1977</text:p>
          </table:table-cell>
          <table:table-cell office:value-type="string">
            <text:p>A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, 1977, 'A', 33);">
            <text:p>insert into group_stage (id, tournament, group_code, squad) values (3, 1977, 'A', 33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B4]" office:value-type="float" office:value="1977">
            <text:p>1977</text:p>
          </table:table-cell>
          <table:table-cell office:value-type="string">
            <text:p>A</text:p>
          </table:table-cell>
          <table:table-cell office:value-type="float" office:value="216">
            <text:p>21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, 1977, 'A', 216);">
            <text:p>insert into group_stage (id, tournament, group_code, squad) values (4, 1977, 'A', 216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B5]" office:value-type="float" office:value="1977">
            <text:p>1977</text:p>
          </table:table-cell>
          <table:table-cell office:value-type="string">
            <text:p>B</text:p>
          </table:table-cell>
          <table:table-cell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, 1977, 'B', 598);">
            <text:p>insert into group_stage (id, tournament, group_code, squad) values (5, 1977, 'B', 598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[.B6]" office:value-type="float" office:value="1977">
            <text:p>1977</text:p>
          </table:table-cell>
          <table:table-cell office:value-type="string">
            <text:p>B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, 1977, 'B', 504);">
            <text:p>insert into group_stage (id, tournament, group_code, squad) values (6, 1977, 'B', 504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[.B7]" office:value-type="float" office:value="1977">
            <text:p>1977</text:p>
          </table:table-cell>
          <table:table-cell office:value-type="string">
            <text:p>B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7, 1977, 'B', 36);">
            <text:p>insert into group_stage (id, tournament, group_code, squad) values (7, 1977, 'B', 36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[.B8]" office:value-type="float" office:value="1977">
            <text:p>1977</text:p>
          </table:table-cell>
          <table:table-cell office:value-type="string">
            <text:p>B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8, 1977, 'B', 212);">
            <text:p>insert into group_stage (id, tournament, group_code, squad) values (8, 1977, 'B', 212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[.B9]" office:value-type="float" office:value="1977">
            <text:p>1977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9, 1977, 'C', 55);">
            <text:p>insert into group_stage (id, tournament, group_code, squad) values (9, 1977, 'C', 55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[.B10]" office:value-type="float" office:value="1977">
            <text:p>1977</text:p>
          </table:table-cell>
          <table:table-cell office:value-type="string">
            <text:p>C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10, 1977, 'C', 98);">
            <text:p>insert into group_stage (id, tournament, group_code, squad) values (10, 1977, 'C', 98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[.B11]" office:value-type="float" office:value="1977">
            <text:p>1977</text:p>
          </table:table-cell>
          <table:table-cell office:value-type="string">
            <text:p>C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11, 1977, 'C', 39);">
            <text:p>insert into group_stage (id, tournament, group_code, squad) values (11, 1977, 'C', 39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[.B12]" office:value-type="float" office:value="1977">
            <text:p>1977</text:p>
          </table:table-cell>
          <table:table-cell office:value-type="string">
            <text:p>C</text:p>
          </table:table-cell>
          <table:table-cell office:value-type="float" office:value="225">
            <text:p>225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12, 1977, 'C', 225);">
            <text:p>insert into group_stage (id, tournament, group_code, squad) values (12, 1977, 'C', 225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[.B13]" office:value-type="float" office:value="1977">
            <text:p>1977</text:p>
          </table:table-cell>
          <table:table-cell office:value-type="string">
            <text:p>D</text:p>
          </table:table-cell>
          <table:table-cell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13, 1977, 'D', 7097);">
            <text:p>insert into group_stage (id, tournament, group_code, squad) values (13, 1977, 'D', 709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[.B14]" office:value-type="float" office:value="1977">
            <text:p>1977</text:p>
          </table:table-cell>
          <table:table-cell office:value-type="string">
            <text:p>D</text:p>
          </table:table-cell>
          <table:table-cell office:value-type="float" office:value="595">
            <text:p>595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14, 1977, 'D', 595);">
            <text:p>insert into group_stage (id, tournament, group_code, squad) values (14, 1977, 'D', 595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[.B15]" office:value-type="float" office:value="1977">
            <text:p>1977</text:p>
          </table:table-cell>
          <table:table-cell office:value-type="string">
            <text:p>D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15, 1977, 'D', 964);">
            <text:p>insert into group_stage (id, tournament, group_code, squad) values (15, 1977, 'D', 964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[.B16]" office:value-type="float" office:value="1977">
            <text:p>1977</text:p>
          </table:table-cell>
          <table:table-cell office:value-type="string">
            <text:p>D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16, 1977, 'D', 43);">
            <text:p>insert into group_stage (id, tournament, group_code, squad) values (16, 1977, 'D', 43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&quot;1977-06-27&quot;" office:value-type="string" office:string-value="1977-06-27">
            <text:p>1977-06-27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, '1977-06-27', 2, 216);">
            <text:p>insert into game (matchid, matchdate, game_type, country) values (1, '1977-06-27', 2, 216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2">
            <text:p>2</text:p>
          </table:table-cell>
          <table:table-cell table:style-name="ce5" table:formula="of:=&quot;1977-06-27&quot;" office:value-type="string" office:string-value="1977-06-27">
            <text:p>1977-06-27</text:p>
          </table:table-cell>
          <table:table-cell office:value-type="float" office:value="2">
            <text:p>2</text:p>
          </table:table-cell>
          <table:table-cell table:formula="of:=[.D20]" office:value-type="float" office:value="216">
            <text:p>21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, '1977-06-27', 2, 216);">
            <text:p>insert into game (matchid, matchdate, game_type, country) values (2, '1977-06-27', 2, 216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3">
            <text:p>3</text:p>
          </table:table-cell>
          <table:table-cell table:style-name="ce5" table:formula="of:=&quot;1977-06-30&quot;" office:value-type="string" office:string-value="1977-06-30">
            <text:p>1977-06-30</text:p>
          </table:table-cell>
          <table:table-cell office:value-type="float" office:value="2">
            <text:p>2</text:p>
          </table:table-cell>
          <table:table-cell table:formula="of:=[.D21]" office:value-type="float" office:value="216">
            <text:p>21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3, '1977-06-30', 2, 216);">
            <text:p>insert into game (matchid, matchdate, game_type, country) values (3, '1977-06-30', 2, 216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4">
            <text:p>4</text:p>
          </table:table-cell>
          <table:table-cell table:style-name="ce5" table:formula="of:=&quot;1977-06-30&quot;" office:value-type="string" office:string-value="1977-06-30">
            <text:p>1977-06-30</text:p>
          </table:table-cell>
          <table:table-cell office:value-type="float" office:value="2">
            <text:p>2</text:p>
          </table:table-cell>
          <table:table-cell table:formula="of:=[.D22]" office:value-type="float" office:value="216">
            <text:p>21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, '1977-06-30', 2, 216);">
            <text:p>insert into game (matchid, matchdate, game_type, country) values (4, '1977-06-30', 2, 216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5">
            <text:p>5</text:p>
          </table:table-cell>
          <table:table-cell table:style-name="ce5" table:formula="of:=&quot;1977-07-03&quot;" office:value-type="string" office:string-value="1977-07-03">
            <text:p>1977-07-03</text:p>
          </table:table-cell>
          <table:table-cell office:value-type="float" office:value="2">
            <text:p>2</text:p>
          </table:table-cell>
          <table:table-cell table:formula="of:=[.D23]" office:value-type="float" office:value="216">
            <text:p>216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5, '1977-07-03', 2, 216);">
            <text:p>insert into game (matchid, matchdate, game_type, country) values (5, '1977-07-03', 2, 216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6">
            <text:p>6</text:p>
          </table:table-cell>
          <table:table-cell table:style-name="ce5" table:formula="of:=&quot;1977-07-03&quot;" office:value-type="string" office:string-value="1977-07-03">
            <text:p>1977-07-03</text:p>
          </table:table-cell>
          <table:table-cell office:value-type="float" office:value="2">
            <text:p>2</text:p>
          </table:table-cell>
          <table:table-cell table:formula="of:=[.D24]" office:value-type="float" office:value="216">
            <text:p>21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6, '1977-07-03', 2, 216);">
            <text:p>insert into game (matchid, matchdate, game_type, country) values (6, '1977-07-03', 2, 216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7">
            <text:p>7</text:p>
          </table:table-cell>
          <table:table-cell table:style-name="ce5" table:formula="of:=&quot;1977-06-28&quot;" office:value-type="string" office:string-value="1977-06-28">
            <text:p>1977-06-28</text:p>
          </table:table-cell>
          <table:table-cell office:value-type="float" office:value="2">
            <text:p>2</text:p>
          </table:table-cell>
          <table:table-cell table:formula="of:=[.D25]" office:value-type="float" office:value="216">
            <text:p>21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7, '1977-06-28', 2, 216);">
            <text:p>insert into game (matchid, matchdate, game_type, country) values (7, '1977-06-28', 2, 216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8">
            <text:p>8</text:p>
          </table:table-cell>
          <table:table-cell table:style-name="ce5" table:formula="of:=&quot;1977-06-28&quot;" office:value-type="string" office:string-value="1977-06-28">
            <text:p>1977-06-28</text:p>
          </table:table-cell>
          <table:table-cell office:value-type="float" office:value="2">
            <text:p>2</text:p>
          </table:table-cell>
          <table:table-cell table:formula="of:=[.D26]" office:value-type="float" office:value="216">
            <text:p>21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8, '1977-06-28', 2, 216);">
            <text:p>insert into game (matchid, matchdate, game_type, country) values (8, '1977-06-28', 2, 216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9">
            <text:p>9</text:p>
          </table:table-cell>
          <table:table-cell table:style-name="ce5" table:formula="of:=&quot;1977-07-01&quot;" office:value-type="string" office:string-value="1977-07-01">
            <text:p>1977-07-01</text:p>
          </table:table-cell>
          <table:table-cell office:value-type="float" office:value="2">
            <text:p>2</text:p>
          </table:table-cell>
          <table:table-cell table:formula="of:=[.D27]" office:value-type="float" office:value="216">
            <text:p>21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9, '1977-07-01', 2, 216);">
            <text:p>insert into game (matchid, matchdate, game_type, country) values (9, '1977-07-01', 2, 216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0">
            <text:p>10</text:p>
          </table:table-cell>
          <table:table-cell table:style-name="ce5" table:formula="of:=&quot;1977-07-01&quot;" office:value-type="string" office:string-value="1977-07-01">
            <text:p>1977-07-01</text:p>
          </table:table-cell>
          <table:table-cell office:value-type="float" office:value="2">
            <text:p>2</text:p>
          </table:table-cell>
          <table:table-cell table:formula="of:=[.D28]" office:value-type="float" office:value="216">
            <text:p>21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0, '1977-07-01', 2, 216);">
            <text:p>insert into game (matchid, matchdate, game_type, country) values (10, '1977-07-01', 2, 216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1">
            <text:p>11</text:p>
          </table:table-cell>
          <table:table-cell table:style-name="ce5" table:formula="of:=&quot;1977-07-04&quot;" office:value-type="string" office:string-value="1977-07-04">
            <text:p>1977-07-04</text:p>
          </table:table-cell>
          <table:table-cell office:value-type="float" office:value="2">
            <text:p>2</text:p>
          </table:table-cell>
          <table:table-cell table:formula="of:=[.D29]" office:value-type="float" office:value="216">
            <text:p>216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1, '1977-07-04', 2, 216);">
            <text:p>insert into game (matchid, matchdate, game_type, country) values (11, '1977-07-04', 2, 216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12">
            <text:p>12</text:p>
          </table:table-cell>
          <table:table-cell table:style-name="ce5" table:formula="of:=&quot;1977-07-04&quot;" office:value-type="string" office:string-value="1977-07-04">
            <text:p>1977-07-04</text:p>
          </table:table-cell>
          <table:table-cell office:value-type="float" office:value="2">
            <text:p>2</text:p>
          </table:table-cell>
          <table:table-cell table:formula="of:=[.D30]" office:value-type="float" office:value="216">
            <text:p>216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2, '1977-07-04', 2, 216);">
            <text:p>insert into game (matchid, matchdate, game_type, country) values (12, '1977-07-04', 2, 216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13">
            <text:p>13</text:p>
          </table:table-cell>
          <table:table-cell table:style-name="ce5" table:formula="of:=&quot;1977-06-27&quot;" office:value-type="string" office:string-value="1977-06-27">
            <text:p>1977-06-27</text:p>
          </table:table-cell>
          <table:table-cell office:value-type="float" office:value="2">
            <text:p>2</text:p>
          </table:table-cell>
          <table:table-cell table:formula="of:=[.D31]" office:value-type="float" office:value="216">
            <text:p>21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3, '1977-06-27', 2, 216);">
            <text:p>insert into game (matchid, matchdate, game_type, country) values (13, '1977-06-27', 2, 216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14">
            <text:p>14</text:p>
          </table:table-cell>
          <table:table-cell table:style-name="ce5" table:formula="of:=&quot;1977-06-27&quot;" office:value-type="string" office:string-value="1977-06-27">
            <text:p>1977-06-27</text:p>
          </table:table-cell>
          <table:table-cell office:value-type="float" office:value="2">
            <text:p>2</text:p>
          </table:table-cell>
          <table:table-cell table:formula="of:=[.D32]" office:value-type="float" office:value="216">
            <text:p>21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4, '1977-06-27', 2, 216);">
            <text:p>insert into game (matchid, matchdate, game_type, country) values (14, '1977-06-27', 2, 216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15">
            <text:p>15</text:p>
          </table:table-cell>
          <table:table-cell table:style-name="ce5" table:formula="of:=&quot;1977-06-30&quot;" office:value-type="string" office:string-value="1977-06-30">
            <text:p>1977-06-30</text:p>
          </table:table-cell>
          <table:table-cell office:value-type="float" office:value="2">
            <text:p>2</text:p>
          </table:table-cell>
          <table:table-cell table:formula="of:=[.D33]" office:value-type="float" office:value="216">
            <text:p>21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5, '1977-06-30', 2, 216);">
            <text:p>insert into game (matchid, matchdate, game_type, country) values (15, '1977-06-30', 2, 216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16">
            <text:p>16</text:p>
          </table:table-cell>
          <table:table-cell table:style-name="ce5" table:formula="of:=&quot;1977-06-30&quot;" office:value-type="string" office:string-value="1977-06-30">
            <text:p>1977-06-30</text:p>
          </table:table-cell>
          <table:table-cell office:value-type="float" office:value="2">
            <text:p>2</text:p>
          </table:table-cell>
          <table:table-cell table:formula="of:=[.D34]" office:value-type="float" office:value="216">
            <text:p>21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6, '1977-06-30', 2, 216);">
            <text:p>insert into game (matchid, matchdate, game_type, country) values (16, '1977-06-30', 2, 216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17">
            <text:p>17</text:p>
          </table:table-cell>
          <table:table-cell table:style-name="ce5" table:formula="of:=&quot;1977-07-03&quot;" office:value-type="string" office:string-value="1977-07-03">
            <text:p>1977-07-03</text:p>
          </table:table-cell>
          <table:table-cell office:value-type="float" office:value="2">
            <text:p>2</text:p>
          </table:table-cell>
          <table:table-cell table:formula="of:=[.D35]" office:value-type="float" office:value="216">
            <text:p>216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7, '1977-07-03', 2, 216);">
            <text:p>insert into game (matchid, matchdate, game_type, country) values (17, '1977-07-03', 2, 216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18">
            <text:p>18</text:p>
          </table:table-cell>
          <table:table-cell table:style-name="ce5" table:formula="of:=&quot;1977-07-03&quot;" office:value-type="string" office:string-value="1977-07-03">
            <text:p>1977-07-03</text:p>
          </table:table-cell>
          <table:table-cell office:value-type="float" office:value="2">
            <text:p>2</text:p>
          </table:table-cell>
          <table:table-cell table:formula="of:=[.D36]" office:value-type="float" office:value="216">
            <text:p>216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8, '1977-07-03', 2, 216);">
            <text:p>insert into game (matchid, matchdate, game_type, country) values (18, '1977-07-03', 2, 216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19">
            <text:p>19</text:p>
          </table:table-cell>
          <table:table-cell table:style-name="ce5" table:formula="of:=&quot;1977-06-28&quot;" office:value-type="string" office:string-value="1977-06-28">
            <text:p>1977-06-28</text:p>
          </table:table-cell>
          <table:table-cell office:value-type="float" office:value="2">
            <text:p>2</text:p>
          </table:table-cell>
          <table:table-cell table:formula="of:=[.D37]" office:value-type="float" office:value="216">
            <text:p>21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9, '1977-06-28', 2, 216);">
            <text:p>insert into game (matchid, matchdate, game_type, country) values (19, '1977-06-28', 2, 216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20">
            <text:p>20</text:p>
          </table:table-cell>
          <table:table-cell table:style-name="ce5" table:formula="of:=&quot;1977-06-28&quot;" office:value-type="string" office:string-value="1977-06-28">
            <text:p>1977-06-28</text:p>
          </table:table-cell>
          <table:table-cell office:value-type="float" office:value="2">
            <text:p>2</text:p>
          </table:table-cell>
          <table:table-cell table:formula="of:=[.D38]" office:value-type="float" office:value="216">
            <text:p>21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0, '1977-06-28', 2, 216);">
            <text:p>insert into game (matchid, matchdate, game_type, country) values (20, '1977-06-28', 2, 216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21">
            <text:p>21</text:p>
          </table:table-cell>
          <table:table-cell table:style-name="ce5" table:formula="of:=&quot;1977-07-01&quot;" office:value-type="string" office:string-value="1977-07-01">
            <text:p>1977-07-01</text:p>
          </table:table-cell>
          <table:table-cell office:value-type="float" office:value="2">
            <text:p>2</text:p>
          </table:table-cell>
          <table:table-cell table:formula="of:=[.D39]" office:value-type="float" office:value="216">
            <text:p>21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1, '1977-07-01', 2, 216);">
            <text:p>insert into game (matchid, matchdate, game_type, country) values (21, '1977-07-01', 2, 216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22">
            <text:p>22</text:p>
          </table:table-cell>
          <table:table-cell table:style-name="ce5" table:formula="of:=&quot;1977-07-01&quot;" office:value-type="string" office:string-value="1977-07-01">
            <text:p>1977-07-01</text:p>
          </table:table-cell>
          <table:table-cell office:value-type="float" office:value="2">
            <text:p>2</text:p>
          </table:table-cell>
          <table:table-cell table:formula="of:=[.D40]" office:value-type="float" office:value="216">
            <text:p>21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22, '1977-07-01', 2, 216);">
            <text:p>insert into game (matchid, matchdate, game_type, country) values (22, '1977-07-01', 2, 216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23">
            <text:p>23</text:p>
          </table:table-cell>
          <table:table-cell table:style-name="ce5" table:formula="of:=&quot;1977-07-04&quot;" office:value-type="string" office:string-value="1977-07-04">
            <text:p>1977-07-04</text:p>
          </table:table-cell>
          <table:table-cell office:value-type="float" office:value="2">
            <text:p>2</text:p>
          </table:table-cell>
          <table:table-cell table:formula="of:=[.D41]" office:value-type="float" office:value="216">
            <text:p>21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23, '1977-07-04', 2, 216);">
            <text:p>insert into game (matchid, matchdate, game_type, country) values (23, '1977-07-04', 2, 216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24">
            <text:p>24</text:p>
          </table:table-cell>
          <table:table-cell table:style-name="ce5" table:formula="of:=&quot;1977-07-04&quot;" office:value-type="string" office:string-value="1977-07-04">
            <text:p>1977-07-04</text:p>
          </table:table-cell>
          <table:table-cell office:value-type="float" office:value="2">
            <text:p>2</text:p>
          </table:table-cell>
          <table:table-cell table:formula="of:=[.D42]" office:value-type="float" office:value="216">
            <text:p>216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24, '1977-07-04', 2, 216);">
            <text:p>insert into game (matchid, matchdate, game_type, country) values (24, '1977-07-04', 2, 216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25">
            <text:p>25</text:p>
          </table:table-cell>
          <table:table-cell table:style-name="ce5" table:formula="of:=&quot;1977-07-06&quot;" office:value-type="string" office:string-value="1977-07-06">
            <text:p>1977-07-06</text:p>
          </table:table-cell>
          <table:table-cell office:value-type="float" office:value="4">
            <text:p>4</text:p>
          </table:table-cell>
          <table:table-cell table:formula="of:=[.D43]" office:value-type="float" office:value="216">
            <text:p>216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25, '1977-07-06', 4, 216);">
            <text:p>insert into game (matchid, matchdate, game_type, country) values (25, '1977-07-06', 4, 216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26">
            <text:p>26</text:p>
          </table:table-cell>
          <table:table-cell table:style-name="ce5" table:formula="of:=&quot;1977-07-07&quot;" office:value-type="string" office:string-value="1977-07-07">
            <text:p>1977-07-07</text:p>
          </table:table-cell>
          <table:table-cell office:value-type="float" office:value="4">
            <text:p>4</text:p>
          </table:table-cell>
          <table:table-cell table:formula="of:=[.D44]" office:value-type="float" office:value="216">
            <text:p>216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6, '1977-07-07', 4, 216);">
            <text:p>insert into game (matchid, matchdate, game_type, country) values (26, '1977-07-07', 4, 216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27">
            <text:p>27</text:p>
          </table:table-cell>
          <table:table-cell table:style-name="ce5" table:formula="of:=&quot;1977-07-09&quot;" office:value-type="string" office:string-value="1977-07-09">
            <text:p>1977-07-09</text:p>
          </table:table-cell>
          <table:table-cell office:value-type="float" office:value="5">
            <text:p>5</text:p>
          </table:table-cell>
          <table:table-cell table:formula="of:=[.D45]" office:value-type="float" office:value="216">
            <text:p>216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27, '1977-07-09', 5, 216);">
            <text:p>insert into game (matchid, matchdate, game_type, country) values (27, '1977-07-09', 5, 216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28">
            <text:p>28</text:p>
          </table:table-cell>
          <table:table-cell table:style-name="ce5" table:formula="of:=&quot;1977-07-10&quot;" office:value-type="string" office:string-value="1977-07-10">
            <text:p>1977-07-10</text:p>
          </table:table-cell>
          <table:table-cell office:value-type="float" office:value="6">
            <text:p>6</text:p>
          </table:table-cell>
          <table:table-cell table:formula="of:=[.D46]" office:value-type="float" office:value="216">
            <text:p>216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28, '1977-07-10', 6, 216);">
            <text:p>insert into game (matchid, matchdate, game_type, country) values (28, '1977-07-10', 6, 21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A20]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, 1, 33, 2, 2, 2);">
            <text:p>insert into game_score (id, matchid, squad, goals, points, time_type) values (1, 1, 33, 2, 2, 2);</text:p>
          </table:table-cell>
          <table:table-cell table:number-columns-repeated="1017"/>
        </table:table-row>
        <table:table-row table:style-name="ro1">
          <table:table-cell table:style-name="ce3" table:formula="of:=[.A50]+1" office:value-type="float" office:value="2">
            <text:p>2</text:p>
          </table:table-cell>
          <table:table-cell table:style-name="ce3" table:formula="of:=[.B50]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, 1, 33, 0, 0, 1);">
            <text:p>insert into game_score (id, matchid, squad, goals, points, time_type) values (2, 1, 33, 0, 0, 1);</text:p>
          </table:table-cell>
          <table:table-cell table:number-columns-repeated="1017"/>
        </table:table-row>
        <table:table-row table:style-name="ro1">
          <table:table-cell table:style-name="ce3" table:formula="of:=[.A51]+1" office:value-type="float" office:value="3">
            <text:p>3</text:p>
          </table:table-cell>
          <table:table-cell table:style-name="ce3" table:formula="of:=[.B50]" office:value-type="float" office:value="1">
            <text:p>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, 1, 34, 1, 0, 2);">
            <text:p>insert into game_score (id, matchid, squad, goals, points, time_type) values (3, 1, 34, 1, 0, 2);</text:p>
          </table:table-cell>
          <table:table-cell table:number-columns-repeated="1017"/>
        </table:table-row>
        <table:table-row table:style-name="ro1">
          <table:table-cell table:style-name="ce3" table:formula="of:=[.A52]+1" office:value-type="float" office:value="4">
            <text:p>4</text:p>
          </table:table-cell>
          <table:table-cell table:style-name="ce3" table:formula="of:=[.B50]" office:value-type="float" office:value="1">
            <text:p>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, 1, 34, 1, 0, 1);">
            <text:p>insert into game_score (id, matchid, squad, goals, points, time_type) values (4, 1, 34, 1, 0, 1);</text:p>
          </table:table-cell>
          <table:table-cell table:number-columns-repeated="1017"/>
        </table:table-row>
        <table:table-row table:style-name="ro1">
          <table:table-cell table:style-name="ce4" table:formula="of:=[.A53]+1" office:value-type="float" office:value="5">
            <text:p>5</text:p>
          </table:table-cell>
          <table:table-cell table:style-name="ce4" table:formula="of:=[.B50]+1" office:value-type="float" office:value="2">
            <text:p>2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, 2, 52, 6, 2, 2);">
            <text:p>insert into game_score (id, matchid, squad, goals, points, time_type) values (5, 2, 52, 6, 2, 2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6">
            <text:p>6</text:p>
          </table:table-cell>
          <table:table-cell table:style-name="ce4" table:formula="of:=[.B54]" office:value-type="float" office:value="2">
            <text:p>2</text:p>
          </table:table-cell>
          <table:table-cell table:style-name="Default" office:value-type="float" office:value="52">
            <text:p>5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6, 2, 52, 0, 0, 1);">
            <text:p>insert into game_score (id, matchid, squad, goals, points, time_type) values (6, 2, 52, 0, 0, 1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7">
            <text:p>7</text:p>
          </table:table-cell>
          <table:table-cell table:style-name="ce4" table:formula="of:=[.B54]" office:value-type="float" office:value="2">
            <text:p>2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7, 2, 216, 0, 0, 2);">
            <text:p>insert into game_score (id, matchid, squad, goals, points, time_type) values (7, 2, 216, 0, 0, 2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8">
            <text:p>8</text:p>
          </table:table-cell>
          <table:table-cell table:style-name="ce4" table:formula="of:=[.B54]" office:value-type="float" office:value="2">
            <text:p>2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8, 2, 216, 0, 0, 1);">
            <text:p>insert into game_score (id, matchid, squad, goals, points, time_type) values (8, 2, 216, 0, 0, 1);</text:p>
          </table:table-cell>
          <table:table-cell table:number-columns-repeated="1017"/>
        </table:table-row>
        <table:table-row table:style-name="ro1">
          <table:table-cell table:style-name="ce3" table:formula="of:=[.A57]+1" office:value-type="float" office:value="9">
            <text:p>9</text:p>
          </table:table-cell>
          <table:table-cell table:style-name="ce3" table:formula="of:=[.B54]+1" office:value-type="float" office:value="3">
            <text:p>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9, 3, 34, 1, 1, 2);">
            <text:p>insert into game_score (id, matchid, squad, goals, points, time_type) values (9, 3, 34, 1, 1, 2);</text:p>
          </table:table-cell>
          <table:table-cell table:number-columns-repeated="1017"/>
        </table:table-row>
        <table:table-row table:style-name="ro1">
          <table:table-cell table:style-name="ce3" table:formula="of:=[.A58]+1" office:value-type="float" office:value="10">
            <text:p>10</text:p>
          </table:table-cell>
          <table:table-cell table:style-name="ce3" table:formula="of:=[.B58]" office:value-type="float" office:value="3">
            <text:p>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0, 3, 34, 0, 0, 1);">
            <text:p>insert into game_score (id, matchid, squad, goals, points, time_type) values (10, 3, 34, 0, 0, 1);</text:p>
          </table:table-cell>
          <table:table-cell table:number-columns-repeated="1017"/>
        </table:table-row>
        <table:table-row table:style-name="ro1">
          <table:table-cell table:style-name="ce3" table:formula="of:=[.A59]+1" office:value-type="float" office:value="11">
            <text:p>11</text:p>
          </table:table-cell>
          <table:table-cell table:style-name="ce3" table:formula="of:=[.B58]" office:value-type="float" office:value="3">
            <text:p>3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1, 3, 52, 1, 1, 2);">
            <text:p>insert into game_score (id, matchid, squad, goals, points, time_type) values (11, 3, 52, 1, 1, 2);</text:p>
          </table:table-cell>
          <table:table-cell table:number-columns-repeated="1017"/>
        </table:table-row>
        <table:table-row table:style-name="ro1">
          <table:table-cell table:style-name="ce3" table:formula="of:=[.A60]+1" office:value-type="float" office:value="12">
            <text:p>12</text:p>
          </table:table-cell>
          <table:table-cell table:style-name="ce3" table:formula="of:=[.B58]" office:value-type="float" office:value="3">
            <text:p>3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2, 3, 52, 0, 0, 1);">
            <text:p>insert into game_score (id, matchid, squad, goals, points, time_type) values (12, 3, 52, 0, 0, 1);</text:p>
          </table:table-cell>
          <table:table-cell table:number-columns-repeated="1017"/>
        </table:table-row>
        <table:table-row table:style-name="ro1">
          <table:table-cell table:style-name="ce4" table:formula="of:=[.A61]+1" office:value-type="float" office:value="13">
            <text:p>13</text:p>
          </table:table-cell>
          <table:table-cell table:style-name="ce4" table:formula="of:=[.B58]+1" office:value-type="float" office:value="4">
            <text:p>4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3, 4, 216, 0, 0, 2);">
            <text:p>insert into game_score (id, matchid, squad, goals, points, time_type) values (13, 4, 216, 0, 0, 2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14">
            <text:p>14</text:p>
          </table:table-cell>
          <table:table-cell table:style-name="ce4" table:formula="of:=[.B62]" office:value-type="float" office:value="4">
            <text:p>4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4, 4, 216, 0, 0, 1);">
            <text:p>insert into game_score (id, matchid, squad, goals, points, time_type) values (14, 4, 216, 0, 0, 1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15">
            <text:p>15</text:p>
          </table:table-cell>
          <table:table-cell table:style-name="ce4" table:formula="of:=[.B62]" office:value-type="float" office:value="4">
            <text:p>4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5, 4, 33, 1, 2, 2);">
            <text:p>insert into game_score (id, matchid, squad, goals, points, time_type) values (15, 4, 33, 1, 2, 2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16">
            <text:p>16</text:p>
          </table:table-cell>
          <table:table-cell table:style-name="ce4" table:formula="of:=[.B62]" office:value-type="float" office:value="4">
            <text:p>4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, 4, 33, 1, 0, 1);">
            <text:p>insert into game_score (id, matchid, squad, goals, points, time_type) values (16, 4, 33, 1, 0, 1);</text:p>
          </table:table-cell>
          <table:table-cell table:number-columns-repeated="1017"/>
        </table:table-row>
        <table:table-row table:style-name="ro1">
          <table:table-cell table:style-name="ce3" table:formula="of:=[.A65]+1" office:value-type="float" office:value="17">
            <text:p>17</text:p>
          </table:table-cell>
          <table:table-cell table:style-name="ce3" table:formula="of:=[.B62]+1" office:value-type="float" office:value="5">
            <text:p>5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7, 5, 33, 1, 1, 2);">
            <text:p>insert into game_score (id, matchid, squad, goals, points, time_type) values (17, 5, 33, 1, 1, 2);</text:p>
          </table:table-cell>
          <table:table-cell table:number-columns-repeated="1017"/>
        </table:table-row>
        <table:table-row table:style-name="ro1">
          <table:table-cell table:style-name="ce3" table:formula="of:=[.A66]+1" office:value-type="float" office:value="18">
            <text:p>18</text:p>
          </table:table-cell>
          <table:table-cell table:style-name="ce3" table:formula="of:=[.B66]" office:value-type="float" office:value="5">
            <text:p>5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8, 5, 33, 0, 0, 1);">
            <text:p>insert into game_score (id, matchid, squad, goals, points, time_type) values (18, 5, 33, 0, 0, 1);</text:p>
          </table:table-cell>
          <table:table-cell table:number-columns-repeated="1017"/>
        </table:table-row>
        <table:table-row table:style-name="ro1">
          <table:table-cell table:style-name="ce3" table:formula="of:=[.A67]+1" office:value-type="float" office:value="19">
            <text:p>19</text:p>
          </table:table-cell>
          <table:table-cell table:style-name="ce3" table:formula="of:=[.B66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9, 5, 52, 1, 1, 2);">
            <text:p>insert into game_score (id, matchid, squad, goals, points, time_type) values (19, 5, 52, 1, 1, 2);</text:p>
          </table:table-cell>
          <table:table-cell table:number-columns-repeated="1017"/>
        </table:table-row>
        <table:table-row table:style-name="ro1">
          <table:table-cell table:style-name="ce3" table:formula="of:=[.A68]+1" office:value-type="float" office:value="20">
            <text:p>20</text:p>
          </table:table-cell>
          <table:table-cell table:style-name="ce3" table:formula="of:=[.B66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0, 5, 52, 0, 0, 1);">
            <text:p>insert into game_score (id, matchid, squad, goals, points, time_type) values (20, 5, 52, 0, 0, 1);</text:p>
          </table:table-cell>
          <table:table-cell table:number-columns-repeated="1017"/>
        </table:table-row>
        <table:table-row table:style-name="ro1">
          <table:table-cell table:style-name="ce4" table:formula="of:=[.A69]+1" office:value-type="float" office:value="21">
            <text:p>21</text:p>
          </table:table-cell>
          <table:table-cell table:style-name="ce4" table:formula="of:=[.B66]+1" office:value-type="float" office:value="6">
            <text:p>6</text:p>
          </table:table-cell>
          <table:table-cell table:style-name="Default" office:value-type="float" office:value="34">
            <text:p>3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1, 6, 34, 0, 0, 2);">
            <text:p>insert into game_score (id, matchid, squad, goals, points, time_type) values (21, 6, 34, 0, 0, 2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22">
            <text:p>22</text:p>
          </table:table-cell>
          <table:table-cell table:style-name="ce4" table:formula="of:=[.B70]" office:value-type="float" office:value="6">
            <text:p>6</text:p>
          </table:table-cell>
          <table:table-cell table:style-name="Default" office:value-type="float" office:value="34">
            <text:p>3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2, 6, 34, 0, 0, 1);">
            <text:p>insert into game_score (id, matchid, squad, goals, points, time_type) values (22, 6, 34, 0, 0, 1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23">
            <text:p>23</text:p>
          </table:table-cell>
          <table:table-cell table:style-name="ce4" table:formula="of:=[.B70]" office:value-type="float" office:value="6">
            <text:p>6</text:p>
          </table:table-cell>
          <table:table-cell table:style-name="Default" office:value-type="float" office:value="216">
            <text:p>2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3, 6, 216, 1, 2, 2);">
            <text:p>insert into game_score (id, matchid, squad, goals, points, time_type) values (23, 6, 216, 1, 2, 2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24">
            <text:p>24</text:p>
          </table:table-cell>
          <table:table-cell table:style-name="ce4" table:formula="of:=[.B70]" office:value-type="float" office:value="6">
            <text:p>6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4, 6, 216, 0, 0, 1);">
            <text:p>insert into game_score (id, matchid, squad, goals, points, time_type) values (24, 6, 216, 0, 0, 1);</text:p>
          </table:table-cell>
          <table:table-cell table:number-columns-repeated="1017"/>
        </table:table-row>
        <table:table-row table:style-name="ro1">
          <table:table-cell table:style-name="ce3" table:formula="of:=[.A73]+1" office:value-type="float" office:value="25">
            <text:p>25</text:p>
          </table:table-cell>
          <table:table-cell table:style-name="ce3" table:formula="of:=[.B70]+1" office:value-type="float" office:value="7">
            <text:p>7</text:p>
          </table:table-cell>
          <table:table-cell table:style-name="ce3" office:value-type="float" office:value="212">
            <text:p>2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5, 7, 212, 0, 0, 2);">
            <text:p>insert into game_score (id, matchid, squad, goals, points, time_type) values (25, 7, 212, 0, 0, 2);</text:p>
          </table:table-cell>
          <table:table-cell table:number-columns-repeated="1017"/>
        </table:table-row>
        <table:table-row table:style-name="ro1">
          <table:table-cell table:style-name="ce3" table:formula="of:=[.A74]+1" office:value-type="float" office:value="26">
            <text:p>26</text:p>
          </table:table-cell>
          <table:table-cell table:style-name="ce3" table:formula="of:=[.B74]" office:value-type="float" office:value="7">
            <text:p>7</text:p>
          </table:table-cell>
          <table:table-cell table:style-name="ce3" office:value-type="float" office:value="212">
            <text:p>2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6, 7, 212, 0, 0, 1);">
            <text:p>insert into game_score (id, matchid, squad, goals, points, time_type) values (26, 7, 212, 0, 0, 1);</text:p>
          </table:table-cell>
          <table:table-cell table:number-columns-repeated="1017"/>
        </table:table-row>
        <table:table-row table:style-name="ro1">
          <table:table-cell table:style-name="ce3" table:formula="of:=[.A75]+1" office:value-type="float" office:value="27">
            <text:p>27</text:p>
          </table:table-cell>
          <table:table-cell table:style-name="ce3" table:formula="of:=[.B74]" office:value-type="float" office:value="7">
            <text:p>7</text:p>
          </table:table-cell>
          <table:table-cell table:style-name="ce3" office:value-type="float" office:value="504">
            <text:p>50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7, 7, 504, 1, 2, 2);">
            <text:p>insert into game_score (id, matchid, squad, goals, points, time_type) values (27, 7, 504, 1, 2, 2);</text:p>
          </table:table-cell>
          <table:table-cell table:number-columns-repeated="1017"/>
        </table:table-row>
        <table:table-row table:style-name="ro1">
          <table:table-cell table:style-name="ce3" table:formula="of:=[.A76]+1" office:value-type="float" office:value="28">
            <text:p>28</text:p>
          </table:table-cell>
          <table:table-cell table:style-name="ce3" table:formula="of:=[.B74]" office:value-type="float" office:value="7">
            <text:p>7</text:p>
          </table:table-cell>
          <table:table-cell table:style-name="ce3" office:value-type="float" office:value="504">
            <text:p>50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8, 7, 504, 0, 0, 1);">
            <text:p>insert into game_score (id, matchid, squad, goals, points, time_type) values (28, 7, 504, 0, 0, 1);</text:p>
          </table:table-cell>
          <table:table-cell table:number-columns-repeated="1017"/>
        </table:table-row>
        <table:table-row table:style-name="ro1">
          <table:table-cell table:style-name="ce4" table:formula="of:=[.A77]+1" office:value-type="float" office:value="29">
            <text:p>29</text:p>
          </table:table-cell>
          <table:table-cell table:style-name="ce4" table:formula="of:=[.B74]+1" office:value-type="float" office:value="8">
            <text:p>8</text:p>
          </table:table-cell>
          <table:table-cell table:style-name="Default" office:value-type="float" office:value="598">
            <text:p>59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9, 8, 598, 2, 2, 2);">
            <text:p>insert into game_score (id, matchid, squad, goals, points, time_type) values (29, 8, 598, 2, 2, 2);</text:p>
          </table:table-cell>
          <table:table-cell table:number-columns-repeated="1017"/>
        </table:table-row>
        <table:table-row table:style-name="ro1">
          <table:table-cell table:style-name="ce4" table:formula="of:=[.A78]+1" office:value-type="float" office:value="30">
            <text:p>30</text:p>
          </table:table-cell>
          <table:table-cell table:style-name="ce4" table:formula="of:=[.B78]" office:value-type="float" office:value="8">
            <text:p>8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0, 8, 598, 2, 0, 1);">
            <text:p>insert into game_score (id, matchid, squad, goals, points, time_type) values (30, 8, 598, 2, 0, 1);</text:p>
          </table:table-cell>
          <table:table-cell table:number-columns-repeated="1017"/>
        </table:table-row>
        <table:table-row table:style-name="ro1">
          <table:table-cell table:style-name="ce4" table:formula="of:=[.A79]+1" office:value-type="float" office:value="31">
            <text:p>31</text:p>
          </table:table-cell>
          <table:table-cell table:style-name="ce4" table:formula="of:=[.B78]" office:value-type="float" office:value="8">
            <text:p>8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1, 8, 36, 1, 0, 2);">
            <text:p>insert into game_score (id, matchid, squad, goals, points, time_type) values (31, 8, 36, 1, 0, 2);</text:p>
          </table:table-cell>
          <table:table-cell table:number-columns-repeated="1017"/>
        </table:table-row>
        <table:table-row table:style-name="ro1">
          <table:table-cell table:style-name="ce4" table:formula="of:=[.A80]+1" office:value-type="float" office:value="32">
            <text:p>32</text:p>
          </table:table-cell>
          <table:table-cell table:style-name="ce4" table:formula="of:=[.B78]" office:value-type="float" office:value="8">
            <text:p>8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2, 8, 36, 1, 0, 1);">
            <text:p>insert into game_score (id, matchid, squad, goals, points, time_type) values (32, 8, 36, 1, 0, 1);</text:p>
          </table:table-cell>
          <table:table-cell table:number-columns-repeated="1017"/>
        </table:table-row>
        <table:table-row table:style-name="ro1">
          <table:table-cell table:style-name="ce3" table:formula="of:=[.A81]+1" office:value-type="float" office:value="33">
            <text:p>33</text:p>
          </table:table-cell>
          <table:table-cell table:style-name="ce3" table:formula="of:=[.B78]+1" office:value-type="float" office:value="9">
            <text:p>9</text:p>
          </table:table-cell>
          <table:table-cell table:style-name="ce3" office:value-type="float" office:value="504">
            <text:p>50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3, 9, 504, 0, 0, 2);">
            <text:p>insert into game_score (id, matchid, squad, goals, points, time_type) values (33, 9, 504, 0, 0, 2);</text:p>
          </table:table-cell>
          <table:table-cell table:number-columns-repeated="1017"/>
        </table:table-row>
        <table:table-row table:style-name="ro1">
          <table:table-cell table:style-name="ce3" table:formula="of:=[.A82]+1" office:value-type="float" office:value="34">
            <text:p>34</text:p>
          </table:table-cell>
          <table:table-cell table:style-name="ce3" table:formula="of:=[.B82]" office:value-type="float" office:value="9">
            <text:p>9</text:p>
          </table:table-cell>
          <table:table-cell table:style-name="ce3" office:value-type="float" office:value="504">
            <text:p>50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4, 9, 504, 0, 0, 1);">
            <text:p>insert into game_score (id, matchid, squad, goals, points, time_type) values (34, 9, 504, 0, 0, 1);</text:p>
          </table:table-cell>
          <table:table-cell table:number-columns-repeated="1017"/>
        </table:table-row>
        <table:table-row table:style-name="ro1">
          <table:table-cell table:style-name="ce3" table:formula="of:=[.A83]+1" office:value-type="float" office:value="35">
            <text:p>35</text:p>
          </table:table-cell>
          <table:table-cell table:style-name="ce3" table:formula="of:=[.B82]" office:value-type="float" office:value="9">
            <text:p>9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5, 9, 598, 1, 2, 2);">
            <text:p>insert into game_score (id, matchid, squad, goals, points, time_type) values (35, 9, 598, 1, 2, 2);</text:p>
          </table:table-cell>
          <table:table-cell table:number-columns-repeated="1017"/>
        </table:table-row>
        <table:table-row table:style-name="ro1">
          <table:table-cell table:style-name="ce3" table:formula="of:=[.A84]+1" office:value-type="float" office:value="36">
            <text:p>36</text:p>
          </table:table-cell>
          <table:table-cell table:style-name="ce3" table:formula="of:=[.B82]" office:value-type="float" office:value="9">
            <text:p>9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6, 9, 598, 1, 0, 1);">
            <text:p>insert into game_score (id, matchid, squad, goals, points, time_type) values (36, 9, 598, 1, 0, 1);</text:p>
          </table:table-cell>
          <table:table-cell table:number-columns-repeated="1017"/>
        </table:table-row>
        <table:table-row table:style-name="ro1">
          <table:table-cell table:style-name="ce4" table:formula="of:=[.A85]+1" office:value-type="float" office:value="37">
            <text:p>37</text:p>
          </table:table-cell>
          <table:table-cell table:style-name="ce4" table:formula="of:=[.B82]+1" office:value-type="float" office:value="10">
            <text:p>10</text:p>
          </table:table-cell>
          <table:table-cell table:style-name="Default" office:value-type="float" office:value="36">
            <text:p>3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7, 10, 36, 2, 2, 2);">
            <text:p>insert into game_score (id, matchid, squad, goals, points, time_type) values (37, 10, 36, 2, 2, 2);</text:p>
          </table:table-cell>
          <table:table-cell table:number-columns-repeated="1017"/>
        </table:table-row>
        <table:table-row table:style-name="ro1">
          <table:table-cell table:style-name="ce4" table:formula="of:=[.A86]+1" office:value-type="float" office:value="38">
            <text:p>38</text:p>
          </table:table-cell>
          <table:table-cell table:style-name="ce4" table:formula="of:=[.B86]" office:value-type="float" office:value="10">
            <text:p>1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8, 10, 36, 1, 0, 1);">
            <text:p>insert into game_score (id, matchid, squad, goals, points, time_type) values (38, 10, 36, 1, 0, 1);</text:p>
          </table:table-cell>
          <table:table-cell table:number-columns-repeated="1017"/>
        </table:table-row>
        <table:table-row table:style-name="ro1">
          <table:table-cell table:style-name="ce4" table:formula="of:=[.A87]+1" office:value-type="float" office:value="39">
            <text:p>39</text:p>
          </table:table-cell>
          <table:table-cell table:style-name="ce4" table:formula="of:=[.B86]" office:value-type="float" office:value="10">
            <text:p>10</text:p>
          </table:table-cell>
          <table:table-cell table:style-name="Default" office:value-type="float" office:value="212">
            <text:p>2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9, 10, 212, 0, 0, 2);">
            <text:p>insert into game_score (id, matchid, squad, goals, points, time_type) values (39, 10, 212, 0, 0, 2);</text:p>
          </table:table-cell>
          <table:table-cell table:number-columns-repeated="1017"/>
        </table:table-row>
        <table:table-row table:style-name="ro1">
          <table:table-cell table:style-name="ce4" table:formula="of:=[.A88]+1" office:value-type="float" office:value="40">
            <text:p>40</text:p>
          </table:table-cell>
          <table:table-cell table:style-name="ce4" table:formula="of:=[.B86]" office:value-type="float" office:value="10">
            <text:p>10</text:p>
          </table:table-cell>
          <table:table-cell table:style-name="Default" office:value-type="float" office:value="212">
            <text:p>2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0, 10, 212, 0, 0, 1);">
            <text:p>insert into game_score (id, matchid, squad, goals, points, time_type) values (40, 10, 212, 0, 0, 1);</text:p>
          </table:table-cell>
          <table:table-cell table:number-columns-repeated="1017"/>
        </table:table-row>
        <table:table-row table:style-name="ro1">
          <table:table-cell table:style-name="ce3" table:formula="of:=[.A89]+1" office:value-type="float" office:value="41">
            <text:p>41</text:p>
          </table:table-cell>
          <table:table-cell table:style-name="ce3" table:formula="of:=[.B86]+1" office:value-type="float" office:value="11">
            <text:p>11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1, 11, 36, 0, 0, 2);">
            <text:p>insert into game_score (id, matchid, squad, goals, points, time_type) values (41, 11, 36, 0, 0, 2);</text:p>
          </table:table-cell>
          <table:table-cell table:number-columns-repeated="1017"/>
        </table:table-row>
        <table:table-row table:style-name="ro1">
          <table:table-cell table:style-name="ce3" table:formula="of:=[.A90]+1" office:value-type="float" office:value="42">
            <text:p>42</text:p>
          </table:table-cell>
          <table:table-cell table:style-name="ce3" table:formula="of:=[.B90]" office:value-type="float" office:value="11">
            <text:p>11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2, 11, 36, 0, 0, 1);">
            <text:p>insert into game_score (id, matchid, squad, goals, points, time_type) values (42, 11, 36, 0, 0, 1);</text:p>
          </table:table-cell>
          <table:table-cell table:number-columns-repeated="1017"/>
        </table:table-row>
        <table:table-row table:style-name="ro1">
          <table:table-cell table:style-name="ce3" table:formula="of:=[.A91]+1" office:value-type="float" office:value="43">
            <text:p>43</text:p>
          </table:table-cell>
          <table:table-cell table:style-name="ce3" table:formula="of:=[.B90]" office:value-type="float" office:value="11">
            <text:p>11</text:p>
          </table:table-cell>
          <table:table-cell table:style-name="ce3" office:value-type="float" office:value="504">
            <text:p>50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3, 11, 504, 2, 2, 2);">
            <text:p>insert into game_score (id, matchid, squad, goals, points, time_type) values (43, 11, 504, 2, 2, 2);</text:p>
          </table:table-cell>
          <table:table-cell table:number-columns-repeated="1017"/>
        </table:table-row>
        <table:table-row table:style-name="ro1">
          <table:table-cell table:style-name="ce3" table:formula="of:=[.A92]+1" office:value-type="float" office:value="44">
            <text:p>44</text:p>
          </table:table-cell>
          <table:table-cell table:style-name="ce3" table:formula="of:=[.B90]" office:value-type="float" office:value="11">
            <text:p>11</text:p>
          </table:table-cell>
          <table:table-cell table:style-name="ce3" office:value-type="float" office:value="504">
            <text:p>50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4, 11, 504, 2, 0, 1);">
            <text:p>insert into game_score (id, matchid, squad, goals, points, time_type) values (44, 11, 504, 2, 0, 1);</text:p>
          </table:table-cell>
          <table:table-cell table:number-columns-repeated="1017"/>
        </table:table-row>
        <table:table-row table:style-name="ro1">
          <table:table-cell table:style-name="ce4" table:formula="of:=[.A93]+1" office:value-type="float" office:value="45">
            <text:p>45</text:p>
          </table:table-cell>
          <table:table-cell table:style-name="ce4" table:formula="of:=[.B90]+1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5, 12, 598, 3, 2, 2);">
            <text:p>insert into game_score (id, matchid, squad, goals, points, time_type) values (45, 12, 598, 3, 2, 2);</text:p>
          </table:table-cell>
          <table:table-cell table:number-columns-repeated="1017"/>
        </table:table-row>
        <table:table-row table:style-name="ro1">
          <table:table-cell table:style-name="ce4" table:formula="of:=[.A94]+1" office:value-type="float" office:value="46">
            <text:p>46</text:p>
          </table:table-cell>
          <table:table-cell table:style-name="ce4" table:formula="of:=[.B94]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6, 12, 598, 2, 0, 1);">
            <text:p>insert into game_score (id, matchid, squad, goals, points, time_type) values (46, 12, 598, 2, 0, 1);</text:p>
          </table:table-cell>
          <table:table-cell table:number-columns-repeated="1017"/>
        </table:table-row>
        <table:table-row table:style-name="ro1">
          <table:table-cell table:style-name="ce4" table:formula="of:=[.A95]+1" office:value-type="float" office:value="47">
            <text:p>47</text:p>
          </table:table-cell>
          <table:table-cell table:style-name="ce4" table:formula="of:=[.B94]" office:value-type="float" office:value="12">
            <text:p>12</text:p>
          </table:table-cell>
          <table:table-cell table:style-name="Default" office:value-type="float" office:value="212">
            <text:p>2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7, 12, 212, 0, 0, 2);">
            <text:p>insert into game_score (id, matchid, squad, goals, points, time_type) values (47, 12, 212, 0, 0, 2);</text:p>
          </table:table-cell>
          <table:table-cell table:number-columns-repeated="1017"/>
        </table:table-row>
        <table:table-row table:style-name="ro1">
          <table:table-cell table:style-name="ce4" table:formula="of:=[.A96]+1" office:value-type="float" office:value="48">
            <text:p>48</text:p>
          </table:table-cell>
          <table:table-cell table:style-name="ce4" table:formula="of:=[.B94]" office:value-type="float" office:value="12">
            <text:p>12</text:p>
          </table:table-cell>
          <table:table-cell table:style-name="Default" office:value-type="float" office:value="212">
            <text:p>2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8, 12, 212, 0, 0, 1);">
            <text:p>insert into game_score (id, matchid, squad, goals, points, time_type) values (48, 12, 212, 0, 0, 1);</text:p>
          </table:table-cell>
          <table:table-cell table:number-columns-repeated="1017"/>
        </table:table-row>
        <table:table-row table:style-name="ro1">
          <table:table-cell table:style-name="ce3" table:formula="of:=[.A97]+1" office:value-type="float" office:value="49">
            <text:p>49</text:p>
          </table:table-cell>
          <table:table-cell table:style-name="ce3" table:formula="of:=[.B94]+1" office:value-type="float" office:value="13">
            <text:p>1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9, 13, 39, 1, 1, 2);">
            <text:p>insert into game_score (id, matchid, squad, goals, points, time_type) values (49, 13, 39, 1, 1, 2);</text:p>
          </table:table-cell>
          <table:table-cell table:number-columns-repeated="1017"/>
        </table:table-row>
        <table:table-row table:style-name="ro1">
          <table:table-cell table:style-name="ce3" table:formula="of:=[.A98]+1" office:value-type="float" office:value="50">
            <text:p>50</text:p>
          </table:table-cell>
          <table:table-cell table:style-name="ce3" table:formula="of:=[.B98]" office:value-type="float" office:value="13">
            <text:p>1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50, 13, 39, 1, 0, 1);">
            <text:p>insert into game_score (id, matchid, squad, goals, points, time_type) values (50, 13, 39, 1, 0, 1);</text:p>
          </table:table-cell>
          <table:table-cell table:number-columns-repeated="1017"/>
        </table:table-row>
        <table:table-row table:style-name="ro1">
          <table:table-cell table:style-name="ce3" table:formula="of:=[.A99]+1" office:value-type="float" office:value="51">
            <text:p>51</text:p>
          </table:table-cell>
          <table:table-cell table:style-name="ce3" table:formula="of:=[.B98]" office:value-type="float" office:value="13">
            <text:p>13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1, 13, 225, 1, 1, 2);">
            <text:p>insert into game_score (id, matchid, squad, goals, points, time_type) values (51, 13, 225, 1, 1, 2);</text:p>
          </table:table-cell>
          <table:table-cell table:number-columns-repeated="1017"/>
        </table:table-row>
        <table:table-row table:style-name="ro1">
          <table:table-cell table:style-name="ce3" table:formula="of:=[.A100]+1" office:value-type="float" office:value="52">
            <text:p>52</text:p>
          </table:table-cell>
          <table:table-cell table:style-name="ce3" table:formula="of:=[.B98]" office:value-type="float" office:value="13">
            <text:p>13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2, 13, 225, 0, 0, 1);">
            <text:p>insert into game_score (id, matchid, squad, goals, points, time_type) values (52, 13, 225, 0, 0, 1);</text:p>
          </table:table-cell>
          <table:table-cell table:number-columns-repeated="1017"/>
        </table:table-row>
        <table:table-row table:style-name="ro1">
          <table:table-cell table:style-name="ce4" table:formula="of:=[.A101]+1" office:value-type="float" office:value="53">
            <text:p>53</text:p>
          </table:table-cell>
          <table:table-cell table:style-name="ce4" table:formula="of:=[.B98]+1" office:value-type="float" office:value="14">
            <text:p>14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3, 14, 55, 5, 2, 2);">
            <text:p>insert into game_score (id, matchid, squad, goals, points, time_type) values (53, 14, 55, 5, 2, 2);</text:p>
          </table:table-cell>
          <table:table-cell table:number-columns-repeated="1017"/>
        </table:table-row>
        <table:table-row table:style-name="ro1">
          <table:table-cell table:style-name="ce4" table:formula="of:=[.A102]+1" office:value-type="float" office:value="54">
            <text:p>54</text:p>
          </table:table-cell>
          <table:table-cell table:style-name="ce4" table:formula="of:=[.B102]" office:value-type="float" office:value="14">
            <text:p>14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4, 14, 55, 4, 0, 1);">
            <text:p>insert into game_score (id, matchid, squad, goals, points, time_type) values (54, 14, 55, 4, 0, 1);</text:p>
          </table:table-cell>
          <table:table-cell table:number-columns-repeated="1017"/>
        </table:table-row>
        <table:table-row table:style-name="ro1">
          <table:table-cell table:style-name="ce4" table:formula="of:=[.A103]+1" office:value-type="float" office:value="55">
            <text:p>55</text:p>
          </table:table-cell>
          <table:table-cell table:style-name="ce4" table:formula="of:=[.B102]" office:value-type="float" office:value="14">
            <text:p>14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5, 14, 98, 1, 0, 2);">
            <text:p>insert into game_score (id, matchid, squad, goals, points, time_type) values (55, 14, 98, 1, 0, 2);</text:p>
          </table:table-cell>
          <table:table-cell table:number-columns-repeated="1017"/>
        </table:table-row>
        <table:table-row table:style-name="ro1">
          <table:table-cell table:style-name="ce4" table:formula="of:=[.A104]+1" office:value-type="float" office:value="56">
            <text:p>56</text:p>
          </table:table-cell>
          <table:table-cell table:style-name="ce4" table:formula="of:=[.B102]" office:value-type="float" office:value="14">
            <text:p>14</text:p>
          </table:table-cell>
          <table:table-cell table:style-name="Default" office:value-type="float" office:value="98">
            <text:p>9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6, 14, 98, 0, 0, 1);">
            <text:p>insert into game_score (id, matchid, squad, goals, points, time_type) values (56, 14, 98, 0, 0, 1);</text:p>
          </table:table-cell>
          <table:table-cell table:number-columns-repeated="1017"/>
        </table:table-row>
        <table:table-row table:style-name="ro1">
          <table:table-cell table:style-name="ce3" table:formula="of:=[.A105]+1" office:value-type="float" office:value="57">
            <text:p>57</text:p>
          </table:table-cell>
          <table:table-cell table:style-name="ce3" table:formula="of:=[.B102]+1" office:value-type="float" office:value="15">
            <text:p>15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57, 15, 98, 0, 1, 2);">
            <text:p>insert into game_score (id, matchid, squad, goals, points, time_type) values (57, 15, 98, 0, 1, 2);</text:p>
          </table:table-cell>
          <table:table-cell table:number-columns-repeated="1017"/>
        </table:table-row>
        <table:table-row table:style-name="ro1">
          <table:table-cell table:style-name="ce3" table:formula="of:=[.A106]+1" office:value-type="float" office:value="58">
            <text:p>58</text:p>
          </table:table-cell>
          <table:table-cell table:style-name="ce3" table:formula="of:=[.B106]" office:value-type="float" office:value="15">
            <text:p>15</text:p>
          </table:table-cell>
          <table:table-cell table:style-name="ce3" office:value-type="float" office:value="98">
            <text:p>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58, 15, 98, 0, 0, 1);">
            <text:p>insert into game_score (id, matchid, squad, goals, points, time_type) values (58, 15, 98, 0, 0, 1);</text:p>
          </table:table-cell>
          <table:table-cell table:number-columns-repeated="1017"/>
        </table:table-row>
        <table:table-row table:style-name="ro1">
          <table:table-cell table:style-name="ce3" table:formula="of:=[.A107]+1" office:value-type="float" office:value="59">
            <text:p>59</text:p>
          </table:table-cell>
          <table:table-cell table:style-name="ce3" table:formula="of:=[.B106]" office:value-type="float" office:value="15">
            <text:p>15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59, 15, 39, 0, 1, 2);">
            <text:p>insert into game_score (id, matchid, squad, goals, points, time_type) values (59, 15, 39, 0, 1, 2);</text:p>
          </table:table-cell>
          <table:table-cell table:number-columns-repeated="1017"/>
        </table:table-row>
        <table:table-row table:style-name="ro1">
          <table:table-cell table:style-name="ce3" table:formula="of:=[.A108]+1" office:value-type="float" office:value="60">
            <text:p>60</text:p>
          </table:table-cell>
          <table:table-cell table:style-name="ce3" table:formula="of:=[.B106]" office:value-type="float" office:value="15">
            <text:p>15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60, 15, 39, 0, 0, 1);">
            <text:p>insert into game_score (id, matchid, squad, goals, points, time_type) values (60, 15, 39, 0, 0, 1);</text:p>
          </table:table-cell>
          <table:table-cell table:number-columns-repeated="1017"/>
        </table:table-row>
        <table:table-row table:style-name="ro1">
          <table:table-cell table:style-name="ce4" table:formula="of:=[.A109]+1" office:value-type="float" office:value="61">
            <text:p>61</text:p>
          </table:table-cell>
          <table:table-cell table:style-name="ce4" table:formula="of:=[.B106]+1" office:value-type="float" office:value="16">
            <text:p>16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1, 16, 225, 1, 1, 2);">
            <text:p>insert into game_score (id, matchid, squad, goals, points, time_type) values (61, 16, 225, 1, 1, 2);</text:p>
          </table:table-cell>
          <table:table-cell table:number-columns-repeated="1017"/>
        </table:table-row>
        <table:table-row table:style-name="ro1">
          <table:table-cell table:style-name="ce4" table:formula="of:=[.A110]+1" office:value-type="float" office:value="62">
            <text:p>62</text:p>
          </table:table-cell>
          <table:table-cell table:style-name="ce4" table:formula="of:=[.B110]" office:value-type="float" office:value="16">
            <text:p>16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2, 16, 225, 0, 0, 1);">
            <text:p>insert into game_score (id, matchid, squad, goals, points, time_type) values (62, 16, 225, 0, 0, 1);</text:p>
          </table:table-cell>
          <table:table-cell table:number-columns-repeated="1017"/>
        </table:table-row>
        <table:table-row table:style-name="ro1">
          <table:table-cell table:style-name="ce4" table:formula="of:=[.A111]+1" office:value-type="float" office:value="63">
            <text:p>63</text:p>
          </table:table-cell>
          <table:table-cell table:style-name="ce4" table:formula="of:=[.B110]" office:value-type="float" office:value="16">
            <text:p>16</text:p>
          </table:table-cell>
          <table:table-cell table:style-name="Default" office:value-type="float" office:value="55">
            <text:p>5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3, 16, 55, 1, 1, 2);">
            <text:p>insert into game_score (id, matchid, squad, goals, points, time_type) values (63, 16, 55, 1, 1, 2);</text:p>
          </table:table-cell>
          <table:table-cell table:number-columns-repeated="1017"/>
        </table:table-row>
        <table:table-row table:style-name="ro1">
          <table:table-cell table:style-name="ce4" table:formula="of:=[.A112]+1" office:value-type="float" office:value="64">
            <text:p>64</text:p>
          </table:table-cell>
          <table:table-cell table:style-name="ce4" table:formula="of:=[.B110]" office:value-type="float" office:value="16">
            <text:p>16</text:p>
          </table:table-cell>
          <table:table-cell table:style-name="Default" office:value-type="float" office:value="55">
            <text:p>5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4, 16, 55, 0, 0, 1);">
            <text:p>insert into game_score (id, matchid, squad, goals, points, time_type) values (64, 16, 55, 0, 0, 1);</text:p>
          </table:table-cell>
          <table:table-cell table:number-columns-repeated="1017"/>
        </table:table-row>
        <table:table-row table:style-name="ro1">
          <table:table-cell table:style-name="ce3" table:formula="of:=[.A113]+1" office:value-type="float" office:value="65">
            <text:p>65</text:p>
          </table:table-cell>
          <table:table-cell table:style-name="ce3" table:formula="of:=[.B110]+1" office:value-type="float" office:value="17">
            <text:p>17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5, 17, 98, 3, 2, 2);">
            <text:p>insert into game_score (id, matchid, squad, goals, points, time_type) values (65, 17, 98, 3, 2, 2);</text:p>
          </table:table-cell>
          <table:table-cell table:number-columns-repeated="1017"/>
        </table:table-row>
        <table:table-row table:style-name="ro1">
          <table:table-cell table:style-name="ce3" table:formula="of:=[.A114]+1" office:value-type="float" office:value="66">
            <text:p>66</text:p>
          </table:table-cell>
          <table:table-cell table:style-name="ce3" table:formula="of:=[.B114]" office:value-type="float" office:value="17">
            <text:p>17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6, 17, 98, 1, 0, 1);">
            <text:p>insert into game_score (id, matchid, squad, goals, points, time_type) values (66, 17, 98, 1, 0, 1);</text:p>
          </table:table-cell>
          <table:table-cell table:number-columns-repeated="1017"/>
        </table:table-row>
        <table:table-row table:style-name="ro1">
          <table:table-cell table:style-name="ce3" table:formula="of:=[.A115]+1" office:value-type="float" office:value="67">
            <text:p>67</text:p>
          </table:table-cell>
          <table:table-cell table:style-name="ce3" table:formula="of:=[.B114]" office:value-type="float" office:value="17">
            <text:p>17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7, 17, 225, 0, 0, 2);">
            <text:p>insert into game_score (id, matchid, squad, goals, points, time_type) values (67, 17, 225, 0, 0, 2);</text:p>
          </table:table-cell>
          <table:table-cell table:number-columns-repeated="1017"/>
        </table:table-row>
        <table:table-row table:style-name="ro1">
          <table:table-cell table:style-name="ce3" table:formula="of:=[.A116]+1" office:value-type="float" office:value="68">
            <text:p>68</text:p>
          </table:table-cell>
          <table:table-cell table:style-name="ce3" table:formula="of:=[.B114]" office:value-type="float" office:value="17">
            <text:p>17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8, 17, 225, 0, 0, 1);">
            <text:p>insert into game_score (id, matchid, squad, goals, points, time_type) values (68, 17, 225, 0, 0, 1);</text:p>
          </table:table-cell>
          <table:table-cell table:number-columns-repeated="1017"/>
        </table:table-row>
        <table:table-row table:style-name="ro1">
          <table:table-cell table:style-name="ce4" table:formula="of:=[.A117]+1" office:value-type="float" office:value="69">
            <text:p>69</text:p>
          </table:table-cell>
          <table:table-cell table:style-name="ce4" table:formula="of:=[.B114]+1" office:value-type="float" office:value="18">
            <text:p>18</text:p>
          </table:table-cell>
          <table:table-cell table:style-name="Default" office:value-type="float" office:value="55">
            <text:p>55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9, 18, 55, 2, 2, 2);">
            <text:p>insert into game_score (id, matchid, squad, goals, points, time_type) values (69, 18, 55, 2, 2, 2);</text:p>
          </table:table-cell>
          <table:table-cell table:number-columns-repeated="1017"/>
        </table:table-row>
        <table:table-row table:style-name="ro1">
          <table:table-cell table:style-name="ce4" table:formula="of:=[.A118]+1" office:value-type="float" office:value="70">
            <text:p>70</text:p>
          </table:table-cell>
          <table:table-cell table:style-name="ce4" table:formula="of:=[.B118]" office:value-type="float" office:value="18">
            <text:p>18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70, 18, 55, 1, 0, 1);">
            <text:p>insert into game_score (id, matchid, squad, goals, points, time_type) values (70, 18, 55, 1, 0, 1);</text:p>
          </table:table-cell>
          <table:table-cell table:number-columns-repeated="1017"/>
        </table:table-row>
        <table:table-row table:style-name="ro1">
          <table:table-cell table:style-name="ce4" table:formula="of:=[.A119]+1" office:value-type="float" office:value="71">
            <text:p>71</text:p>
          </table:table-cell>
          <table:table-cell table:style-name="ce4" table:formula="of:=[.B118]" office:value-type="float" office:value="18">
            <text:p>18</text:p>
          </table:table-cell>
          <table:table-cell table:style-name="Default" office:value-type="float" office:value="39">
            <text:p>3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71, 18, 39, 0, 0, 2);">
            <text:p>insert into game_score (id, matchid, squad, goals, points, time_type) values (71, 18, 39, 0, 0, 2);</text:p>
          </table:table-cell>
          <table:table-cell table:number-columns-repeated="1017"/>
        </table:table-row>
        <table:table-row table:style-name="ro1">
          <table:table-cell table:style-name="ce4" table:formula="of:=[.A120]+1" office:value-type="float" office:value="72">
            <text:p>72</text:p>
          </table:table-cell>
          <table:table-cell table:style-name="ce4" table:formula="of:=[.B118]" office:value-type="float" office:value="18">
            <text:p>18</text:p>
          </table:table-cell>
          <table:table-cell table:style-name="Default" office:value-type="float" office:value="39">
            <text:p>3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72, 18, 39, 0, 0, 1);">
            <text:p>insert into game_score (id, matchid, squad, goals, points, time_type) values (72, 18, 39, 0, 0, 1);</text:p>
          </table:table-cell>
          <table:table-cell table:number-columns-repeated="1017"/>
        </table:table-row>
        <table:table-row table:style-name="ro1">
          <table:table-cell table:style-name="ce3" table:formula="of:=[.A121]+1" office:value-type="float" office:value="73">
            <text:p>73</text:p>
          </table:table-cell>
          <table:table-cell table:style-name="ce3" table:formula="of:=[.B118]+1" office:value-type="float" office:value="19">
            <text:p>19</text:p>
          </table:table-cell>
          <table:table-cell table:style-name="ce3" office:value-type="float" office:value="7097">
            <text:p>7097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73, 19, 7097, 3, 2, 2);">
            <text:p>insert into game_score (id, matchid, squad, goals, points, time_type) values (73, 19, 7097, 3, 2, 2);</text:p>
          </table:table-cell>
          <table:table-cell table:number-columns-repeated="1017"/>
        </table:table-row>
        <table:table-row table:style-name="ro1">
          <table:table-cell table:style-name="ce3" table:formula="of:=[.A122]+1" office:value-type="float" office:value="74">
            <text:p>74</text:p>
          </table:table-cell>
          <table:table-cell table:style-name="ce3" table:formula="of:=[.B122]" office:value-type="float" office:value="19">
            <text:p>19</text:p>
          </table:table-cell>
          <table:table-cell table:style-name="ce3" office:value-type="float" office:value="7097">
            <text:p>709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74, 19, 7097, 3, 0, 1);">
            <text:p>insert into game_score (id, matchid, squad, goals, points, time_type) values (74, 19, 7097, 3, 0, 1);</text:p>
          </table:table-cell>
          <table:table-cell table:number-columns-repeated="1017"/>
        </table:table-row>
        <table:table-row table:style-name="ro1">
          <table:table-cell table:style-name="ce3" table:formula="of:=[.A123]+1" office:value-type="float" office:value="75">
            <text:p>75</text:p>
          </table:table-cell>
          <table:table-cell table:style-name="ce3" table:formula="of:=[.B122]" office:value-type="float" office:value="19">
            <text:p>19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75, 19, 964, 1, 0, 2);">
            <text:p>insert into game_score (id, matchid, squad, goals, points, time_type) values (75, 19, 964, 1, 0, 2);</text:p>
          </table:table-cell>
          <table:table-cell table:number-columns-repeated="1017"/>
        </table:table-row>
        <table:table-row table:style-name="ro1">
          <table:table-cell table:style-name="ce3" table:formula="of:=[.A124]+1" office:value-type="float" office:value="76">
            <text:p>76</text:p>
          </table:table-cell>
          <table:table-cell table:style-name="ce3" table:formula="of:=[.B122]" office:value-type="float" office:value="19">
            <text:p>19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76, 19, 964, 0, 0, 1);">
            <text:p>insert into game_score (id, matchid, squad, goals, points, time_type) values (76, 19, 964, 0, 0, 1);</text:p>
          </table:table-cell>
          <table:table-cell table:number-columns-repeated="1017"/>
        </table:table-row>
        <table:table-row table:style-name="ro1">
          <table:table-cell table:style-name="ce4" table:formula="of:=[.A125]+1" office:value-type="float" office:value="77">
            <text:p>77</text:p>
          </table:table-cell>
          <table:table-cell table:style-name="ce4" table:formula="of:=[.B122]+1" office:value-type="float" office:value="20">
            <text:p>20</text:p>
          </table:table-cell>
          <table:table-cell table:style-name="Default" office:value-type="float" office:value="43">
            <text:p>4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77, 20, 43, 0, 0, 2);">
            <text:p>insert into game_score (id, matchid, squad, goals, points, time_type) values (77, 20, 43, 0, 0, 2);</text:p>
          </table:table-cell>
          <table:table-cell table:number-columns-repeated="1017"/>
        </table:table-row>
        <table:table-row table:style-name="ro1">
          <table:table-cell table:style-name="ce4" table:formula="of:=[.A126]+1" office:value-type="float" office:value="78">
            <text:p>78</text:p>
          </table:table-cell>
          <table:table-cell table:style-name="ce4" table:formula="of:=[.B126]" office:value-type="float" office:value="20">
            <text:p>20</text:p>
          </table:table-cell>
          <table:table-cell table:style-name="Default" office:value-type="float" office:value="43">
            <text:p>4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78, 20, 43, 0, 0, 1);">
            <text:p>insert into game_score (id, matchid, squad, goals, points, time_type) values (78, 20, 43, 0, 0, 1);</text:p>
          </table:table-cell>
          <table:table-cell table:number-columns-repeated="1017"/>
        </table:table-row>
        <table:table-row table:style-name="ro1">
          <table:table-cell table:style-name="ce4" table:formula="of:=[.A127]+1" office:value-type="float" office:value="79">
            <text:p>79</text:p>
          </table:table-cell>
          <table:table-cell table:style-name="ce4" table:formula="of:=[.B126]" office:value-type="float" office:value="20">
            <text:p>20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79, 20, 595, 1, 2, 2);">
            <text:p>insert into game_score (id, matchid, squad, goals, points, time_type) values (79, 20, 595, 1, 2, 2);</text:p>
          </table:table-cell>
          <table:table-cell table:number-columns-repeated="1017"/>
        </table:table-row>
        <table:table-row table:style-name="ro1">
          <table:table-cell table:style-name="ce4" table:formula="of:=[.A128]+1" office:value-type="float" office:value="80">
            <text:p>80</text:p>
          </table:table-cell>
          <table:table-cell table:style-name="ce4" table:formula="of:=[.B126]" office:value-type="float" office:value="20">
            <text:p>20</text:p>
          </table:table-cell>
          <table:table-cell table:style-name="Default" office:value-type="float" office:value="595">
            <text:p>59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80, 20, 595, 0, 0, 1);">
            <text:p>insert into game_score (id, matchid, squad, goals, points, time_type) values (80, 20, 595, 0, 0, 1);</text:p>
          </table:table-cell>
          <table:table-cell table:number-columns-repeated="1017"/>
        </table:table-row>
        <table:table-row table:style-name="ro1">
          <table:table-cell table:style-name="ce3" table:formula="of:=[.A129]+1" office:value-type="float" office:value="81">
            <text:p>81</text:p>
          </table:table-cell>
          <table:table-cell table:style-name="ce3" table:formula="of:=[.B126]+1" office:value-type="float" office:value="21">
            <text:p>21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81, 21, 964, 5, 2, 2);">
            <text:p>insert into game_score (id, matchid, squad, goals, points, time_type) values (81, 21, 964, 5, 2, 2);</text:p>
          </table:table-cell>
          <table:table-cell table:number-columns-repeated="1017"/>
        </table:table-row>
        <table:table-row table:style-name="ro1">
          <table:table-cell table:style-name="ce3" table:formula="of:=[.A130]+1" office:value-type="float" office:value="82">
            <text:p>82</text:p>
          </table:table-cell>
          <table:table-cell table:style-name="ce3" table:formula="of:=[.B130]" office:value-type="float" office:value="21">
            <text:p>21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82, 21, 964, 3, 0, 1);">
            <text:p>insert into game_score (id, matchid, squad, goals, points, time_type) values (82, 21, 964, 3, 0, 1);</text:p>
          </table:table-cell>
          <table:table-cell table:number-columns-repeated="1017"/>
        </table:table-row>
        <table:table-row table:style-name="ro1">
          <table:table-cell table:style-name="ce3" table:formula="of:=[.A131]+1" office:value-type="float" office:value="83">
            <text:p>83</text:p>
          </table:table-cell>
          <table:table-cell table:style-name="ce3" table:formula="of:=[.B130]" office:value-type="float" office:value="21">
            <text:p>2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83, 21, 43, 1, 0, 2);">
            <text:p>insert into game_score (id, matchid, squad, goals, points, time_type) values (83, 21, 43, 1, 0, 2);</text:p>
          </table:table-cell>
          <table:table-cell table:number-columns-repeated="1017"/>
        </table:table-row>
        <table:table-row table:style-name="ro1">
          <table:table-cell table:style-name="ce3" table:formula="of:=[.A132]+1" office:value-type="float" office:value="84">
            <text:p>84</text:p>
          </table:table-cell>
          <table:table-cell table:style-name="ce3" table:formula="of:=[.B130]" office:value-type="float" office:value="21">
            <text:p>2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84, 21, 43, 1, 0, 1);">
            <text:p>insert into game_score (id, matchid, squad, goals, points, time_type) values (84, 21, 43, 1, 0, 1);</text:p>
          </table:table-cell>
          <table:table-cell table:number-columns-repeated="1017"/>
        </table:table-row>
        <table:table-row table:style-name="ro1">
          <table:table-cell table:style-name="ce4" table:formula="of:=[.A133]+1" office:value-type="float" office:value="85">
            <text:p>85</text:p>
          </table:table-cell>
          <table:table-cell table:style-name="ce4" table:formula="of:=[.B130]+1" office:value-type="float" office:value="22">
            <text:p>22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85, 22, 595, 1, 0, 2);">
            <text:p>insert into game_score (id, matchid, squad, goals, points, time_type) values (85, 22, 595, 1, 0, 2);</text:p>
          </table:table-cell>
          <table:table-cell table:number-columns-repeated="1017"/>
        </table:table-row>
        <table:table-row table:style-name="ro1">
          <table:table-cell table:style-name="ce4" table:formula="of:=[.A134]+1" office:value-type="float" office:value="86">
            <text:p>86</text:p>
          </table:table-cell>
          <table:table-cell table:style-name="ce4" table:formula="of:=[.B134]" office:value-type="float" office:value="22">
            <text:p>22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86, 22, 595, 1, 0, 1);">
            <text:p>insert into game_score (id, matchid, squad, goals, points, time_type) values (86, 22, 595, 1, 0, 1);</text:p>
          </table:table-cell>
          <table:table-cell table:number-columns-repeated="1017"/>
        </table:table-row>
        <table:table-row table:style-name="ro1">
          <table:table-cell table:style-name="ce4" table:formula="of:=[.A135]+1" office:value-type="float" office:value="87">
            <text:p>87</text:p>
          </table:table-cell>
          <table:table-cell table:style-name="ce4" table:formula="of:=[.B134]" office:value-type="float" office:value="22">
            <text:p>22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87, 22, 7097, 2, 2, 2);">
            <text:p>insert into game_score (id, matchid, squad, goals, points, time_type) values (87, 22, 7097, 2, 2, 2);</text:p>
          </table:table-cell>
          <table:table-cell table:number-columns-repeated="1017"/>
        </table:table-row>
        <table:table-row table:style-name="ro1">
          <table:table-cell table:style-name="ce4" table:formula="of:=[.A136]+1" office:value-type="float" office:value="88">
            <text:p>88</text:p>
          </table:table-cell>
          <table:table-cell table:style-name="ce4" table:formula="of:=[.B134]" office:value-type="float" office:value="22">
            <text:p>22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88, 22, 7097, 1, 0, 1);">
            <text:p>insert into game_score (id, matchid, squad, goals, points, time_type) values (88, 22, 7097, 1, 0, 1);</text:p>
          </table:table-cell>
          <table:table-cell table:number-columns-repeated="1017"/>
        </table:table-row>
        <table:table-row table:style-name="ro1">
          <table:table-cell table:style-name="ce3" table:formula="of:=[.A137]+1" office:value-type="float" office:value="89">
            <text:p>89</text:p>
          </table:table-cell>
          <table:table-cell table:style-name="ce3" table:formula="of:=[.B134]+1" office:value-type="float" office:value="23">
            <text:p>23</text:p>
          </table:table-cell>
          <table:table-cell table:style-name="ce3" office:value-type="float" office:value="595">
            <text:p>59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89, 23, 595, 4, 2, 2);">
            <text:p>insert into game_score (id, matchid, squad, goals, points, time_type) values (89, 23, 595, 4, 2, 2);</text:p>
          </table:table-cell>
          <table:table-cell table:number-columns-repeated="1017"/>
        </table:table-row>
        <table:table-row table:style-name="ro1">
          <table:table-cell table:style-name="ce3" table:formula="of:=[.A138]+1" office:value-type="float" office:value="90">
            <text:p>90</text:p>
          </table:table-cell>
          <table:table-cell table:style-name="ce3" table:formula="of:=[.B138]" office:value-type="float" office:value="23">
            <text:p>23</text:p>
          </table:table-cell>
          <table:table-cell table:style-name="ce3" office:value-type="float" office:value="595">
            <text:p>5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90, 23, 595, 2, 0, 1);">
            <text:p>insert into game_score (id, matchid, squad, goals, points, time_type) values (90, 23, 595, 2, 0, 1);</text:p>
          </table:table-cell>
          <table:table-cell table:number-columns-repeated="1017"/>
        </table:table-row>
        <table:table-row table:style-name="ro1">
          <table:table-cell table:style-name="ce3" table:formula="of:=[.A139]+1" office:value-type="float" office:value="91">
            <text:p>91</text:p>
          </table:table-cell>
          <table:table-cell table:style-name="ce3" table:formula="of:=[.B138]" office:value-type="float" office:value="23">
            <text:p>23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91, 23, 964, 0, 0, 2);">
            <text:p>insert into game_score (id, matchid, squad, goals, points, time_type) values (91, 23, 964, 0, 0, 2);</text:p>
          </table:table-cell>
          <table:table-cell table:number-columns-repeated="1017"/>
        </table:table-row>
        <table:table-row table:style-name="ro1">
          <table:table-cell table:style-name="ce3" table:formula="of:=[.A140]+1" office:value-type="float" office:value="92">
            <text:p>92</text:p>
          </table:table-cell>
          <table:table-cell table:style-name="ce3" table:formula="of:=[.B138]" office:value-type="float" office:value="23">
            <text:p>23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92, 23, 964, 0, 0, 1);">
            <text:p>insert into game_score (id, matchid, squad, goals, points, time_type) values (92, 23, 964, 0, 0, 1);</text:p>
          </table:table-cell>
          <table:table-cell table:number-columns-repeated="1017"/>
        </table:table-row>
        <table:table-row table:style-name="ro1">
          <table:table-cell table:style-name="ce4" table:formula="of:=[.A141]+1" office:value-type="float" office:value="93">
            <text:p>93</text:p>
          </table:table-cell>
          <table:table-cell table:style-name="ce4" table:formula="of:=[.B138]+1" office:value-type="float" office:value="24">
            <text:p>24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93, 24, 43, 0, 1, 2);">
            <text:p>insert into game_score (id, matchid, squad, goals, points, time_type) values (93, 24, 43, 0, 1, 2);</text:p>
          </table:table-cell>
          <table:table-cell table:number-columns-repeated="1017"/>
        </table:table-row>
        <table:table-row table:style-name="ro1">
          <table:table-cell table:style-name="ce4" table:formula="of:=[.A142]+1" office:value-type="float" office:value="94">
            <text:p>94</text:p>
          </table:table-cell>
          <table:table-cell table:style-name="ce4" table:formula="of:=[.B142]" office:value-type="float" office:value="24">
            <text:p>24</text:p>
          </table:table-cell>
          <table:table-cell table:style-name="Default" office:value-type="float" office:value="43">
            <text:p>4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94, 24, 43, 0, 0, 1);">
            <text:p>insert into game_score (id, matchid, squad, goals, points, time_type) values (94, 24, 43, 0, 0, 1);</text:p>
          </table:table-cell>
          <table:table-cell table:number-columns-repeated="1017"/>
        </table:table-row>
        <table:table-row table:style-name="ro1">
          <table:table-cell table:style-name="ce4" table:formula="of:=[.A143]+1" office:value-type="float" office:value="95">
            <text:p>95</text:p>
          </table:table-cell>
          <table:table-cell table:style-name="ce4" table:formula="of:=[.B142]" office:value-type="float" office:value="24">
            <text:p>24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95, 24, 7097, 0, 1, 2);">
            <text:p>insert into game_score (id, matchid, squad, goals, points, time_type) values (95, 24, 7097, 0, 1, 2);</text:p>
          </table:table-cell>
          <table:table-cell table:number-columns-repeated="1017"/>
        </table:table-row>
        <table:table-row table:style-name="ro1">
          <table:table-cell table:style-name="ce4" table:formula="of:=[.A144]+1" office:value-type="float" office:value="96">
            <text:p>96</text:p>
          </table:table-cell>
          <table:table-cell table:style-name="ce4" table:formula="of:=[.B142]" office:value-type="float" office:value="24">
            <text:p>24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96, 24, 7097, 0, 0, 1);">
            <text:p>insert into game_score (id, matchid, squad, goals, points, time_type) values (96, 24, 7097, 0, 0, 1);</text:p>
          </table:table-cell>
          <table:table-cell table:number-columns-repeated="1017"/>
        </table:table-row>
        <table:table-row table:style-name="ro1">
          <table:table-cell table:style-name="ce3" table:formula="of:=[.A145]+1" office:value-type="float" office:value="97">
            <text:p>97</text:p>
          </table:table-cell>
          <table:table-cell table:style-name="ce3" table:formula="of:=[.B142]+1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97, 25, 52, 1, 0, 2);">
            <text:p>insert into game_score (id, matchid, squad, goals, points, time_type) values (97, 25, 52, 1, 0, 2);</text:p>
          </table:table-cell>
          <table:table-cell table:number-columns-repeated="1017"/>
        </table:table-row>
        <table:table-row table:style-name="ro1">
          <table:table-cell table:style-name="ce3" table:formula="of:=[.A146]+1" office:value-type="float" office:value="98">
            <text:p>98</text:p>
          </table:table-cell>
          <table:table-cell table:style-name="ce3" table:formula="of:=[.B146]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98, 25, 52, 0, 0, 1);">
            <text:p>insert into game_score (id, matchid, squad, goals, points, time_type) values (98, 25, 52, 0, 0, 1);</text:p>
          </table:table-cell>
          <table:table-cell table:number-columns-repeated="1017"/>
        </table:table-row>
        <table:table-row table:style-name="ro1">
          <table:table-cell table:style-name="ce3" table:formula="of:=[.A147]+1" office:value-type="float" office:value="99">
            <text:p>99</text:p>
          </table:table-cell>
          <table:table-cell table:style-name="ce3" table:formula="of:=[.B146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99, 25, 55, 1, 0, 2);">
            <text:p>insert into game_score (id, matchid, squad, goals, points, time_type) values (99, 25, 55, 1, 0, 2);</text:p>
          </table:table-cell>
          <table:table-cell table:number-columns-repeated="1017"/>
        </table:table-row>
        <table:table-row table:style-name="ro1">
          <table:table-cell table:style-name="ce3" table:formula="of:=[.A148]+1" office:value-type="float" office:value="100">
            <text:p>100</text:p>
          </table:table-cell>
          <table:table-cell table:style-name="ce3" table:formula="of:=[.B146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100, 25, 55, 0, 0, 1);">
            <text:p>insert into game_score (id, matchid, squad, goals, points, time_type) values (100, 25, 55, 0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101">
            <text:p>101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01, 25, 52, 1, 1, 4);">
            <text:p>insert into game_score (id, matchid, squad, goals, points, time_type) values (101, 25, 52, 1, 1, 4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102">
            <text:p>102</text:p>
          </table:table-cell>
          <table:table-cell table:style-name="ce3" table:formula="of:=[.B148]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02, 25, 52, 1, 0, 3);">
            <text:p>insert into game_score (id, matchid, squad, goals, points, time_type) values (102, 25, 52, 1, 0, 3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103">
            <text:p>103</text:p>
          </table:table-cell>
          <table:table-cell table:style-name="ce3" table:formula="of:=[.B149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03, 25, 55, 1, 1, 4);">
            <text:p>insert into game_score (id, matchid, squad, goals, points, time_type) values (103, 25, 55, 1, 1, 4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104">
            <text:p>104</text:p>
          </table:table-cell>
          <table:table-cell table:style-name="ce3" table:formula="of:=[.B150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04, 25, 55, 1, 0, 3);">
            <text:p>insert into game_score (id, matchid, squad, goals, points, time_type) values (104, 25, 55, 1, 0, 3);</text:p>
          </table:table-cell>
          <table:table-cell table:number-columns-repeated="1017"/>
        </table:table-row>
        <table:table-row table:style-name="ro1">
          <table:table-cell table:style-name="ce3" table:formula="of:=[.A153]+1" office:value-type="float" office:value="105">
            <text:p>105</text:p>
          </table:table-cell>
          <table:table-cell table:style-name="ce3" table:formula="of:=[.B151]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05, 25, 52, 3, 0, 7);">
            <text:p>insert into game_score (id, matchid, squad, goals, points, time_type) values (105, 25, 52, 3, 0, 7);</text:p>
          </table:table-cell>
          <table:table-cell table:number-columns-repeated="1017"/>
        </table:table-row>
        <table:table-row table:style-name="ro1">
          <table:table-cell table:style-name="ce3" table:formula="of:=[.A154]+1" office:value-type="float" office:value="106">
            <text:p>106</text:p>
          </table:table-cell>
          <table:table-cell table:style-name="ce3" table:formula="of:=[.B152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06, 25, 55, 4, 0, 7);">
            <text:p>insert into game_score (id, matchid, squad, goals, points, time_type) values (106, 25, 55, 4, 0, 7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107">
            <text:p>107</text:p>
          </table:table-cell>
          <table:table-cell table:style-name="ce4" table:formula="of:=[.B146]+1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07, 26, 598, 0, 0, 2);">
            <text:p>insert into game_score (id, matchid, squad, goals, points, time_type) values (107, 26, 598, 0, 0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108">
            <text:p>108</text:p>
          </table:table-cell>
          <table:table-cell table:style-name="ce4" table:formula="of:=[.B156]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08, 26, 598, 0, 0, 1);">
            <text:p>insert into game_score (id, matchid, squad, goals, points, time_type) values (108, 26, 598, 0, 0, 1);</text:p>
          </table:table-cell>
          <table:table-cell table:number-columns-repeated="1017"/>
        </table:table-row>
        <table:table-row table:style-name="ro1">
          <table:table-cell table:style-name="ce4" table:formula="of:=[.A157]+1" office:value-type="float" office:value="109">
            <text:p>109</text:p>
          </table:table-cell>
          <table:table-cell table:style-name="ce4" table:formula="of:=[.B156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09, 26, 7097, 0, 0, 2);">
            <text:p>insert into game_score (id, matchid, squad, goals, points, time_type) values (109, 26, 7097, 0, 0, 2);</text:p>
          </table:table-cell>
          <table:table-cell table:number-columns-repeated="1017"/>
        </table:table-row>
        <table:table-row table:style-name="ro1">
          <table:table-cell table:style-name="ce4" table:formula="of:=[.A158]+1" office:value-type="float" office:value="110">
            <text:p>110</text:p>
          </table:table-cell>
          <table:table-cell table:style-name="ce4" table:formula="of:=[.B156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10, 26, 7097, 0, 0, 1);">
            <text:p>insert into game_score (id, matchid, squad, goals, points, time_type) values (110, 26, 7097, 0, 0, 1);</text:p>
          </table:table-cell>
          <table:table-cell table:number-columns-repeated="1017"/>
        </table:table-row>
        <table:table-row table:style-name="ro1">
          <table:table-cell table:style-name="ce4" table:formula="of:=[.A159]+1" office:value-type="float" office:value="111">
            <text:p>111</text:p>
          </table:table-cell>
          <table:table-cell table:style-name="ce4" table:formula="of:=[.B157]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11, 26, 598, 0, 1, 4);">
            <text:p>insert into game_score (id, matchid, squad, goals, points, time_type) values (111, 26, 598, 0, 1, 4);</text:p>
          </table:table-cell>
          <table:table-cell table:number-columns-repeated="1017"/>
        </table:table-row>
        <table:table-row table:style-name="ro1">
          <table:table-cell table:style-name="ce4" table:formula="of:=[.A160]+1" office:value-type="float" office:value="112">
            <text:p>112</text:p>
          </table:table-cell>
          <table:table-cell table:style-name="ce4" table:formula="of:=[.B158]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12, 26, 598, 0, 0, 3);">
            <text:p>insert into game_score (id, matchid, squad, goals, points, time_type) values (112, 26, 598, 0, 0, 3);</text:p>
          </table:table-cell>
          <table:table-cell table:number-columns-repeated="1017"/>
        </table:table-row>
        <table:table-row table:style-name="ro1">
          <table:table-cell table:style-name="ce4" table:formula="of:=[.A161]+1" office:value-type="float" office:value="113">
            <text:p>113</text:p>
          </table:table-cell>
          <table:table-cell table:style-name="ce4" table:formula="of:=[.B159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13, 26, 7097, 0, 1, 4);">
            <text:p>insert into game_score (id, matchid, squad, goals, points, time_type) values (113, 26, 7097, 0, 1, 4);</text:p>
          </table:table-cell>
          <table:table-cell table:number-columns-repeated="1017"/>
        </table:table-row>
        <table:table-row table:style-name="ro1">
          <table:table-cell table:style-name="ce4" table:formula="of:=[.A162]+1" office:value-type="float" office:value="114">
            <text:p>114</text:p>
          </table:table-cell>
          <table:table-cell table:style-name="ce4" table:formula="of:=[.B160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14, 26, 7097, 0, 0, 3);">
            <text:p>insert into game_score (id, matchid, squad, goals, points, time_type) values (114, 26, 7097, 0, 0, 3);</text:p>
          </table:table-cell>
          <table:table-cell table:number-columns-repeated="1017"/>
        </table:table-row>
        <table:table-row table:style-name="ro1">
          <table:table-cell table:style-name="ce4" table:formula="of:=[.A163]+1" office:value-type="float" office:value="115">
            <text:p>115</text:p>
          </table:table-cell>
          <table:table-cell table:style-name="ce4" table:formula="of:=[.B161]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15, 26, 598, 3, 0, 7);">
            <text:p>insert into game_score (id, matchid, squad, goals, points, time_type) values (115, 26, 598, 3, 0, 7);</text:p>
          </table:table-cell>
          <table:table-cell table:number-columns-repeated="1017"/>
        </table:table-row>
        <table:table-row table:style-name="ro1">
          <table:table-cell table:style-name="ce4" table:formula="of:=[.A164]+1" office:value-type="float" office:value="116">
            <text:p>116</text:p>
          </table:table-cell>
          <table:table-cell table:style-name="ce4" table:formula="of:=[.B162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16, 26, 7097, 4, 0, 7);">
            <text:p>insert into game_score (id, matchid, squad, goals, points, time_type) values (116, 26, 7097, 4, 0, 7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117">
            <text:p>117</text:p>
          </table:table-cell>
          <table:table-cell table:style-name="ce3" table:formula="of:=[.B156]+1" office:value-type="float" office:value="27">
            <text:p>27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17, 27, 55, 4, 2, 2);">
            <text:p>insert into game_score (id, matchid, squad, goals, points, time_type) values (117, 27, 55, 4, 2, 2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118">
            <text:p>118</text:p>
          </table:table-cell>
          <table:table-cell table:style-name="ce3" table:formula="of:=[.B166]" office:value-type="float" office:value="27">
            <text:p>27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18, 27, 55, 2, 0, 1);">
            <text:p>insert into game_score (id, matchid, squad, goals, points, time_type) values (118, 27, 55, 2, 0, 1);</text:p>
          </table:table-cell>
          <table:table-cell table:number-columns-repeated="1017"/>
        </table:table-row>
        <table:table-row table:style-name="ro1">
          <table:table-cell table:style-name="ce3" table:formula="of:=[.A167]+1" office:value-type="float" office:value="119">
            <text:p>119</text:p>
          </table:table-cell>
          <table:table-cell table:style-name="ce3" table:formula="of:=[.B166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19, 27, 598, 0, 0, 2);">
            <text:p>insert into game_score (id, matchid, squad, goals, points, time_type) values (119, 27, 598, 0, 0, 2);</text:p>
          </table:table-cell>
          <table:table-cell table:number-columns-repeated="1017"/>
        </table:table-row>
        <table:table-row table:style-name="ro1">
          <table:table-cell table:style-name="ce3" table:formula="of:=[.A168]+1" office:value-type="float" office:value="120">
            <text:p>120</text:p>
          </table:table-cell>
          <table:table-cell table:style-name="ce3" table:formula="of:=[.B166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20, 27, 598, 0, 0, 1);">
            <text:p>insert into game_score (id, matchid, squad, goals, points, time_type) values (120, 27, 598, 0, 0, 1);</text:p>
          </table:table-cell>
          <table:table-cell table:number-columns-repeated="1017"/>
        </table:table-row>
        <table:table-row table:style-name="ro1">
          <table:table-cell table:style-name="ce4" table:formula="of:=[.A169]+1" office:value-type="float" office:value="121">
            <text:p>121</text:p>
          </table:table-cell>
          <table:table-cell table:style-name="ce4" table:formula="of:=[.B166]+1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21, 28, 52, 2, 0, 2);">
            <text:p>insert into game_score (id, matchid, squad, goals, points, time_type) values (121, 28, 52, 2, 0, 2);</text:p>
          </table:table-cell>
          <table:table-cell table:number-columns-repeated="1017"/>
        </table:table-row>
        <table:table-row table:style-name="ro1">
          <table:table-cell table:style-name="ce4" table:formula="of:=[.A170]+1" office:value-type="float" office:value="122">
            <text:p>122</text:p>
          </table:table-cell>
          <table:table-cell table:style-name="ce4" table:formula="of:=[.B170]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122, 28, 52, 0, 0, 1);">
            <text:p>insert into game_score (id, matchid, squad, goals, points, time_type) values (122, 28, 52, 0, 0, 1);</text:p>
          </table:table-cell>
          <table:table-cell table:number-columns-repeated="1017"/>
        </table:table-row>
        <table:table-row table:style-name="ro1">
          <table:table-cell table:style-name="ce4" table:formula="of:=[.A171]+1" office:value-type="float" office:value="123">
            <text:p>123</text:p>
          </table:table-cell>
          <table:table-cell table:style-name="ce4" table:formula="of:=[.B170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23, 28, 7097, 2, 0, 2);">
            <text:p>insert into game_score (id, matchid, squad, goals, points, time_type) values (123, 28, 7097, 2, 0, 2);</text:p>
          </table:table-cell>
          <table:table-cell table:number-columns-repeated="1017"/>
        </table:table-row>
        <table:table-row table:style-name="ro1">
          <table:table-cell table:style-name="ce4" table:formula="of:=[.A172]+1" office:value-type="float" office:value="124">
            <text:p>124</text:p>
          </table:table-cell>
          <table:table-cell table:style-name="ce4" table:formula="of:=[.B170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24, 28, 7097, 0, 0, 1);">
            <text:p>insert into game_score (id, matchid, squad, goals, points, time_type) values (124, 28, 7097, 0, 0, 1);</text:p>
          </table:table-cell>
          <table:table-cell table:number-columns-repeated="1017"/>
        </table:table-row>
        <table:table-row table:style-name="ro1">
          <table:table-cell table:style-name="ce4" table:formula="of:=[.A173]+1" office:value-type="float" office:value="125">
            <text:p>125</text:p>
          </table:table-cell>
          <table:table-cell table:style-name="ce4" table:formula="of:=[.B171]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25, 28, 52, 2, 1, 4);">
            <text:p>insert into game_score (id, matchid, squad, goals, points, time_type) values (125, 28, 52, 2, 1, 4);</text:p>
          </table:table-cell>
          <table:table-cell table:number-columns-repeated="1017"/>
        </table:table-row>
        <table:table-row table:style-name="ro1">
          <table:table-cell table:style-name="ce4" table:formula="of:=[.A174]+1" office:value-type="float" office:value="126">
            <text:p>126</text:p>
          </table:table-cell>
          <table:table-cell table:style-name="ce4" table:formula="of:=[.B172]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26, 28, 52, 2, 0, 3);">
            <text:p>insert into game_score (id, matchid, squad, goals, points, time_type) values (126, 28, 52, 2, 0, 3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127">
            <text:p>127</text:p>
          </table:table-cell>
          <table:table-cell table:style-name="ce4" table:formula="of:=[.B173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27, 28, 7097, 2, 1, 4);">
            <text:p>insert into game_score (id, matchid, squad, goals, points, time_type) values (127, 28, 7097, 2, 1, 4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128">
            <text:p>128</text:p>
          </table:table-cell>
          <table:table-cell table:style-name="ce4" table:formula="of:=[.B174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28, 28, 7097, 2, 0, 3);">
            <text:p>insert into game_score (id, matchid, squad, goals, points, time_type) values (128, 28, 7097, 2, 0, 3);</text:p>
          </table:table-cell>
          <table:table-cell table:number-columns-repeated="1017"/>
        </table:table-row>
        <table:table-row table:style-name="ro1">
          <table:table-cell table:style-name="ce4" table:formula="of:=[.A177]+1" office:value-type="float" office:value="129">
            <text:p>129</text:p>
          </table:table-cell>
          <table:table-cell table:style-name="ce4" table:formula="of:=[.B175]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29, 28, 52, 8, 0, 7);">
            <text:p>insert into game_score (id, matchid, squad, goals, points, time_type) values (129, 28, 52, 8, 0, 7);</text:p>
          </table:table-cell>
          <table:table-cell table:number-columns-repeated="1017"/>
        </table:table-row>
        <table:table-row table:style-name="ro1">
          <table:table-cell table:style-name="ce4" table:formula="of:=[.A178]+1" office:value-type="float" office:value="130">
            <text:p>130</text:p>
          </table:table-cell>
          <table:table-cell table:style-name="ce4" table:formula="of:=[.B176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30, 28, 7097, 9, 0, 7);">
            <text:p>insert into game_score (id, matchid, squad, goals, points, time_type) values (130, 28, 7097, 9, 0, 7);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9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77'.A17]+1" office:value-type="float" office:value="17">
            <text:p>17</text:p>
          </table:table-cell>
          <table:table-cell office:value-type="float" office:value="1979">
            <text:p>1979</text:p>
          </table:table-cell>
          <table:table-cell office:value-type="string">
            <text:p>A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7, 1979, 'A', 34);">
            <text:p>insert into group_stage (id, tournament, group_code, squad) values (17, 1979, 'A', 34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18">
            <text:p>18</text:p>
          </table:table-cell>
          <table:table-cell table:formula="of:=[.B2]" office:value-type="float" office:value="1979">
            <text:p>1979</text:p>
          </table:table-cell>
          <table:table-cell office:value-type="string">
            <text:p>A</text:p>
          </table:table-cell>
          <table:table-cell table:style-name="Default" office:value-type="float" office:value="213">
            <text:p>213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18, 1979, 'A', 213);">
            <text:p>insert into group_stage (id, tournament, group_code, squad) values (18, 1979, 'A', 213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19">
            <text:p>19</text:p>
          </table:table-cell>
          <table:table-cell table:formula="of:=[.B3]" office:value-type="float" office:value="1979">
            <text:p>1979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19, 1979, 'A', 52);">
            <text:p>insert into group_stage (id, tournament, group_code, squad) values (19, 1979, 'A', 52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0">
            <text:p>20</text:p>
          </table:table-cell>
          <table:table-cell table:formula="of:=[.B4]" office:value-type="float" office:value="1979">
            <text:p>1979</text:p>
          </table:table-cell>
          <table:table-cell office:value-type="string">
            <text:p>A</text:p>
          </table:table-cell>
          <table:table-cell table:style-name="Default" office:value-type="float" office:value="51">
            <text:p>5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20, 1979, 'A', 51);">
            <text:p>insert into group_stage (id, tournament, group_code, squad) values (20, 1979, 'A', 5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21">
            <text:p>21</text:p>
          </table:table-cell>
          <table:table-cell table:formula="of:=[.B5]" office:value-type="float" office:value="1979">
            <text:p>1979</text:p>
          </table:table-cell>
          <table:table-cell office:value-type="string">
            <text:p>B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21, 1979, 'B', 54);">
            <text:p>insert into group_stage (id, tournament, group_code, squad) values (21, 1979, 'B', 54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22">
            <text:p>22</text:p>
          </table:table-cell>
          <table:table-cell table:formula="of:=[.B6]" office:value-type="float" office:value="1979">
            <text:p>1979</text:p>
          </table:table-cell>
          <table:table-cell office:value-type="string">
            <text:p>B</text:p>
          </table:table-cell>
          <table:table-cell table:style-name="Default" office:value-type="float" office:value="48">
            <text:p>48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22, 1979, 'B', 48);">
            <text:p>insert into group_stage (id, tournament, group_code, squad) values (22, 1979, 'B', 48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23">
            <text:p>23</text:p>
          </table:table-cell>
          <table:table-cell table:formula="of:=[.B7]" office:value-type="float" office:value="1979">
            <text:p>1979</text:p>
          </table:table-cell>
          <table:table-cell office:value-type="string">
            <text:p>B</text:p>
          </table:table-cell>
          <table:table-cell table:style-name="Default" office:value-type="float" office:value="38">
            <text:p>38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23, 1979, 'B', 38);">
            <text:p>insert into group_stage (id, tournament, group_code, squad) values (23, 1979, 'B', 38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24">
            <text:p>24</text:p>
          </table:table-cell>
          <table:table-cell table:formula="of:=[.B8]" office:value-type="float" office:value="1979">
            <text:p>1979</text:p>
          </table:table-cell>
          <table:table-cell office:value-type="string">
            <text:p>B</text:p>
          </table:table-cell>
          <table:table-cell table:style-name="Default" office:value-type="float" office:value="62">
            <text:p>62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24, 1979, 'B', 62);">
            <text:p>insert into group_stage (id, tournament, group_code, squad) values (24, 1979, 'B', 62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25">
            <text:p>25</text:p>
          </table:table-cell>
          <table:table-cell table:formula="of:=[.B9]" office:value-type="float" office:value="1979">
            <text:p>1979</text:p>
          </table:table-cell>
          <table:table-cell office:value-type="string">
            <text:p>C</text:p>
          </table:table-cell>
          <table:table-cell table:style-name="Default" office:value-type="float" office:value="595">
            <text:p>595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25, 1979, 'C', 595);">
            <text:p>insert into group_stage (id, tournament, group_code, squad) values (25, 1979, 'C', 595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26">
            <text:p>26</text:p>
          </table:table-cell>
          <table:table-cell table:formula="of:=[.B10]" office:value-type="float" office:value="1979">
            <text:p>1979</text:p>
          </table:table-cell>
          <table:table-cell office:value-type="string">
            <text:p>C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26, 1979, 'C', 351);">
            <text:p>insert into group_stage (id, tournament, group_code, squad) values (26, 1979, 'C', 351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27">
            <text:p>27</text:p>
          </table:table-cell>
          <table:table-cell table:formula="of:=[.B11]" office:value-type="float" office:value="1979">
            <text:p>1979</text:p>
          </table:table-cell>
          <table:table-cell office:value-type="string">
            <text:p>C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27, 1979, 'C', 82);">
            <text:p>insert into group_stage (id, tournament, group_code, squad) values (27, 1979, 'C', 82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28">
            <text:p>28</text:p>
          </table:table-cell>
          <table:table-cell table:formula="of:=[.B12]" office:value-type="float" office:value="1979">
            <text:p>1979</text:p>
          </table:table-cell>
          <table:table-cell office:value-type="string">
            <text:p>C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28, 1979, 'C', 1613);">
            <text:p>insert into group_stage (id, tournament, group_code, squad) values (28, 1979, 'C', 1613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29">
            <text:p>29</text:p>
          </table:table-cell>
          <table:table-cell table:formula="of:=[.B13]" office:value-type="float" office:value="1979">
            <text:p>1979</text:p>
          </table:table-cell>
          <table:table-cell office:value-type="string">
            <text:p>D</text:p>
          </table:table-cell>
          <table:table-cell table:style-name="Default" office:value-type="float" office:value="595">
            <text:p>595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29, 1979, 'D', 595);">
            <text:p>insert into group_stage (id, tournament, group_code, squad) values (29, 1979, 'D', 595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30">
            <text:p>30</text:p>
          </table:table-cell>
          <table:table-cell table:formula="of:=[.B14]" office:value-type="float" office:value="1979">
            <text:p>1979</text:p>
          </table:table-cell>
          <table:table-cell office:value-type="string">
            <text:p>D</text:p>
          </table:table-cell>
          <table:table-cell table:style-name="Default"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30, 1979, 'D', 7097);">
            <text:p>insert into group_stage (id, tournament, group_code, squad) values (30, 1979, 'D', 7097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31">
            <text:p>31</text:p>
          </table:table-cell>
          <table:table-cell table:formula="of:=[.B15]" office:value-type="float" office:value="1979">
            <text:p>1979</text:p>
          </table:table-cell>
          <table:table-cell office:value-type="string">
            <text:p>D</text:p>
          </table:table-cell>
          <table:table-cell table:style-name="Default" office:value-type="float" office:value="43">
            <text:p>43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31, 1979, 'D', 43);">
            <text:p>insert into group_stage (id, tournament, group_code, squad) values (31, 1979, 'D', 43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32">
            <text:p>32</text:p>
          </table:table-cell>
          <table:table-cell table:formula="of:=[.B16]" office:value-type="float" office:value="1979">
            <text:p>1979</text:p>
          </table:table-cell>
          <table:table-cell office:value-type="string">
            <text:p>D</text:p>
          </table:table-cell>
          <table:table-cell table:style-name="Default" office:value-type="float" office:value="224">
            <text:p>224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32, 1979, 'D', 224);">
            <text:p>insert into group_stage (id, tournament, group_code, squad) values (32, 1979, 'D', 224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77'.A47]+1" office:value-type="float" office:value="29">
            <text:p>29</text:p>
          </table:table-cell>
          <table:table-cell table:style-name="ce5" table:formula="of:=&quot;1979-08-25&quot;" office:value-type="string" office:string-value="1979-08-25">
            <text:p>1979-08-25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9, '1979-08-25', 2, 81);">
            <text:p>insert into game (matchid, matchdate, game_type, country) values (29, '1979-08-25', 2, 81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30">
            <text:p>30</text:p>
          </table:table-cell>
          <table:table-cell table:style-name="ce5" table:formula="of:=&quot;1979-08-25&quot;" office:value-type="string" office:string-value="1979-08-25">
            <text:p>1979-08-25</text:p>
          </table:table-cell>
          <table:table-cell office:value-type="float" office:value="2">
            <text:p>2</text:p>
          </table:table-cell>
          <table:table-cell table:formula="of:=[.D20]" office:value-type="float" office:value="81">
            <text:p>81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0, '1979-08-25', 2, 81);">
            <text:p>insert into game (matchid, matchdate, game_type, country) values (30, '1979-08-25', 2, 81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31">
            <text:p>31</text:p>
          </table:table-cell>
          <table:table-cell table:style-name="ce5" table:formula="of:=&quot;1979-08-27&quot;" office:value-type="string" office:string-value="1979-08-27">
            <text:p>1979-08-27</text:p>
          </table:table-cell>
          <table:table-cell office:value-type="float" office:value="2">
            <text:p>2</text:p>
          </table:table-cell>
          <table:table-cell table:formula="of:=[.D21]" office:value-type="float" office:value="81">
            <text:p>81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31, '1979-08-27', 2, 81);">
            <text:p>insert into game (matchid, matchdate, game_type, country) values (31, '1979-08-27', 2, 81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32">
            <text:p>32</text:p>
          </table:table-cell>
          <table:table-cell table:style-name="ce5" table:formula="of:=&quot;1979-08-27&quot;" office:value-type="string" office:string-value="1979-08-27">
            <text:p>1979-08-27</text:p>
          </table:table-cell>
          <table:table-cell office:value-type="float" office:value="2">
            <text:p>2</text:p>
          </table:table-cell>
          <table:table-cell table:formula="of:=[.D22]" office:value-type="float" office:value="81">
            <text:p>81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32, '1979-08-27', 2, 81);">
            <text:p>insert into game (matchid, matchdate, game_type, country) values (32, '1979-08-27', 2, 81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33">
            <text:p>33</text:p>
          </table:table-cell>
          <table:table-cell table:style-name="ce5" table:formula="of:=&quot;1979-08-29&quot;" office:value-type="string" office:string-value="1979-08-29">
            <text:p>1979-08-29</text:p>
          </table:table-cell>
          <table:table-cell office:value-type="float" office:value="2">
            <text:p>2</text:p>
          </table:table-cell>
          <table:table-cell table:formula="of:=[.D23]" office:value-type="float" office:value="81">
            <text:p>81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33, '1979-08-29', 2, 81);">
            <text:p>insert into game (matchid, matchdate, game_type, country) values (33, '1979-08-29', 2, 81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34">
            <text:p>34</text:p>
          </table:table-cell>
          <table:table-cell table:style-name="ce5" table:formula="of:=&quot;1979-08-29&quot;" office:value-type="string" office:string-value="1979-08-29">
            <text:p>1979-08-29</text:p>
          </table:table-cell>
          <table:table-cell office:value-type="float" office:value="2">
            <text:p>2</text:p>
          </table:table-cell>
          <table:table-cell table:formula="of:=[.D24]" office:value-type="float" office:value="81">
            <text:p>81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34, '1979-08-29', 2, 81);">
            <text:p>insert into game (matchid, matchdate, game_type, country) values (34, '1979-08-29', 2, 81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35">
            <text:p>35</text:p>
          </table:table-cell>
          <table:table-cell table:style-name="ce5" table:formula="of:=&quot;1979-08-26&quot;" office:value-type="string" office:string-value="1979-08-26">
            <text:p>1979-08-26</text:p>
          </table:table-cell>
          <table:table-cell office:value-type="float" office:value="2">
            <text:p>2</text:p>
          </table:table-cell>
          <table:table-cell table:formula="of:=[.D25]" office:value-type="float" office:value="81">
            <text:p>81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35, '1979-08-26', 2, 81);">
            <text:p>insert into game (matchid, matchdate, game_type, country) values (35, '1979-08-26', 2, 81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36">
            <text:p>36</text:p>
          </table:table-cell>
          <table:table-cell table:style-name="ce5" table:formula="of:=&quot;1979-08-26&quot;" office:value-type="string" office:string-value="1979-08-26">
            <text:p>1979-08-26</text:p>
          </table:table-cell>
          <table:table-cell office:value-type="float" office:value="2">
            <text:p>2</text:p>
          </table:table-cell>
          <table:table-cell table:formula="of:=[.D26]" office:value-type="float" office:value="81">
            <text:p>81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36, '1979-08-26', 2, 81);">
            <text:p>insert into game (matchid, matchdate, game_type, country) values (36, '1979-08-26', 2, 81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37">
            <text:p>37</text:p>
          </table:table-cell>
          <table:table-cell table:style-name="ce5" table:formula="of:=&quot;1979-08-28&quot;" office:value-type="string" office:string-value="1979-08-28">
            <text:p>1979-08-28</text:p>
          </table:table-cell>
          <table:table-cell office:value-type="float" office:value="2">
            <text:p>2</text:p>
          </table:table-cell>
          <table:table-cell table:formula="of:=[.D27]" office:value-type="float" office:value="81">
            <text:p>8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37, '1979-08-28', 2, 81);">
            <text:p>insert into game (matchid, matchdate, game_type, country) values (37, '1979-08-28', 2, 81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38">
            <text:p>38</text:p>
          </table:table-cell>
          <table:table-cell table:style-name="ce5" table:formula="of:=&quot;1979-08-28&quot;" office:value-type="string" office:string-value="1979-08-28">
            <text:p>1979-08-28</text:p>
          </table:table-cell>
          <table:table-cell office:value-type="float" office:value="2">
            <text:p>2</text:p>
          </table:table-cell>
          <table:table-cell table:formula="of:=[.D28]" office:value-type="float" office:value="81">
            <text:p>81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38, '1979-08-28', 2, 81);">
            <text:p>insert into game (matchid, matchdate, game_type, country) values (38, '1979-08-28', 2, 81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39">
            <text:p>39</text:p>
          </table:table-cell>
          <table:table-cell table:style-name="ce5" table:formula="of:=&quot;1979-08-30&quot;" office:value-type="string" office:string-value="1979-08-30">
            <text:p>1979-08-30</text:p>
          </table:table-cell>
          <table:table-cell office:value-type="float" office:value="2">
            <text:p>2</text:p>
          </table:table-cell>
          <table:table-cell table:formula="of:=[.D29]" office:value-type="float" office:value="81">
            <text:p>81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39, '1979-08-30', 2, 81);">
            <text:p>insert into game (matchid, matchdate, game_type, country) values (39, '1979-08-30', 2, 81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40">
            <text:p>40</text:p>
          </table:table-cell>
          <table:table-cell table:style-name="ce5" table:formula="of:=&quot;1979-08-30&quot;" office:value-type="string" office:string-value="1979-08-30">
            <text:p>1979-08-30</text:p>
          </table:table-cell>
          <table:table-cell office:value-type="float" office:value="2">
            <text:p>2</text:p>
          </table:table-cell>
          <table:table-cell table:formula="of:=[.D30]" office:value-type="float" office:value="81">
            <text:p>81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40, '1979-08-30', 2, 81);">
            <text:p>insert into game (matchid, matchdate, game_type, country) values (40, '1979-08-30', 2, 81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41">
            <text:p>41</text:p>
          </table:table-cell>
          <table:table-cell table:style-name="ce5" table:formula="of:=&quot;1979-08-25&quot;" office:value-type="string" office:string-value="1979-08-25">
            <text:p>1979-08-25</text:p>
          </table:table-cell>
          <table:table-cell office:value-type="float" office:value="2">
            <text:p>2</text:p>
          </table:table-cell>
          <table:table-cell table:formula="of:=[.D31]" office:value-type="float" office:value="81">
            <text:p>8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41, '1979-08-25', 2, 81);">
            <text:p>insert into game (matchid, matchdate, game_type, country) values (41, '1979-08-25', 2, 81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42">
            <text:p>42</text:p>
          </table:table-cell>
          <table:table-cell table:style-name="ce5" table:formula="of:=&quot;1979-08-25&quot;" office:value-type="string" office:string-value="1979-08-25">
            <text:p>1979-08-25</text:p>
          </table:table-cell>
          <table:table-cell office:value-type="float" office:value="2">
            <text:p>2</text:p>
          </table:table-cell>
          <table:table-cell table:formula="of:=[.D32]" office:value-type="float" office:value="81">
            <text:p>8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42, '1979-08-25', 2, 81);">
            <text:p>insert into game (matchid, matchdate, game_type, country) values (42, '1979-08-25', 2, 81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43">
            <text:p>43</text:p>
          </table:table-cell>
          <table:table-cell table:style-name="ce5" table:formula="of:=&quot;1979-08-27&quot;" office:value-type="string" office:string-value="1979-08-27">
            <text:p>1979-08-27</text:p>
          </table:table-cell>
          <table:table-cell office:value-type="float" office:value="2">
            <text:p>2</text:p>
          </table:table-cell>
          <table:table-cell table:formula="of:=[.D33]" office:value-type="float" office:value="81">
            <text:p>8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43, '1979-08-27', 2, 81);">
            <text:p>insert into game (matchid, matchdate, game_type, country) values (43, '1979-08-27', 2, 81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44">
            <text:p>44</text:p>
          </table:table-cell>
          <table:table-cell table:style-name="ce5" table:formula="of:=&quot;1979-08-27&quot;" office:value-type="string" office:string-value="1979-08-27">
            <text:p>1979-08-27</text:p>
          </table:table-cell>
          <table:table-cell office:value-type="float" office:value="2">
            <text:p>2</text:p>
          </table:table-cell>
          <table:table-cell table:formula="of:=[.D34]" office:value-type="float" office:value="81">
            <text:p>8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44, '1979-08-27', 2, 81);">
            <text:p>insert into game (matchid, matchdate, game_type, country) values (44, '1979-08-27', 2, 81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45">
            <text:p>45</text:p>
          </table:table-cell>
          <table:table-cell table:style-name="ce5" table:formula="of:=&quot;1979-08-29&quot;" office:value-type="string" office:string-value="1979-08-29">
            <text:p>1979-08-29</text:p>
          </table:table-cell>
          <table:table-cell office:value-type="float" office:value="2">
            <text:p>2</text:p>
          </table:table-cell>
          <table:table-cell table:formula="of:=[.D35]" office:value-type="float" office:value="81">
            <text:p>8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45, '1979-08-29', 2, 81);">
            <text:p>insert into game (matchid, matchdate, game_type, country) values (45, '1979-08-29', 2, 81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46">
            <text:p>46</text:p>
          </table:table-cell>
          <table:table-cell table:style-name="ce5" table:formula="of:=&quot;1979-08-29&quot;" office:value-type="string" office:string-value="1979-08-29">
            <text:p>1979-08-29</text:p>
          </table:table-cell>
          <table:table-cell office:value-type="float" office:value="2">
            <text:p>2</text:p>
          </table:table-cell>
          <table:table-cell table:formula="of:=[.D36]" office:value-type="float" office:value="81">
            <text:p>81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46, '1979-08-29', 2, 81);">
            <text:p>insert into game (matchid, matchdate, game_type, country) values (46, '1979-08-29', 2, 81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47">
            <text:p>47</text:p>
          </table:table-cell>
          <table:table-cell table:style-name="ce5" table:formula="of:=&quot;1979-08-26&quot;" office:value-type="string" office:string-value="1979-08-26">
            <text:p>1979-08-26</text:p>
          </table:table-cell>
          <table:table-cell office:value-type="float" office:value="2">
            <text:p>2</text:p>
          </table:table-cell>
          <table:table-cell table:formula="of:=[.D37]" office:value-type="float" office:value="81">
            <text:p>8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47, '1979-08-26', 2, 81);">
            <text:p>insert into game (matchid, matchdate, game_type, country) values (47, '1979-08-26', 2, 81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48">
            <text:p>48</text:p>
          </table:table-cell>
          <table:table-cell table:style-name="ce5" table:formula="of:=&quot;1979-08-26&quot;" office:value-type="string" office:string-value="1979-08-26">
            <text:p>1979-08-26</text:p>
          </table:table-cell>
          <table:table-cell office:value-type="float" office:value="2">
            <text:p>2</text:p>
          </table:table-cell>
          <table:table-cell table:formula="of:=[.D38]" office:value-type="float" office:value="81">
            <text:p>8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48, '1979-08-26', 2, 81);">
            <text:p>insert into game (matchid, matchdate, game_type, country) values (48, '1979-08-26', 2, 81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49">
            <text:p>49</text:p>
          </table:table-cell>
          <table:table-cell table:style-name="ce5" table:formula="of:=&quot;1979-08-28&quot;" office:value-type="string" office:string-value="1979-08-28">
            <text:p>1979-08-28</text:p>
          </table:table-cell>
          <table:table-cell office:value-type="float" office:value="2">
            <text:p>2</text:p>
          </table:table-cell>
          <table:table-cell table:formula="of:=[.D39]" office:value-type="float" office:value="81">
            <text:p>81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49, '1979-08-28', 2, 81);">
            <text:p>insert into game (matchid, matchdate, game_type, country) values (49, '1979-08-28', 2, 81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50">
            <text:p>50</text:p>
          </table:table-cell>
          <table:table-cell table:style-name="ce5" table:formula="of:=&quot;1979-08-28&quot;" office:value-type="string" office:string-value="1979-08-28">
            <text:p>1979-08-28</text:p>
          </table:table-cell>
          <table:table-cell office:value-type="float" office:value="2">
            <text:p>2</text:p>
          </table:table-cell>
          <table:table-cell table:formula="of:=[.D40]" office:value-type="float" office:value="81">
            <text:p>8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50, '1979-08-28', 2, 81);">
            <text:p>insert into game (matchid, matchdate, game_type, country) values (50, '1979-08-28', 2, 81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51">
            <text:p>51</text:p>
          </table:table-cell>
          <table:table-cell table:style-name="ce5" table:formula="of:=&quot;1979-08-30&quot;" office:value-type="string" office:string-value="1979-08-30">
            <text:p>1979-08-30</text:p>
          </table:table-cell>
          <table:table-cell office:value-type="float" office:value="2">
            <text:p>2</text:p>
          </table:table-cell>
          <table:table-cell table:formula="of:=[.D41]" office:value-type="float" office:value="81">
            <text:p>81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51, '1979-08-30', 2, 81);">
            <text:p>insert into game (matchid, matchdate, game_type, country) values (51, '1979-08-30', 2, 81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52">
            <text:p>52</text:p>
          </table:table-cell>
          <table:table-cell table:style-name="ce5" table:formula="of:=&quot;1979-08-30&quot;" office:value-type="string" office:string-value="1979-08-30">
            <text:p>1979-08-30</text:p>
          </table:table-cell>
          <table:table-cell office:value-type="float" office:value="2">
            <text:p>2</text:p>
          </table:table-cell>
          <table:table-cell table:formula="of:=[.D42]" office:value-type="float" office:value="81">
            <text:p>81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52, '1979-08-30', 2, 81);">
            <text:p>insert into game (matchid, matchdate, game_type, country) values (52, '1979-08-30', 2, 81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53">
            <text:p>53</text:p>
          </table:table-cell>
          <table:table-cell table:style-name="ce5" table:formula="of:=&quot;1979-09-02&quot;" office:value-type="string" office:string-value="1979-09-02">
            <text:p>1979-09-02</text:p>
          </table:table-cell>
          <table:table-cell office:value-type="float" office:value="3">
            <text:p>3</text:p>
          </table:table-cell>
          <table:table-cell table:formula="of:=[.D43]" office:value-type="float" office:value="81">
            <text:p>81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53, '1979-09-02', 3, 81);">
            <text:p>insert into game (matchid, matchdate, game_type, country) values (53, '1979-09-02', 3, 81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54">
            <text:p>54</text:p>
          </table:table-cell>
          <table:table-cell table:style-name="ce5" table:formula="of:=&quot;1979-09-02&quot;" office:value-type="string" office:string-value="1979-09-02">
            <text:p>1979-09-02</text:p>
          </table:table-cell>
          <table:table-cell office:value-type="float" office:value="3">
            <text:p>3</text:p>
          </table:table-cell>
          <table:table-cell table:formula="of:=[.D44]" office:value-type="float" office:value="81">
            <text:p>81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54, '1979-09-02', 3, 81);">
            <text:p>insert into game (matchid, matchdate, game_type, country) values (54, '1979-09-02', 3, 81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55">
            <text:p>55</text:p>
          </table:table-cell>
          <table:table-cell table:style-name="ce5" table:formula="of:=&quot;1979-09-02&quot;" office:value-type="string" office:string-value="1979-09-02">
            <text:p>1979-09-02</text:p>
          </table:table-cell>
          <table:table-cell office:value-type="float" office:value="3">
            <text:p>3</text:p>
          </table:table-cell>
          <table:table-cell table:formula="of:=[.D45]" office:value-type="float" office:value="81">
            <text:p>81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55, '1979-09-02', 3, 81);">
            <text:p>insert into game (matchid, matchdate, game_type, country) values (55, '1979-09-02', 3, 81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56">
            <text:p>56</text:p>
          </table:table-cell>
          <table:table-cell table:style-name="ce5" table:formula="of:=&quot;1979-09-02&quot;" office:value-type="string" office:string-value="1979-09-02">
            <text:p>1979-09-02</text:p>
          </table:table-cell>
          <table:table-cell office:value-type="float" office:value="3">
            <text:p>3</text:p>
          </table:table-cell>
          <table:table-cell table:formula="of:=[.D46]" office:value-type="float" office:value="81">
            <text:p>81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56, '1979-09-02', 3, 81);">
            <text:p>insert into game (matchid, matchdate, game_type, country) values (56, '1979-09-02', 3, 81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57">
            <text:p>57</text:p>
          </table:table-cell>
          <table:table-cell table:style-name="ce5" table:formula="of:=&quot;1979-09-04&quot;" office:value-type="string" office:string-value="1979-09-04">
            <text:p>1979-09-04</text:p>
          </table:table-cell>
          <table:table-cell office:value-type="float" office:value="4">
            <text:p>4</text:p>
          </table:table-cell>
          <table:table-cell table:formula="of:=[.D47]" office:value-type="float" office:value="81">
            <text:p>81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57, '1979-09-04', 4, 81);">
            <text:p>insert into game (matchid, matchdate, game_type, country) values (57, '1979-09-04', 4, 81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58">
            <text:p>58</text:p>
          </table:table-cell>
          <table:table-cell table:style-name="ce5" table:formula="of:=&quot;1979-09-04&quot;" office:value-type="string" office:string-value="1979-09-04">
            <text:p>1979-09-04</text:p>
          </table:table-cell>
          <table:table-cell office:value-type="float" office:value="4">
            <text:p>4</text:p>
          </table:table-cell>
          <table:table-cell table:formula="of:=[.D48]" office:value-type="float" office:value="81">
            <text:p>81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58, '1979-09-04', 4, 81);">
            <text:p>insert into game (matchid, matchdate, game_type, country) values (58, '1979-09-04', 4, 81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59">
            <text:p>59</text:p>
          </table:table-cell>
          <table:table-cell table:style-name="ce5" table:formula="of:=&quot;1979-09-06&quot;" office:value-type="string" office:string-value="1979-09-06">
            <text:p>1979-09-06</text:p>
          </table:table-cell>
          <table:table-cell office:value-type="float" office:value="5">
            <text:p>5</text:p>
          </table:table-cell>
          <table:table-cell table:formula="of:=[.D49]" office:value-type="float" office:value="81">
            <text:p>81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59, '1979-09-06', 5, 81);">
            <text:p>insert into game (matchid, matchdate, game_type, country) values (59, '1979-09-06', 5, 81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60">
            <text:p>60</text:p>
          </table:table-cell>
          <table:table-cell table:style-name="ce5" table:formula="of:=&quot;1979-09-07&quot;" office:value-type="string" office:string-value="1979-09-07">
            <text:p>1979-09-07</text:p>
          </table:table-cell>
          <table:table-cell office:value-type="float" office:value="6">
            <text:p>6</text:p>
          </table:table-cell>
          <table:table-cell table:formula="of:=[.D50]" office:value-type="float" office:value="81">
            <text:p>81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60, '1979-09-07', 6, 81);">
            <text:p>insert into game (matchid, matchdate, game_type, country) values (60, '1979-09-07', 6, 81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77'.A179]+ 1" office:value-type="float" office:value="131">
            <text:p>131</text:p>
          </table:table-cell>
          <table:table-cell table:style-name="ce3" table:formula="of:=[.A20]" office:value-type="float" office:value="29">
            <text:p>2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31, 29, 52, 1, 1, 2);">
            <text:p>insert into game_score (id, matchid, squad, goals, points, time_type) values (131, 29, 52, 1, 1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132">
            <text:p>132</text:p>
          </table:table-cell>
          <table:table-cell table:style-name="ce3" table:formula="of:=[.B54]" office:value-type="float" office:value="29">
            <text:p>29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32, 29, 52, 1, 0, 1);">
            <text:p>insert into game_score (id, matchid, squad, goals, points, time_type) values (132, 29, 52, 1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133">
            <text:p>133</text:p>
          </table:table-cell>
          <table:table-cell table:style-name="ce3" table:formula="of:=[.B54]" office:value-type="float" office:value="29">
            <text:p>29</text:p>
          </table:table-cell>
          <table:table-cell table:style-name="ce3" office:value-type="float" office:value="213">
            <text:p>21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33, 29, 213, 1, 1, 2);">
            <text:p>insert into game_score (id, matchid, squad, goals, points, time_type) values (133, 29, 213, 1, 1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134">
            <text:p>134</text:p>
          </table:table-cell>
          <table:table-cell table:style-name="ce3" table:formula="of:=[.B54]" office:value-type="float" office:value="29">
            <text:p>29</text:p>
          </table:table-cell>
          <table:table-cell table:style-name="ce3" office:value-type="float" office:value="213">
            <text:p>21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34, 29, 213, 0, 0, 1);">
            <text:p>insert into game_score (id, matchid, squad, goals, points, time_type) values (134, 29, 213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135">
            <text:p>135</text:p>
          </table:table-cell>
          <table:table-cell table:style-name="ce4" table:formula="of:=[.B54]+1" office:value-type="float" office:value="30">
            <text:p>3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35, 30, 81, 0, 0, 2);">
            <text:p>insert into game_score (id, matchid, squad, goals, points, time_type) values (135, 30, 81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136">
            <text:p>136</text:p>
          </table:table-cell>
          <table:table-cell table:style-name="ce4" table:formula="of:=[.B58]" office:value-type="float" office:value="30">
            <text:p>3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36, 30, 81, 0, 0, 1);">
            <text:p>insert into game_score (id, matchid, squad, goals, points, time_type) values (136, 30, 81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137">
            <text:p>137</text:p>
          </table:table-cell>
          <table:table-cell table:style-name="ce4" table:formula="of:=[.B58]" office:value-type="float" office:value="30">
            <text:p>3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37, 30, 34, 1, 2, 2);">
            <text:p>insert into game_score (id, matchid, squad, goals, points, time_type) values (137, 30, 34, 1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138">
            <text:p>138</text:p>
          </table:table-cell>
          <table:table-cell table:style-name="ce4" table:formula="of:=[.B58]" office:value-type="float" office:value="30">
            <text:p>30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38, 30, 34, 0, 0, 1);">
            <text:p>insert into game_score (id, matchid, squad, goals, points, time_type) values (138, 30, 34, 0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139">
            <text:p>139</text:p>
          </table:table-cell>
          <table:table-cell table:style-name="ce3" table:formula="of:=[.B58]+1" office:value-type="float" office:value="31">
            <text:p>31</text:p>
          </table:table-cell>
          <table:table-cell table:style-name="ce3" office:value-type="float" office:value="34">
            <text:p>3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39, 31, 34, 2, 2, 2);">
            <text:p>insert into game_score (id, matchid, squad, goals, points, time_type) values (139, 31, 34, 2, 2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140">
            <text:p>140</text:p>
          </table:table-cell>
          <table:table-cell table:style-name="ce3" table:formula="of:=[.B62]" office:value-type="float" office:value="31">
            <text:p>3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40, 31, 34, 1, 0, 1);">
            <text:p>insert into game_score (id, matchid, squad, goals, points, time_type) values (140, 31, 34, 1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141">
            <text:p>141</text:p>
          </table:table-cell>
          <table:table-cell table:style-name="ce3" table:formula="of:=[.B62]" office:value-type="float" office:value="31">
            <text:p>3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41, 31, 52, 1, 0, 2);">
            <text:p>insert into game_score (id, matchid, squad, goals, points, time_type) values (141, 31, 52, 1, 0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142">
            <text:p>142</text:p>
          </table:table-cell>
          <table:table-cell table:style-name="ce3" table:formula="of:=[.B62]" office:value-type="float" office:value="31">
            <text:p>3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42, 31, 52, 0, 0, 1);">
            <text:p>insert into game_score (id, matchid, squad, goals, points, time_type) values (142, 31, 52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143">
            <text:p>143</text:p>
          </table:table-cell>
          <table:table-cell table:style-name="ce4" table:formula="of:=[.B62]+1" office:value-type="float" office:value="32">
            <text:p>32</text:p>
          </table:table-cell>
          <table:table-cell table:style-name="ce4" office:value-type="float" office:value="213">
            <text:p>2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43, 32, 213, 0, 1, 2);">
            <text:p>insert into game_score (id, matchid, squad, goals, points, time_type) values (143, 32, 213, 0, 1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144">
            <text:p>144</text:p>
          </table:table-cell>
          <table:table-cell table:style-name="ce4" table:formula="of:=[.B66]" office:value-type="float" office:value="32">
            <text:p>32</text:p>
          </table:table-cell>
          <table:table-cell table:style-name="ce4" office:value-type="float" office:value="213">
            <text:p>2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44, 32, 213, 0, 0, 1);">
            <text:p>insert into game_score (id, matchid, squad, goals, points, time_type) values (144, 32, 213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145">
            <text:p>145</text:p>
          </table:table-cell>
          <table:table-cell table:style-name="ce4" table:formula="of:=[.B66]" office:value-type="float" office:value="32">
            <text:p>32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45, 32, 81, 0, 1, 2);">
            <text:p>insert into game_score (id, matchid, squad, goals, points, time_type) values (145, 32, 81, 0, 1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146">
            <text:p>146</text:p>
          </table:table-cell>
          <table:table-cell table:style-name="ce4" table:formula="of:=[.B66]" office:value-type="float" office:value="32">
            <text:p>3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46, 32, 81, 0, 0, 1);">
            <text:p>insert into game_score (id, matchid, squad, goals, points, time_type) values (146, 32, 81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147">
            <text:p>147</text:p>
          </table:table-cell>
          <table:table-cell table:style-name="ce3" table:formula="of:=[.B66]+1" office:value-type="float" office:value="33">
            <text:p>3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47, 33, 34, 0, 0, 2);">
            <text:p>insert into game_score (id, matchid, squad, goals, points, time_type) values (147, 33, 34, 0, 0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148">
            <text:p>148</text:p>
          </table:table-cell>
          <table:table-cell table:style-name="ce3" table:formula="of:=[.B70]" office:value-type="float" office:value="33">
            <text:p>3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48, 33, 34, 0, 0, 1);">
            <text:p>insert into game_score (id, matchid, squad, goals, points, time_type) values (148, 33, 34, 0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149">
            <text:p>149</text:p>
          </table:table-cell>
          <table:table-cell table:style-name="ce3" table:formula="of:=[.B70]" office:value-type="float" office:value="33">
            <text:p>33</text:p>
          </table:table-cell>
          <table:table-cell table:style-name="ce3" office:value-type="float" office:value="213">
            <text:p>2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49, 33, 213, 1, 2, 2);">
            <text:p>insert into game_score (id, matchid, squad, goals, points, time_type) values (149, 33, 213, 1, 2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150">
            <text:p>150</text:p>
          </table:table-cell>
          <table:table-cell table:style-name="ce3" table:formula="of:=[.B70]" office:value-type="float" office:value="33">
            <text:p>33</text:p>
          </table:table-cell>
          <table:table-cell table:style-name="ce3" office:value-type="float" office:value="213">
            <text:p>2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50, 33, 213, 1, 0, 1);">
            <text:p>insert into game_score (id, matchid, squad, goals, points, time_type) values (150, 33, 213, 1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151">
            <text:p>151</text:p>
          </table:table-cell>
          <table:table-cell table:style-name="ce4" table:formula="of:=[.B70]+1" office:value-type="float" office:value="34">
            <text:p>3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51, 34, 81, 1, 1, 2);">
            <text:p>insert into game_score (id, matchid, squad, goals, points, time_type) values (151, 34, 81, 1, 1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152">
            <text:p>152</text:p>
          </table:table-cell>
          <table:table-cell table:style-name="ce4" table:formula="of:=[.B74]" office:value-type="float" office:value="34">
            <text:p>3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52, 34, 81, 0, 0, 1);">
            <text:p>insert into game_score (id, matchid, squad, goals, points, time_type) values (152, 34, 81, 0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153">
            <text:p>153</text:p>
          </table:table-cell>
          <table:table-cell table:style-name="ce4" table:formula="of:=[.B74]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53, 34, 52, 1, 1, 2);">
            <text:p>insert into game_score (id, matchid, squad, goals, points, time_type) values (153, 34, 52, 1, 1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154">
            <text:p>154</text:p>
          </table:table-cell>
          <table:table-cell table:style-name="ce4" table:formula="of:=[.B74]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54, 34, 52, 0, 0, 1);">
            <text:p>insert into game_score (id, matchid, squad, goals, points, time_type) values (154, 34, 52, 0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155">
            <text:p>155</text:p>
          </table:table-cell>
          <table:table-cell table:style-name="ce3" table:formula="of:=[.B74]+1" office:value-type="float" office:value="35">
            <text:p>35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55, 35, 48, 2, 2, 2);">
            <text:p>insert into game_score (id, matchid, squad, goals, points, time_type) values (155, 35, 48, 2, 2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156">
            <text:p>156</text:p>
          </table:table-cell>
          <table:table-cell table:style-name="ce3" table:formula="of:=[.B78]" office:value-type="float" office:value="35">
            <text:p>35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56, 35, 48, 0, 0, 1);">
            <text:p>insert into game_score (id, matchid, squad, goals, points, time_type) values (156, 35, 48, 0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157">
            <text:p>157</text:p>
          </table:table-cell>
          <table:table-cell table:style-name="ce3" table:formula="of:=[.B78]" office:value-type="float" office:value="35">
            <text:p>35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57, 35, 38, 0, 0, 2);">
            <text:p>insert into game_score (id, matchid, squad, goals, points, time_type) values (157, 35, 38, 0, 0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158">
            <text:p>158</text:p>
          </table:table-cell>
          <table:table-cell table:style-name="ce3" table:formula="of:=[.B78]" office:value-type="float" office:value="35">
            <text:p>35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58, 35, 38, 0, 0, 1);">
            <text:p>insert into game_score (id, matchid, squad, goals, points, time_type) values (158, 35, 38, 0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159">
            <text:p>159</text:p>
          </table:table-cell>
          <table:table-cell table:style-name="ce4" table:formula="of:=[.B78]+1" office:value-type="float" office:value="36">
            <text:p>36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59, 36, 54, 5, 2, 2);">
            <text:p>insert into game_score (id, matchid, squad, goals, points, time_type) values (159, 36, 54, 5, 2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160">
            <text:p>160</text:p>
          </table:table-cell>
          <table:table-cell table:style-name="ce4" table:formula="of:=[.B82]" office:value-type="float" office:value="36">
            <text:p>36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60, 36, 54, 5, 0, 1);">
            <text:p>insert into game_score (id, matchid, squad, goals, points, time_type) values (160, 36, 54, 5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161">
            <text:p>161</text:p>
          </table:table-cell>
          <table:table-cell table:style-name="ce4" table:formula="of:=[.B82]" office:value-type="float" office:value="36">
            <text:p>36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61, 36, 62, 0, 0, 2);">
            <text:p>insert into game_score (id, matchid, squad, goals, points, time_type) values (161, 36, 62, 0, 0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162">
            <text:p>162</text:p>
          </table:table-cell>
          <table:table-cell table:style-name="ce4" table:formula="of:=[.B82]" office:value-type="float" office:value="36">
            <text:p>36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62, 36, 62, 0, 0, 1);">
            <text:p>insert into game_score (id, matchid, squad, goals, points, time_type) values (162, 36, 62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163">
            <text:p>163</text:p>
          </table:table-cell>
          <table:table-cell table:style-name="ce3" table:formula="of:=[.B82]+1" office:value-type="float" office:value="37">
            <text:p>37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63, 37, 38, 0, 0, 2);">
            <text:p>insert into game_score (id, matchid, squad, goals, points, time_type) values (163, 37, 38, 0, 0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164">
            <text:p>164</text:p>
          </table:table-cell>
          <table:table-cell table:style-name="ce3" table:formula="of:=[.B86]" office:value-type="float" office:value="37">
            <text:p>37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64, 37, 38, 0, 0, 1);">
            <text:p>insert into game_score (id, matchid, squad, goals, points, time_type) values (164, 37, 38, 0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165">
            <text:p>165</text:p>
          </table:table-cell>
          <table:table-cell table:style-name="ce3" table:formula="of:=[.B86]" office:value-type="float" office:value="37">
            <text:p>37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65, 37, 54, 1, 2, 2);">
            <text:p>insert into game_score (id, matchid, squad, goals, points, time_type) values (165, 37, 54, 1, 2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166">
            <text:p>166</text:p>
          </table:table-cell>
          <table:table-cell table:style-name="ce3" table:formula="of:=[.B86]" office:value-type="float" office:value="37">
            <text:p>37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66, 37, 54, 0, 0, 1);">
            <text:p>insert into game_score (id, matchid, squad, goals, points, time_type) values (166, 37, 54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167">
            <text:p>167</text:p>
          </table:table-cell>
          <table:table-cell table:style-name="ce4" table:formula="of:=[.B86]+1" office:value-type="float" office:value="38">
            <text:p>38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67, 38, 62, 0, 0, 2);">
            <text:p>insert into game_score (id, matchid, squad, goals, points, time_type) values (167, 38, 62, 0, 0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168">
            <text:p>168</text:p>
          </table:table-cell>
          <table:table-cell table:style-name="ce4" table:formula="of:=[.B90]" office:value-type="float" office:value="38">
            <text:p>38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68, 38, 62, 0, 0, 1);">
            <text:p>insert into game_score (id, matchid, squad, goals, points, time_type) values (168, 38, 62, 0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169">
            <text:p>169</text:p>
          </table:table-cell>
          <table:table-cell table:style-name="ce4" table:formula="of:=[.B90]" office:value-type="float" office:value="38">
            <text:p>38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69, 38, 48, 6, 2, 2);">
            <text:p>insert into game_score (id, matchid, squad, goals, points, time_type) values (169, 38, 48, 6, 2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170">
            <text:p>170</text:p>
          </table:table-cell>
          <table:table-cell table:style-name="ce4" table:formula="of:=[.B90]" office:value-type="float" office:value="38">
            <text:p>38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70, 38, 48, 5, 0, 1);">
            <text:p>insert into game_score (id, matchid, squad, goals, points, time_type) values (170, 38, 48, 5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171">
            <text:p>171</text:p>
          </table:table-cell>
          <table:table-cell table:style-name="ce3" table:formula="of:=[.B90]+1" office:value-type="float" office:value="39">
            <text:p>3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71, 39, 48, 1, 0, 2);">
            <text:p>insert into game_score (id, matchid, squad, goals, points, time_type) values (171, 39, 48, 1, 0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172">
            <text:p>172</text:p>
          </table:table-cell>
          <table:table-cell table:style-name="ce3" table:formula="of:=[.B94]" office:value-type="float" office:value="39">
            <text:p>3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72, 39, 48, 1, 0, 1);">
            <text:p>insert into game_score (id, matchid, squad, goals, points, time_type) values (172, 39, 48, 1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173">
            <text:p>173</text:p>
          </table:table-cell>
          <table:table-cell table:style-name="ce3" table:formula="of:=[.B94]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73, 39, 54, 4, 2, 2);">
            <text:p>insert into game_score (id, matchid, squad, goals, points, time_type) values (173, 39, 54, 4, 2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174">
            <text:p>174</text:p>
          </table:table-cell>
          <table:table-cell table:style-name="ce3" table:formula="of:=[.B94]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74, 39, 54, 3, 0, 1);">
            <text:p>insert into game_score (id, matchid, squad, goals, points, time_type) values (174, 39, 54, 3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175">
            <text:p>175</text:p>
          </table:table-cell>
          <table:table-cell table:style-name="ce4" table:formula="of:=[.B94]+1" office:value-type="float" office:value="40">
            <text:p>40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75, 40, 38, 5, 2, 2);">
            <text:p>insert into game_score (id, matchid, squad, goals, points, time_type) values (175, 40, 38, 5, 2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176">
            <text:p>176</text:p>
          </table:table-cell>
          <table:table-cell table:style-name="ce4" table:formula="of:=[.B98]" office:value-type="float" office:value="40">
            <text:p>40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176, 40, 38, 2, 0, 1);">
            <text:p>insert into game_score (id, matchid, squad, goals, points, time_type) values (176, 40, 38, 2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177">
            <text:p>177</text:p>
          </table:table-cell>
          <table:table-cell table:style-name="ce4" table:formula="of:=[.B98]" office:value-type="float" office:value="40">
            <text:p>40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177, 40, 62, 0, 0, 2);">
            <text:p>insert into game_score (id, matchid, squad, goals, points, time_type) values (177, 40, 62, 0, 0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178">
            <text:p>178</text:p>
          </table:table-cell>
          <table:table-cell table:style-name="ce4" table:formula="of:=[.B98]" office:value-type="float" office:value="40">
            <text:p>40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178, 40, 62, 0, 0, 1);">
            <text:p>insert into game_score (id, matchid, squad, goals, points, time_type) values (178, 40, 62, 0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179">
            <text:p>179</text:p>
          </table:table-cell>
          <table:table-cell table:style-name="ce3" table:formula="of:=[.B98]+1" office:value-type="float" office:value="41">
            <text:p>41</text:p>
          </table:table-cell>
          <table:table-cell table:style-name="ce3" office:value-type="float" office:value="1613">
            <text:p>161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179, 41, 1613, 3, 2, 2);">
            <text:p>insert into game_score (id, matchid, squad, goals, points, time_type) values (179, 41, 1613, 3, 2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180">
            <text:p>180</text:p>
          </table:table-cell>
          <table:table-cell table:style-name="ce3" table:formula="of:=[.B102]" office:value-type="float" office:value="41">
            <text:p>41</text:p>
          </table:table-cell>
          <table:table-cell table:style-name="ce3" office:value-type="float" office:value="1613">
            <text:p>16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180, 41, 1613, 1, 0, 1);">
            <text:p>insert into game_score (id, matchid, squad, goals, points, time_type) values (180, 41, 1613, 1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181">
            <text:p>181</text:p>
          </table:table-cell>
          <table:table-cell table:style-name="ce3" table:formula="of:=[.B102]" office:value-type="float" office:value="41">
            <text:p>41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181, 41, 351, 1, 0, 2);">
            <text:p>insert into game_score (id, matchid, squad, goals, points, time_type) values (181, 41, 351, 1, 0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182">
            <text:p>182</text:p>
          </table:table-cell>
          <table:table-cell table:style-name="ce3" table:formula="of:=[.B102]" office:value-type="float" office:value="41">
            <text:p>41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182, 41, 351, 0, 0, 1);">
            <text:p>insert into game_score (id, matchid, squad, goals, points, time_type) values (182, 41, 351, 0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183">
            <text:p>183</text:p>
          </table:table-cell>
          <table:table-cell table:style-name="ce4" table:formula="of:=[.B102]+1" office:value-type="float" office:value="42">
            <text:p>42</text:p>
          </table:table-cell>
          <table:table-cell table:style-name="ce4" office:value-type="float" office:value="595">
            <text:p>59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183, 42, 595, 3, 2, 2);">
            <text:p>insert into game_score (id, matchid, squad, goals, points, time_type) values (183, 42, 595, 3, 2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184">
            <text:p>184</text:p>
          </table:table-cell>
          <table:table-cell table:style-name="ce4" table:formula="of:=[.B106]" office:value-type="float" office:value="42">
            <text:p>42</text:p>
          </table:table-cell>
          <table:table-cell table:style-name="ce4" office:value-type="float" office:value="595">
            <text:p>59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184, 42, 595, 1, 0, 1);">
            <text:p>insert into game_score (id, matchid, squad, goals, points, time_type) values (184, 42, 595, 1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185">
            <text:p>185</text:p>
          </table:table-cell>
          <table:table-cell table:style-name="ce4" table:formula="of:=[.B106]" office:value-type="float" office:value="42">
            <text:p>42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185, 42, 82, 0, 0, 2);">
            <text:p>insert into game_score (id, matchid, squad, goals, points, time_type) values (185, 42, 82, 0, 0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186">
            <text:p>186</text:p>
          </table:table-cell>
          <table:table-cell table:style-name="ce4" table:formula="of:=[.B106]" office:value-type="float" office:value="42">
            <text:p>42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186, 42, 82, 0, 0, 1);">
            <text:p>insert into game_score (id, matchid, squad, goals, points, time_type) values (186, 42, 82, 0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187">
            <text:p>187</text:p>
          </table:table-cell>
          <table:table-cell table:style-name="ce3" table:formula="of:=[.B106]+1" office:value-type="float" office:value="43">
            <text:p>43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187, 43, 351, 1, 2, 2);">
            <text:p>insert into game_score (id, matchid, squad, goals, points, time_type) values (187, 43, 351, 1, 2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188">
            <text:p>188</text:p>
          </table:table-cell>
          <table:table-cell table:style-name="ce3" table:formula="of:=[.B110]" office:value-type="float" office:value="43">
            <text:p>43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188, 43, 351, 1, 0, 1);">
            <text:p>insert into game_score (id, matchid, squad, goals, points, time_type) values (188, 43, 351, 1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189">
            <text:p>189</text:p>
          </table:table-cell>
          <table:table-cell table:style-name="ce3" table:formula="of:=[.B110]" office:value-type="float" office:value="43">
            <text:p>43</text:p>
          </table:table-cell>
          <table:table-cell table:style-name="ce3" office:value-type="float" office:value="595">
            <text:p>59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189, 43, 595, 0, 0, 2);">
            <text:p>insert into game_score (id, matchid, squad, goals, points, time_type) values (189, 43, 595, 0, 0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190">
            <text:p>190</text:p>
          </table:table-cell>
          <table:table-cell table:style-name="ce3" table:formula="of:=[.B110]" office:value-type="float" office:value="43">
            <text:p>43</text:p>
          </table:table-cell>
          <table:table-cell table:style-name="ce3" office:value-type="float" office:value="595">
            <text:p>59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190, 43, 595, 0, 0, 1);">
            <text:p>insert into game_score (id, matchid, squad, goals, points, time_type) values (190, 43, 595, 0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191">
            <text:p>191</text:p>
          </table:table-cell>
          <table:table-cell table:style-name="ce4" table:formula="of:=[.B110]+1" office:value-type="float" office:value="44">
            <text:p>44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191, 44, 82, 1, 2, 2);">
            <text:p>insert into game_score (id, matchid, squad, goals, points, time_type) values (191, 44, 82, 1, 2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192">
            <text:p>192</text:p>
          </table:table-cell>
          <table:table-cell table:style-name="ce4" table:formula="of:=[.B114]" office:value-type="float" office:value="44">
            <text:p>44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192, 44, 82, 0, 0, 1);">
            <text:p>insert into game_score (id, matchid, squad, goals, points, time_type) values (192, 44, 82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193">
            <text:p>193</text:p>
          </table:table-cell>
          <table:table-cell table:style-name="ce4" table:formula="of:=[.B114]" office:value-type="float" office:value="44">
            <text:p>44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193, 44, 1613, 0, 0, 2);">
            <text:p>insert into game_score (id, matchid, squad, goals, points, time_type) values (193, 44, 1613, 0, 0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194">
            <text:p>194</text:p>
          </table:table-cell>
          <table:table-cell table:style-name="ce4" table:formula="of:=[.B114]" office:value-type="float" office:value="44">
            <text:p>44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194, 44, 1613, 0, 0, 1);">
            <text:p>insert into game_score (id, matchid, squad, goals, points, time_type) values (194, 44, 1613, 0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195">
            <text:p>195</text:p>
          </table:table-cell>
          <table:table-cell table:style-name="ce3" table:formula="of:=[.B114]+1" office:value-type="float" office:value="45">
            <text:p>45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195, 45, 1613, 0, 0, 2);">
            <text:p>insert into game_score (id, matchid, squad, goals, points, time_type) values (195, 45, 1613, 0, 0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196">
            <text:p>196</text:p>
          </table:table-cell>
          <table:table-cell table:style-name="ce3" table:formula="of:=[.B118]" office:value-type="float" office:value="45">
            <text:p>45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196, 45, 1613, 0, 0, 1);">
            <text:p>insert into game_score (id, matchid, squad, goals, points, time_type) values (196, 45, 1613, 0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197">
            <text:p>197</text:p>
          </table:table-cell>
          <table:table-cell table:style-name="ce3" table:formula="of:=[.B118]" office:value-type="float" office:value="45">
            <text:p>4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197, 45, 595, 3, 2, 2);">
            <text:p>insert into game_score (id, matchid, squad, goals, points, time_type) values (197, 45, 595, 3, 2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198">
            <text:p>198</text:p>
          </table:table-cell>
          <table:table-cell table:style-name="ce3" table:formula="of:=[.B118]" office:value-type="float" office:value="45">
            <text:p>4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198, 45, 595, 2, 0, 1);">
            <text:p>insert into game_score (id, matchid, squad, goals, points, time_type) values (198, 45, 595, 2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199">
            <text:p>199</text:p>
          </table:table-cell>
          <table:table-cell table:style-name="ce4" table:formula="of:=[.B118]+1" office:value-type="float" office:value="46">
            <text:p>46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199, 46, 351, 0, 1, 2);">
            <text:p>insert into game_score (id, matchid, squad, goals, points, time_type) values (199, 46, 351, 0, 1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200">
            <text:p>200</text:p>
          </table:table-cell>
          <table:table-cell table:style-name="ce4" table:formula="of:=[.B122]" office:value-type="float" office:value="46">
            <text:p>46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200, 46, 351, 0, 0, 1);">
            <text:p>insert into game_score (id, matchid, squad, goals, points, time_type) values (200, 46, 351, 0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201">
            <text:p>201</text:p>
          </table:table-cell>
          <table:table-cell table:style-name="ce4" table:formula="of:=[.B122]" office:value-type="float" office:value="46">
            <text:p>46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201, 46, 82, 0, 1, 2);">
            <text:p>insert into game_score (id, matchid, squad, goals, points, time_type) values (201, 46, 82, 0, 1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202">
            <text:p>202</text:p>
          </table:table-cell>
          <table:table-cell table:style-name="ce4" table:formula="of:=[.B122]" office:value-type="float" office:value="46">
            <text:p>46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202, 46, 82, 0, 0, 1);">
            <text:p>insert into game_score (id, matchid, squad, goals, points, time_type) values (202, 46, 82, 0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203">
            <text:p>203</text:p>
          </table:table-cell>
          <table:table-cell table:style-name="ce3" table:formula="of:=[.B122]+1" office:value-type="float" office:value="47">
            <text:p>47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203, 47, 7097, 5, 2, 2);">
            <text:p>insert into game_score (id, matchid, squad, goals, points, time_type) values (203, 47, 7097, 5, 2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204">
            <text:p>204</text:p>
          </table:table-cell>
          <table:table-cell table:style-name="ce3" table:formula="of:=[.B126]" office:value-type="float" office:value="47">
            <text:p>47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204, 47, 7097, 2, 0, 1);">
            <text:p>insert into game_score (id, matchid, squad, goals, points, time_type) values (204, 47, 7097, 2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205">
            <text:p>205</text:p>
          </table:table-cell>
          <table:table-cell table:style-name="ce3" table:formula="of:=[.B126]" office:value-type="float" office:value="47">
            <text:p>47</text:p>
          </table:table-cell>
          <table:table-cell table:style-name="ce3" office:value-type="float" office:value="36">
            <text:p>3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205, 47, 36, 1, 0, 2);">
            <text:p>insert into game_score (id, matchid, squad, goals, points, time_type) values (205, 47, 36, 1, 0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206">
            <text:p>206</text:p>
          </table:table-cell>
          <table:table-cell table:style-name="ce3" table:formula="of:=[.B126]" office:value-type="float" office:value="47">
            <text:p>47</text:p>
          </table:table-cell>
          <table:table-cell table:style-name="ce3" office:value-type="float" office:value="36">
            <text:p>3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206, 47, 36, 1, 0, 1);">
            <text:p>insert into game_score (id, matchid, squad, goals, points, time_type) values (206, 47, 36, 1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207">
            <text:p>207</text:p>
          </table:table-cell>
          <table:table-cell table:style-name="ce4" table:formula="of:=[.B126]+1" office:value-type="float" office:value="48">
            <text:p>48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207, 48, 598, 5, 2, 2);">
            <text:p>insert into game_score (id, matchid, squad, goals, points, time_type) values (207, 48, 598, 5, 2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208">
            <text:p>208</text:p>
          </table:table-cell>
          <table:table-cell table:style-name="ce4" table:formula="of:=[.B130]" office:value-type="float" office:value="48">
            <text:p>48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208, 48, 598, 2, 0, 1);">
            <text:p>insert into game_score (id, matchid, squad, goals, points, time_type) values (208, 48, 598, 2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209">
            <text:p>209</text:p>
          </table:table-cell>
          <table:table-cell table:style-name="ce4" table:formula="of:=[.B130]" office:value-type="float" office:value="48">
            <text:p>48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209, 48, 224, 0, 0, 2);">
            <text:p>insert into game_score (id, matchid, squad, goals, points, time_type) values (209, 48, 224, 0, 0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210">
            <text:p>210</text:p>
          </table:table-cell>
          <table:table-cell table:style-name="ce4" table:formula="of:=[.B130]" office:value-type="float" office:value="48">
            <text:p>48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210, 48, 224, 0, 0, 1);">
            <text:p>insert into game_score (id, matchid, squad, goals, points, time_type) values (210, 48, 224, 0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211">
            <text:p>211</text:p>
          </table:table-cell>
          <table:table-cell table:style-name="ce3" table:formula="of:=[.B130]+1" office:value-type="float" office:value="49">
            <text:p>49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211, 49, 36, 0, 0, 2);">
            <text:p>insert into game_score (id, matchid, squad, goals, points, time_type) values (211, 49, 36, 0, 0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212">
            <text:p>212</text:p>
          </table:table-cell>
          <table:table-cell table:style-name="ce3" table:formula="of:=[.B134]" office:value-type="float" office:value="49">
            <text:p>49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212, 49, 36, 0, 0, 1);">
            <text:p>insert into game_score (id, matchid, squad, goals, points, time_type) values (212, 49, 36, 0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213">
            <text:p>213</text:p>
          </table:table-cell>
          <table:table-cell table:style-name="ce3" table:formula="of:=[.B134]" office:value-type="float" office:value="49">
            <text:p>49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213, 49, 598, 2, 2, 2);">
            <text:p>insert into game_score (id, matchid, squad, goals, points, time_type) values (213, 49, 598, 2, 2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214">
            <text:p>214</text:p>
          </table:table-cell>
          <table:table-cell table:style-name="ce3" table:formula="of:=[.B134]" office:value-type="float" office:value="49">
            <text:p>4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214, 49, 598, 2, 0, 1);">
            <text:p>insert into game_score (id, matchid, squad, goals, points, time_type) values (214, 49, 598, 2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215">
            <text:p>215</text:p>
          </table:table-cell>
          <table:table-cell table:style-name="ce4" table:formula="of:=[.B134]+1" office:value-type="float" office:value="50">
            <text:p>50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215, 50, 224, 0, 0, 2);">
            <text:p>insert into game_score (id, matchid, squad, goals, points, time_type) values (215, 50, 224, 0, 0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216">
            <text:p>216</text:p>
          </table:table-cell>
          <table:table-cell table:style-name="ce4" table:formula="of:=[.B138]" office:value-type="float" office:value="50">
            <text:p>50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216, 50, 224, 0, 0, 1);">
            <text:p>insert into game_score (id, matchid, squad, goals, points, time_type) values (216, 50, 224, 0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217">
            <text:p>217</text:p>
          </table:table-cell>
          <table:table-cell table:style-name="ce4" table:formula="of:=[.B138]" office:value-type="float" office:value="50">
            <text:p>50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217, 50, 7097, 3, 2, 2);">
            <text:p>insert into game_score (id, matchid, squad, goals, points, time_type) values (217, 50, 7097, 3, 2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218">
            <text:p>218</text:p>
          </table:table-cell>
          <table:table-cell table:style-name="ce4" table:formula="of:=[.B138]" office:value-type="float" office:value="50">
            <text:p>50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218, 50, 7097, 1, 0, 1);">
            <text:p>insert into game_score (id, matchid, squad, goals, points, time_type) values (218, 50, 7097, 1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219">
            <text:p>219</text:p>
          </table:table-cell>
          <table:table-cell table:style-name="ce3" table:formula="of:=[.B138]+1" office:value-type="float" office:value="51">
            <text:p>51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219, 51, 7097, 0, 0, 2);">
            <text:p>insert into game_score (id, matchid, squad, goals, points, time_type) values (219, 51, 7097, 0, 0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220">
            <text:p>220</text:p>
          </table:table-cell>
          <table:table-cell table:style-name="ce3" table:formula="of:=[.B142]" office:value-type="float" office:value="51">
            <text:p>51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220, 51, 7097, 0, 0, 1);">
            <text:p>insert into game_score (id, matchid, squad, goals, points, time_type) values (220, 51, 7097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221">
            <text:p>221</text:p>
          </table:table-cell>
          <table:table-cell table:style-name="ce3" table:formula="of:=[.B142]" office:value-type="float" office:value="51">
            <text:p>51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221, 51, 598, 1, 2, 2);">
            <text:p>insert into game_score (id, matchid, squad, goals, points, time_type) values (221, 51, 598, 1, 2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222">
            <text:p>222</text:p>
          </table:table-cell>
          <table:table-cell table:style-name="ce3" table:formula="of:=[.B142]" office:value-type="float" office:value="51">
            <text:p>51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222, 51, 598, 0, 0, 1);">
            <text:p>insert into game_score (id, matchid, squad, goals, points, time_type) values (222, 51, 598, 0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223">
            <text:p>223</text:p>
          </table:table-cell>
          <table:table-cell table:style-name="ce4" table:formula="of:=[.B142]+1" office:value-type="float" office:value="52">
            <text:p>52</text:p>
          </table:table-cell>
          <table:table-cell table:style-name="ce4" office:value-type="float" office:value="36">
            <text:p>36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223, 52, 36, 2, 2, 2);">
            <text:p>insert into game_score (id, matchid, squad, goals, points, time_type) values (223, 52, 36, 2, 2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224">
            <text:p>224</text:p>
          </table:table-cell>
          <table:table-cell table:style-name="ce4" table:formula="of:=[.B146]" office:value-type="float" office:value="52">
            <text:p>52</text:p>
          </table:table-cell>
          <table:table-cell table:style-name="ce4" office:value-type="float" office:value="36">
            <text:p>3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224, 52, 36, 1, 0, 1);">
            <text:p>insert into game_score (id, matchid, squad, goals, points, time_type) values (224, 52, 36, 1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225">
            <text:p>225</text:p>
          </table:table-cell>
          <table:table-cell table:style-name="ce4" table:formula="of:=[.B146]" office:value-type="float" office:value="52">
            <text:p>52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225, 52, 224, 0, 0, 2);">
            <text:p>insert into game_score (id, matchid, squad, goals, points, time_type) values (225, 52, 224, 0, 0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226">
            <text:p>226</text:p>
          </table:table-cell>
          <table:table-cell table:style-name="ce4" table:formula="of:=[.B146]" office:value-type="float" office:value="52">
            <text:p>52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226, 52, 224, 0, 0, 1);">
            <text:p>insert into game_score (id, matchid, squad, goals, points, time_type) values (226, 52, 224, 0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227">
            <text:p>227</text:p>
          </table:table-cell>
          <table:table-cell table:style-name="ce3" table:formula="of:=[.B146]+1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227, 53, 34, 0, 0, 2);">
            <text:p>insert into game_score (id, matchid, squad, goals, points, time_type) values (227, 53, 34, 0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228">
            <text:p>228</text:p>
          </table:table-cell>
          <table:table-cell table:style-name="ce3" table:formula="of:=[.B150]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228, 53, 34, 0, 0, 1);">
            <text:p>insert into game_score (id, matchid, squad, goals, points, time_type) values (228, 53, 34, 0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229">
            <text:p>229</text:p>
          </table:table-cell>
          <table:table-cell table:style-name="ce3" table:formula="of:=[.B150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229, 53, 48, 0, 0, 2);">
            <text:p>insert into game_score (id, matchid, squad, goals, points, time_type) values (229, 53, 48, 0, 0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230">
            <text:p>230</text:p>
          </table:table-cell>
          <table:table-cell table:style-name="ce3" table:formula="of:=[.B150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230, 53, 48, 0, 0, 1);">
            <text:p>insert into game_score (id, matchid, squad, goals, points, time_type) values (230, 53, 48, 0, 0, 1);</text:p>
          </table:table-cell>
          <table:table-cell table:number-columns-repeated="1017"/>
        </table:table-row>
        <table:table-row table:style-name="ro1">
          <table:table-cell table:style-name="ce3" table:formula="of:=[.A153]+1" office:value-type="float" office:value="231">
            <text:p>231</text:p>
          </table:table-cell>
          <table:table-cell table:style-name="ce3" table:formula="of:=[.B151]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231, 53, 34, 0, 1, 4);">
            <text:p>insert into game_score (id, matchid, squad, goals, points, time_type) values (231, 53, 34, 0, 1, 4);</text:p>
          </table:table-cell>
          <table:table-cell table:number-columns-repeated="1017"/>
        </table:table-row>
        <table:table-row table:style-name="ro1">
          <table:table-cell table:style-name="ce3" table:formula="of:=[.A154]+1" office:value-type="float" office:value="232">
            <text:p>232</text:p>
          </table:table-cell>
          <table:table-cell table:style-name="ce3" table:formula="of:=[.B152]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232, 53, 34, 0, 0, 3);">
            <text:p>insert into game_score (id, matchid, squad, goals, points, time_type) values (232, 53, 34, 0, 0, 3);</text:p>
          </table:table-cell>
          <table:table-cell table:number-columns-repeated="1017"/>
        </table:table-row>
        <table:table-row table:style-name="ro1">
          <table:table-cell table:style-name="ce3" table:formula="of:=[.A155]+1" office:value-type="float" office:value="233">
            <text:p>233</text:p>
          </table:table-cell>
          <table:table-cell table:style-name="ce3" table:formula="of:=[.B153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233, 53, 48, 0, 1, 4);">
            <text:p>insert into game_score (id, matchid, squad, goals, points, time_type) values (233, 53, 48, 0, 1, 4);</text:p>
          </table:table-cell>
          <table:table-cell table:number-columns-repeated="1017"/>
        </table:table-row>
        <table:table-row table:style-name="ro1">
          <table:table-cell table:style-name="ce3" table:formula="of:=[.A156]+1" office:value-type="float" office:value="234">
            <text:p>234</text:p>
          </table:table-cell>
          <table:table-cell table:style-name="ce3" table:formula="of:=[.B154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234, 53, 48, 0, 0, 3);">
            <text:p>insert into game_score (id, matchid, squad, goals, points, time_type) values (234, 53, 48, 0, 0, 3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235">
            <text:p>235</text:p>
          </table:table-cell>
          <table:table-cell table:style-name="ce3" table:formula="of:=[.B155]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235, 53, 34, 3, 0, 7);">
            <text:p>insert into game_score (id, matchid, squad, goals, points, time_type) values (235, 53, 34, 3, 0, 7);</text:p>
          </table:table-cell>
          <table:table-cell table:number-columns-repeated="1017"/>
        </table:table-row>
        <table:table-row table:style-name="ro1">
          <table:table-cell table:style-name="ce3" table:formula="of:=[.A158]+1" office:value-type="float" office:value="236">
            <text:p>236</text:p>
          </table:table-cell>
          <table:table-cell table:style-name="ce3" table:formula="of:=[.B156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236, 53, 48, 4, 0, 7);">
            <text:p>insert into game_score (id, matchid, squad, goals, points, time_type) values (236, 53, 48, 4, 0, 7);</text:p>
          </table:table-cell>
          <table:table-cell table:number-columns-repeated="1017"/>
        </table:table-row>
        <table:table-row table:style-name="ro1">
          <table:table-cell table:style-name="ce4" table:formula="of:=[.A159]+1" office:value-type="float" office:value="237">
            <text:p>237</text:p>
          </table:table-cell>
          <table:table-cell table:style-name="ce4" table:formula="of:=[.B150]+1" office:value-type="float" office:value="54">
            <text:p>54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237, 54, 54, 5, 2, 2);">
            <text:p>insert into game_score (id, matchid, squad, goals, points, time_type) values (237, 54, 54, 5, 2, 2);</text:p>
          </table:table-cell>
          <table:table-cell table:number-columns-repeated="1017"/>
        </table:table-row>
        <table:table-row table:style-name="ro1">
          <table:table-cell table:style-name="ce4" table:formula="of:=[.A160]+1" office:value-type="float" office:value="238">
            <text:p>238</text:p>
          </table:table-cell>
          <table:table-cell table:style-name="ce4" table:formula="of:=[.B160]" office:value-type="float" office:value="54">
            <text:p>54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238, 54, 54, 3, 0, 1);">
            <text:p>insert into game_score (id, matchid, squad, goals, points, time_type) values (238, 54, 54, 3, 0, 1);</text:p>
          </table:table-cell>
          <table:table-cell table:number-columns-repeated="1017"/>
        </table:table-row>
        <table:table-row table:style-name="ro1">
          <table:table-cell table:style-name="ce4" table:formula="of:=[.A161]+1" office:value-type="float" office:value="239">
            <text:p>239</text:p>
          </table:table-cell>
          <table:table-cell table:style-name="ce4" table:formula="of:=[.B160]" office:value-type="float" office:value="54">
            <text:p>54</text:p>
          </table:table-cell>
          <table:table-cell table:style-name="ce4" office:value-type="float" office:value="213">
            <text:p>2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239, 54, 213, 0, 0, 2);">
            <text:p>insert into game_score (id, matchid, squad, goals, points, time_type) values (239, 54, 213, 0, 0, 2);</text:p>
          </table:table-cell>
          <table:table-cell table:number-columns-repeated="1017"/>
        </table:table-row>
        <table:table-row table:style-name="ro1">
          <table:table-cell table:style-name="ce4" table:formula="of:=[.A162]+1" office:value-type="float" office:value="240">
            <text:p>240</text:p>
          </table:table-cell>
          <table:table-cell table:style-name="ce4" table:formula="of:=[.B160]" office:value-type="float" office:value="54">
            <text:p>54</text:p>
          </table:table-cell>
          <table:table-cell table:style-name="ce4" office:value-type="float" office:value="213">
            <text:p>2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240, 54, 213, 0, 0, 1);">
            <text:p>insert into game_score (id, matchid, squad, goals, points, time_type) values (240, 54, 213, 0, 0, 1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241">
            <text:p>241</text:p>
          </table:table-cell>
          <table:table-cell table:style-name="ce3" table:formula="of:=[.B160]+1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241, 55, 595, 2, 0, 2);">
            <text:p>insert into game_score (id, matchid, squad, goals, points, time_type) values (241, 55, 595, 2, 0, 2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242">
            <text:p>242</text:p>
          </table:table-cell>
          <table:table-cell table:style-name="ce3" table:formula="of:=[.B164]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242, 55, 595, 2, 0, 1);">
            <text:p>insert into game_score (id, matchid, squad, goals, points, time_type) values (242, 55, 595, 2, 0, 1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243">
            <text:p>243</text:p>
          </table:table-cell>
          <table:table-cell table:style-name="ce3" table:formula="of:=[.B164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243, 55, 7097, 2, 0, 2);">
            <text:p>insert into game_score (id, matchid, squad, goals, points, time_type) values (243, 55, 7097, 2, 0, 2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244">
            <text:p>244</text:p>
          </table:table-cell>
          <table:table-cell table:style-name="ce3" table:formula="of:=[.B164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244, 55, 7097, 1, 0, 1);">
            <text:p>insert into game_score (id, matchid, squad, goals, points, time_type) values (244, 55, 7097, 1, 0, 1);</text:p>
          </table:table-cell>
          <table:table-cell table:number-columns-repeated="1017"/>
        </table:table-row>
        <table:table-row table:style-name="ro1">
          <table:table-cell table:style-name="ce3" table:formula="of:=[.A167]+1" office:value-type="float" office:value="245">
            <text:p>245</text:p>
          </table:table-cell>
          <table:table-cell table:style-name="ce3" table:formula="of:=[.B165]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245, 55, 595, 2, 1, 4);">
            <text:p>insert into game_score (id, matchid, squad, goals, points, time_type) values (245, 55, 595, 2, 1, 4);</text:p>
          </table:table-cell>
          <table:table-cell table:number-columns-repeated="1017"/>
        </table:table-row>
        <table:table-row table:style-name="ro1">
          <table:table-cell table:style-name="ce3" table:formula="of:=[.A168]+1" office:value-type="float" office:value="246">
            <text:p>246</text:p>
          </table:table-cell>
          <table:table-cell table:style-name="ce3" table:formula="of:=[.B166]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246, 55, 595, 2, 0, 3);">
            <text:p>insert into game_score (id, matchid, squad, goals, points, time_type) values (246, 55, 595, 2, 0, 3);</text:p>
          </table:table-cell>
          <table:table-cell table:number-columns-repeated="1017"/>
        </table:table-row>
        <table:table-row table:style-name="ro1">
          <table:table-cell table:style-name="ce3" table:formula="of:=[.A169]+1" office:value-type="float" office:value="247">
            <text:p>247</text:p>
          </table:table-cell>
          <table:table-cell table:style-name="ce3" table:formula="of:=[.B167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247, 55, 7097, 2, 1, 4);">
            <text:p>insert into game_score (id, matchid, squad, goals, points, time_type) values (247, 55, 7097, 2, 1, 4);</text:p>
          </table:table-cell>
          <table:table-cell table:number-columns-repeated="1017"/>
        </table:table-row>
        <table:table-row table:style-name="ro1">
          <table:table-cell table:style-name="ce3" table:formula="of:=[.A170]+1" office:value-type="float" office:value="248">
            <text:p>248</text:p>
          </table:table-cell>
          <table:table-cell table:style-name="ce3" table:formula="of:=[.B168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248, 55, 7097, 2, 0, 3);">
            <text:p>insert into game_score (id, matchid, squad, goals, points, time_type) values (248, 55, 7097, 2, 0, 3);</text:p>
          </table:table-cell>
          <table:table-cell table:number-columns-repeated="1017"/>
        </table:table-row>
        <table:table-row table:style-name="ro1">
          <table:table-cell table:style-name="ce3" table:formula="of:=[.A171]+1" office:value-type="float" office:value="249">
            <text:p>249</text:p>
          </table:table-cell>
          <table:table-cell table:style-name="ce3" table:formula="of:=[.B169]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249, 55, 595, 5, 0, 7);">
            <text:p>insert into game_score (id, matchid, squad, goals, points, time_type) values (249, 55, 595, 5, 0, 7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250">
            <text:p>250</text:p>
          </table:table-cell>
          <table:table-cell table:style-name="ce3" table:formula="of:=[.B170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250, 55, 7097, 6, 0, 7);">
            <text:p>insert into game_score (id, matchid, squad, goals, points, time_type) values (250, 55, 7097, 6, 0, 7);</text:p>
          </table:table-cell>
          <table:table-cell table:number-columns-repeated="1017"/>
        </table:table-row>
        <table:table-row table:style-name="ro1">
          <table:table-cell table:style-name="ce4" table:formula="of:=[.A173]+1" office:value-type="float" office:value="251">
            <text:p>251</text:p>
          </table:table-cell>
          <table:table-cell table:style-name="ce4" table:formula="of:=[.B164]+1" office:value-type="float" office:value="56">
            <text:p>5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251, 56, 598, 0, 0, 2);">
            <text:p>insert into game_score (id, matchid, squad, goals, points, time_type) values (251, 56, 598, 0, 0, 2);</text:p>
          </table:table-cell>
          <table:table-cell table:number-columns-repeated="1017"/>
        </table:table-row>
        <table:table-row table:style-name="ro1">
          <table:table-cell table:style-name="ce4" table:formula="of:=[.A174]+1" office:value-type="float" office:value="252">
            <text:p>252</text:p>
          </table:table-cell>
          <table:table-cell table:style-name="ce4" table:formula="of:=[.B174]" office:value-type="float" office:value="56">
            <text:p>5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252, 56, 598, 0, 0, 1);">
            <text:p>insert into game_score (id, matchid, squad, goals, points, time_type) values (252, 56, 598, 0, 0, 1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253">
            <text:p>253</text:p>
          </table:table-cell>
          <table:table-cell table:style-name="ce4" table:formula="of:=[.B174]" office:value-type="float" office:value="56">
            <text:p>56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253, 56, 351, 0, 0, 2);">
            <text:p>insert into game_score (id, matchid, squad, goals, points, time_type) values (253, 56, 351, 0, 0, 2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254">
            <text:p>254</text:p>
          </table:table-cell>
          <table:table-cell table:style-name="ce4" table:formula="of:=[.B174]" office:value-type="float" office:value="56">
            <text:p>56</text:p>
          </table:table-cell>
          <table:table-cell table:style-name="ce4" office:value-type="float" office:value="251">
            <text:p>2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254, 56, 251, 0, 0, 1);">
            <text:p>insert into game_score (id, matchid, squad, goals, points, time_type) values (254, 56, 251, 0, 0, 1);</text:p>
          </table:table-cell>
          <table:table-cell table:number-columns-repeated="1017"/>
        </table:table-row>
        <table:table-row table:style-name="ro1">
          <table:table-cell table:style-name="ce4" table:formula="of:=[.A177]+1" office:value-type="float" office:value="255">
            <text:p>255</text:p>
          </table:table-cell>
          <table:table-cell table:style-name="ce4" table:formula="of:=[.B175]" office:value-type="float" office:value="56">
            <text:p>56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255, 56, 598, 1, 2, 4);">
            <text:p>insert into game_score (id, matchid, squad, goals, points, time_type) values (255, 56, 598, 1, 2, 4);</text:p>
          </table:table-cell>
          <table:table-cell table:number-columns-repeated="1017"/>
        </table:table-row>
        <table:table-row table:style-name="ro1">
          <table:table-cell table:style-name="ce4" table:formula="of:=[.A178]+1" office:value-type="float" office:value="256">
            <text:p>256</text:p>
          </table:table-cell>
          <table:table-cell table:style-name="ce4" table:formula="of:=[.B176]" office:value-type="float" office:value="56">
            <text:p>56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256, 56, 598, 1, 0, 3);">
            <text:p>insert into game_score (id, matchid, squad, goals, points, time_type) values (256, 56, 598, 1, 0, 3);</text:p>
          </table:table-cell>
          <table:table-cell table:number-columns-repeated="1017"/>
        </table:table-row>
        <table:table-row table:style-name="ro1">
          <table:table-cell table:style-name="ce4" table:formula="of:=[.A179]+1" office:value-type="float" office:value="257">
            <text:p>257</text:p>
          </table:table-cell>
          <table:table-cell table:style-name="ce4" table:formula="of:=[.B177]" office:value-type="float" office:value="56">
            <text:p>56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257, 56, 351, 0, 0, 4);">
            <text:p>insert into game_score (id, matchid, squad, goals, points, time_type) values (257, 56, 351, 0, 0, 4);</text:p>
          </table:table-cell>
          <table:table-cell table:number-columns-repeated="1017"/>
        </table:table-row>
        <table:table-row table:style-name="ro1">
          <table:table-cell table:style-name="ce4" table:formula="of:=[.A180]+1" office:value-type="float" office:value="258">
            <text:p>258</text:p>
          </table:table-cell>
          <table:table-cell table:style-name="ce4" table:formula="of:=[.B178]" office:value-type="float" office:value="56">
            <text:p>56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258, 56, 351, 0, 0, 3);">
            <text:p>insert into game_score (id, matchid, squad, goals, points, time_type) values (258, 56, 351, 0, 0, 3);</text:p>
          </table:table-cell>
          <table:table-cell table:number-columns-repeated="1017"/>
        </table:table-row>
        <table:table-row table:style-name="ro1">
          <table:table-cell table:style-name="ce3" table:formula="of:=[.A181]+1" office:value-type="float" office:value="259">
            <text:p>259</text:p>
          </table:table-cell>
          <table:table-cell table:style-name="ce3" table:formula="of:=[.B174]+1" office:value-type="float" office:value="57">
            <text:p>57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259, 57, 54, 2, 2, 2);">
            <text:p>insert into game_score (id, matchid, squad, goals, points, time_type) values (259, 57, 54, 2, 2, 2);</text:p>
          </table:table-cell>
          <table:table-cell table:number-columns-repeated="1017"/>
        </table:table-row>
        <table:table-row table:style-name="ro1">
          <table:table-cell table:style-name="ce3" table:formula="of:=[.A182]+1" office:value-type="float" office:value="260">
            <text:p>260</text:p>
          </table:table-cell>
          <table:table-cell table:style-name="ce3" table:formula="of:=[.B182]" office:value-type="float" office:value="57">
            <text:p>57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260, 57, 54, 0, 0, 1);">
            <text:p>insert into game_score (id, matchid, squad, goals, points, time_type) values (260, 57, 54, 0, 0, 1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261">
            <text:p>261</text:p>
          </table:table-cell>
          <table:table-cell table:style-name="ce3" table:formula="of:=[.B182]" office:value-type="float" office:value="57">
            <text:p>5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261, 57, 598, 0, 0, 2);">
            <text:p>insert into game_score (id, matchid, squad, goals, points, time_type) values (261, 57, 598, 0, 0, 2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262">
            <text:p>262</text:p>
          </table:table-cell>
          <table:table-cell table:style-name="ce3" table:formula="of:=[.B182]" office:value-type="float" office:value="57">
            <text:p>5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262, 57, 598, 0, 0, 1);">
            <text:p>insert into game_score (id, matchid, squad, goals, points, time_type) values (262, 57, 598, 0, 0, 1);</text:p>
          </table:table-cell>
          <table:table-cell table:number-columns-repeated="1017"/>
        </table:table-row>
        <table:table-row table:style-name="ro1">
          <table:table-cell table:style-name="ce4" table:formula="of:=[.A185]+1" office:value-type="float" office:value="263">
            <text:p>263</text:p>
          </table:table-cell>
          <table:table-cell table:style-name="ce4" table:formula="of:=[.B182]+1" office:value-type="float" office:value="58">
            <text:p>58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263, 58, 48, 0, 0, 2);">
            <text:p>insert into game_score (id, matchid, squad, goals, points, time_type) values (263, 58, 48, 0, 0, 2);</text:p>
          </table:table-cell>
          <table:table-cell table:number-columns-repeated="1017"/>
        </table:table-row>
        <table:table-row table:style-name="ro1">
          <table:table-cell table:style-name="ce4" table:formula="of:=[.A186]+1" office:value-type="float" office:value="264">
            <text:p>264</text:p>
          </table:table-cell>
          <table:table-cell table:style-name="ce4" table:formula="of:=[.B186]" office:value-type="float" office:value="58">
            <text:p>58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264, 58, 48, 0, 0, 1);">
            <text:p>insert into game_score (id, matchid, squad, goals, points, time_type) values (264, 58, 48, 0, 0, 1);</text:p>
          </table:table-cell>
          <table:table-cell table:number-columns-repeated="1017"/>
        </table:table-row>
        <table:table-row table:style-name="ro1">
          <table:table-cell table:style-name="ce4" table:formula="of:=[.A187]+1" office:value-type="float" office:value="265">
            <text:p>265</text:p>
          </table:table-cell>
          <table:table-cell table:style-name="ce4" table:formula="of:=[.B186]" office:value-type="float" office:value="58">
            <text:p>58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265, 58, 7097, 1, 2, 2);">
            <text:p>insert into game_score (id, matchid, squad, goals, points, time_type) values (265, 58, 7097, 1, 2, 2);</text:p>
          </table:table-cell>
          <table:table-cell table:number-columns-repeated="1017"/>
        </table:table-row>
        <table:table-row table:style-name="ro1">
          <table:table-cell table:style-name="ce4" table:formula="of:=[.A188]+1" office:value-type="float" office:value="266">
            <text:p>266</text:p>
          </table:table-cell>
          <table:table-cell table:style-name="ce4" table:formula="of:=[.B186]" office:value-type="float" office:value="58">
            <text:p>58</text:p>
          </table:table-cell>
          <table:table-cell table:style-name="ce4" office:value-type="float" office:value="7097">
            <text:p>709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266, 58, 7097, 0, 0, 1);">
            <text:p>insert into game_score (id, matchid, squad, goals, points, time_type) values (266, 58, 7097, 0, 0, 1);</text:p>
          </table:table-cell>
          <table:table-cell table:number-columns-repeated="1017"/>
        </table:table-row>
        <table:table-row table:style-name="ro1">
          <table:table-cell table:style-name="ce3" table:formula="of:=[.A189]+1" office:value-type="float" office:value="267">
            <text:p>267</text:p>
          </table:table-cell>
          <table:table-cell table:style-name="ce3" table:formula="of:=[.B186]+1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267, 59, 598, 1, 0, 2);">
            <text:p>insert into game_score (id, matchid, squad, goals, points, time_type) values (267, 59, 598, 1, 0, 2);</text:p>
          </table:table-cell>
          <table:table-cell table:number-columns-repeated="1017"/>
        </table:table-row>
        <table:table-row table:style-name="ro1">
          <table:table-cell table:style-name="ce3" table:formula="of:=[.A190]+1" office:value-type="float" office:value="268">
            <text:p>268</text:p>
          </table:table-cell>
          <table:table-cell table:style-name="ce3" table:formula="of:=[.B190]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268, 59, 598, 1, 0, 1);">
            <text:p>insert into game_score (id, matchid, squad, goals, points, time_type) values (268, 59, 598, 1, 0, 1);</text:p>
          </table:table-cell>
          <table:table-cell table:number-columns-repeated="1017"/>
        </table:table-row>
        <table:table-row table:style-name="ro1">
          <table:table-cell table:style-name="ce3" table:formula="of:=[.A191]+1" office:value-type="float" office:value="269">
            <text:p>269</text:p>
          </table:table-cell>
          <table:table-cell table:style-name="ce3" table:formula="of:=[.B190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269, 59, 48, 1, 0, 2);">
            <text:p>insert into game_score (id, matchid, squad, goals, points, time_type) values (269, 59, 48, 1, 0, 2);</text:p>
          </table:table-cell>
          <table:table-cell table:number-columns-repeated="1017"/>
        </table:table-row>
        <table:table-row table:style-name="ro1">
          <table:table-cell table:style-name="ce3" table:formula="of:=[.A192]+1" office:value-type="float" office:value="270">
            <text:p>270</text:p>
          </table:table-cell>
          <table:table-cell table:style-name="ce3" table:formula="of:=[.B190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270, 59, 48, 1, 0, 1);">
            <text:p>insert into game_score (id, matchid, squad, goals, points, time_type) values (270, 59, 48, 1, 0, 1);</text:p>
          </table:table-cell>
          <table:table-cell table:number-columns-repeated="1017"/>
        </table:table-row>
        <table:table-row table:style-name="ro1">
          <table:table-cell table:style-name="ce3" table:formula="of:=[.A193]+1" office:value-type="float" office:value="271">
            <text:p>271</text:p>
          </table:table-cell>
          <table:table-cell table:style-name="ce3" table:formula="of:=[.B191]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271, 59, 598, 1, 1, 4);">
            <text:p>insert into game_score (id, matchid, squad, goals, points, time_type) values (271, 59, 598, 1, 1, 4);</text:p>
          </table:table-cell>
          <table:table-cell table:number-columns-repeated="1017"/>
        </table:table-row>
        <table:table-row table:style-name="ro1">
          <table:table-cell table:style-name="ce3" table:formula="of:=[.A194]+1" office:value-type="float" office:value="272">
            <text:p>272</text:p>
          </table:table-cell>
          <table:table-cell table:style-name="ce3" table:formula="of:=[.B192]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272, 59, 598, 1, 0, 3);">
            <text:p>insert into game_score (id, matchid, squad, goals, points, time_type) values (272, 59, 598, 1, 0, 3);</text:p>
          </table:table-cell>
          <table:table-cell table:number-columns-repeated="1017"/>
        </table:table-row>
        <table:table-row table:style-name="ro1">
          <table:table-cell table:style-name="ce3" table:formula="of:=[.A195]+1" office:value-type="float" office:value="273">
            <text:p>273</text:p>
          </table:table-cell>
          <table:table-cell table:style-name="ce3" table:formula="of:=[.B193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273, 59, 48, 1, 1, 4);">
            <text:p>insert into game_score (id, matchid, squad, goals, points, time_type) values (273, 59, 48, 1, 1, 4);</text:p>
          </table:table-cell>
          <table:table-cell table:number-columns-repeated="1017"/>
        </table:table-row>
        <table:table-row table:style-name="ro1">
          <table:table-cell table:style-name="ce3" table:formula="of:=[.A196]+1" office:value-type="float" office:value="274">
            <text:p>274</text:p>
          </table:table-cell>
          <table:table-cell table:style-name="ce3" table:formula="of:=[.B194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274, 59, 48, 1, 0, 3);">
            <text:p>insert into game_score (id, matchid, squad, goals, points, time_type) values (274, 59, 48, 1, 0, 3);</text:p>
          </table:table-cell>
          <table:table-cell table:number-columns-repeated="1017"/>
        </table:table-row>
        <table:table-row table:style-name="ro1">
          <table:table-cell table:style-name="ce3" table:formula="of:=[.A197]+1" office:value-type="float" office:value="275">
            <text:p>275</text:p>
          </table:table-cell>
          <table:table-cell table:style-name="ce3" table:formula="of:=[.B195]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275, 59, 598, 5, 0, 7);">
            <text:p>insert into game_score (id, matchid, squad, goals, points, time_type) values (275, 59, 598, 5, 0, 7);</text:p>
          </table:table-cell>
          <table:table-cell table:number-columns-repeated="1017"/>
        </table:table-row>
        <table:table-row table:style-name="ro1">
          <table:table-cell table:style-name="ce3" table:formula="of:=[.A198]+1" office:value-type="float" office:value="276">
            <text:p>276</text:p>
          </table:table-cell>
          <table:table-cell table:style-name="ce3" table:formula="of:=[.B196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276, 59, 48, 3, 0, 7);">
            <text:p>insert into game_score (id, matchid, squad, goals, points, time_type) values (276, 59, 48, 3, 0, 7);</text:p>
          </table:table-cell>
          <table:table-cell table:number-columns-repeated="1017"/>
        </table:table-row>
        <table:table-row table:style-name="ro1">
          <table:table-cell table:style-name="ce4" table:formula="of:=[.A199]+1" office:value-type="float" office:value="277">
            <text:p>277</text:p>
          </table:table-cell>
          <table:table-cell table:style-name="ce4" table:formula="of:=[.B190]+1" office:value-type="float" office:value="60">
            <text:p>6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277, 60, 54, 3, 2, 2);">
            <text:p>insert into game_score (id, matchid, squad, goals, points, time_type) values (277, 60, 54, 3, 2, 2);</text:p>
          </table:table-cell>
          <table:table-cell table:number-columns-repeated="1017"/>
        </table:table-row>
        <table:table-row table:style-name="ro1">
          <table:table-cell table:style-name="ce4" table:formula="of:=[.A200]+1" office:value-type="float" office:value="278">
            <text:p>278</text:p>
          </table:table-cell>
          <table:table-cell table:style-name="ce4" table:formula="of:=[.B200]" office:value-type="float" office:value="60">
            <text:p>6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278, 60, 54, 0, 0, 1);">
            <text:p>insert into game_score (id, matchid, squad, goals, points, time_type) values (278, 60, 54, 0, 0, 1);</text:p>
          </table:table-cell>
          <table:table-cell table:number-columns-repeated="1017"/>
        </table:table-row>
        <table:table-row table:style-name="ro1">
          <table:table-cell table:style-name="ce4" table:formula="of:=[.A201]+1" office:value-type="float" office:value="279">
            <text:p>279</text:p>
          </table:table-cell>
          <table:table-cell table:style-name="ce4" table:formula="of:=[.B200]" office:value-type="float" office:value="60">
            <text:p>60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279, 60, 7097, 1, 0, 2);">
            <text:p>insert into game_score (id, matchid, squad, goals, points, time_type) values (279, 60, 7097, 1, 0, 2);</text:p>
          </table:table-cell>
          <table:table-cell table:number-columns-repeated="1017"/>
        </table:table-row>
        <table:table-row table:style-name="ro1">
          <table:table-cell table:style-name="ce4" table:formula="of:=[.A202]+1" office:value-type="float" office:value="280">
            <text:p>280</text:p>
          </table:table-cell>
          <table:table-cell table:style-name="ce4" table:formula="of:=[.B200]" office:value-type="float" office:value="60">
            <text:p>60</text:p>
          </table:table-cell>
          <table:table-cell table:style-name="ce4" office:value-type="float" office:value="7097">
            <text:p>709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280, 60, 7097, 0, 0, 1);">
            <text:p>insert into game_score (id, matchid, squad, goals, points, time_type) values (280, 60, 7097, 0, 0, 1);</text:p>
          </table:table-cell>
          <table:table-cell table:number-columns-repeated="1017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1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79'.A17]+1" office:value-type="float" office:value="33">
            <text:p>33</text:p>
          </table:table-cell>
          <table:table-cell office:value-type="float" office:value="1981">
            <text:p>1981</text:p>
          </table:table-cell>
          <table:table-cell office:value-type="string">
            <text:p>A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3, 1981, 'A', 598);">
            <text:p>insert into group_stage (id, tournament, group_code, squad) values (33, 1981, 'A', 598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34">
            <text:p>34</text:p>
          </table:table-cell>
          <table:table-cell table:formula="of:=[.B2]" office:value-type="float" office:value="1981">
            <text:p>1981</text:p>
          </table:table-cell>
          <table:table-cell office:value-type="string">
            <text:p>A</text:p>
          </table:table-cell>
          <table:table-cell table:style-name="Default" office:value-type="float" office:value="974">
            <text:p>97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34, 1981, 'A', 974);">
            <text:p>insert into group_stage (id, tournament, group_code, squad) values (34, 1981, 'A', 974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35">
            <text:p>35</text:p>
          </table:table-cell>
          <table:table-cell table:formula="of:=[.B3]" office:value-type="float" office:value="1981">
            <text:p>1981</text:p>
          </table:table-cell>
          <table:table-cell office:value-type="string">
            <text:p>A</text:p>
          </table:table-cell>
          <table:table-cell table:style-name="Default" office:value-type="float" office:value="48">
            <text:p>48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5, 1981, 'A', 48);">
            <text:p>insert into group_stage (id, tournament, group_code, squad) values (35, 1981, 'A', 48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36">
            <text:p>36</text:p>
          </table:table-cell>
          <table:table-cell table:formula="of:=[.B4]" office:value-type="float" office:value="1981">
            <text:p>1981</text:p>
          </table:table-cell>
          <table:table-cell office:value-type="string">
            <text:p>A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36, 1981, 'A', 1);">
            <text:p>insert into group_stage (id, tournament, group_code, squad) values (36, 1981, 'A', 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7">
            <text:p>37</text:p>
          </table:table-cell>
          <table:table-cell table:formula="of:=[.B5]" office:value-type="float" office:value="1981">
            <text:p>1981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37, 1981, 'B', 55);">
            <text:p>insert into group_stage (id, tournament, group_code, squad) values (37, 1981, 'B', 55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38">
            <text:p>38</text:p>
          </table:table-cell>
          <table:table-cell table:formula="of:=[.B6]" office:value-type="float" office:value="1981">
            <text:p>1981</text:p>
          </table:table-cell>
          <table:table-cell office:value-type="string">
            <text:p>B</text:p>
          </table:table-cell>
          <table:table-cell table:style-name="Default" office:value-type="float" office:value="40">
            <text:p>4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38, 1981, 'B', 40);">
            <text:p>insert into group_stage (id, tournament, group_code, squad) values (38, 1981, 'B', 40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39">
            <text:p>39</text:p>
          </table:table-cell>
          <table:table-cell table:formula="of:=[.B7]" office:value-type="float" office:value="1981">
            <text:p>1981</text:p>
          </table:table-cell>
          <table:table-cell office:value-type="string">
            <text:p>B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39, 1981, 'B', 82);">
            <text:p>insert into group_stage (id, tournament, group_code, squad) values (39, 1981, 'B', 82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40">
            <text:p>40</text:p>
          </table:table-cell>
          <table:table-cell table:formula="of:=[.B8]" office:value-type="float" office:value="1981">
            <text:p>1981</text:p>
          </table:table-cell>
          <table:table-cell office:value-type="string">
            <text:p>B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40, 1981, 'B', 39);">
            <text:p>insert into group_stage (id, tournament, group_code, squad) values (40, 1981, 'B', 39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41">
            <text:p>41</text:p>
          </table:table-cell>
          <table:table-cell table:formula="of:=[.B9]" office:value-type="float" office:value="1981">
            <text:p>1981</text:p>
          </table:table-cell>
          <table:table-cell office:value-type="string">
            <text:p>C</text:p>
          </table:table-cell>
          <table:table-cell table:style-name="Default" office:value-type="float" office:value="49228">
            <text:p>49228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41, 1981, 'C', 49228);">
            <text:p>insert into group_stage (id, tournament, group_code, squad) values (41, 1981, 'C', 49228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42">
            <text:p>42</text:p>
          </table:table-cell>
          <table:table-cell table:formula="of:=[.B10]" office:value-type="float" office:value="1981">
            <text:p>1981</text:p>
          </table:table-cell>
          <table:table-cell office:value-type="string">
            <text:p>C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42, 1981, 'C', 20);">
            <text:p>insert into group_stage (id, tournament, group_code, squad) values (42, 1981, 'C', 20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43">
            <text:p>43</text:p>
          </table:table-cell>
          <table:table-cell table:formula="of:=[.B11]" office:value-type="float" office:value="1981">
            <text:p>1981</text:p>
          </table:table-cell>
          <table:table-cell office:value-type="string">
            <text:p>C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43, 1981, 'C', 52);">
            <text:p>insert into group_stage (id, tournament, group_code, squad) values (43, 1981, 'C', 52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44">
            <text:p>44</text:p>
          </table:table-cell>
          <table:table-cell table:formula="of:=[.B12]" office:value-type="float" office:value="1981">
            <text:p>1981</text:p>
          </table:table-cell>
          <table:table-cell office:value-type="string">
            <text:p>C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44, 1981, 'C', 34);">
            <text:p>insert into group_stage (id, tournament, group_code, squad) values (44, 1981, 'C', 34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45">
            <text:p>45</text:p>
          </table:table-cell>
          <table:table-cell table:formula="of:=[.B13]" office:value-type="float" office:value="1981">
            <text:p>1981</text:p>
          </table:table-cell>
          <table:table-cell office:value-type="string">
            <text:p>D</text:p>
          </table:table-cell>
          <table:table-cell table:style-name="Default" office:value-type="float" office:value="4420">
            <text:p>4420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45, 1981, 'D', 4420);">
            <text:p>insert into group_stage (id, tournament, group_code, squad) values (45, 1981, 'D', 4420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46">
            <text:p>46</text:p>
          </table:table-cell>
          <table:table-cell table:formula="of:=[.B14]" office:value-type="float" office:value="1981">
            <text:p>1981</text:p>
          </table:table-cell>
          <table:table-cell office:value-type="string">
            <text:p>D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46, 1981, 'D', 61);">
            <text:p>insert into group_stage (id, tournament, group_code, squad) values (46, 1981, 'D', 61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47">
            <text:p>47</text:p>
          </table:table-cell>
          <table:table-cell table:formula="of:=[.B15]" office:value-type="float" office:value="1981">
            <text:p>1981</text:p>
          </table:table-cell>
          <table:table-cell office:value-type="string">
            <text:p>D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47, 1981, 'D', 54);">
            <text:p>insert into group_stage (id, tournament, group_code, squad) values (47, 1981, 'D', 54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48">
            <text:p>48</text:p>
          </table:table-cell>
          <table:table-cell table:formula="of:=[.B16]" office:value-type="float" office:value="1981">
            <text:p>1981</text:p>
          </table:table-cell>
          <table:table-cell office:value-type="string">
            <text:p>D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48, 1981, 'D', 237);">
            <text:p>insert into group_stage (id, tournament, group_code, squad) values (48, 1981, 'D', 23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79'.A51]+1" office:value-type="float" office:value="61">
            <text:p>61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61, '1981-10-03', 2, 61);">
            <text:p>insert into game (matchid, matchdate, game_type, country) values (61, '1981-10-03', 2, 61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62">
            <text:p>62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20]" office:value-type="float" office:value="61">
            <text:p>61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62, '1981-10-03', 2, 61);">
            <text:p>insert into game (matchid, matchdate, game_type, country) values (62, '1981-10-03', 2, 61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63">
            <text:p>63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21]" office:value-type="float" office:value="61">
            <text:p>61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63, '1981-10-06', 2, 61);">
            <text:p>insert into game (matchid, matchdate, game_type, country) values (63, '1981-10-06', 2, 61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64">
            <text:p>64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22]" office:value-type="float" office:value="61">
            <text:p>61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64, '1981-10-06', 2, 61);">
            <text:p>insert into game (matchid, matchdate, game_type, country) values (64, '1981-10-06', 2, 61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65">
            <text:p>65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23]" office:value-type="float" office:value="61">
            <text:p>61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65, '1981-10-08', 2, 61);">
            <text:p>insert into game (matchid, matchdate, game_type, country) values (65, '1981-10-08', 2, 61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66">
            <text:p>66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24]" office:value-type="float" office:value="61">
            <text:p>61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66, '1981-10-08', 2, 61);">
            <text:p>insert into game (matchid, matchdate, game_type, country) values (66, '1981-10-08', 2, 61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67">
            <text:p>67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25]" office:value-type="float" office:value="61">
            <text:p>61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67, '1981-10-03', 2, 61);">
            <text:p>insert into game (matchid, matchdate, game_type, country) values (67, '1981-10-03', 2, 61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68">
            <text:p>68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26]" office:value-type="float" office:value="61">
            <text:p>61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68, '1981-10-03', 2, 61);">
            <text:p>insert into game (matchid, matchdate, game_type, country) values (68, '1981-10-03', 2, 61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69">
            <text:p>69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27]" office:value-type="float" office:value="61">
            <text:p>6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69, '1981-10-06', 2, 61);">
            <text:p>insert into game (matchid, matchdate, game_type, country) values (69, '1981-10-06', 2, 61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70">
            <text:p>70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28]" office:value-type="float" office:value="61">
            <text:p>61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70, '1981-10-06', 2, 61);">
            <text:p>insert into game (matchid, matchdate, game_type, country) values (70, '1981-10-06', 2, 61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71">
            <text:p>71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29]" office:value-type="float" office:value="61">
            <text:p>61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71, '1981-10-08', 2, 61);">
            <text:p>insert into game (matchid, matchdate, game_type, country) values (71, '1981-10-08', 2, 61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72">
            <text:p>72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30]" office:value-type="float" office:value="61">
            <text:p>61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72, '1981-10-08', 2, 61);">
            <text:p>insert into game (matchid, matchdate, game_type, country) values (72, '1981-10-08', 2, 61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73">
            <text:p>73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31]" office:value-type="float" office:value="61">
            <text:p>6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73, '1981-10-03', 2, 61);">
            <text:p>insert into game (matchid, matchdate, game_type, country) values (73, '1981-10-03', 2, 61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74">
            <text:p>74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32]" office:value-type="float" office:value="61">
            <text:p>6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74, '1981-10-03', 2, 61);">
            <text:p>insert into game (matchid, matchdate, game_type, country) values (74, '1981-10-03', 2, 61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75">
            <text:p>75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33]" office:value-type="float" office:value="61">
            <text:p>6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75, '1981-10-06', 2, 61);">
            <text:p>insert into game (matchid, matchdate, game_type, country) values (75, '1981-10-06', 2, 61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76">
            <text:p>76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34]" office:value-type="float" office:value="61">
            <text:p>6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76, '1981-10-06', 2, 61);">
            <text:p>insert into game (matchid, matchdate, game_type, country) values (76, '1981-10-06', 2, 61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77">
            <text:p>77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35]" office:value-type="float" office:value="61">
            <text:p>6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77, '1981-10-08', 2, 61);">
            <text:p>insert into game (matchid, matchdate, game_type, country) values (77, '1981-10-08', 2, 61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78">
            <text:p>78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36]" office:value-type="float" office:value="61">
            <text:p>61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78, '1981-10-08', 2, 61);">
            <text:p>insert into game (matchid, matchdate, game_type, country) values (78, '1981-10-08', 2, 61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79">
            <text:p>79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37]" office:value-type="float" office:value="61">
            <text:p>6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79, '1981-10-03', 2, 61);">
            <text:p>insert into game (matchid, matchdate, game_type, country) values (79, '1981-10-03', 2, 61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80">
            <text:p>80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38]" office:value-type="float" office:value="61">
            <text:p>6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80, '1981-10-03', 2, 61);">
            <text:p>insert into game (matchid, matchdate, game_type, country) values (80, '1981-10-03', 2, 61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81">
            <text:p>81</text:p>
          </table:table-cell>
          <table:table-cell table:style-name="ce5" table:formula="of:=&quot;1981-10-05&quot;" office:value-type="string" office:string-value="1981-10-05">
            <text:p>1981-10-05</text:p>
          </table:table-cell>
          <table:table-cell office:value-type="float" office:value="2">
            <text:p>2</text:p>
          </table:table-cell>
          <table:table-cell table:formula="of:=[.D39]" office:value-type="float" office:value="61">
            <text:p>61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81, '1981-10-05', 2, 61);">
            <text:p>insert into game (matchid, matchdate, game_type, country) values (81, '1981-10-05', 2, 61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82">
            <text:p>82</text:p>
          </table:table-cell>
          <table:table-cell table:style-name="ce5" table:formula="of:=&quot;1981-10-05&quot;" office:value-type="string" office:string-value="1981-10-05">
            <text:p>1981-10-05</text:p>
          </table:table-cell>
          <table:table-cell office:value-type="float" office:value="2">
            <text:p>2</text:p>
          </table:table-cell>
          <table:table-cell table:formula="of:=[.D40]" office:value-type="float" office:value="61">
            <text:p>6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82, '1981-10-05', 2, 61);">
            <text:p>insert into game (matchid, matchdate, game_type, country) values (82, '1981-10-05', 2, 61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83">
            <text:p>83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41]" office:value-type="float" office:value="61">
            <text:p>61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83, '1981-10-08', 2, 61);">
            <text:p>insert into game (matchid, matchdate, game_type, country) values (83, '1981-10-08', 2, 61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84">
            <text:p>84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42]" office:value-type="float" office:value="61">
            <text:p>61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84, '1981-10-08', 2, 61);">
            <text:p>insert into game (matchid, matchdate, game_type, country) values (84, '1981-10-08', 2, 61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85">
            <text:p>85</text:p>
          </table:table-cell>
          <table:table-cell table:style-name="ce5" table:formula="of:=&quot;1981-10-11&quot;" office:value-type="string" office:string-value="1981-10-11">
            <text:p>1981-10-11</text:p>
          </table:table-cell>
          <table:table-cell office:value-type="float" office:value="3">
            <text:p>3</text:p>
          </table:table-cell>
          <table:table-cell table:formula="of:=[.D43]" office:value-type="float" office:value="61">
            <text:p>61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85, '1981-10-11', 3, 61);">
            <text:p>insert into game (matchid, matchdate, game_type, country) values (85, '1981-10-11', 3, 61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86">
            <text:p>86</text:p>
          </table:table-cell>
          <table:table-cell table:style-name="ce5" table:formula="of:=&quot;1981-10-11&quot;" office:value-type="string" office:string-value="1981-10-11">
            <text:p>1981-10-11</text:p>
          </table:table-cell>
          <table:table-cell office:value-type="float" office:value="3">
            <text:p>3</text:p>
          </table:table-cell>
          <table:table-cell table:formula="of:=[.D44]" office:value-type="float" office:value="61">
            <text:p>61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86, '1981-10-11', 3, 61);">
            <text:p>insert into game (matchid, matchdate, game_type, country) values (86, '1981-10-11', 3, 61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87">
            <text:p>87</text:p>
          </table:table-cell>
          <table:table-cell table:style-name="ce5" table:formula="of:=&quot;1981-10-11&quot;" office:value-type="string" office:string-value="1981-10-11">
            <text:p>1981-10-11</text:p>
          </table:table-cell>
          <table:table-cell office:value-type="float" office:value="3">
            <text:p>3</text:p>
          </table:table-cell>
          <table:table-cell table:formula="of:=[.D45]" office:value-type="float" office:value="61">
            <text:p>61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87, '1981-10-11', 3, 61);">
            <text:p>insert into game (matchid, matchdate, game_type, country) values (87, '1981-10-11', 3, 61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88">
            <text:p>88</text:p>
          </table:table-cell>
          <table:table-cell table:style-name="ce5" table:formula="of:=&quot;1981-10-11&quot;" office:value-type="string" office:string-value="1981-10-11">
            <text:p>1981-10-11</text:p>
          </table:table-cell>
          <table:table-cell office:value-type="float" office:value="3">
            <text:p>3</text:p>
          </table:table-cell>
          <table:table-cell table:formula="of:=[.D46]" office:value-type="float" office:value="61">
            <text:p>61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88, '1981-10-11', 3, 61);">
            <text:p>insert into game (matchid, matchdate, game_type, country) values (88, '1981-10-11', 3, 61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89">
            <text:p>89</text:p>
          </table:table-cell>
          <table:table-cell table:style-name="ce5" table:formula="of:=&quot;1981-10-14&quot;" office:value-type="string" office:string-value="1981-10-14">
            <text:p>1981-10-14</text:p>
          </table:table-cell>
          <table:table-cell office:value-type="float" office:value="4">
            <text:p>4</text:p>
          </table:table-cell>
          <table:table-cell table:formula="of:=[.D47]" office:value-type="float" office:value="61">
            <text:p>61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89, '1981-10-14', 4, 61);">
            <text:p>insert into game (matchid, matchdate, game_type, country) values (89, '1981-10-14', 4, 61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90">
            <text:p>90</text:p>
          </table:table-cell>
          <table:table-cell table:style-name="ce5" table:formula="of:=&quot;1981-10-14&quot;" office:value-type="string" office:string-value="1981-10-14">
            <text:p>1981-10-14</text:p>
          </table:table-cell>
          <table:table-cell office:value-type="float" office:value="4">
            <text:p>4</text:p>
          </table:table-cell>
          <table:table-cell table:formula="of:=[.D48]" office:value-type="float" office:value="61">
            <text:p>61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90, '1981-10-14', 4, 61);">
            <text:p>insert into game (matchid, matchdate, game_type, country) values (90, '1981-10-14', 4, 61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91">
            <text:p>91</text:p>
          </table:table-cell>
          <table:table-cell table:style-name="ce5" table:formula="of:=&quot;1981-10-17&quot;" office:value-type="string" office:string-value="1981-10-17">
            <text:p>1981-10-17</text:p>
          </table:table-cell>
          <table:table-cell office:value-type="float" office:value="5">
            <text:p>5</text:p>
          </table:table-cell>
          <table:table-cell table:formula="of:=[.D49]" office:value-type="float" office:value="61">
            <text:p>61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91, '1981-10-17', 5, 61);">
            <text:p>insert into game (matchid, matchdate, game_type, country) values (91, '1981-10-17', 5, 61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92">
            <text:p>92</text:p>
          </table:table-cell>
          <table:table-cell table:style-name="ce5" table:formula="of:=&quot;1981-10-18&quot;" office:value-type="string" office:string-value="1981-10-18">
            <text:p>1981-10-18</text:p>
          </table:table-cell>
          <table:table-cell office:value-type="float" office:value="6">
            <text:p>6</text:p>
          </table:table-cell>
          <table:table-cell table:formula="of:=[.D50]" office:value-type="float" office:value="61">
            <text:p>61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92, '1981-10-18', 6, 61);">
            <text:p>insert into game (matchid, matchdate, game_type, country) values (92, '1981-10-18', 6, 61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79'.A203]+ 1" office:value-type="float" office:value="281">
            <text:p>281</text:p>
          </table:table-cell>
          <table:table-cell table:style-name="ce3" table:formula="of:=[.A20]" office:value-type="float" office:value="61">
            <text:p>61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81, 61, 48, 0, 0, 2);">
            <text:p>insert into game_score (id, matchid, squad, goals, points, time_type) values (281, 61, 48, 0, 0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282">
            <text:p>282</text:p>
          </table:table-cell>
          <table:table-cell table:style-name="ce3" table:formula="of:=[.B54]" office:value-type="float" office:value="61">
            <text:p>61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82, 61, 48, 0, 0, 1);">
            <text:p>insert into game_score (id, matchid, squad, goals, points, time_type) values (282, 61, 48, 0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283">
            <text:p>283</text:p>
          </table:table-cell>
          <table:table-cell table:style-name="ce3" table:formula="of:=[.B54]" office:value-type="float" office:value="61">
            <text:p>61</text:p>
          </table:table-cell>
          <table:table-cell table:style-name="ce3" office:value-type="float" office:value="974">
            <text:p>97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83, 61, 974, 1, 2, 2);">
            <text:p>insert into game_score (id, matchid, squad, goals, points, time_type) values (283, 61, 974, 1, 2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284">
            <text:p>284</text:p>
          </table:table-cell>
          <table:table-cell table:style-name="ce3" table:formula="of:=[.B54]" office:value-type="float" office:value="61">
            <text:p>61</text:p>
          </table:table-cell>
          <table:table-cell table:style-name="ce3" office:value-type="float" office:value="974">
            <text:p>97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84, 61, 974, 1, 0, 1);">
            <text:p>insert into game_score (id, matchid, squad, goals, points, time_type) values (284, 61, 974, 1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285">
            <text:p>285</text:p>
          </table:table-cell>
          <table:table-cell table:style-name="ce4" table:formula="of:=[.B54]+1" office:value-type="float" office:value="62">
            <text:p>6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85, 62, 1, 0, 0, 2);">
            <text:p>insert into game_score (id, matchid, squad, goals, points, time_type) values (285, 62, 1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286">
            <text:p>286</text:p>
          </table:table-cell>
          <table:table-cell table:style-name="ce4" table:formula="of:=[.B58]" office:value-type="float" office:value="62">
            <text:p>6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86, 62, 1, 0, 0, 1);">
            <text:p>insert into game_score (id, matchid, squad, goals, points, time_type) values (286, 62, 1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287">
            <text:p>287</text:p>
          </table:table-cell>
          <table:table-cell table:style-name="ce4" table:formula="of:=[.B58]" office:value-type="float" office:value="62">
            <text:p>6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87, 62, 598, 3, 2, 2);">
            <text:p>insert into game_score (id, matchid, squad, goals, points, time_type) values (287, 62, 598, 3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288">
            <text:p>288</text:p>
          </table:table-cell>
          <table:table-cell table:style-name="ce4" table:formula="of:=[.B58]" office:value-type="float" office:value="62">
            <text:p>6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88, 62, 598, 1, 0, 1);">
            <text:p>insert into game_score (id, matchid, squad, goals, points, time_type) values (288, 62, 598, 1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289">
            <text:p>289</text:p>
          </table:table-cell>
          <table:table-cell table:style-name="ce3" table:formula="of:=[.B58]+1" office:value-type="float" office:value="63">
            <text:p>6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89, 63, 1, 1, 1, 2);">
            <text:p>insert into game_score (id, matchid, squad, goals, points, time_type) values (289, 63, 1, 1, 1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290">
            <text:p>290</text:p>
          </table:table-cell>
          <table:table-cell table:style-name="ce3" table:formula="of:=[.B62]" office:value-type="float" office:value="63">
            <text:p>6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90, 63, 1, 1, 0, 1);">
            <text:p>insert into game_score (id, matchid, squad, goals, points, time_type) values (290, 63, 1, 1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291">
            <text:p>291</text:p>
          </table:table-cell>
          <table:table-cell table:style-name="ce3" table:formula="of:=[.B62]" office:value-type="float" office:value="63">
            <text:p>63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91, 63, 974, 1, 1, 2);">
            <text:p>insert into game_score (id, matchid, squad, goals, points, time_type) values (291, 63, 974, 1, 1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292">
            <text:p>292</text:p>
          </table:table-cell>
          <table:table-cell table:style-name="ce3" table:formula="of:=[.B62]" office:value-type="float" office:value="63">
            <text:p>63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92, 63, 974, 0, 0, 1);">
            <text:p>insert into game_score (id, matchid, squad, goals, points, time_type) values (292, 63, 974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293">
            <text:p>293</text:p>
          </table:table-cell>
          <table:table-cell table:style-name="ce4" table:formula="of:=[.B62]+1" office:value-type="float" office:value="64">
            <text:p>64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93, 64, 598, 1, 2, 2);">
            <text:p>insert into game_score (id, matchid, squad, goals, points, time_type) values (293, 64, 598, 1, 2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294">
            <text:p>294</text:p>
          </table:table-cell>
          <table:table-cell table:style-name="ce4" table:formula="of:=[.B66]" office:value-type="float" office:value="64">
            <text:p>64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94, 64, 598, 0, 0, 1);">
            <text:p>insert into game_score (id, matchid, squad, goals, points, time_type) values (294, 64, 598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295">
            <text:p>295</text:p>
          </table:table-cell>
          <table:table-cell table:style-name="ce4" table:formula="of:=[.B66]" office:value-type="float" office:value="64">
            <text:p>64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95, 64, 48, 0, 0, 2);">
            <text:p>insert into game_score (id, matchid, squad, goals, points, time_type) values (295, 64, 48, 0, 0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296">
            <text:p>296</text:p>
          </table:table-cell>
          <table:table-cell table:style-name="ce4" table:formula="of:=[.B66]" office:value-type="float" office:value="64">
            <text:p>64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96, 64, 48, 0, 0, 1);">
            <text:p>insert into game_score (id, matchid, squad, goals, points, time_type) values (296, 64, 48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297">
            <text:p>297</text:p>
          </table:table-cell>
          <table:table-cell table:style-name="ce3" table:formula="of:=[.B66]+1" office:value-type="float" office:value="65">
            <text:p>65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97, 65, 974, 0, 0, 2);">
            <text:p>insert into game_score (id, matchid, squad, goals, points, time_type) values (297, 65, 974, 0, 0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298">
            <text:p>298</text:p>
          </table:table-cell>
          <table:table-cell table:style-name="ce3" table:formula="of:=[.B70]" office:value-type="float" office:value="65">
            <text:p>65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98, 65, 974, 0, 0, 1);">
            <text:p>insert into game_score (id, matchid, squad, goals, points, time_type) values (298, 65, 974, 0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299">
            <text:p>299</text:p>
          </table:table-cell>
          <table:table-cell table:style-name="ce3" table:formula="of:=[.B70]" office:value-type="float" office:value="65">
            <text:p>65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99, 65, 598, 1, 2, 2);">
            <text:p>insert into game_score (id, matchid, squad, goals, points, time_type) values (299, 65, 598, 1, 2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300">
            <text:p>300</text:p>
          </table:table-cell>
          <table:table-cell table:style-name="ce3" table:formula="of:=[.B70]" office:value-type="float" office:value="65">
            <text:p>65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00, 65, 598, 0, 0, 1);">
            <text:p>insert into game_score (id, matchid, squad, goals, points, time_type) values (300, 65, 598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301">
            <text:p>301</text:p>
          </table:table-cell>
          <table:table-cell table:style-name="ce4" table:formula="of:=[.B70]+1" office:value-type="float" office:value="66">
            <text:p>66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01, 66, 48, 4, 2, 2);">
            <text:p>insert into game_score (id, matchid, squad, goals, points, time_type) values (301, 66, 48, 4, 2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302">
            <text:p>302</text:p>
          </table:table-cell>
          <table:table-cell table:style-name="ce4" table:formula="of:=[.B74]" office:value-type="float" office:value="66">
            <text:p>66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02, 66, 48, 2, 0, 1);">
            <text:p>insert into game_score (id, matchid, squad, goals, points, time_type) values (302, 66, 48, 2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303">
            <text:p>303</text:p>
          </table:table-cell>
          <table:table-cell table:style-name="ce4" table:formula="of:=[.B74]" office:value-type="float" office:value="66">
            <text:p>66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03, 66, 1, 0, 0, 2);">
            <text:p>insert into game_score (id, matchid, squad, goals, points, time_type) values (303, 66, 1, 0, 0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304">
            <text:p>304</text:p>
          </table:table-cell>
          <table:table-cell table:style-name="ce4" table:formula="of:=[.B74]" office:value-type="float" office:value="66">
            <text:p>66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04, 66, 1, 0, 0, 1);">
            <text:p>insert into game_score (id, matchid, squad, goals, points, time_type) values (304, 66, 1, 0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305">
            <text:p>305</text:p>
          </table:table-cell>
          <table:table-cell table:style-name="ce3" table:formula="of:=[.B74]+1" office:value-type="float" office:value="67">
            <text:p>67</text:p>
          </table:table-cell>
          <table:table-cell table:style-name="ce3" office:value-type="float" office:value="39">
            <text:p>3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05, 67, 39, 1, 0, 2);">
            <text:p>insert into game_score (id, matchid, squad, goals, points, time_type) values (305, 67, 39, 1, 0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306">
            <text:p>306</text:p>
          </table:table-cell>
          <table:table-cell table:style-name="ce3" table:formula="of:=[.B78]" office:value-type="float" office:value="67">
            <text:p>67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06, 67, 39, 0, 0, 1);">
            <text:p>insert into game_score (id, matchid, squad, goals, points, time_type) values (306, 67, 39, 0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307">
            <text:p>307</text:p>
          </table:table-cell>
          <table:table-cell table:style-name="ce3" table:formula="of:=[.B78]" office:value-type="float" office:value="67">
            <text:p>67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07, 67, 82, 4, 2, 2);">
            <text:p>insert into game_score (id, matchid, squad, goals, points, time_type) values (307, 67, 82, 4, 2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308">
            <text:p>308</text:p>
          </table:table-cell>
          <table:table-cell table:style-name="ce3" table:formula="of:=[.B78]" office:value-type="float" office:value="67">
            <text:p>67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08, 67, 82, 3, 0, 1);">
            <text:p>insert into game_score (id, matchid, squad, goals, points, time_type) values (308, 67, 82, 3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309">
            <text:p>309</text:p>
          </table:table-cell>
          <table:table-cell table:style-name="ce4" table:formula="of:=[.B78]+1" office:value-type="float" office:value="68">
            <text:p>68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09, 68, 40, 1, 1, 2);">
            <text:p>insert into game_score (id, matchid, squad, goals, points, time_type) values (309, 68, 40, 1, 1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310">
            <text:p>310</text:p>
          </table:table-cell>
          <table:table-cell table:style-name="ce4" table:formula="of:=[.B82]" office:value-type="float" office:value="68">
            <text:p>68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10, 68, 40, 0, 0, 1);">
            <text:p>insert into game_score (id, matchid, squad, goals, points, time_type) values (310, 68, 40, 0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311">
            <text:p>311</text:p>
          </table:table-cell>
          <table:table-cell table:style-name="ce4" table:formula="of:=[.B82]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11, 68, 55, 1, 1, 2);">
            <text:p>insert into game_score (id, matchid, squad, goals, points, time_type) values (311, 68, 55, 1, 1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312">
            <text:p>312</text:p>
          </table:table-cell>
          <table:table-cell table:style-name="ce4" table:formula="of:=[.B82]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12, 68, 55, 0, 0, 1);">
            <text:p>insert into game_score (id, matchid, squad, goals, points, time_type) values (312, 68, 55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313">
            <text:p>313</text:p>
          </table:table-cell>
          <table:table-cell table:style-name="ce3" table:formula="of:=[.B82]+1" office:value-type="float" office:value="69">
            <text:p>69</text:p>
          </table:table-cell>
          <table:table-cell table:style-name="ce3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13, 69, 40, 1, 2, 2);">
            <text:p>insert into game_score (id, matchid, squad, goals, points, time_type) values (313, 69, 40, 1, 2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314">
            <text:p>314</text:p>
          </table:table-cell>
          <table:table-cell table:style-name="ce3" table:formula="of:=[.B86]" office:value-type="float" office:value="69">
            <text:p>69</text:p>
          </table:table-cell>
          <table:table-cell table:style-name="ce3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14, 69, 40, 1, 0, 1);">
            <text:p>insert into game_score (id, matchid, squad, goals, points, time_type) values (314, 69, 40, 1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315">
            <text:p>315</text:p>
          </table:table-cell>
          <table:table-cell table:style-name="ce3" table:formula="of:=[.B86]" office:value-type="float" office:value="69">
            <text:p>69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15, 69, 82, 0, 0, 2);">
            <text:p>insert into game_score (id, matchid, squad, goals, points, time_type) values (315, 69, 82, 0, 0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316">
            <text:p>316</text:p>
          </table:table-cell>
          <table:table-cell table:style-name="ce3" table:formula="of:=[.B86]" office:value-type="float" office:value="69">
            <text:p>69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16, 69, 82, 0, 0, 1);">
            <text:p>insert into game_score (id, matchid, squad, goals, points, time_type) values (316, 69, 82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317">
            <text:p>317</text:p>
          </table:table-cell>
          <table:table-cell table:style-name="ce4" table:formula="of:=[.B86]+1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17, 70, 55, 1, 2, 2);">
            <text:p>insert into game_score (id, matchid, squad, goals, points, time_type) values (317, 70, 55, 1, 2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318">
            <text:p>318</text:p>
          </table:table-cell>
          <table:table-cell table:style-name="ce4" table:formula="of:=[.B90]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18, 70, 55, 0, 0, 1);">
            <text:p>insert into game_score (id, matchid, squad, goals, points, time_type) values (318, 70, 55, 0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319">
            <text:p>319</text:p>
          </table:table-cell>
          <table:table-cell table:style-name="ce4" table:formula="of:=[.B90]" office:value-type="float" office:value="70">
            <text:p>7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19, 70, 39, 0, 0, 2);">
            <text:p>insert into game_score (id, matchid, squad, goals, points, time_type) values (319, 70, 39, 0, 0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320">
            <text:p>320</text:p>
          </table:table-cell>
          <table:table-cell table:style-name="ce4" table:formula="of:=[.B90]" office:value-type="float" office:value="70">
            <text:p>7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20, 70, 39, 0, 0, 1);">
            <text:p>insert into game_score (id, matchid, squad, goals, points, time_type) values (320, 70, 39, 0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321">
            <text:p>321</text:p>
          </table:table-cell>
          <table:table-cell table:style-name="ce3" table:formula="of:=[.B90]+1" office:value-type="float" office:value="71">
            <text:p>71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21, 71, 82, 0, 0, 2);">
            <text:p>insert into game_score (id, matchid, squad, goals, points, time_type) values (321, 71, 82, 0, 0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322">
            <text:p>322</text:p>
          </table:table-cell>
          <table:table-cell table:style-name="ce3" table:formula="of:=[.B94]" office:value-type="float" office:value="71">
            <text:p>71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22, 71, 82, 0, 0, 1);">
            <text:p>insert into game_score (id, matchid, squad, goals, points, time_type) values (322, 71, 82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323">
            <text:p>323</text:p>
          </table:table-cell>
          <table:table-cell table:style-name="ce3" table:formula="of:=[.B94]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23, 71, 55, 3, 2, 2);">
            <text:p>insert into game_score (id, matchid, squad, goals, points, time_type) values (323, 71, 55, 3, 2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324">
            <text:p>324</text:p>
          </table:table-cell>
          <table:table-cell table:style-name="ce3" table:formula="of:=[.B94]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24, 71, 55, 0, 0, 1);">
            <text:p>insert into game_score (id, matchid, squad, goals, points, time_type) values (324, 71, 55, 0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325">
            <text:p>325</text:p>
          </table:table-cell>
          <table:table-cell table:style-name="ce4" table:formula="of:=[.B94]+1" office:value-type="float" office:value="72">
            <text:p>7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325, 72, 39, 0, 0, 2);">
            <text:p>insert into game_score (id, matchid, squad, goals, points, time_type) values (325, 72, 39, 0, 0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326">
            <text:p>326</text:p>
          </table:table-cell>
          <table:table-cell table:style-name="ce4" table:formula="of:=[.B98]" office:value-type="float" office:value="72">
            <text:p>7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326, 72, 39, 0, 0, 1);">
            <text:p>insert into game_score (id, matchid, squad, goals, points, time_type) values (326, 72, 39, 0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327">
            <text:p>327</text:p>
          </table:table-cell>
          <table:table-cell table:style-name="ce4" table:formula="of:=[.B98]" office:value-type="float" office:value="72">
            <text:p>72</text:p>
          </table:table-cell>
          <table:table-cell table:style-name="ce4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327, 72, 40, 1, 2, 2);">
            <text:p>insert into game_score (id, matchid, squad, goals, points, time_type) values (327, 72, 40, 1, 2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328">
            <text:p>328</text:p>
          </table:table-cell>
          <table:table-cell table:style-name="ce4" table:formula="of:=[.B98]" office:value-type="float" office:value="72">
            <text:p>72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328, 72, 40, 0, 0, 1);">
            <text:p>insert into game_score (id, matchid, squad, goals, points, time_type) values (328, 72, 40, 0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329">
            <text:p>329</text:p>
          </table:table-cell>
          <table:table-cell table:style-name="ce3" table:formula="of:=[.B98]+1" office:value-type="float" office:value="73">
            <text:p>7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329, 73, 34, 2, 1, 2);">
            <text:p>insert into game_score (id, matchid, squad, goals, points, time_type) values (329, 73, 34, 2, 1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330">
            <text:p>330</text:p>
          </table:table-cell>
          <table:table-cell table:style-name="ce3" table:formula="of:=[.B102]" office:value-type="float" office:value="73">
            <text:p>7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330, 73, 34, 0, 0, 1);">
            <text:p>insert into game_score (id, matchid, squad, goals, points, time_type) values (330, 73, 34, 0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331">
            <text:p>331</text:p>
          </table:table-cell>
          <table:table-cell table:style-name="ce3" table:formula="of:=[.B102]" office:value-type="float" office:value="73">
            <text:p>73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331, 73, 20, 2, 1, 2);">
            <text:p>insert into game_score (id, matchid, squad, goals, points, time_type) values (331, 73, 20, 2, 1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332">
            <text:p>332</text:p>
          </table:table-cell>
          <table:table-cell table:style-name="ce3" table:formula="of:=[.B102]" office:value-type="float" office:value="73">
            <text:p>73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332, 73, 20, 1, 0, 1);">
            <text:p>insert into game_score (id, matchid, squad, goals, points, time_type) values (332, 73, 20, 1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333">
            <text:p>333</text:p>
          </table:table-cell>
          <table:table-cell table:style-name="ce4" table:formula="of:=[.B102]+1" office:value-type="float" office:value="74">
            <text:p>74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333, 74, 49228, 1, 2, 2);">
            <text:p>insert into game_score (id, matchid, squad, goals, points, time_type) values (333, 74, 49228, 1, 2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334">
            <text:p>334</text:p>
          </table:table-cell>
          <table:table-cell table:style-name="ce4" table:formula="of:=[.B106]" office:value-type="float" office:value="74">
            <text:p>74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334, 74, 49228, 1, 0, 1);">
            <text:p>insert into game_score (id, matchid, squad, goals, points, time_type) values (334, 74, 49228, 1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335">
            <text:p>335</text:p>
          </table:table-cell>
          <table:table-cell table:style-name="ce4" table:formula="of:=[.B106]" office:value-type="float" office:value="74">
            <text:p>7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335, 74, 52, 0, 0, 2);">
            <text:p>insert into game_score (id, matchid, squad, goals, points, time_type) values (335, 74, 52, 0, 0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336">
            <text:p>336</text:p>
          </table:table-cell>
          <table:table-cell table:style-name="ce4" table:formula="of:=[.B106]" office:value-type="float" office:value="74">
            <text:p>7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336, 74, 52, 0, 0, 1);">
            <text:p>insert into game_score (id, matchid, squad, goals, points, time_type) values (336, 74, 52, 0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337">
            <text:p>337</text:p>
          </table:table-cell>
          <table:table-cell table:style-name="ce3" table:formula="of:=[.B106]+1" office:value-type="float" office:value="75">
            <text:p>75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337, 75, 49228, 1, 0, 2);">
            <text:p>insert into game_score (id, matchid, squad, goals, points, time_type) values (337, 75, 49228, 1, 0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338">
            <text:p>338</text:p>
          </table:table-cell>
          <table:table-cell table:style-name="ce3" table:formula="of:=[.B110]" office:value-type="float" office:value="75">
            <text:p>75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338, 75, 49228, 1, 0, 1);">
            <text:p>insert into game_score (id, matchid, squad, goals, points, time_type) values (338, 75, 49228, 1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339">
            <text:p>339</text:p>
          </table:table-cell>
          <table:table-cell table:style-name="ce3" table:formula="of:=[.B110]" office:value-type="float" office:value="75">
            <text:p>75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339, 75, 20, 2, 2, 2);">
            <text:p>insert into game_score (id, matchid, squad, goals, points, time_type) values (339, 75, 20, 2, 2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340">
            <text:p>340</text:p>
          </table:table-cell>
          <table:table-cell table:style-name="ce3" table:formula="of:=[.B110]" office:value-type="float" office:value="75">
            <text:p>75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340, 75, 20, 1, 0, 1);">
            <text:p>insert into game_score (id, matchid, squad, goals, points, time_type) values (340, 75, 20, 1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341">
            <text:p>341</text:p>
          </table:table-cell>
          <table:table-cell table:style-name="ce4" table:formula="of:=[.B110]+1" office:value-type="float" office:value="76">
            <text:p>7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341, 76, 52, 1, 1, 2);">
            <text:p>insert into game_score (id, matchid, squad, goals, points, time_type) values (341, 76, 52, 1, 1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342">
            <text:p>342</text:p>
          </table:table-cell>
          <table:table-cell table:style-name="ce4" table:formula="of:=[.B114]" office:value-type="float" office:value="76">
            <text:p>7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342, 76, 52, 0, 0, 1);">
            <text:p>insert into game_score (id, matchid, squad, goals, points, time_type) values (342, 76, 52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343">
            <text:p>343</text:p>
          </table:table-cell>
          <table:table-cell table:style-name="ce4" table:formula="of:=[.B114]" office:value-type="float" office:value="76">
            <text:p>76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343, 76, 34, 1, 1, 2);">
            <text:p>insert into game_score (id, matchid, squad, goals, points, time_type) values (343, 76, 34, 1, 1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344">
            <text:p>344</text:p>
          </table:table-cell>
          <table:table-cell table:style-name="ce4" table:formula="of:=[.B114]" office:value-type="float" office:value="76">
            <text:p>76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344, 76, 34, 1, 0, 1);">
            <text:p>insert into game_score (id, matchid, squad, goals, points, time_type) values (344, 76, 34, 1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345">
            <text:p>345</text:p>
          </table:table-cell>
          <table:table-cell table:style-name="ce3" table:formula="of:=[.B114]+1" office:value-type="float" office:value="77">
            <text:p>77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345, 77, 20, 3, 1, 2);">
            <text:p>insert into game_score (id, matchid, squad, goals, points, time_type) values (345, 77, 20, 3, 1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346">
            <text:p>346</text:p>
          </table:table-cell>
          <table:table-cell table:style-name="ce3" table:formula="of:=[.B118]" office:value-type="float" office:value="77">
            <text:p>77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346, 77, 20, 1, 0, 1);">
            <text:p>insert into game_score (id, matchid, squad, goals, points, time_type) values (346, 77, 20, 1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347">
            <text:p>347</text:p>
          </table:table-cell>
          <table:table-cell table:style-name="ce3" table:formula="of:=[.B118]" office:value-type="float" office:value="77">
            <text:p>77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347, 77, 52, 3, 1, 2);">
            <text:p>insert into game_score (id, matchid, squad, goals, points, time_type) values (347, 77, 52, 3, 1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348">
            <text:p>348</text:p>
          </table:table-cell>
          <table:table-cell table:style-name="ce3" table:formula="of:=[.B118]" office:value-type="float" office:value="77">
            <text:p>77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348, 77, 52, 2, 0, 1);">
            <text:p>insert into game_score (id, matchid, squad, goals, points, time_type) values (348, 77, 52, 2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349">
            <text:p>349</text:p>
          </table:table-cell>
          <table:table-cell table:style-name="ce4" table:formula="of:=[.B118]+1" office:value-type="float" office:value="78">
            <text:p>78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349, 78, 34, 2, 0, 2);">
            <text:p>insert into game_score (id, matchid, squad, goals, points, time_type) values (349, 78, 34, 2, 0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350">
            <text:p>350</text:p>
          </table:table-cell>
          <table:table-cell table:style-name="ce4" table:formula="of:=[.B122]" office:value-type="float" office:value="78">
            <text:p>78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350, 78, 34, 0, 0, 1);">
            <text:p>insert into game_score (id, matchid, squad, goals, points, time_type) values (350, 78, 34, 0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351">
            <text:p>351</text:p>
          </table:table-cell>
          <table:table-cell table:style-name="ce4" table:formula="of:=[.B122]" office:value-type="float" office:value="78">
            <text:p>78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351, 78, 49228, 4, 2, 2);">
            <text:p>insert into game_score (id, matchid, squad, goals, points, time_type) values (351, 78, 49228, 4, 2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352">
            <text:p>352</text:p>
          </table:table-cell>
          <table:table-cell table:style-name="ce4" table:formula="of:=[.B122]" office:value-type="float" office:value="78">
            <text:p>78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352, 78, 49228, 1, 0, 1);">
            <text:p>insert into game_score (id, matchid, squad, goals, points, time_type) values (352, 78, 49228, 1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353">
            <text:p>353</text:p>
          </table:table-cell>
          <table:table-cell table:style-name="ce3" table:formula="of:=[.B122]+1" office:value-type="float" office:value="79">
            <text:p>79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353, 79, 4420, 2, 2, 2);">
            <text:p>insert into game_score (id, matchid, squad, goals, points, time_type) values (353, 79, 4420, 2, 2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354">
            <text:p>354</text:p>
          </table:table-cell>
          <table:table-cell table:style-name="ce3" table:formula="of:=[.B126]" office:value-type="float" office:value="79">
            <text:p>79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354, 79, 4420, 0, 0, 1);">
            <text:p>insert into game_score (id, matchid, squad, goals, points, time_type) values (354, 79, 4420, 0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355">
            <text:p>355</text:p>
          </table:table-cell>
          <table:table-cell table:style-name="ce3" table:formula="of:=[.B126]" office:value-type="float" office:value="79">
            <text:p>79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355, 79, 237, 0, 0, 2);">
            <text:p>insert into game_score (id, matchid, squad, goals, points, time_type) values (355, 79, 237, 0, 0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356">
            <text:p>356</text:p>
          </table:table-cell>
          <table:table-cell table:style-name="ce3" table:formula="of:=[.B126]" office:value-type="float" office:value="79">
            <text:p>79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356, 79, 237, 0, 0, 1);">
            <text:p>insert into game_score (id, matchid, squad, goals, points, time_type) values (356, 79, 237, 0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357">
            <text:p>357</text:p>
          </table:table-cell>
          <table:table-cell table:style-name="ce4" table:formula="of:=[.B126]+1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357, 80, 61, 2, 2, 2);">
            <text:p>insert into game_score (id, matchid, squad, goals, points, time_type) values (357, 80, 61, 2, 2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358">
            <text:p>358</text:p>
          </table:table-cell>
          <table:table-cell table:style-name="ce4" table:formula="of:=[.B130]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358, 80, 61, 0, 0, 1);">
            <text:p>insert into game_score (id, matchid, squad, goals, points, time_type) values (358, 80, 61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359">
            <text:p>359</text:p>
          </table:table-cell>
          <table:table-cell table:style-name="ce4" table:formula="of:=[.B130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359, 80, 54, 1, 0, 2);">
            <text:p>insert into game_score (id, matchid, squad, goals, points, time_type) values (359, 80, 54, 1, 0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360">
            <text:p>360</text:p>
          </table:table-cell>
          <table:table-cell table:style-name="ce4" table:formula="of:=[.B130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360, 80, 54, 0, 0, 1);">
            <text:p>insert into game_score (id, matchid, squad, goals, points, time_type) values (360, 80, 54, 0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361">
            <text:p>361</text:p>
          </table:table-cell>
          <table:table-cell table:style-name="ce3" table:formula="of:=[.B130]+1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361, 81, 61, 3, 1, 2);">
            <text:p>insert into game_score (id, matchid, squad, goals, points, time_type) values (361, 81, 61, 3, 1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362">
            <text:p>362</text:p>
          </table:table-cell>
          <table:table-cell table:style-name="ce3" table:formula="of:=[.B134]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362, 81, 61, 1, 0, 1);">
            <text:p>insert into game_score (id, matchid, squad, goals, points, time_type) values (362, 81, 61, 1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363">
            <text:p>363</text:p>
          </table:table-cell>
          <table:table-cell table:style-name="ce3" table:formula="of:=[.B134]" office:value-type="float" office:value="81">
            <text:p>81</text:p>
          </table:table-cell>
          <table:table-cell table:style-name="ce3" office:value-type="float" office:value="237">
            <text:p>237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363, 81, 237, 3, 1, 2);">
            <text:p>insert into game_score (id, matchid, squad, goals, points, time_type) values (363, 81, 237, 3, 1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364">
            <text:p>364</text:p>
          </table:table-cell>
          <table:table-cell table:style-name="ce3" table:formula="of:=[.B134]" office:value-type="float" office:value="81">
            <text:p>81</text:p>
          </table:table-cell>
          <table:table-cell table:style-name="ce3" office:value-type="float" office:value="237">
            <text:p>23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364, 81, 237, 2, 0, 1);">
            <text:p>insert into game_score (id, matchid, squad, goals, points, time_type) values (364, 81, 237, 2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365">
            <text:p>365</text:p>
          </table:table-cell>
          <table:table-cell table:style-name="ce4" table:formula="of:=[.B134]+1" office:value-type="float" office:value="82">
            <text:p>82</text:p>
          </table:table-cell>
          <table:table-cell table:style-name="ce4" office:value-type="float" office:value="4420">
            <text:p>4420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365, 82, 4420, 1, 1, 2);">
            <text:p>insert into game_score (id, matchid, squad, goals, points, time_type) values (365, 82, 4420, 1, 1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366">
            <text:p>366</text:p>
          </table:table-cell>
          <table:table-cell table:style-name="ce4" table:formula="of:=[.B138]" office:value-type="float" office:value="82">
            <text:p>82</text:p>
          </table:table-cell>
          <table:table-cell table:style-name="ce4" office:value-type="float" office:value="4420">
            <text:p>442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366, 82, 4420, 0, 0, 1);">
            <text:p>insert into game_score (id, matchid, squad, goals, points, time_type) values (366, 82, 4420, 0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367">
            <text:p>367</text:p>
          </table:table-cell>
          <table:table-cell table:style-name="ce4" table:formula="of:=[.B138]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367, 82, 54, 1, 1, 2);">
            <text:p>insert into game_score (id, matchid, squad, goals, points, time_type) values (367, 82, 54, 1, 1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368">
            <text:p>368</text:p>
          </table:table-cell>
          <table:table-cell table:style-name="ce4" table:formula="of:=[.B138]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368, 82, 54, 0, 0, 1);">
            <text:p>insert into game_score (id, matchid, squad, goals, points, time_type) values (368, 82, 54, 0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369">
            <text:p>369</text:p>
          </table:table-cell>
          <table:table-cell table:style-name="ce3" table:formula="of:=[.B138]+1" office:value-type="float" office:value="83">
            <text:p>83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369, 83, 237, 0, 0, 2);">
            <text:p>insert into game_score (id, matchid, squad, goals, points, time_type) values (369, 83, 237, 0, 0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370">
            <text:p>370</text:p>
          </table:table-cell>
          <table:table-cell table:style-name="ce3" table:formula="of:=[.B142]" office:value-type="float" office:value="83">
            <text:p>83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370, 83, 237, 0, 0, 1);">
            <text:p>insert into game_score (id, matchid, squad, goals, points, time_type) values (370, 83, 237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371">
            <text:p>371</text:p>
          </table:table-cell>
          <table:table-cell table:style-name="ce3" table:formula="of:=[.B142]" office:value-type="float" office:value="83">
            <text:p>83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371, 83, 54, 1, 2, 2);">
            <text:p>insert into game_score (id, matchid, squad, goals, points, time_type) values (371, 83, 54, 1, 2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372">
            <text:p>372</text:p>
          </table:table-cell>
          <table:table-cell table:style-name="ce3" table:formula="of:=[.B142]" office:value-type="float" office:value="83">
            <text:p>83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372, 83, 54, 1, 0, 1);">
            <text:p>insert into game_score (id, matchid, squad, goals, points, time_type) values (372, 83, 54, 1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373">
            <text:p>373</text:p>
          </table:table-cell>
          <table:table-cell table:style-name="ce4" table:formula="of:=[.B142]+1" office:value-type="float" office:value="84">
            <text:p>84</text:p>
          </table:table-cell>
          <table:table-cell table:style-name="ce4" office:value-type="float" office:value="4420">
            <text:p>4420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373, 84, 4420, 1, 1, 2);">
            <text:p>insert into game_score (id, matchid, squad, goals, points, time_type) values (373, 84, 4420, 1, 1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374">
            <text:p>374</text:p>
          </table:table-cell>
          <table:table-cell table:style-name="ce4" table:formula="of:=[.B146]" office:value-type="float" office:value="84">
            <text:p>84</text:p>
          </table:table-cell>
          <table:table-cell table:style-name="ce4" office:value-type="float" office:value="4420">
            <text:p>442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374, 84, 4420, 0, 0, 1);">
            <text:p>insert into game_score (id, matchid, squad, goals, points, time_type) values (374, 84, 4420, 0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375">
            <text:p>375</text:p>
          </table:table-cell>
          <table:table-cell table:style-name="ce4" table:formula="of:=[.B146]" office:value-type="float" office:value="84">
            <text:p>84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375, 84, 61, 1, 1, 2);">
            <text:p>insert into game_score (id, matchid, squad, goals, points, time_type) values (375, 84, 61, 1, 1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376">
            <text:p>376</text:p>
          </table:table-cell>
          <table:table-cell table:style-name="ce4" table:formula="of:=[.B146]" office:value-type="float" office:value="84">
            <text:p>84</text:p>
          </table:table-cell>
          <table:table-cell table:style-name="ce4" office:value-type="float" office:value="61">
            <text:p>6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376, 84, 61, 1, 0, 1);">
            <text:p>insert into game_score (id, matchid, squad, goals, points, time_type) values (376, 84, 61, 1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377">
            <text:p>377</text:p>
          </table:table-cell>
          <table:table-cell table:style-name="ce3" table:formula="of:=[.B146]+1" office:value-type="float" office:value="85">
            <text:p>85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377, 85, 598, 1, 0, 2);">
            <text:p>insert into game_score (id, matchid, squad, goals, points, time_type) values (377, 85, 598, 1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378">
            <text:p>378</text:p>
          </table:table-cell>
          <table:table-cell table:style-name="ce3" table:formula="of:=[.B150]" office:value-type="float" office:value="85">
            <text:p>85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378, 85, 598, 0, 0, 1);">
            <text:p>insert into game_score (id, matchid, squad, goals, points, time_type) values (378, 85, 598, 0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379">
            <text:p>379</text:p>
          </table:table-cell>
          <table:table-cell table:style-name="ce3" table:formula="of:=[.B150]" office:value-type="float" office:value="85">
            <text:p>85</text:p>
          </table:table-cell>
          <table:table-cell table:style-name="ce3" office:value-type="float" office:value="40">
            <text:p>40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379, 85, 40, 2, 2, 2);">
            <text:p>insert into game_score (id, matchid, squad, goals, points, time_type) values (379, 85, 40, 2, 2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380">
            <text:p>380</text:p>
          </table:table-cell>
          <table:table-cell table:style-name="ce3" table:formula="of:=[.B150]" office:value-type="float" office:value="85">
            <text:p>85</text:p>
          </table:table-cell>
          <table:table-cell table:style-name="ce3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380, 85, 40, 1, 0, 1);">
            <text:p>insert into game_score (id, matchid, squad, goals, points, time_type) values (380, 85, 40, 1, 0, 1);</text:p>
          </table:table-cell>
          <table:table-cell table:number-columns-repeated="1017"/>
        </table:table-row>
        <table:table-row table:style-name="ro1">
          <table:table-cell table:style-name="ce4" table:formula="of:=[.A153]+1" office:value-type="float" office:value="381">
            <text:p>381</text:p>
          </table:table-cell>
          <table:table-cell table:style-name="ce4" table:formula="of:=[.B150]+1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381, 86, 55, 2, 0, 2);">
            <text:p>insert into game_score (id, matchid, squad, goals, points, time_type) values (381, 86, 55, 2, 0, 2);</text:p>
          </table:table-cell>
          <table:table-cell table:number-columns-repeated="1017"/>
        </table:table-row>
        <table:table-row table:style-name="ro1">
          <table:table-cell table:style-name="ce4" table:formula="of:=[.A154]+1" office:value-type="float" office:value="382">
            <text:p>382</text:p>
          </table:table-cell>
          <table:table-cell table:style-name="ce4" table:formula="of:=[.B154]" office:value-type="float" office:value="86">
            <text:p>86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382, 86, 5, 1, 0, 1);">
            <text:p>insert into game_score (id, matchid, squad, goals, points, time_type) values (382, 86, 5, 1, 0, 1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383">
            <text:p>383</text:p>
          </table:table-cell>
          <table:table-cell table:style-name="ce4" table:formula="of:=[.B154]" office:value-type="float" office:value="86">
            <text:p>86</text:p>
          </table:table-cell>
          <table:table-cell table:style-name="ce4" office:value-type="float" office:value="974">
            <text:p>97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383, 86, 974, 3, 2, 2);">
            <text:p>insert into game_score (id, matchid, squad, goals, points, time_type) values (383, 86, 974, 3, 2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384">
            <text:p>384</text:p>
          </table:table-cell>
          <table:table-cell table:style-name="ce4" table:formula="of:=[.B154]" office:value-type="float" office:value="86">
            <text:p>86</text:p>
          </table:table-cell>
          <table:table-cell table:style-name="ce4" office:value-type="float" office:value="974">
            <text:p>97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384, 86, 974, 1, 0, 1);">
            <text:p>insert into game_score (id, matchid, squad, goals, points, time_type) values (384, 86, 974, 1, 0, 1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385">
            <text:p>385</text:p>
          </table:table-cell>
          <table:table-cell table:style-name="ce3" table:formula="of:=[.B154]+1" office:value-type="float" office:value="87">
            <text:p>87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385, 87, 49228, 1, 2, 2);">
            <text:p>insert into game_score (id, matchid, squad, goals, points, time_type) values (385, 87, 49228, 1, 2, 2);</text:p>
          </table:table-cell>
          <table:table-cell table:number-columns-repeated="1017"/>
        </table:table-row>
        <table:table-row table:style-name="ro1">
          <table:table-cell table:style-name="ce3" table:formula="of:=[.A158]+1" office:value-type="float" office:value="386">
            <text:p>386</text:p>
          </table:table-cell>
          <table:table-cell table:style-name="ce3" table:formula="of:=[.B158]" office:value-type="float" office:value="87">
            <text:p>87</text:p>
          </table:table-cell>
          <table:table-cell table:style-name="ce3" office:value-type="float" office:value="49228">
            <text:p>4922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386, 87, 49228, 0, 0, 1);">
            <text:p>insert into game_score (id, matchid, squad, goals, points, time_type) values (386, 87, 49228, 0, 0, 1);</text:p>
          </table:table-cell>
          <table:table-cell table:number-columns-repeated="1017"/>
        </table:table-row>
        <table:table-row table:style-name="ro1">
          <table:table-cell table:style-name="ce3" table:formula="of:=[.A159]+1" office:value-type="float" office:value="387">
            <text:p>387</text:p>
          </table:table-cell>
          <table:table-cell table:style-name="ce3" table:formula="of:=[.B158]" office:value-type="float" office:value="87">
            <text:p>8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387, 87, 61, 0, 0, 2);">
            <text:p>insert into game_score (id, matchid, squad, goals, points, time_type) values (387, 87, 61, 0, 0, 2);</text:p>
          </table:table-cell>
          <table:table-cell table:number-columns-repeated="1017"/>
        </table:table-row>
        <table:table-row table:style-name="ro1">
          <table:table-cell table:style-name="ce3" table:formula="of:=[.A160]+1" office:value-type="float" office:value="388">
            <text:p>388</text:p>
          </table:table-cell>
          <table:table-cell table:style-name="ce3" table:formula="of:=[.B158]" office:value-type="float" office:value="87">
            <text:p>8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388, 87, 61, 0, 0, 1);">
            <text:p>insert into game_score (id, matchid, squad, goals, points, time_type) values (388, 87, 61, 0, 0, 1);</text:p>
          </table:table-cell>
          <table:table-cell table:number-columns-repeated="1017"/>
        </table:table-row>
        <table:table-row table:style-name="ro1">
          <table:table-cell table:style-name="ce4" table:formula="of:=[.A161]+1" office:value-type="float" office:value="389">
            <text:p>389</text:p>
          </table:table-cell>
          <table:table-cell table:style-name="ce4" table:formula="of:=[.B158]+1" office:value-type="float" office:value="88">
            <text:p>88</text:p>
          </table:table-cell>
          <table:table-cell table:style-name="ce4" office:value-type="float" office:value="4420">
            <text:p>442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389, 88, 4420, 4, 2, 2);">
            <text:p>insert into game_score (id, matchid, squad, goals, points, time_type) values (389, 88, 4420, 4, 2, 2);</text:p>
          </table:table-cell>
          <table:table-cell table:number-columns-repeated="1017"/>
        </table:table-row>
        <table:table-row table:style-name="ro1">
          <table:table-cell table:style-name="ce4" table:formula="of:=[.A162]+1" office:value-type="float" office:value="390">
            <text:p>390</text:p>
          </table:table-cell>
          <table:table-cell table:style-name="ce4" table:formula="of:=[.B162]" office:value-type="float" office:value="88">
            <text:p>88</text:p>
          </table:table-cell>
          <table:table-cell table:style-name="ce4" office:value-type="float" office:value="4420">
            <text:p>44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390, 88, 4420, 1, 0, 1);">
            <text:p>insert into game_score (id, matchid, squad, goals, points, time_type) values (390, 88, 4420, 1, 0, 1);</text:p>
          </table:table-cell>
          <table:table-cell table:number-columns-repeated="1017"/>
        </table:table-row>
        <table:table-row table:style-name="ro1">
          <table:table-cell table:style-name="ce4" table:formula="of:=[.A163]+1" office:value-type="float" office:value="391">
            <text:p>391</text:p>
          </table:table-cell>
          <table:table-cell table:style-name="ce4" table:formula="of:=[.B162]" office:value-type="float" office:value="88">
            <text:p>88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391, 88, 20, 2, 0, 2);">
            <text:p>insert into game_score (id, matchid, squad, goals, points, time_type) values (391, 88, 20, 2, 0, 2);</text:p>
          </table:table-cell>
          <table:table-cell table:number-columns-repeated="1017"/>
        </table:table-row>
        <table:table-row table:style-name="ro1">
          <table:table-cell table:style-name="ce4" table:formula="of:=[.A164]+1" office:value-type="float" office:value="392">
            <text:p>392</text:p>
          </table:table-cell>
          <table:table-cell table:style-name="ce4" table:formula="of:=[.B162]" office:value-type="float" office:value="88">
            <text:p>88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392, 88, 20, 2, 0, 1);">
            <text:p>insert into game_score (id, matchid, squad, goals, points, time_type) values (392, 88, 20, 2, 0, 1);</text:p>
          </table:table-cell>
          <table:table-cell table:number-columns-repeated="1017"/>
        </table:table-row>
        <table:table-row table:style-name="ro1">
          <table:table-cell table:style-name="ce3" office:value-type="float" office:value="392">
            <text:p>392</text:p>
          </table:table-cell>
          <table:table-cell table:style-name="ce3" table:formula="of:=[.B162]+1" office:value-type="float" office:value="89">
            <text:p>89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392, 89, 974, 2, 2, 2);">
            <text:p>insert into game_score (id, matchid, squad, goals, points, time_type) values (392, 89, 974, 2, 2, 2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393">
            <text:p>393</text:p>
          </table:table-cell>
          <table:table-cell table:style-name="ce3" table:formula="of:=[.B166]" office:value-type="float" office:value="89">
            <text:p>89</text:p>
          </table:table-cell>
          <table:table-cell table:style-name="ce3" office:value-type="float" office:value="974">
            <text:p>97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393, 89, 974, 1, 0, 1);">
            <text:p>insert into game_score (id, matchid, squad, goals, points, time_type) values (393, 89, 974, 1, 0, 1);</text:p>
          </table:table-cell>
          <table:table-cell table:number-columns-repeated="1017"/>
        </table:table-row>
        <table:table-row table:style-name="ro1">
          <table:table-cell table:style-name="ce3" table:formula="of:=[.A167]+1" office:value-type="float" office:value="394">
            <text:p>394</text:p>
          </table:table-cell>
          <table:table-cell table:style-name="ce3" table:formula="of:=[.B166]" office:value-type="float" office:value="89">
            <text:p>89</text:p>
          </table:table-cell>
          <table:table-cell table:style-name="ce3" office:value-type="float" office:value="4420">
            <text:p>44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394, 89, 4420, 1, 0, 2);">
            <text:p>insert into game_score (id, matchid, squad, goals, points, time_type) values (394, 89, 4420, 1, 0, 2);</text:p>
          </table:table-cell>
          <table:table-cell table:number-columns-repeated="1017"/>
        </table:table-row>
        <table:table-row table:style-name="ro1">
          <table:table-cell table:style-name="ce3" table:formula="of:=[.A168]+1" office:value-type="float" office:value="395">
            <text:p>395</text:p>
          </table:table-cell>
          <table:table-cell table:style-name="ce3" table:formula="of:=[.B166]" office:value-type="float" office:value="89">
            <text:p>89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395, 89, 4420, 0, 0, 1);">
            <text:p>insert into game_score (id, matchid, squad, goals, points, time_type) values (395, 89, 4420, 0, 0, 1);</text:p>
          </table:table-cell>
          <table:table-cell table:number-columns-repeated="1017"/>
        </table:table-row>
        <table:table-row table:style-name="ro1">
          <table:table-cell table:style-name="ce4" table:formula="of:=[.A169]+1" office:value-type="float" office:value="396">
            <text:p>396</text:p>
          </table:table-cell>
          <table:table-cell table:style-name="ce4" table:formula="of:=[.B166]+1" office:value-type="float" office:value="90">
            <text:p>90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396, 90, 40, 0, 0, 2);">
            <text:p>insert into game_score (id, matchid, squad, goals, points, time_type) values (396, 90, 40, 0, 0, 2);</text:p>
          </table:table-cell>
          <table:table-cell table:number-columns-repeated="1017"/>
        </table:table-row>
        <table:table-row table:style-name="ro1">
          <table:table-cell table:style-name="ce4" table:formula="of:=[.A170]+1" office:value-type="float" office:value="397">
            <text:p>397</text:p>
          </table:table-cell>
          <table:table-cell table:style-name="ce4" table:formula="of:=[.B170]" office:value-type="float" office:value="90">
            <text:p>90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397, 90, 40, 0, 0, 1);">
            <text:p>insert into game_score (id, matchid, squad, goals, points, time_type) values (397, 90, 40, 0, 0, 1);</text:p>
          </table:table-cell>
          <table:table-cell table:number-columns-repeated="1017"/>
        </table:table-row>
        <table:table-row table:style-name="ro1">
          <table:table-cell table:style-name="ce4" table:formula="of:=[.A171]+1" office:value-type="float" office:value="398">
            <text:p>398</text:p>
          </table:table-cell>
          <table:table-cell table:style-name="ce4" table:formula="of:=[.B170]" office:value-type="float" office:value="90">
            <text:p>90</text:p>
          </table:table-cell>
          <table:table-cell table:style-name="ce4" office:value-type="float" office:value="49228">
            <text:p>4922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398, 90, 49228, 0, 0, 2);">
            <text:p>insert into game_score (id, matchid, squad, goals, points, time_type) values (398, 90, 49228, 0, 0, 2);</text:p>
          </table:table-cell>
          <table:table-cell table:number-columns-repeated="1017"/>
        </table:table-row>
        <table:table-row table:style-name="ro1">
          <table:table-cell table:style-name="ce4" table:formula="of:=[.A172]+1" office:value-type="float" office:value="399">
            <text:p>399</text:p>
          </table:table-cell>
          <table:table-cell table:style-name="ce4" table:formula="of:=[.B170]" office:value-type="float" office:value="90">
            <text:p>90</text:p>
          </table:table-cell>
          <table:table-cell table:style-name="ce4" office:value-type="float" office:value="49228">
            <text:p>4922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399, 90, 49228, 0, 0, 1);">
            <text:p>insert into game_score (id, matchid, squad, goals, points, time_type) values (399, 90, 49228, 0, 0, 1);</text:p>
          </table:table-cell>
          <table:table-cell table:number-columns-repeated="1017"/>
        </table:table-row>
        <table:table-row table:style-name="ro1">
          <table:table-cell table:style-name="ce4" table:formula="of:=[.A173]+1" office:value-type="float" office:value="400">
            <text:p>400</text:p>
          </table:table-cell>
          <table:table-cell table:style-name="ce4" table:formula="of:=[.B171]" office:value-type="float" office:value="90">
            <text:p>90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400, 90, 40, 0, 0, 4);">
            <text:p>insert into game_score (id, matchid, squad, goals, points, time_type) values (400, 90, 40, 0, 0, 4);</text:p>
          </table:table-cell>
          <table:table-cell table:number-columns-repeated="1017"/>
        </table:table-row>
        <table:table-row table:style-name="ro1">
          <table:table-cell table:style-name="ce4" table:formula="of:=[.A174]+1" office:value-type="float" office:value="401">
            <text:p>401</text:p>
          </table:table-cell>
          <table:table-cell table:style-name="ce4" table:formula="of:=[.B172]" office:value-type="float" office:value="90">
            <text:p>90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401, 90, 40, 0, 0, 3);">
            <text:p>insert into game_score (id, matchid, squad, goals, points, time_type) values (401, 90, 40, 0, 0, 3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402">
            <text:p>402</text:p>
          </table:table-cell>
          <table:table-cell table:style-name="ce4" table:formula="of:=[.B173]" office:value-type="float" office:value="90">
            <text:p>90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402, 90, 49228, 1, 2, 4);">
            <text:p>insert into game_score (id, matchid, squad, goals, points, time_type) values (402, 90, 49228, 1, 2, 4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403">
            <text:p>403</text:p>
          </table:table-cell>
          <table:table-cell table:style-name="ce4" table:formula="of:=[.B174]" office:value-type="float" office:value="90">
            <text:p>90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403, 90, 49228, 1, 0, 3);">
            <text:p>insert into game_score (id, matchid, squad, goals, points, time_type) values (403, 90, 49228, 1, 0, 3);</text:p>
          </table:table-cell>
          <table:table-cell table:number-columns-repeated="1017"/>
        </table:table-row>
        <table:table-row table:style-name="ro1">
          <table:table-cell table:style-name="ce3" table:formula="of:=[.A177]+1" office:value-type="float" office:value="404">
            <text:p>404</text:p>
          </table:table-cell>
          <table:table-cell table:style-name="ce3" table:formula="of:=[.B170]+1" office:value-type="float" office:value="91">
            <text:p>91</text:p>
          </table:table-cell>
          <table:table-cell table:style-name="ce3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404, 91, 40, 1, 2, 2);">
            <text:p>insert into game_score (id, matchid, squad, goals, points, time_type) values (404, 91, 40, 1, 2, 2);</text:p>
          </table:table-cell>
          <table:table-cell table:number-columns-repeated="1017"/>
        </table:table-row>
        <table:table-row table:style-name="ro1">
          <table:table-cell table:style-name="ce3" table:formula="of:=[.A178]+1" office:value-type="float" office:value="405">
            <text:p>405</text:p>
          </table:table-cell>
          <table:table-cell table:style-name="ce3" table:formula="of:=[.B178]" office:value-type="float" office:value="91">
            <text:p>91</text:p>
          </table:table-cell>
          <table:table-cell table:style-name="ce3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405, 91, 40, 1, 0, 1);">
            <text:p>insert into game_score (id, matchid, squad, goals, points, time_type) values (405, 91, 40, 1, 0, 1);</text:p>
          </table:table-cell>
          <table:table-cell table:number-columns-repeated="1017"/>
        </table:table-row>
        <table:table-row table:style-name="ro1">
          <table:table-cell table:style-name="ce3" table:formula="of:=[.A179]+1" office:value-type="float" office:value="406">
            <text:p>406</text:p>
          </table:table-cell>
          <table:table-cell table:style-name="ce3" table:formula="of:=[.B178]" office:value-type="float" office:value="91">
            <text:p>91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406, 91, 4420, 0, 0, 2);">
            <text:p>insert into game_score (id, matchid, squad, goals, points, time_type) values (406, 91, 4420, 0, 0, 2);</text:p>
          </table:table-cell>
          <table:table-cell table:number-columns-repeated="1017"/>
        </table:table-row>
        <table:table-row table:style-name="ro1">
          <table:table-cell table:style-name="ce3" table:formula="of:=[.A180]+1" office:value-type="float" office:value="407">
            <text:p>407</text:p>
          </table:table-cell>
          <table:table-cell table:style-name="ce3" table:formula="of:=[.B178]" office:value-type="float" office:value="91">
            <text:p>91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407, 91, 4420, 0, 0, 1);">
            <text:p>insert into game_score (id, matchid, squad, goals, points, time_type) values (407, 91, 4420, 0, 0, 1);</text:p>
          </table:table-cell>
          <table:table-cell table:number-columns-repeated="1017"/>
        </table:table-row>
        <table:table-row table:style-name="ro1">
          <table:table-cell table:style-name="ce4" table:formula="of:=[.A181]+1" office:value-type="float" office:value="408">
            <text:p>408</text:p>
          </table:table-cell>
          <table:table-cell table:style-name="ce4" table:formula="of:=[.B178]+1" office:value-type="float" office:value="92">
            <text:p>92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408, 92, 49228, 4, 2, 2);">
            <text:p>insert into game_score (id, matchid, squad, goals, points, time_type) values (408, 92, 49228, 4, 2, 2);</text:p>
          </table:table-cell>
          <table:table-cell table:number-columns-repeated="1017"/>
        </table:table-row>
        <table:table-row table:style-name="ro1">
          <table:table-cell table:style-name="ce4" table:formula="of:=[.A182]+1" office:value-type="float" office:value="409">
            <text:p>409</text:p>
          </table:table-cell>
          <table:table-cell table:style-name="ce4" table:formula="of:=[.B182]" office:value-type="float" office:value="92">
            <text:p>92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409, 92, 49228, 2, 0, 1);">
            <text:p>insert into game_score (id, matchid, squad, goals, points, time_type) values (409, 92, 49228, 2, 0, 1);</text:p>
          </table:table-cell>
          <table:table-cell table:number-columns-repeated="1017"/>
        </table:table-row>
        <table:table-row table:style-name="ro1">
          <table:table-cell table:style-name="ce4" table:formula="of:=[.A183]+1" office:value-type="float" office:value="410">
            <text:p>410</text:p>
          </table:table-cell>
          <table:table-cell table:style-name="ce4" table:formula="of:=[.B182]" office:value-type="float" office:value="92">
            <text:p>92</text:p>
          </table:table-cell>
          <table:table-cell table:style-name="ce4" office:value-type="float" office:value="974">
            <text:p>97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410, 92, 974, 0, 0, 2);">
            <text:p>insert into game_score (id, matchid, squad, goals, points, time_type) values (410, 92, 974, 0, 0, 2);</text:p>
          </table:table-cell>
          <table:table-cell table:number-columns-repeated="1017"/>
        </table:table-row>
        <table:table-row table:style-name="ro1">
          <table:table-cell table:style-name="ce4" table:formula="of:=[.A184]+1" office:value-type="float" office:value="411">
            <text:p>411</text:p>
          </table:table-cell>
          <table:table-cell table:style-name="ce4" table:formula="of:=[.B182]" office:value-type="float" office:value="92">
            <text:p>92</text:p>
          </table:table-cell>
          <table:table-cell table:style-name="ce4" office:value-type="float" office:value="974">
            <text:p>97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411, 92, 974, 0, 0, 1);">
            <text:p>insert into game_score (id, matchid, squad, goals, points, time_type) values (411, 92, 974, 0, 0, 1);</text:p>
          </table:table-cell>
          <table:table-cell table:number-columns-repeated="1017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3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81'.A17]+1" office:value-type="float" office:value="49">
            <text:p>49</text:p>
          </table:table-cell>
          <table:table-cell office:value-type="float" office:value="1983">
            <text:p>1983</text:p>
          </table:table-cell>
          <table:table-cell office:value-type="string">
            <text:p>A</text:p>
          </table:table-cell>
          <table:table-cell table:style-name="Default" office:value-type="float" office:value="44141">
            <text:p>44141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49, 1983, 'A', 44141);">
            <text:p>insert into group_stage (id, tournament, group_code, squad) values (49, 1983, 'A', 44141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50">
            <text:p>50</text:p>
          </table:table-cell>
          <table:table-cell table:formula="of:=[.B2]" office:value-type="float" office:value="1983">
            <text:p>1983</text:p>
          </table:table-cell>
          <table:table-cell office:value-type="string">
            <text:p>A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50, 1983, 'A', 82);">
            <text:p>insert into group_stage (id, tournament, group_code, squad) values (50, 1983, 'A', 82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51">
            <text:p>51</text:p>
          </table:table-cell>
          <table:table-cell table:formula="of:=[.B3]" office:value-type="float" office:value="1983">
            <text:p>1983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51, 1983, 'A', 61);">
            <text:p>insert into group_stage (id, tournament, group_code, squad) values (51, 1983, 'A', 61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52">
            <text:p>52</text:p>
          </table:table-cell>
          <table:table-cell table:formula="of:=[.B4]" office:value-type="float" office:value="1983">
            <text:p>1983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2, 1983, 'A', 52);">
            <text:p>insert into group_stage (id, tournament, group_code, squad) values (52, 1983, 'A', 52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3">
            <text:p>53</text:p>
          </table:table-cell>
          <table:table-cell table:formula="of:=[.B5]" office:value-type="float" office:value="1983">
            <text:p>1983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3, 1983, 'B', 598);">
            <text:p>insert into group_stage (id, tournament, group_code, squad) values (53, 1983, 'B', 598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54">
            <text:p>54</text:p>
          </table:table-cell>
          <table:table-cell table:formula="of:=[.B6]" office:value-type="float" office:value="1983">
            <text:p>1983</text:p>
          </table:table-cell>
          <table:table-cell office:value-type="string">
            <text:p>B</text:p>
          </table:table-cell>
          <table:table-cell table:style-name="Default" office:value-type="float" office:value="48">
            <text:p>48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54, 1983, 'B', 48);">
            <text:p>insert into group_stage (id, tournament, group_code, squad) values (54, 1983, 'B', 48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5">
            <text:p>55</text:p>
          </table:table-cell>
          <table:table-cell table:formula="of:=[.B7]" office:value-type="float" office:value="1983">
            <text:p>1983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55, 1983, 'B', 1);">
            <text:p>insert into group_stage (id, tournament, group_code, squad) values (55, 1983, 'B', 1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56">
            <text:p>56</text:p>
          </table:table-cell>
          <table:table-cell table:formula="of:=[.B8]" office:value-type="float" office:value="1983">
            <text:p>1983</text:p>
          </table:table-cell>
          <table:table-cell office:value-type="string">
            <text:p>B</text:p>
          </table:table-cell>
          <table:table-cell table:style-name="Default" office:value-type="float" office:value="225">
            <text:p>225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56, 1983, 'B', 225);">
            <text:p>insert into group_stage (id, tournament, group_code, squad) values (56, 1983, 'B', 225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57">
            <text:p>57</text:p>
          </table:table-cell>
          <table:table-cell table:formula="of:=[.B9]" office:value-type="float" office:value="1983">
            <text:p>1983</text:p>
          </table:table-cell>
          <table:table-cell office:value-type="string">
            <text:p>C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57, 1983, 'C', 54);">
            <text:p>insert into group_stage (id, tournament, group_code, squad) values (57, 1983, 'C', 54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58">
            <text:p>58</text:p>
          </table:table-cell>
          <table:table-cell table:formula="of:=[.B10]" office:value-type="float" office:value="1983">
            <text:p>1983</text:p>
          </table:table-cell>
          <table:table-cell office:value-type="string">
            <text:p>C</text:p>
          </table:table-cell>
          <table:table-cell table:style-name="Default" office:value-type="float" office:value="42">
            <text:p>42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58, 1983, 'C', 42);">
            <text:p>insert into group_stage (id, tournament, group_code, squad) values (58, 1983, 'C', 42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59">
            <text:p>59</text:p>
          </table:table-cell>
          <table:table-cell table:formula="of:=[.B11]" office:value-type="float" office:value="1983">
            <text:p>1983</text:p>
          </table:table-cell>
          <table:table-cell office:value-type="string">
            <text:p>C</text:p>
          </table:table-cell>
          <table:table-cell table:style-name="Default" office:value-type="float" office:value="86">
            <text:p>86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59, 1983, 'C', 86);">
            <text:p>insert into group_stage (id, tournament, group_code, squad) values (59, 1983, 'C', 86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60">
            <text:p>60</text:p>
          </table:table-cell>
          <table:table-cell table:formula="of:=[.B12]" office:value-type="float" office:value="1983">
            <text:p>1983</text:p>
          </table:table-cell>
          <table:table-cell office:value-type="string">
            <text:p>C</text:p>
          </table:table-cell>
          <table:table-cell table:style-name="Default" office:value-type="float" office:value="43">
            <text:p>43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60, 1983, 'C', 43);">
            <text:p>insert into group_stage (id, tournament, group_code, squad) values (60, 1983, 'C', 43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61">
            <text:p>61</text:p>
          </table:table-cell>
          <table:table-cell table:formula="of:=[.B13]" office:value-type="float" office:value="1983">
            <text:p>1983</text:p>
          </table:table-cell>
          <table:table-cell office:value-type="string">
            <text:p>D</text:p>
          </table:table-cell>
          <table:table-cell table:style-name="Default"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61, 1983, 'D', 7097);">
            <text:p>insert into group_stage (id, tournament, group_code, squad) values (61, 1983, 'D', 709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62">
            <text:p>62</text:p>
          </table:table-cell>
          <table:table-cell table:formula="of:=[.B14]" office:value-type="float" office:value="1983">
            <text:p>1983</text:p>
          </table:table-cell>
          <table:table-cell office:value-type="string">
            <text:p>D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62, 1983, 'D', 234);">
            <text:p>insert into group_stage (id, tournament, group_code, squad) values (62, 1983, 'D', 234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63">
            <text:p>63</text:p>
          </table:table-cell>
          <table:table-cell table:formula="of:=[.B15]" office:value-type="float" office:value="1983">
            <text:p>1983</text:p>
          </table:table-cell>
          <table:table-cell office:value-type="string">
            <text:p>D</text:p>
          </table:table-cell>
          <table:table-cell table:style-name="Default" office:value-type="float" office:value="31">
            <text:p>31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63, 1983, 'D', 31);">
            <text:p>insert into group_stage (id, tournament, group_code, squad) values (63, 1983, 'D', 31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64">
            <text:p>64</text:p>
          </table:table-cell>
          <table:table-cell table:formula="of:=[.B16]" office:value-type="float" office:value="1983">
            <text:p>1983</text:p>
          </table:table-cell>
          <table:table-cell office:value-type="string">
            <text:p>D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64, 1983, 'D', 55);">
            <text:p>insert into group_stage (id, tournament, group_code, squad) values (64, 1983, 'D', 55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81'.A51]+1" office:value-type="float" office:value="93">
            <text:p>93</text:p>
          </table:table-cell>
          <table:table-cell table:style-name="ce5" table:formula="of:=&quot;1983-06-02&quot;" office:value-type="string" office:string-value="1983-06-02">
            <text:p>1983-06-0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93, '1983-06-02', 2, 52);">
            <text:p>insert into game (matchid, matchdate, game_type, country) values (93, '1983-06-02', 2, 52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94">
            <text:p>94</text:p>
          </table:table-cell>
          <table:table-cell table:style-name="ce5" table:formula="of:=&quot;1983-06-03&quot;" office:value-type="string" office:string-value="1983-06-03">
            <text:p>1983-06-03</text:p>
          </table:table-cell>
          <table:table-cell office:value-type="float" office:value="2">
            <text:p>2</text:p>
          </table:table-cell>
          <table:table-cell table:formula="of:=[.D20]"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94, '1983-06-03', 2, 52);">
            <text:p>insert into game (matchid, matchdate, game_type, country) values (94, '1983-06-03', 2, 52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95">
            <text:p>95</text:p>
          </table:table-cell>
          <table:table-cell table:style-name="ce5" table:formula="of:=&quot;1983-06-05&quot;" office:value-type="string" office:string-value="1983-06-05">
            <text:p>1983-06-05</text:p>
          </table:table-cell>
          <table:table-cell office:value-type="float" office:value="2">
            <text:p>2</text:p>
          </table:table-cell>
          <table:table-cell table:formula="of:=[.D21]" office:value-type="float" office:value="52">
            <text:p>5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95, '1983-06-05', 2, 52);">
            <text:p>insert into game (matchid, matchdate, game_type, country) values (95, '1983-06-05', 2, 52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96">
            <text:p>96</text:p>
          </table:table-cell>
          <table:table-cell table:style-name="ce5" table:formula="of:=&quot;1983-06-05&quot;" office:value-type="string" office:string-value="1983-06-05">
            <text:p>1983-06-05</text:p>
          </table:table-cell>
          <table:table-cell office:value-type="float" office:value="2">
            <text:p>2</text:p>
          </table:table-cell>
          <table:table-cell table:formula="of:=[.D22]" office:value-type="float" office:value="52">
            <text:p>5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96, '1983-06-05', 2, 52);">
            <text:p>insert into game (matchid, matchdate, game_type, country) values (96, '1983-06-05', 2, 52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97">
            <text:p>97</text:p>
          </table:table-cell>
          <table:table-cell table:style-name="ce5" table:formula="of:=&quot;1983-06-08&quot;" office:value-type="string" office:string-value="1983-06-08">
            <text:p>1983-06-08</text:p>
          </table:table-cell>
          <table:table-cell office:value-type="float" office:value="2">
            <text:p>2</text:p>
          </table:table-cell>
          <table:table-cell table:formula="of:=[.D23]" office:value-type="float" office:value="52">
            <text:p>52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97, '1983-06-08', 2, 52);">
            <text:p>insert into game (matchid, matchdate, game_type, country) values (97, '1983-06-08', 2, 52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98">
            <text:p>98</text:p>
          </table:table-cell>
          <table:table-cell table:style-name="ce5" table:formula="of:=&quot;1983-06-08&quot;" office:value-type="string" office:string-value="1983-06-08">
            <text:p>1983-06-08</text:p>
          </table:table-cell>
          <table:table-cell office:value-type="float" office:value="2">
            <text:p>2</text:p>
          </table:table-cell>
          <table:table-cell table:formula="of:=[.D24]" office:value-type="float" office:value="52">
            <text:p>52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98, '1983-06-08', 2, 52);">
            <text:p>insert into game (matchid, matchdate, game_type, country) values (98, '1983-06-08', 2, 52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99">
            <text:p>99</text:p>
          </table:table-cell>
          <table:table-cell table:style-name="ce5" table:formula="of:=&quot;1983-06-03&quot;" office:value-type="string" office:string-value="1983-06-03">
            <text:p>1983-06-03</text:p>
          </table:table-cell>
          <table:table-cell office:value-type="float" office:value="2">
            <text:p>2</text:p>
          </table:table-cell>
          <table:table-cell table:formula="of:=[.D25]"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99, '1983-06-03', 2, 52);">
            <text:p>insert into game (matchid, matchdate, game_type, country) values (99, '1983-06-03', 2, 52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100">
            <text:p>100</text:p>
          </table:table-cell>
          <table:table-cell table:style-name="ce5" table:formula="of:=&quot;1983-06-03&quot;" office:value-type="string" office:string-value="1983-06-03">
            <text:p>1983-06-03</text:p>
          </table:table-cell>
          <table:table-cell office:value-type="float" office:value="2">
            <text:p>2</text:p>
          </table:table-cell>
          <table:table-cell table:formula="of:=[.D26]" office:value-type="float" office:value="52">
            <text:p>5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00, '1983-06-03', 2, 52);">
            <text:p>insert into game (matchid, matchdate, game_type, country) values (100, '1983-06-03', 2, 52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101">
            <text:p>101</text:p>
          </table:table-cell>
          <table:table-cell table:style-name="ce5" table:formula="of:=&quot;1983-06-05&quot;" office:value-type="string" office:string-value="1983-06-05">
            <text:p>1983-06-05</text:p>
          </table:table-cell>
          <table:table-cell office:value-type="float" office:value="2">
            <text:p>2</text:p>
          </table:table-cell>
          <table:table-cell table:formula="of:=[.D27]" office:value-type="float" office:value="52">
            <text:p>52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01, '1983-06-05', 2, 52);">
            <text:p>insert into game (matchid, matchdate, game_type, country) values (101, '1983-06-05', 2, 52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02">
            <text:p>102</text:p>
          </table:table-cell>
          <table:table-cell table:style-name="ce5" table:formula="of:=&quot;1983-06-06&quot;" office:value-type="string" office:string-value="1983-06-06">
            <text:p>1983-06-06</text:p>
          </table:table-cell>
          <table:table-cell office:value-type="float" office:value="2">
            <text:p>2</text:p>
          </table:table-cell>
          <table:table-cell table:formula="of:=[.D28]"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02, '1983-06-06', 2, 52);">
            <text:p>insert into game (matchid, matchdate, game_type, country) values (102, '1983-06-06', 2, 52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03">
            <text:p>103</text:p>
          </table:table-cell>
          <table:table-cell table:style-name="ce5" table:formula="of:=&quot;1983-06-08&quot;" office:value-type="string" office:string-value="1983-06-08">
            <text:p>1983-06-08</text:p>
          </table:table-cell>
          <table:table-cell office:value-type="float" office:value="2">
            <text:p>2</text:p>
          </table:table-cell>
          <table:table-cell table:formula="of:=[.D29]" office:value-type="float" office:value="52">
            <text:p>52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03, '1983-06-08', 2, 52);">
            <text:p>insert into game (matchid, matchdate, game_type, country) values (103, '1983-06-08', 2, 52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104">
            <text:p>104</text:p>
          </table:table-cell>
          <table:table-cell table:style-name="ce5" table:formula="of:=&quot;1983-06-08&quot;" office:value-type="string" office:string-value="1983-06-08">
            <text:p>1983-06-08</text:p>
          </table:table-cell>
          <table:table-cell office:value-type="float" office:value="2">
            <text:p>2</text:p>
          </table:table-cell>
          <table:table-cell table:formula="of:=[.D30]" office:value-type="float" office:value="52">
            <text:p>52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04, '1983-06-08', 2, 52);">
            <text:p>insert into game (matchid, matchdate, game_type, country) values (104, '1983-06-08', 2, 52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105">
            <text:p>105</text:p>
          </table:table-cell>
          <table:table-cell table:style-name="ce5" table:formula="of:=&quot;1983-06-04&quot;" office:value-type="string" office:string-value="1983-06-04">
            <text:p>1983-06-04</text:p>
          </table:table-cell>
          <table:table-cell office:value-type="float" office:value="2">
            <text:p>2</text:p>
          </table:table-cell>
          <table:table-cell table:formula="of:=[.D31]" office:value-type="float" office:value="52">
            <text:p>52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05, '1983-06-04', 2, 52);">
            <text:p>insert into game (matchid, matchdate, game_type, country) values (105, '1983-06-04', 2, 52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106">
            <text:p>106</text:p>
          </table:table-cell>
          <table:table-cell table:style-name="ce5" table:formula="of:=&quot;1983-06-04&quot;" office:value-type="string" office:string-value="1983-06-04">
            <text:p>1983-06-04</text:p>
          </table:table-cell>
          <table:table-cell office:value-type="float" office:value="2">
            <text:p>2</text:p>
          </table:table-cell>
          <table:table-cell table:formula="of:=[.D32]" office:value-type="float" office:value="52">
            <text:p>52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06, '1983-06-04', 2, 52);">
            <text:p>insert into game (matchid, matchdate, game_type, country) values (106, '1983-06-04', 2, 52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107">
            <text:p>107</text:p>
          </table:table-cell>
          <table:table-cell table:style-name="ce5" table:formula="of:=&quot;1983-06-07&quot;" office:value-type="string" office:string-value="1983-06-07">
            <text:p>1983-06-07</text:p>
          </table:table-cell>
          <table:table-cell office:value-type="float" office:value="2">
            <text:p>2</text:p>
          </table:table-cell>
          <table:table-cell table:formula="of:=[.D33]" office:value-type="float" office:value="52">
            <text:p>5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07, '1983-06-07', 2, 52);">
            <text:p>insert into game (matchid, matchdate, game_type, country) values (107, '1983-06-07', 2, 52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108">
            <text:p>108</text:p>
          </table:table-cell>
          <table:table-cell table:style-name="ce5" table:formula="of:=&quot;1983-06-07&quot;" office:value-type="string" office:string-value="1983-06-07">
            <text:p>1983-06-07</text:p>
          </table:table-cell>
          <table:table-cell office:value-type="float" office:value="2">
            <text:p>2</text:p>
          </table:table-cell>
          <table:table-cell table:formula="of:=[.D34]" office:value-type="float" office:value="52">
            <text:p>5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08, '1983-06-07', 2, 52);">
            <text:p>insert into game (matchid, matchdate, game_type, country) values (108, '1983-06-07', 2, 52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109">
            <text:p>109</text:p>
          </table:table-cell>
          <table:table-cell table:style-name="ce5" table:formula="of:=&quot;1983-06-09&quot;" office:value-type="string" office:string-value="1983-06-09">
            <text:p>1983-06-09</text:p>
          </table:table-cell>
          <table:table-cell office:value-type="float" office:value="2">
            <text:p>2</text:p>
          </table:table-cell>
          <table:table-cell table:formula="of:=[.D35]" office:value-type="float" office:value="52">
            <text:p>52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09, '1983-06-09', 2, 52);">
            <text:p>insert into game (matchid, matchdate, game_type, country) values (109, '1983-06-09', 2, 52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110">
            <text:p>110</text:p>
          </table:table-cell>
          <table:table-cell table:style-name="ce5" table:formula="of:=&quot;1983-06-09&quot;" office:value-type="string" office:string-value="1983-06-09">
            <text:p>1983-06-09</text:p>
          </table:table-cell>
          <table:table-cell office:value-type="float" office:value="2">
            <text:p>2</text:p>
          </table:table-cell>
          <table:table-cell table:formula="of:=[.D36]" office:value-type="float" office:value="52">
            <text:p>52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10, '1983-06-09', 2, 52);">
            <text:p>insert into game (matchid, matchdate, game_type, country) values (110, '1983-06-09', 2, 52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111">
            <text:p>111</text:p>
          </table:table-cell>
          <table:table-cell table:style-name="ce5" table:formula="of:=&quot;1983-06-03&quot;" office:value-type="string" office:string-value="1983-06-03">
            <text:p>1983-06-03</text:p>
          </table:table-cell>
          <table:table-cell office:value-type="float" office:value="2">
            <text:p>2</text:p>
          </table:table-cell>
          <table:table-cell table:formula="of:=[.D37]" office:value-type="float" office:value="52">
            <text:p>52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11, '1983-06-03', 2, 52);">
            <text:p>insert into game (matchid, matchdate, game_type, country) values (111, '1983-06-03', 2, 52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112">
            <text:p>112</text:p>
          </table:table-cell>
          <table:table-cell table:style-name="ce5" table:formula="of:=&quot;1983-06-04&quot;" office:value-type="string" office:string-value="1983-06-04">
            <text:p>1983-06-04</text:p>
          </table:table-cell>
          <table:table-cell office:value-type="float" office:value="2">
            <text:p>2</text:p>
          </table:table-cell>
          <table:table-cell table:formula="of:=[.D38]" office:value-type="float" office:value="52">
            <text:p>52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12, '1983-06-04', 2, 52);">
            <text:p>insert into game (matchid, matchdate, game_type, country) values (112, '1983-06-04', 2, 52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113">
            <text:p>113</text:p>
          </table:table-cell>
          <table:table-cell table:style-name="ce5" table:formula="of:=&quot;1983-06-06&quot;" office:value-type="string" office:string-value="1983-06-06">
            <text:p>1983-06-06</text:p>
          </table:table-cell>
          <table:table-cell office:value-type="float" office:value="2">
            <text:p>2</text:p>
          </table:table-cell>
          <table:table-cell table:formula="of:=[.D39]" office:value-type="float" office:value="52">
            <text:p>5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13, '1983-06-06', 2, 52);">
            <text:p>insert into game (matchid, matchdate, game_type, country) values (113, '1983-06-06', 2, 52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114">
            <text:p>114</text:p>
          </table:table-cell>
          <table:table-cell table:style-name="ce5" table:formula="of:=&quot;1983-06-06&quot;" office:value-type="string" office:string-value="1983-06-06">
            <text:p>1983-06-06</text:p>
          </table:table-cell>
          <table:table-cell office:value-type="float" office:value="2">
            <text:p>2</text:p>
          </table:table-cell>
          <table:table-cell table:formula="of:=[.D40]" office:value-type="float" office:value="52">
            <text:p>52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2] &amp; &quot;', &quot; &amp; [.C41] &amp; &quot;, &quot; &amp; [.D41] &amp;  &quot;);&quot;" office:value-type="string" office:string-value="insert into game (matchid, matchdate, game_type, country) values (114, '1983-06-09', 2, 52);">
            <text:p>insert into game (matchid, matchdate, game_type, country) values (114, '1983-06-09', 2, 52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115">
            <text:p>115</text:p>
          </table:table-cell>
          <table:table-cell table:style-name="ce5" table:formula="of:=&quot;1983-06-09&quot;" office:value-type="string" office:string-value="1983-06-09">
            <text:p>1983-06-09</text:p>
          </table:table-cell>
          <table:table-cell office:value-type="float" office:value="2">
            <text:p>2</text:p>
          </table:table-cell>
          <table:table-cell table:formula="of:=[.D41]" office:value-type="float" office:value="52">
            <text:p>52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3] &amp; &quot;', &quot; &amp; [.C42] &amp; &quot;, &quot; &amp; [.D42] &amp;  &quot;);&quot;" office:value-type="string" office:string-value="insert into game (matchid, matchdate, game_type, country) values (115, '1983-06-09', 2, 52);">
            <text:p>insert into game (matchid, matchdate, game_type, country) values (115, '1983-06-09', 2, 52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116">
            <text:p>116</text:p>
          </table:table-cell>
          <table:table-cell table:style-name="ce5" table:formula="of:=&quot;1983-06-09&quot;" office:value-type="string" office:string-value="1983-06-09">
            <text:p>1983-06-09</text:p>
          </table:table-cell>
          <table:table-cell office:value-type="float" office:value="2">
            <text:p>2</text:p>
          </table:table-cell>
          <table:table-cell table:formula="of:=[.D42]" office:value-type="float" office:value="52">
            <text:p>52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4] &amp; &quot;', &quot; &amp; [.C43] &amp; &quot;, &quot; &amp; [.D43] &amp;  &quot;);&quot;" office:value-type="string" office:string-value="insert into game (matchid, matchdate, game_type, country) values (116, '1983-06-11', 2, 52);">
            <text:p>insert into game (matchid, matchdate, game_type, country) values (116, '1983-06-11', 2, 52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117">
            <text:p>117</text:p>
          </table:table-cell>
          <table:table-cell table:style-name="ce5" table:formula="of:=&quot;1983-06-11&quot;" office:value-type="string" office:string-value="1983-06-11">
            <text:p>1983-06-11</text:p>
          </table:table-cell>
          <table:table-cell office:value-type="float" office:value="3">
            <text:p>3</text:p>
          </table:table-cell>
          <table:table-cell table:formula="of:=[.D43]" office:value-type="float" office:value="52">
            <text:p>52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5] &amp; &quot;', &quot; &amp; [.C44] &amp; &quot;, &quot; &amp; [.D44] &amp;  &quot;);&quot;" office:value-type="string" office:string-value="insert into game (matchid, matchdate, game_type, country) values (117, '1983-06-11', 3, 52);">
            <text:p>insert into game (matchid, matchdate, game_type, country) values (117, '1983-06-11', 3, 52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118">
            <text:p>118</text:p>
          </table:table-cell>
          <table:table-cell table:style-name="ce5" table:formula="of:=&quot;1983-06-11&quot;" office:value-type="string" office:string-value="1983-06-11">
            <text:p>1983-06-11</text:p>
          </table:table-cell>
          <table:table-cell office:value-type="float" office:value="3">
            <text:p>3</text:p>
          </table:table-cell>
          <table:table-cell table:formula="of:=[.D44]" office:value-type="float" office:value="52">
            <text:p>52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6] &amp; &quot;', &quot; &amp; [.C45] &amp; &quot;, &quot; &amp; [.D45] &amp;  &quot;);&quot;" office:value-type="string" office:string-value="insert into game (matchid, matchdate, game_type, country) values (118, '1983-06-12', 3, 52);">
            <text:p>insert into game (matchid, matchdate, game_type, country) values (118, '1983-06-12', 3, 52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119">
            <text:p>119</text:p>
          </table:table-cell>
          <table:table-cell table:style-name="ce5" table:formula="of:=&quot;1983-06-12&quot;" office:value-type="string" office:string-value="1983-06-12">
            <text:p>1983-06-12</text:p>
          </table:table-cell>
          <table:table-cell office:value-type="float" office:value="3">
            <text:p>3</text:p>
          </table:table-cell>
          <table:table-cell table:formula="of:=[.D45]" office:value-type="float" office:value="52">
            <text:p>52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7] &amp; &quot;', &quot; &amp; [.C46] &amp; &quot;, &quot; &amp; [.D46] &amp;  &quot;);&quot;" office:value-type="string" office:string-value="insert into game (matchid, matchdate, game_type, country) values (119, '1983-06-12', 3, 52);">
            <text:p>insert into game (matchid, matchdate, game_type, country) values (119, '1983-06-12', 3, 52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120">
            <text:p>120</text:p>
          </table:table-cell>
          <table:table-cell table:style-name="ce5" table:formula="of:=&quot;1983-06-12&quot;" office:value-type="string" office:string-value="1983-06-12">
            <text:p>1983-06-12</text:p>
          </table:table-cell>
          <table:table-cell office:value-type="float" office:value="3">
            <text:p>3</text:p>
          </table:table-cell>
          <table:table-cell table:formula="of:=[.D46]" office:value-type="float" office:value="52">
            <text:p>52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8] &amp; &quot;', &quot; &amp; [.C47] &amp; &quot;, &quot; &amp; [.D47] &amp;  &quot;);&quot;" office:value-type="string" office:string-value="insert into game (matchid, matchdate, game_type, country) values (120, '1983-06-15', 3, 52);">
            <text:p>insert into game (matchid, matchdate, game_type, country) values (120, '1983-06-15', 3, 52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121">
            <text:p>121</text:p>
          </table:table-cell>
          <table:table-cell table:style-name="ce5" table:formula="of:=&quot;1983-06-15&quot;" office:value-type="string" office:string-value="1983-06-15">
            <text:p>1983-06-15</text:p>
          </table:table-cell>
          <table:table-cell office:value-type="float" office:value="4">
            <text:p>4</text:p>
          </table:table-cell>
          <table:table-cell table:formula="of:=[.D47]" office:value-type="float" office:value="52">
            <text:p>52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9] &amp; &quot;', &quot; &amp; [.C48] &amp; &quot;, &quot; &amp; [.D48] &amp;  &quot;);&quot;" office:value-type="string" office:string-value="insert into game (matchid, matchdate, game_type, country) values (121, '1983-06-15', 4, 52);">
            <text:p>insert into game (matchid, matchdate, game_type, country) values (121, '1983-06-15', 4, 52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122">
            <text:p>122</text:p>
          </table:table-cell>
          <table:table-cell table:style-name="ce5" table:formula="of:=&quot;1983-06-15&quot;" office:value-type="string" office:string-value="1983-06-15">
            <text:p>1983-06-15</text:p>
          </table:table-cell>
          <table:table-cell office:value-type="float" office:value="4">
            <text:p>4</text:p>
          </table:table-cell>
          <table:table-cell table:formula="of:=[.D48]" office:value-type="float" office:value="52">
            <text:p>52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122, '1983-06-15', 4, 52);">
            <text:p>insert into game (matchid, matchdate, game_type, country) values (122, '1983-06-15', 4, 52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123">
            <text:p>123</text:p>
          </table:table-cell>
          <table:table-cell table:style-name="ce5" table:formula="of:=&quot;1983-06-18&quot;" office:value-type="string" office:string-value="1983-06-18">
            <text:p>1983-06-18</text:p>
          </table:table-cell>
          <table:table-cell office:value-type="float" office:value="5">
            <text:p>5</text:p>
          </table:table-cell>
          <table:table-cell table:formula="of:=[.D49]" office:value-type="float" office:value="52">
            <text:p>52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123, '1983-06-18', 5, 52);">
            <text:p>insert into game (matchid, matchdate, game_type, country) values (123, '1983-06-18', 5, 52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124">
            <text:p>124</text:p>
          </table:table-cell>
          <table:table-cell table:style-name="ce5" table:formula="of:=&quot;1983-06-19&quot;" office:value-type="string" office:string-value="1983-06-19">
            <text:p>1983-06-19</text:p>
          </table:table-cell>
          <table:table-cell office:value-type="float" office:value="6">
            <text:p>6</text:p>
          </table:table-cell>
          <table:table-cell table:formula="of:=[.D50]" office:value-type="float" office:value="52">
            <text:p>52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124, '1983-06-19', 6, 52);">
            <text:p>insert into game (matchid, matchdate, game_type, country) values (124, '1983-06-19', 6, 52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81'.A185]+ 1" office:value-type="float" office:value="412">
            <text:p>412</text:p>
          </table:table-cell>
          <table:table-cell table:style-name="ce3" table:formula="of:=[.A20]" office:value-type="float" office:value="93">
            <text:p>93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12, 93, 52, 1, 1, 2);">
            <text:p>insert into game_score (id, matchid, squad, goals, points, time_type) values (412, 93, 52, 1, 1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413">
            <text:p>413</text:p>
          </table:table-cell>
          <table:table-cell table:style-name="ce3" table:formula="of:=[.B54]" office:value-type="float" office:value="93">
            <text:p>9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13, 93, 52, 1, 0, 1);">
            <text:p>insert into game_score (id, matchid, squad, goals, points, time_type) values (413, 93, 52, 1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414">
            <text:p>414</text:p>
          </table:table-cell>
          <table:table-cell table:style-name="ce3" table:formula="of:=[.B54]" office:value-type="float" office:value="93">
            <text:p>9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14, 93, 61, 1, 1, 2);">
            <text:p>insert into game_score (id, matchid, squad, goals, points, time_type) values (414, 93, 61, 1, 1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415">
            <text:p>415</text:p>
          </table:table-cell>
          <table:table-cell table:style-name="ce3" table:formula="of:=[.B54]" office:value-type="float" office:value="93">
            <text:p>9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15, 93, 61, 0, 0, 1);">
            <text:p>insert into game_score (id, matchid, squad, goals, points, time_type) values (415, 93, 61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416">
            <text:p>416</text:p>
          </table:table-cell>
          <table:table-cell table:style-name="ce4" table:formula="of:=[.B54]+1" office:value-type="float" office:value="94">
            <text:p>94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16, 94, 82, 0, 0, 2);">
            <text:p>insert into game_score (id, matchid, squad, goals, points, time_type) values (416, 94, 82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417">
            <text:p>417</text:p>
          </table:table-cell>
          <table:table-cell table:style-name="ce4" table:formula="of:=[.B58]" office:value-type="float" office:value="94">
            <text:p>94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17, 94, 82, 0, 0, 1);">
            <text:p>insert into game_score (id, matchid, squad, goals, points, time_type) values (417, 94, 82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418">
            <text:p>418</text:p>
          </table:table-cell>
          <table:table-cell table:style-name="ce4" table:formula="of:=[.B58]" office:value-type="float" office:value="94">
            <text:p>94</text:p>
          </table:table-cell>
          <table:table-cell table:style-name="ce4" office:value-type="float" office:value="44141">
            <text:p>44141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18, 94, 44141, 2, 2, 2);">
            <text:p>insert into game_score (id, matchid, squad, goals, points, time_type) values (418, 94, 44141, 2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419">
            <text:p>419</text:p>
          </table:table-cell>
          <table:table-cell table:style-name="ce4" table:formula="of:=[.B58]" office:value-type="float" office:value="94">
            <text:p>94</text:p>
          </table:table-cell>
          <table:table-cell table:style-name="ce4" office:value-type="float" office:value="44141">
            <text:p>4414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19, 94, 44141, 0, 0, 1);">
            <text:p>insert into game_score (id, matchid, squad, goals, points, time_type) values (419, 94, 44141, 0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420">
            <text:p>420</text:p>
          </table:table-cell>
          <table:table-cell table:style-name="ce3" table:formula="of:=[.B58]+1" office:value-type="float" office:value="95">
            <text:p>95</text:p>
          </table:table-cell>
          <table:table-cell table:style-name="ce3" office:value-type="float" office:value="82">
            <text:p>82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20, 95, 82, 2, 2, 2);">
            <text:p>insert into game_score (id, matchid, squad, goals, points, time_type) values (420, 95, 82, 2, 2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421">
            <text:p>421</text:p>
          </table:table-cell>
          <table:table-cell table:style-name="ce3" table:formula="of:=[.B62]" office:value-type="float" office:value="95">
            <text:p>95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21, 95, 82, 1, 0, 1);">
            <text:p>insert into game_score (id, matchid, squad, goals, points, time_type) values (421, 95, 82, 1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422">
            <text:p>422</text:p>
          </table:table-cell>
          <table:table-cell table:style-name="ce3" table:formula="of:=[.B62]" office:value-type="float" office:value="95">
            <text:p>9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22, 95, 52, 1, 0, 2);">
            <text:p>insert into game_score (id, matchid, squad, goals, points, time_type) values (422, 95, 52, 1, 0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423">
            <text:p>423</text:p>
          </table:table-cell>
          <table:table-cell table:style-name="ce3" table:formula="of:=[.B62]" office:value-type="float" office:value="95">
            <text:p>9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23, 95, 52, 1, 0, 1);">
            <text:p>insert into game_score (id, matchid, squad, goals, points, time_type) values (423, 95, 52, 1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424">
            <text:p>424</text:p>
          </table:table-cell>
          <table:table-cell table:style-name="ce4" table:formula="of:=[.B62]+1" office:value-type="float" office:value="96">
            <text:p>96</text:p>
          </table:table-cell>
          <table:table-cell table:style-name="ce4" office:value-type="float" office:value="44141">
            <text:p>441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24, 96, 44141, 1, 0, 2);">
            <text:p>insert into game_score (id, matchid, squad, goals, points, time_type) values (424, 96, 44141, 1, 0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425">
            <text:p>425</text:p>
          </table:table-cell>
          <table:table-cell table:style-name="ce4" table:formula="of:=[.B66]" office:value-type="float" office:value="96">
            <text:p>96</text:p>
          </table:table-cell>
          <table:table-cell table:style-name="ce4" office:value-type="float" office:value="44141">
            <text:p>4414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25, 96, 44141, 0, 0, 1);">
            <text:p>insert into game_score (id, matchid, squad, goals, points, time_type) values (425, 96, 44141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426">
            <text:p>426</text:p>
          </table:table-cell>
          <table:table-cell table:style-name="ce4" table:formula="of:=[.B66]" office:value-type="float" office:value="96">
            <text:p>9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26, 96, 61, 2, 2, 2);">
            <text:p>insert into game_score (id, matchid, squad, goals, points, time_type) values (426, 96, 61, 2, 2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427">
            <text:p>427</text:p>
          </table:table-cell>
          <table:table-cell table:style-name="ce4" table:formula="of:=[.B66]" office:value-type="float" office:value="96">
            <text:p>9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27, 96, 61, 0, 0, 1);">
            <text:p>insert into game_score (id, matchid, squad, goals, points, time_type) values (427, 96, 61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428">
            <text:p>428</text:p>
          </table:table-cell>
          <table:table-cell table:style-name="ce3" table:formula="of:=[.B66]+1" office:value-type="float" office:value="97">
            <text:p>9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28, 97, 61, 1, 0, 2);">
            <text:p>insert into game_score (id, matchid, squad, goals, points, time_type) values (428, 97, 61, 1, 0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429">
            <text:p>429</text:p>
          </table:table-cell>
          <table:table-cell table:style-name="ce3" table:formula="of:=[.B70]" office:value-type="float" office:value="97">
            <text:p>9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29, 97, 61, 0, 0, 1);">
            <text:p>insert into game_score (id, matchid, squad, goals, points, time_type) values (429, 97, 61, 0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430">
            <text:p>430</text:p>
          </table:table-cell>
          <table:table-cell table:style-name="ce3" table:formula="of:=[.B70]" office:value-type="float" office:value="97">
            <text:p>97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30, 97, 82, 2, 2, 2);">
            <text:p>insert into game_score (id, matchid, squad, goals, points, time_type) values (430, 97, 82, 2, 2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431">
            <text:p>431</text:p>
          </table:table-cell>
          <table:table-cell table:style-name="ce3" table:formula="of:=[.B70]" office:value-type="float" office:value="97">
            <text:p>97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31, 97, 82, 2, 0, 1);">
            <text:p>insert into game_score (id, matchid, squad, goals, points, time_type) values (431, 97, 82, 2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432">
            <text:p>432</text:p>
          </table:table-cell>
          <table:table-cell table:style-name="ce4" table:formula="of:=[.B70]+1" office:value-type="float" office:value="98">
            <text:p>9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32, 98, 52, 0, 0, 2);">
            <text:p>insert into game_score (id, matchid, squad, goals, points, time_type) values (432, 98, 52, 0, 0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433">
            <text:p>433</text:p>
          </table:table-cell>
          <table:table-cell table:style-name="ce4" table:formula="of:=[.B74]" office:value-type="float" office:value="98">
            <text:p>9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33, 98, 52, 0, 0, 1);">
            <text:p>insert into game_score (id, matchid, squad, goals, points, time_type) values (433, 98, 52, 0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434">
            <text:p>434</text:p>
          </table:table-cell>
          <table:table-cell table:style-name="ce4" table:formula="of:=[.B74]" office:value-type="float" office:value="98">
            <text:p>98</text:p>
          </table:table-cell>
          <table:table-cell table:style-name="ce4" office:value-type="float" office:value="44141">
            <text:p>441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34, 98, 44141, 1, 2, 2);">
            <text:p>insert into game_score (id, matchid, squad, goals, points, time_type) values (434, 98, 44141, 1, 2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435">
            <text:p>435</text:p>
          </table:table-cell>
          <table:table-cell table:style-name="ce4" table:formula="of:=[.B74]" office:value-type="float" office:value="98">
            <text:p>98</text:p>
          </table:table-cell>
          <table:table-cell table:style-name="ce4" office:value-type="float" office:value="44141">
            <text:p>441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35, 98, 44141, 1, 0, 1);">
            <text:p>insert into game_score (id, matchid, squad, goals, points, time_type) values (435, 98, 44141, 1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436">
            <text:p>436</text:p>
          </table:table-cell>
          <table:table-cell table:style-name="ce3" table:formula="of:=[.B74]+1" office:value-type="float" office:value="99">
            <text:p>9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36, 99, 48, 7, 2, 2);">
            <text:p>insert into game_score (id, matchid, squad, goals, points, time_type) values (436, 99, 48, 7, 2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437">
            <text:p>437</text:p>
          </table:table-cell>
          <table:table-cell table:style-name="ce3" table:formula="of:=[.B78]" office:value-type="float" office:value="99">
            <text:p>9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37, 99, 48, 3, 0, 1);">
            <text:p>insert into game_score (id, matchid, squad, goals, points, time_type) values (437, 99, 48, 3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438">
            <text:p>438</text:p>
          </table:table-cell>
          <table:table-cell table:style-name="ce3" table:formula="of:=[.B78]" office:value-type="float" office:value="99">
            <text:p>99</text:p>
          </table:table-cell>
          <table:table-cell table:style-name="ce3" office:value-type="float" office:value="225">
            <text:p>22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38, 99, 225, 2, 0, 2);">
            <text:p>insert into game_score (id, matchid, squad, goals, points, time_type) values (438, 99, 225, 2, 0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439">
            <text:p>439</text:p>
          </table:table-cell>
          <table:table-cell table:style-name="ce3" table:formula="of:=[.B78]" office:value-type="float" office:value="99">
            <text:p>99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39, 99, 225, 0, 0, 1);">
            <text:p>insert into game_score (id, matchid, squad, goals, points, time_type) values (439, 99, 225, 0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440">
            <text:p>440</text:p>
          </table:table-cell>
          <table:table-cell table:style-name="ce4" table:formula="of:=[.B78]+1" office:value-type="float" office:value="100">
            <text:p>100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40, 100, 598, 3, 2, 2);">
            <text:p>insert into game_score (id, matchid, squad, goals, points, time_type) values (440, 100, 598, 3, 2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441">
            <text:p>441</text:p>
          </table:table-cell>
          <table:table-cell table:style-name="ce4" table:formula="of:=[.B82]" office:value-type="float" office:value="100">
            <text:p>100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41, 100, 598, 1, 0, 1);">
            <text:p>insert into game_score (id, matchid, squad, goals, points, time_type) values (441, 100, 598, 1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442">
            <text:p>442</text:p>
          </table:table-cell>
          <table:table-cell table:style-name="ce4" table:formula="of:=[.B82]" office:value-type="float" office:value="100">
            <text:p>100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42, 100, 1, 2, 0, 2);">
            <text:p>insert into game_score (id, matchid, squad, goals, points, time_type) values (442, 100, 1, 2, 0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443">
            <text:p>443</text:p>
          </table:table-cell>
          <table:table-cell table:style-name="ce4" table:formula="of:=[.B82]" office:value-type="float" office:value="100">
            <text:p>100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443, 100, 1, 0, 0, 1);">
            <text:p>insert into game_score (id, matchid, squad, goals, points, time_type) values (443, 100, 1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444">
            <text:p>444</text:p>
          </table:table-cell>
          <table:table-cell table:style-name="ce3" table:formula="of:=[.B82]+1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444, 101, 1, 1, 2, 2);">
            <text:p>insert into game_score (id, matchid, squad, goals, points, time_type) values (444, 101, 1, 1, 2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445">
            <text:p>445</text:p>
          </table:table-cell>
          <table:table-cell table:style-name="ce3" table:formula="of:=[.B86]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445, 101, 1, 0, 0, 1);">
            <text:p>insert into game_score (id, matchid, squad, goals, points, time_type) values (445, 101, 1, 0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446">
            <text:p>446</text:p>
          </table:table-cell>
          <table:table-cell table:style-name="ce3" table:formula="of:=[.B86]" office:value-type="float" office:value="101">
            <text:p>101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446, 101, 225, 0, 0, 2);">
            <text:p>insert into game_score (id, matchid, squad, goals, points, time_type) values (446, 101, 225, 0, 0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447">
            <text:p>447</text:p>
          </table:table-cell>
          <table:table-cell table:style-name="ce3" table:formula="of:=[.B86]" office:value-type="float" office:value="101">
            <text:p>101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47, 101, 225, 0, 0, 1);">
            <text:p>insert into game_score (id, matchid, squad, goals, points, time_type) values (447, 101, 225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448">
            <text:p>448</text:p>
          </table:table-cell>
          <table:table-cell table:style-name="ce4" table:formula="of:=[.B86]+1" office:value-type="float" office:value="102">
            <text:p>102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48, 102, 598, 3, 2, 2);">
            <text:p>insert into game_score (id, matchid, squad, goals, points, time_type) values (448, 102, 598, 3, 2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449">
            <text:p>449</text:p>
          </table:table-cell>
          <table:table-cell table:style-name="ce4" table:formula="of:=[.B90]" office:value-type="float" office:value="102">
            <text:p>102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49, 102, 598, 0, 0, 1);">
            <text:p>insert into game_score (id, matchid, squad, goals, points, time_type) values (449, 102, 598, 0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450">
            <text:p>450</text:p>
          </table:table-cell>
          <table:table-cell table:style-name="ce4" table:formula="of:=[.B90]" office:value-type="float" office:value="102">
            <text:p>102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50, 102, 48, 1, 0, 2);">
            <text:p>insert into game_score (id, matchid, squad, goals, points, time_type) values (450, 102, 48, 1, 0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451">
            <text:p>451</text:p>
          </table:table-cell>
          <table:table-cell table:style-name="ce4" table:formula="of:=[.B90]" office:value-type="float" office:value="102">
            <text:p>102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51, 102, 48, 0, 0, 1);">
            <text:p>insert into game_score (id, matchid, squad, goals, points, time_type) values (451, 102, 48, 0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452">
            <text:p>452</text:p>
          </table:table-cell>
          <table:table-cell table:style-name="ce3" table:formula="of:=[.B90]+1" office:value-type="float" office:value="103">
            <text:p>10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52, 103, 48, 2, 2, 2);">
            <text:p>insert into game_score (id, matchid, squad, goals, points, time_type) values (452, 103, 48, 2, 2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453">
            <text:p>453</text:p>
          </table:table-cell>
          <table:table-cell table:style-name="ce3" table:formula="of:=[.B94]" office:value-type="float" office:value="103">
            <text:p>10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53, 103, 48, 0, 0, 1);">
            <text:p>insert into game_score (id, matchid, squad, goals, points, time_type) values (453, 103, 48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454">
            <text:p>454</text:p>
          </table:table-cell>
          <table:table-cell table:style-name="ce3" table:formula="of:=[.B94]" office:value-type="float" office:value="103">
            <text:p>103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54, 103, 1, 0, 0, 2);">
            <text:p>insert into game_score (id, matchid, squad, goals, points, time_type) values (454, 103, 1, 0, 0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455">
            <text:p>455</text:p>
          </table:table-cell>
          <table:table-cell table:style-name="ce3" table:formula="of:=[.B94]" office:value-type="float" office:value="103">
            <text:p>103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55, 103, 1, 0, 0, 1);">
            <text:p>insert into game_score (id, matchid, squad, goals, points, time_type) values (455, 103, 1, 0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456">
            <text:p>456</text:p>
          </table:table-cell>
          <table:table-cell table:style-name="ce4" table:formula="of:=[.B94]+1" office:value-type="float" office:value="104">
            <text:p>104</text:p>
          </table:table-cell>
          <table:table-cell table:style-name="ce4" office:value-type="float" office:value="225">
            <text:p>2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56, 104, 225, 0, 1, 2);">
            <text:p>insert into game_score (id, matchid, squad, goals, points, time_type) values (456, 104, 225, 0, 1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457">
            <text:p>457</text:p>
          </table:table-cell>
          <table:table-cell table:style-name="ce4" table:formula="of:=[.B98]" office:value-type="float" office:value="104">
            <text:p>104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457, 104, 225, 0, 0, 1);">
            <text:p>insert into game_score (id, matchid, squad, goals, points, time_type) values (457, 104, 225, 0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458">
            <text:p>458</text:p>
          </table:table-cell>
          <table:table-cell table:style-name="ce4" table:formula="of:=[.B98]" office:value-type="float" office:value="104">
            <text:p>104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458, 104, 598, 0, 1, 2);">
            <text:p>insert into game_score (id, matchid, squad, goals, points, time_type) values (458, 104, 598, 0, 1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459">
            <text:p>459</text:p>
          </table:table-cell>
          <table:table-cell table:style-name="ce4" table:formula="of:=[.B98]" office:value-type="float" office:value="104">
            <text:p>104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459, 104, 598, 0, 0, 1);">
            <text:p>insert into game_score (id, matchid, squad, goals, points, time_type) values (459, 104, 598, 0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460">
            <text:p>460</text:p>
          </table:table-cell>
          <table:table-cell table:style-name="ce3" table:formula="of:=[.B98]+1" office:value-type="float" office:value="105">
            <text:p>105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460, 105, 86, 0, 0, 2);">
            <text:p>insert into game_score (id, matchid, squad, goals, points, time_type) values (460, 105, 86, 0, 0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461">
            <text:p>461</text:p>
          </table:table-cell>
          <table:table-cell table:style-name="ce3" table:formula="of:=[.B102]" office:value-type="float" office:value="105">
            <text:p>105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461, 105, 86, 0, 0, 1);">
            <text:p>insert into game_score (id, matchid, squad, goals, points, time_type) values (461, 105, 86, 0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462">
            <text:p>462</text:p>
          </table:table-cell>
          <table:table-cell table:style-name="ce3" table:formula="of:=[.B102]" office:value-type="float" office:value="105">
            <text:p>105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462, 105, 54, 5, 2, 2);">
            <text:p>insert into game_score (id, matchid, squad, goals, points, time_type) values (462, 105, 54, 5, 2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463">
            <text:p>463</text:p>
          </table:table-cell>
          <table:table-cell table:style-name="ce3" table:formula="of:=[.B102]" office:value-type="float" office:value="105">
            <text:p>105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463, 105, 54, 1, 0, 1);">
            <text:p>insert into game_score (id, matchid, squad, goals, points, time_type) values (463, 105, 54, 1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464">
            <text:p>464</text:p>
          </table:table-cell>
          <table:table-cell table:style-name="ce4" table:formula="of:=[.B102]+1" office:value-type="float" office:value="106">
            <text:p>106</text:p>
          </table:table-cell>
          <table:table-cell table:style-name="ce4"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464, 106, 42, 4, 2, 2);">
            <text:p>insert into game_score (id, matchid, squad, goals, points, time_type) values (464, 106, 42, 4, 2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465">
            <text:p>465</text:p>
          </table:table-cell>
          <table:table-cell table:style-name="ce4" table:formula="of:=[.B106]" office:value-type="float" office:value="106">
            <text:p>106</text:p>
          </table:table-cell>
          <table:table-cell table:style-name="ce4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465, 106, 42, 1, 0, 1);">
            <text:p>insert into game_score (id, matchid, squad, goals, points, time_type) values (465, 106, 42, 1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466">
            <text:p>466</text:p>
          </table:table-cell>
          <table:table-cell table:style-name="ce4" table:formula="of:=[.B106]" office:value-type="float" office:value="106">
            <text:p>106</text:p>
          </table:table-cell>
          <table:table-cell table:style-name="ce4" office:value-type="float" office:value="43">
            <text:p>4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466, 106, 43, 0, 0, 2);">
            <text:p>insert into game_score (id, matchid, squad, goals, points, time_type) values (466, 106, 43, 0, 0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467">
            <text:p>467</text:p>
          </table:table-cell>
          <table:table-cell table:style-name="ce4" table:formula="of:=[.B106]" office:value-type="float" office:value="106">
            <text:p>106</text:p>
          </table:table-cell>
          <table:table-cell table:style-name="ce4" office:value-type="float" office:value="43">
            <text:p>4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467, 106, 43, 0, 0, 1);">
            <text:p>insert into game_score (id, matchid, squad, goals, points, time_type) values (467, 106, 43, 0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468">
            <text:p>468</text:p>
          </table:table-cell>
          <table:table-cell table:style-name="ce3" table:formula="of:=[.B106]+1" office:value-type="float" office:value="107">
            <text:p>107</text:p>
          </table:table-cell>
          <table:table-cell table:style-name="ce3" office:value-type="float" office:value="42">
            <text:p>4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468, 107, 42, 3, 2, 2);">
            <text:p>insert into game_score (id, matchid, squad, goals, points, time_type) values (468, 107, 42, 3, 2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469">
            <text:p>469</text:p>
          </table:table-cell>
          <table:table-cell table:style-name="ce3" table:formula="of:=[.B110]" office:value-type="float" office:value="107">
            <text:p>107</text:p>
          </table:table-cell>
          <table:table-cell table:style-name="ce3" office:value-type="float" office:value="42">
            <text:p>4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469, 107, 42, 1, 0, 1);">
            <text:p>insert into game_score (id, matchid, squad, goals, points, time_type) values (469, 107, 42, 1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470">
            <text:p>470</text:p>
          </table:table-cell>
          <table:table-cell table:style-name="ce3" table:formula="of:=[.B110]" office:value-type="float" office:value="107">
            <text:p>107</text:p>
          </table:table-cell>
          <table:table-cell table:style-name="ce3" office:value-type="float" office:value="86">
            <text:p>8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470, 107, 86, 2, 0, 2);">
            <text:p>insert into game_score (id, matchid, squad, goals, points, time_type) values (470, 107, 86, 2, 0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471">
            <text:p>471</text:p>
          </table:table-cell>
          <table:table-cell table:style-name="ce3" table:formula="of:=[.B110]" office:value-type="float" office:value="107">
            <text:p>107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471, 107, 86, 0, 0, 1);">
            <text:p>insert into game_score (id, matchid, squad, goals, points, time_type) values (471, 107, 86, 0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472">
            <text:p>472</text:p>
          </table:table-cell>
          <table:table-cell table:style-name="ce4" table:formula="of:=[.B110]+1" office:value-type="float" office:value="108">
            <text:p>108</text:p>
          </table:table-cell>
          <table:table-cell table:style-name="ce4" office:value-type="float" office:value="43">
            <text:p>4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472, 108, 43, 0, 0, 2);">
            <text:p>insert into game_score (id, matchid, squad, goals, points, time_type) values (472, 108, 43, 0, 0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473">
            <text:p>473</text:p>
          </table:table-cell>
          <table:table-cell table:style-name="ce4" table:formula="of:=[.B114]" office:value-type="float" office:value="108">
            <text:p>108</text:p>
          </table:table-cell>
          <table:table-cell table:style-name="ce4" office:value-type="float" office:value="43">
            <text:p>4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473, 108, 43, 0, 0, 1);">
            <text:p>insert into game_score (id, matchid, squad, goals, points, time_type) values (473, 108, 43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474">
            <text:p>474</text:p>
          </table:table-cell>
          <table:table-cell table:style-name="ce4" table:formula="of:=[.B114]" office:value-type="float" office:value="108">
            <text:p>108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474, 108, 54, 3, 2, 2);">
            <text:p>insert into game_score (id, matchid, squad, goals, points, time_type) values (474, 108, 54, 3, 2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475">
            <text:p>475</text:p>
          </table:table-cell>
          <table:table-cell table:style-name="ce4" table:formula="of:=[.B114]" office:value-type="float" office:value="108">
            <text:p>108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475, 108, 54, 3, 0, 1);">
            <text:p>insert into game_score (id, matchid, squad, goals, points, time_type) values (475, 108, 54, 3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476">
            <text:p>476</text:p>
          </table:table-cell>
          <table:table-cell table:style-name="ce3" table:formula="of:=[.B114]+1" office:value-type="float" office:value="109">
            <text:p>109</text:p>
          </table:table-cell>
          <table:table-cell table:style-name="ce3" office:value-type="float" office:value="86">
            <text:p>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476, 109, 86, 3, 2, 2);">
            <text:p>insert into game_score (id, matchid, squad, goals, points, time_type) values (476, 109, 86, 3, 2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477">
            <text:p>477</text:p>
          </table:table-cell>
          <table:table-cell table:style-name="ce3" table:formula="of:=[.B118]" office:value-type="float" office:value="109">
            <text:p>109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477, 109, 86, 0, 0, 1);">
            <text:p>insert into game_score (id, matchid, squad, goals, points, time_type) values (477, 109, 86, 0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478">
            <text:p>478</text:p>
          </table:table-cell>
          <table:table-cell table:style-name="ce3" table:formula="of:=[.B118]" office:value-type="float" office:value="109">
            <text:p>109</text:p>
          </table:table-cell>
          <table:table-cell table:style-name="ce3" office:value-type="float" office:value="43">
            <text:p>4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478, 109, 43, 0, 0, 2);">
            <text:p>insert into game_score (id, matchid, squad, goals, points, time_type) values (478, 109, 43, 0, 0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479">
            <text:p>479</text:p>
          </table:table-cell>
          <table:table-cell table:style-name="ce3" table:formula="of:=[.B118]" office:value-type="float" office:value="109">
            <text:p>109</text:p>
          </table:table-cell>
          <table:table-cell table:style-name="ce3" office:value-type="float" office:value="43">
            <text:p>4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479, 109, 43, 0, 0, 1);">
            <text:p>insert into game_score (id, matchid, squad, goals, points, time_type) values (479, 109, 43, 0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480">
            <text:p>480</text:p>
          </table:table-cell>
          <table:table-cell table:style-name="ce4" table:formula="of:=[.B118]+1" office:value-type="float" office:value="110">
            <text:p>11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480, 110, 54, 2, 2, 2);">
            <text:p>insert into game_score (id, matchid, squad, goals, points, time_type) values (480, 110, 54, 2, 2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481">
            <text:p>481</text:p>
          </table:table-cell>
          <table:table-cell table:style-name="ce4" table:formula="of:=[.B122]" office:value-type="float" office:value="110">
            <text:p>1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481, 110, 54, 1, 0, 1);">
            <text:p>insert into game_score (id, matchid, squad, goals, points, time_type) values (481, 110, 54, 1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482">
            <text:p>482</text:p>
          </table:table-cell>
          <table:table-cell table:style-name="ce4" table:formula="of:=[.B122]" office:value-type="float" office:value="110">
            <text:p>110</text:p>
          </table:table-cell>
          <table:table-cell table:style-name="ce4" office:value-type="float" office:value="42">
            <text:p>4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482, 110, 42, 0, 0, 2);">
            <text:p>insert into game_score (id, matchid, squad, goals, points, time_type) values (482, 110, 42, 0, 0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483">
            <text:p>483</text:p>
          </table:table-cell>
          <table:table-cell table:style-name="ce4" table:formula="of:=[.B122]" office:value-type="float" office:value="110">
            <text:p>110</text:p>
          </table:table-cell>
          <table:table-cell table:style-name="ce4" office:value-type="float" office:value="42">
            <text:p>4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483, 110, 42, 0, 0, 1);">
            <text:p>insert into game_score (id, matchid, squad, goals, points, time_type) values (483, 110, 42, 0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484">
            <text:p>484</text:p>
          </table:table-cell>
          <table:table-cell table:style-name="ce3" table:formula="of:=[.B122]+1" office:value-type="float" office:value="111">
            <text:p>111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484, 111, 7097, 0, 0, 2);">
            <text:p>insert into game_score (id, matchid, squad, goals, points, time_type) values (484, 111, 7097, 0, 0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485">
            <text:p>485</text:p>
          </table:table-cell>
          <table:table-cell table:style-name="ce3" table:formula="of:=[.B126]" office:value-type="float" office:value="111">
            <text:p>111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485, 111, 7097, 0, 0, 1);">
            <text:p>insert into game_score (id, matchid, squad, goals, points, time_type) values (485, 111, 7097, 0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486">
            <text:p>486</text:p>
          </table:table-cell>
          <table:table-cell table:style-name="ce3" table:formula="of:=[.B126]" office:value-type="float" office:value="111">
            <text:p>1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486, 111, 234, 1, 2, 2);">
            <text:p>insert into game_score (id, matchid, squad, goals, points, time_type) values (486, 111, 234, 1, 2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487">
            <text:p>487</text:p>
          </table:table-cell>
          <table:table-cell table:style-name="ce3" table:formula="of:=[.B126]" office:value-type="float" office:value="111">
            <text:p>111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487, 111, 234, 0, 0, 1);">
            <text:p>insert into game_score (id, matchid, squad, goals, points, time_type) values (487, 111, 234, 0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488">
            <text:p>488</text:p>
          </table:table-cell>
          <table:table-cell table:style-name="ce4" table:formula="of:=[.B126]+1" office:value-type="float" office:value="112">
            <text:p>112</text:p>
          </table:table-cell>
          <table:table-cell table:style-name="ce4" office:value-type="float" office:value="31">
            <text:p>31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488, 112, 31, 1, 1, 2);">
            <text:p>insert into game_score (id, matchid, squad, goals, points, time_type) values (488, 112, 31, 1, 1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489">
            <text:p>489</text:p>
          </table:table-cell>
          <table:table-cell table:style-name="ce4" table:formula="of:=[.B130]" office:value-type="float" office:value="112">
            <text:p>112</text:p>
          </table:table-cell>
          <table:table-cell table:style-name="ce4" office:value-type="float" office:value="31">
            <text:p>3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489, 112, 31, 0, 0, 1);">
            <text:p>insert into game_score (id, matchid, squad, goals, points, time_type) values (489, 112, 31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490">
            <text:p>490</text:p>
          </table:table-cell>
          <table:table-cell table:style-name="ce4" table:formula="of:=[.B130]" office:value-type="float" office:value="112">
            <text:p>112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490, 112, 55, 1, 1, 2);">
            <text:p>insert into game_score (id, matchid, squad, goals, points, time_type) values (490, 112, 55, 1, 1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491">
            <text:p>491</text:p>
          </table:table-cell>
          <table:table-cell table:style-name="ce4" table:formula="of:=[.B130]" office:value-type="float" office:value="112">
            <text:p>112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491, 112, 55, 0, 0, 1);">
            <text:p>insert into game_score (id, matchid, squad, goals, points, time_type) values (491, 112, 55, 0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492">
            <text:p>492</text:p>
          </table:table-cell>
          <table:table-cell table:style-name="ce3" table:formula="of:=[.B130]+1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492, 113, 55, 3, 2, 2);">
            <text:p>insert into game_score (id, matchid, squad, goals, points, time_type) values (492, 113, 55, 3, 2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493">
            <text:p>493</text:p>
          </table:table-cell>
          <table:table-cell table:style-name="ce3" table:formula="of:=[.B134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493, 113, 55, 3, 0, 1);">
            <text:p>insert into game_score (id, matchid, squad, goals, points, time_type) values (493, 113, 55, 3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494">
            <text:p>494</text:p>
          </table:table-cell>
          <table:table-cell table:style-name="ce3" table:formula="of:=[.B134]" office:value-type="float" office:value="113">
            <text:p>113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494, 113, 234, 0, 0, 2);">
            <text:p>insert into game_score (id, matchid, squad, goals, points, time_type) values (494, 113, 234, 0, 0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495">
            <text:p>495</text:p>
          </table:table-cell>
          <table:table-cell table:style-name="ce3" table:formula="of:=[.B134]" office:value-type="float" office:value="113">
            <text:p>113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495, 113, 234, 0, 0, 1);">
            <text:p>insert into game_score (id, matchid, squad, goals, points, time_type) values (495, 113, 234, 0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496">
            <text:p>496</text:p>
          </table:table-cell>
          <table:table-cell table:style-name="ce4" table:formula="of:=[.B134]+1" office:value-type="float" office:value="114">
            <text:p>114</text:p>
          </table:table-cell>
          <table:table-cell table:style-name="ce4" office:value-type="float" office:value="31">
            <text:p>3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496, 114, 31, 3, 2, 2);">
            <text:p>insert into game_score (id, matchid, squad, goals, points, time_type) values (496, 114, 31, 3, 2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497">
            <text:p>497</text:p>
          </table:table-cell>
          <table:table-cell table:style-name="ce4" table:formula="of:=[.B138]" office:value-type="float" office:value="114">
            <text:p>114</text:p>
          </table:table-cell>
          <table:table-cell table:style-name="ce4" office:value-type="float" office:value="31">
            <text:p>3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497, 114, 31, 1, 0, 1);">
            <text:p>insert into game_score (id, matchid, squad, goals, points, time_type) values (497, 114, 31, 1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498">
            <text:p>498</text:p>
          </table:table-cell>
          <table:table-cell table:style-name="ce4" table:formula="of:=[.B138]" office:value-type="float" office:value="114">
            <text:p>11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498, 114, 7097, 2, 0, 2);">
            <text:p>insert into game_score (id, matchid, squad, goals, points, time_type) values (498, 114, 7097, 2, 0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499">
            <text:p>499</text:p>
          </table:table-cell>
          <table:table-cell table:style-name="ce4" table:formula="of:=[.B138]" office:value-type="float" office:value="114">
            <text:p>11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499, 114, 7097, 1, 0, 1);">
            <text:p>insert into game_score (id, matchid, squad, goals, points, time_type) values (499, 114, 7097, 1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500">
            <text:p>500</text:p>
          </table:table-cell>
          <table:table-cell table:style-name="ce3" table:formula="of:=[.B138]+1" office:value-type="float" office:value="115">
            <text:p>11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500, 115, 7097, 1, 0, 2);">
            <text:p>insert into game_score (id, matchid, squad, goals, points, time_type) values (500, 115, 7097, 1, 0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501">
            <text:p>501</text:p>
          </table:table-cell>
          <table:table-cell table:style-name="ce3" table:formula="of:=[.B142]" office:value-type="float" office:value="115">
            <text:p>115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501, 115, 7097, 0, 0, 1);">
            <text:p>insert into game_score (id, matchid, squad, goals, points, time_type) values (501, 115, 7097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502">
            <text:p>502</text:p>
          </table:table-cell>
          <table:table-cell table:style-name="ce3" table:formula="of:=[.B142]" office:value-type="float" office:value="115">
            <text:p>11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502, 115, 55, 2, 2, 2);">
            <text:p>insert into game_score (id, matchid, squad, goals, points, time_type) values (502, 115, 55, 2, 2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503">
            <text:p>503</text:p>
          </table:table-cell>
          <table:table-cell table:style-name="ce3" table:formula="of:=[.B142]" office:value-type="float" office:value="115">
            <text:p>11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503, 115, 55, 0, 0, 1);">
            <text:p>insert into game_score (id, matchid, squad, goals, points, time_type) values (503, 115, 55, 0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504">
            <text:p>504</text:p>
          </table:table-cell>
          <table:table-cell table:style-name="ce4" table:formula="of:=[.B142]+1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504, 116, 234, 0, 1, 2);">
            <text:p>insert into game_score (id, matchid, squad, goals, points, time_type) values (504, 116, 234, 0, 1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505">
            <text:p>505</text:p>
          </table:table-cell>
          <table:table-cell table:style-name="ce4" table:formula="of:=[.B146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505, 116, 234, 0, 0, 1);">
            <text:p>insert into game_score (id, matchid, squad, goals, points, time_type) values (505, 116, 234, 0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506">
            <text:p>506</text:p>
          </table:table-cell>
          <table:table-cell table:style-name="ce4" table:formula="of:=[.B146]" office:value-type="float" office:value="116">
            <text:p>116</text:p>
          </table:table-cell>
          <table:table-cell table:style-name="ce4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506, 116, 31, 0, 1, 2);">
            <text:p>insert into game_score (id, matchid, squad, goals, points, time_type) values (506, 116, 31, 0, 1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507">
            <text:p>507</text:p>
          </table:table-cell>
          <table:table-cell table:style-name="ce4" table:formula="of:=[.B146]" office:value-type="float" office:value="116">
            <text:p>116</text:p>
          </table:table-cell>
          <table:table-cell table:style-name="ce4" office:value-type="float" office:value="31">
            <text:p>3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507, 116, 31, 0, 0, 1);">
            <text:p>insert into game_score (id, matchid, squad, goals, points, time_type) values (507, 116, 31, 0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508">
            <text:p>508</text:p>
          </table:table-cell>
          <table:table-cell table:style-name="ce3" table:formula="of:=[.B146]+1" office:value-type="float" office:value="117">
            <text:p>117</text:p>
          </table:table-cell>
          <table:table-cell table:style-name="ce3" office:value-type="float" office:value="44141">
            <text:p>4414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508, 117, 44141, 0, 0, 2);">
            <text:p>insert into game_score (id, matchid, squad, goals, points, time_type) values (508, 117, 44141, 0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509">
            <text:p>509</text:p>
          </table:table-cell>
          <table:table-cell table:style-name="ce3" table:formula="of:=[.B150]" office:value-type="float" office:value="117">
            <text:p>117</text:p>
          </table:table-cell>
          <table:table-cell table:style-name="ce3" office:value-type="float" office:value="44141">
            <text:p>4414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509, 117, 44141, 0, 0, 1);">
            <text:p>insert into game_score (id, matchid, squad, goals, points, time_type) values (509, 117, 44141, 0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510">
            <text:p>510</text:p>
          </table:table-cell>
          <table:table-cell table:style-name="ce3" table:formula="of:=[.B150]" office:value-type="float" office:value="117">
            <text:p>117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510, 117, 48, 1, 2, 2);">
            <text:p>insert into game_score (id, matchid, squad, goals, points, time_type) values (510, 117, 48, 1, 2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511">
            <text:p>511</text:p>
          </table:table-cell>
          <table:table-cell table:style-name="ce3" table:formula="of:=[.B150]" office:value-type="float" office:value="117">
            <text:p>117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511, 117, 48, 1, 0, 1);">
            <text:p>insert into game_score (id, matchid, squad, goals, points, time_type) values (511, 117, 48, 1, 0, 1);</text:p>
          </table:table-cell>
          <table:table-cell table:number-columns-repeated="1017"/>
        </table:table-row>
        <table:table-row table:style-name="ro1">
          <table:table-cell table:style-name="ce4" table:formula="of:=[.A153]+1" office:value-type="float" office:value="512">
            <text:p>512</text:p>
          </table:table-cell>
          <table:table-cell table:style-name="ce4" table:formula="of:=[.B150]+1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512, 118, 598, 1, 0, 2);">
            <text:p>insert into game_score (id, matchid, squad, goals, points, time_type) values (512, 118, 598, 1, 0, 2);</text:p>
          </table:table-cell>
          <table:table-cell table:number-columns-repeated="1017"/>
        </table:table-row>
        <table:table-row table:style-name="ro1">
          <table:table-cell table:style-name="ce4" table:formula="of:=[.A154]+1" office:value-type="float" office:value="513">
            <text:p>513</text:p>
          </table:table-cell>
          <table:table-cell table:style-name="ce4" table:formula="of:=[.B154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513, 118, 598, 0, 0, 1);">
            <text:p>insert into game_score (id, matchid, squad, goals, points, time_type) values (513, 118, 598, 0, 0, 1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514">
            <text:p>514</text:p>
          </table:table-cell>
          <table:table-cell table:style-name="ce4" table:formula="of:=[.B154]" office:value-type="float" office:value="118">
            <text:p>118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514, 118, 82, 1, 0, 2);">
            <text:p>insert into game_score (id, matchid, squad, goals, points, time_type) values (514, 118, 82, 1, 0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515">
            <text:p>515</text:p>
          </table:table-cell>
          <table:table-cell table:style-name="ce4" table:formula="of:=[.B154]" office:value-type="float" office:value="118">
            <text:p>118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515, 118, 82, 0, 0, 1);">
            <text:p>insert into game_score (id, matchid, squad, goals, points, time_type) values (515, 118, 82, 0, 0, 1);</text:p>
          </table:table-cell>
          <table:table-cell table:number-columns-repeated="1017"/>
        </table:table-row>
        <table:table-row table:style-name="ro1">
          <table:table-cell table:style-name="ce4" table:formula="of:=[.A157]+1" office:value-type="float" office:value="516">
            <text:p>516</text:p>
          </table:table-cell>
          <table:table-cell table:style-name="ce4" table:formula="of:=[.B155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516, 118, 598, 2, 2, 4);">
            <text:p>insert into game_score (id, matchid, squad, goals, points, time_type) values (516, 118, 598, 2, 2, 4);</text:p>
          </table:table-cell>
          <table:table-cell table:number-columns-repeated="1017"/>
        </table:table-row>
        <table:table-row table:style-name="ro1">
          <table:table-cell table:style-name="ce4" table:formula="of:=[.A158]+1" office:value-type="float" office:value="517">
            <text:p>517</text:p>
          </table:table-cell>
          <table:table-cell table:style-name="ce4" table:formula="of:=[.B15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517, 118, 598, 2, 0, 3);">
            <text:p>insert into game_score (id, matchid, squad, goals, points, time_type) values (517, 118, 598, 2, 0, 3);</text:p>
          </table:table-cell>
          <table:table-cell table:number-columns-repeated="1017"/>
        </table:table-row>
        <table:table-row table:style-name="ro1">
          <table:table-cell table:style-name="ce4" table:formula="of:=[.A159]+1" office:value-type="float" office:value="518">
            <text:p>518</text:p>
          </table:table-cell>
          <table:table-cell table:style-name="ce4" table:formula="of:=[.B157]" office:value-type="float" office:value="118">
            <text:p>118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518, 118, 82, 1, 0, 4);">
            <text:p>insert into game_score (id, matchid, squad, goals, points, time_type) values (518, 118, 82, 1, 0, 4);</text:p>
          </table:table-cell>
          <table:table-cell table:number-columns-repeated="1017"/>
        </table:table-row>
        <table:table-row table:style-name="ro1">
          <table:table-cell table:style-name="ce4" table:formula="of:=[.A160]+1" office:value-type="float" office:value="519">
            <text:p>519</text:p>
          </table:table-cell>
          <table:table-cell table:style-name="ce4" table:formula="of:=[.B158]" office:value-type="float" office:value="118">
            <text:p>118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519, 118, 82, 1, 0, 3);">
            <text:p>insert into game_score (id, matchid, squad, goals, points, time_type) values (519, 118, 82, 1, 0, 3);</text:p>
          </table:table-cell>
          <table:table-cell table:number-columns-repeated="1017"/>
        </table:table-row>
        <table:table-row table:style-name="ro1">
          <table:table-cell table:style-name="ce3" table:formula="of:=[.A161]+1" office:value-type="float" office:value="520">
            <text:p>520</text:p>
          </table:table-cell>
          <table:table-cell table:style-name="ce3" table:formula="of:=[.B154]+1" office:value-type="float" office:value="119">
            <text:p>119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520, 119, 54, 2, 2, 2);">
            <text:p>insert into game_score (id, matchid, squad, goals, points, time_type) values (520, 119, 54, 2, 2, 2);</text:p>
          </table:table-cell>
          <table:table-cell table:number-columns-repeated="1017"/>
        </table:table-row>
        <table:table-row table:style-name="ro1">
          <table:table-cell table:style-name="ce3" table:formula="of:=[.A162]+1" office:value-type="float" office:value="521">
            <text:p>521</text:p>
          </table:table-cell>
          <table:table-cell table:style-name="ce3" table:formula="of:=[.B162]" office:value-type="float" office:value="119">
            <text:p>119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521, 119, 54, 0, 0, 1);">
            <text:p>insert into game_score (id, matchid, squad, goals, points, time_type) values (521, 119, 54, 0, 0, 1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522">
            <text:p>522</text:p>
          </table:table-cell>
          <table:table-cell table:style-name="ce3" table:formula="of:=[.B162]" office:value-type="float" office:value="119">
            <text:p>119</text:p>
          </table:table-cell>
          <table:table-cell table:style-name="ce3" office:value-type="float" office:value="31">
            <text:p>3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522, 119, 31, 1, 0, 2);">
            <text:p>insert into game_score (id, matchid, squad, goals, points, time_type) values (522, 119, 31, 1, 0, 2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523">
            <text:p>523</text:p>
          </table:table-cell>
          <table:table-cell table:style-name="ce3" table:formula="of:=[.B162]" office:value-type="float" office:value="119">
            <text:p>119</text:p>
          </table:table-cell>
          <table:table-cell table:style-name="ce3" office:value-type="float" office:value="31">
            <text:p>3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523, 119, 31, 1, 0, 1);">
            <text:p>insert into game_score (id, matchid, squad, goals, points, time_type) values (523, 119, 31, 1, 0, 1);</text:p>
          </table:table-cell>
          <table:table-cell table:number-columns-repeated="1017"/>
        </table:table-row>
        <table:table-row table:style-name="ro1">
          <table:table-cell table:style-name="ce4" table:formula="of:=[.A165]+1" office:value-type="float" office:value="524">
            <text:p>524</text:p>
          </table:table-cell>
          <table:table-cell table:style-name="ce4" table:formula="of:=[.B162]+1" office:value-type="float" office:value="120">
            <text:p>120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524, 120, 55, 4, 2, 2);">
            <text:p>insert into game_score (id, matchid, squad, goals, points, time_type) values (524, 120, 55, 4, 2, 2);</text:p>
          </table:table-cell>
          <table:table-cell table:number-columns-repeated="1017"/>
        </table:table-row>
        <table:table-row table:style-name="ro1">
          <table:table-cell table:style-name="ce4" table:formula="of:=[.A166]+1" office:value-type="float" office:value="525">
            <text:p>525</text:p>
          </table:table-cell>
          <table:table-cell table:style-name="ce4" table:formula="of:=[.B166]" office:value-type="float" office:value="120">
            <text:p>120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525, 120, 55, 3, 0, 1);">
            <text:p>insert into game_score (id, matchid, squad, goals, points, time_type) values (525, 120, 55, 3, 0, 1);</text:p>
          </table:table-cell>
          <table:table-cell table:number-columns-repeated="1017"/>
        </table:table-row>
        <table:table-row table:style-name="ro1">
          <table:table-cell table:style-name="ce4" table:formula="of:=[.A167]+1" office:value-type="float" office:value="526">
            <text:p>526</text:p>
          </table:table-cell>
          <table:table-cell table:style-name="ce4" table:formula="of:=[.B166]" office:value-type="float" office:value="120">
            <text:p>120</text:p>
          </table:table-cell>
          <table:table-cell table:style-name="ce4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526, 120, 42, 1, 0, 2);">
            <text:p>insert into game_score (id, matchid, squad, goals, points, time_type) values (526, 120, 42, 1, 0, 2);</text:p>
          </table:table-cell>
          <table:table-cell table:number-columns-repeated="1017"/>
        </table:table-row>
        <table:table-row table:style-name="ro1">
          <table:table-cell table:style-name="ce4" table:formula="of:=[.A168]+1" office:value-type="float" office:value="527">
            <text:p>527</text:p>
          </table:table-cell>
          <table:table-cell table:style-name="ce4" table:formula="of:=[.B166]" office:value-type="float" office:value="120">
            <text:p>120</text:p>
          </table:table-cell>
          <table:table-cell table:style-name="ce4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527, 120, 42, 1, 0, 1);">
            <text:p>insert into game_score (id, matchid, squad, goals, points, time_type) values (527, 120, 42, 1, 0, 1);</text:p>
          </table:table-cell>
          <table:table-cell table:number-columns-repeated="1017"/>
        </table:table-row>
        <table:table-row table:style-name="ro1">
          <table:table-cell table:style-name="ce3" table:formula="of:=[.A169]+1" office:value-type="float" office:value="528">
            <text:p>528</text:p>
          </table:table-cell>
          <table:table-cell table:style-name="ce3" table:formula="of:=[.B166]+1" office:value-type="float" office:value="121">
            <text:p>121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528, 121, 48, 0, 0, 2);">
            <text:p>insert into game_score (id, matchid, squad, goals, points, time_type) values (528, 121, 48, 0, 0, 2);</text:p>
          </table:table-cell>
          <table:table-cell table:number-columns-repeated="1017"/>
        </table:table-row>
        <table:table-row table:style-name="ro1">
          <table:table-cell table:style-name="ce3" table:formula="of:=[.A170]+1" office:value-type="float" office:value="529">
            <text:p>529</text:p>
          </table:table-cell>
          <table:table-cell table:style-name="ce3" table:formula="of:=[.B170]" office:value-type="float" office:value="121">
            <text:p>121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529, 121, 48, 0, 0, 1);">
            <text:p>insert into game_score (id, matchid, squad, goals, points, time_type) values (529, 121, 48, 0, 0, 1);</text:p>
          </table:table-cell>
          <table:table-cell table:number-columns-repeated="1017"/>
        </table:table-row>
        <table:table-row table:style-name="ro1">
          <table:table-cell table:style-name="ce3" table:formula="of:=[.A171]+1" office:value-type="float" office:value="530">
            <text:p>530</text:p>
          </table:table-cell>
          <table:table-cell table:style-name="ce3" table:formula="of:=[.B170]" office:value-type="float" office:value="121">
            <text:p>121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530, 121, 54, 1, 2, 2);">
            <text:p>insert into game_score (id, matchid, squad, goals, points, time_type) values (530, 121, 54, 1, 2, 2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531">
            <text:p>531</text:p>
          </table:table-cell>
          <table:table-cell table:style-name="ce3" table:formula="of:=[.B170]" office:value-type="float" office:value="121">
            <text:p>121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531, 121, 54, 0, 0, 1);">
            <text:p>insert into game_score (id, matchid, squad, goals, points, time_type) values (531, 121, 54, 0, 0, 1);</text:p>
          </table:table-cell>
          <table:table-cell table:number-columns-repeated="1017"/>
        </table:table-row>
        <table:table-row table:style-name="ro1">
          <table:table-cell table:style-name="ce4" table:formula="of:=[.A173]+1" office:value-type="float" office:value="532">
            <text:p>532</text:p>
          </table:table-cell>
          <table:table-cell table:style-name="ce4" table:formula="of:=[.B170]+1" office:value-type="float" office:value="122">
            <text:p>122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532, 122, 82, 1, 0, 2);">
            <text:p>insert into game_score (id, matchid, squad, goals, points, time_type) values (532, 122, 82, 1, 0, 2);</text:p>
          </table:table-cell>
          <table:table-cell table:number-columns-repeated="1017"/>
        </table:table-row>
        <table:table-row table:style-name="ro1">
          <table:table-cell table:style-name="ce4" table:formula="of:=[.A174]+1" office:value-type="float" office:value="533">
            <text:p>533</text:p>
          </table:table-cell>
          <table:table-cell table:style-name="ce4" table:formula="of:=[.B174]" office:value-type="float" office:value="122">
            <text:p>122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533, 122, 82, 1, 0, 1);">
            <text:p>insert into game_score (id, matchid, squad, goals, points, time_type) values (533, 122, 82, 1, 0, 1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534">
            <text:p>534</text:p>
          </table:table-cell>
          <table:table-cell table:style-name="ce4" table:formula="of:=[.B174]" office:value-type="float" office:value="122">
            <text:p>122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534, 122, 55, 2, 2, 2);">
            <text:p>insert into game_score (id, matchid, squad, goals, points, time_type) values (534, 122, 55, 2, 2, 2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535">
            <text:p>535</text:p>
          </table:table-cell>
          <table:table-cell table:style-name="ce4" table:formula="of:=[.B174]" office:value-type="float" office:value="122">
            <text:p>122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535, 122, 55, 1, 0, 1);">
            <text:p>insert into game_score (id, matchid, squad, goals, points, time_type) values (535, 122, 55, 1, 0, 1);</text:p>
          </table:table-cell>
          <table:table-cell table:number-columns-repeated="1017"/>
        </table:table-row>
        <table:table-row table:style-name="ro1">
          <table:table-cell table:style-name="ce3" table:formula="of:=[.A177]+1" office:value-type="float" office:value="536">
            <text:p>536</text:p>
          </table:table-cell>
          <table:table-cell table:style-name="ce3" table:formula="of:=[.B174]+1" office:value-type="float" office:value="123">
            <text:p>123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536, 123, 48, 1, 0, 2);">
            <text:p>insert into game_score (id, matchid, squad, goals, points, time_type) values (536, 123, 48, 1, 0, 2);</text:p>
          </table:table-cell>
          <table:table-cell table:number-columns-repeated="1017"/>
        </table:table-row>
        <table:table-row table:style-name="ro1">
          <table:table-cell table:style-name="ce3" table:formula="of:=[.A178]+1" office:value-type="float" office:value="537">
            <text:p>537</text:p>
          </table:table-cell>
          <table:table-cell table:style-name="ce3" table:formula="of:=[.B178]" office:value-type="float" office:value="123">
            <text:p>12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537, 123, 48, 0, 0, 1);">
            <text:p>insert into game_score (id, matchid, squad, goals, points, time_type) values (537, 123, 48, 0, 0, 1);</text:p>
          </table:table-cell>
          <table:table-cell table:number-columns-repeated="1017"/>
        </table:table-row>
        <table:table-row table:style-name="ro1">
          <table:table-cell table:style-name="ce3" table:formula="of:=[.A179]+1" office:value-type="float" office:value="538">
            <text:p>538</text:p>
          </table:table-cell>
          <table:table-cell table:style-name="ce3" table:formula="of:=[.B178]" office:value-type="float" office:value="123">
            <text:p>123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538, 123, 82, 1, 0, 2);">
            <text:p>insert into game_score (id, matchid, squad, goals, points, time_type) values (538, 123, 82, 1, 0, 2);</text:p>
          </table:table-cell>
          <table:table-cell table:number-columns-repeated="1017"/>
        </table:table-row>
        <table:table-row table:style-name="ro1">
          <table:table-cell table:style-name="ce3" table:formula="of:=[.A180]+1" office:value-type="float" office:value="539">
            <text:p>539</text:p>
          </table:table-cell>
          <table:table-cell table:style-name="ce3" table:formula="of:=[.B178]" office:value-type="float" office:value="123">
            <text:p>123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539, 123, 82, 1, 0, 1);">
            <text:p>insert into game_score (id, matchid, squad, goals, points, time_type) values (539, 123, 82, 1, 0, 1);</text:p>
          </table:table-cell>
          <table:table-cell table:number-columns-repeated="1017"/>
        </table:table-row>
        <table:table-row table:style-name="ro1">
          <table:table-cell table:style-name="ce3" table:formula="of:=[.A181]+1" office:value-type="float" office:value="540">
            <text:p>540</text:p>
          </table:table-cell>
          <table:table-cell table:style-name="ce3" table:formula="of:=[.B179]" office:value-type="float" office:value="123">
            <text:p>12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540, 123, 48, 2, 2, 4);">
            <text:p>insert into game_score (id, matchid, squad, goals, points, time_type) values (540, 123, 48, 2, 2, 4);</text:p>
          </table:table-cell>
          <table:table-cell table:number-columns-repeated="1017"/>
        </table:table-row>
        <table:table-row table:style-name="ro1">
          <table:table-cell table:style-name="ce3" table:formula="of:=[.A182]+1" office:value-type="float" office:value="541">
            <text:p>541</text:p>
          </table:table-cell>
          <table:table-cell table:style-name="ce3" table:formula="of:=[.B180]" office:value-type="float" office:value="123">
            <text:p>123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541, 123, 48, 2, 0, 3);">
            <text:p>insert into game_score (id, matchid, squad, goals, points, time_type) values (541, 123, 48, 2, 0, 3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542">
            <text:p>542</text:p>
          </table:table-cell>
          <table:table-cell table:style-name="ce3" table:formula="of:=[.B181]" office:value-type="float" office:value="123">
            <text:p>123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542, 123, 82, 1, 0, 4);">
            <text:p>insert into game_score (id, matchid, squad, goals, points, time_type) values (542, 123, 82, 1, 0, 4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543">
            <text:p>543</text:p>
          </table:table-cell>
          <table:table-cell table:style-name="ce3" table:formula="of:=[.B182]" office:value-type="float" office:value="123">
            <text:p>123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543, 123, 82, 1, 0, 3);">
            <text:p>insert into game_score (id, matchid, squad, goals, points, time_type) values (543, 123, 82, 1, 0, 3);</text:p>
          </table:table-cell>
          <table:table-cell table:number-columns-repeated="1017"/>
        </table:table-row>
        <table:table-row table:style-name="ro1">
          <table:table-cell table:style-name="ce4" table:formula="of:=[.A185]+1" office:value-type="float" office:value="544">
            <text:p>544</text:p>
          </table:table-cell>
          <table:table-cell table:style-name="ce4" table:formula="of:=[.B178]+1" office:value-type="float" office:value="124">
            <text:p>124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544, 124, 54, 0, 0, 2);">
            <text:p>insert into game_score (id, matchid, squad, goals, points, time_type) values (544, 124, 54, 0, 0, 2);</text:p>
          </table:table-cell>
          <table:table-cell table:number-columns-repeated="1017"/>
        </table:table-row>
        <table:table-row table:style-name="ro1">
          <table:table-cell table:style-name="ce4" table:formula="of:=[.A186]+1" office:value-type="float" office:value="545">
            <text:p>545</text:p>
          </table:table-cell>
          <table:table-cell table:style-name="ce4" table:formula="of:=[.B186]" office:value-type="float" office:value="124">
            <text:p>124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545, 124, 54, 0, 0, 1);">
            <text:p>insert into game_score (id, matchid, squad, goals, points, time_type) values (545, 124, 54, 0, 0, 1);</text:p>
          </table:table-cell>
          <table:table-cell table:number-columns-repeated="1017"/>
        </table:table-row>
        <table:table-row table:style-name="ro1">
          <table:table-cell table:style-name="ce4" table:formula="of:=[.A187]+1" office:value-type="float" office:value="546">
            <text:p>546</text:p>
          </table:table-cell>
          <table:table-cell table:style-name="ce4" table:formula="of:=[.B186]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546, 124, 55, 1, 2, 2);">
            <text:p>insert into game_score (id, matchid, squad, goals, points, time_type) values (546, 124, 55, 1, 2, 2);</text:p>
          </table:table-cell>
          <table:table-cell table:number-columns-repeated="1017"/>
        </table:table-row>
        <table:table-row table:style-name="ro1">
          <table:table-cell table:style-name="ce4" table:formula="of:=[.A188]+1" office:value-type="float" office:value="547">
            <text:p>547</text:p>
          </table:table-cell>
          <table:table-cell table:style-name="ce4" table:formula="of:=[.B186]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547, 124, 55, 1, 0, 1);">
            <text:p>insert into game_score (id, matchid, squad, goals, points, time_type) values (547, 124, 55, 1, 0, 1);</text:p>
          </table:table-cell>
          <table:table-cell table:number-columns-repeated="1017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5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83'.A17]+1" office:value-type="float" office:value="65">
            <text:p>65</text:p>
          </table:table-cell>
          <table:table-cell office:value-type="float" office:value="1985">
            <text:p>1985</text:p>
          </table:table-cell>
          <table:table-cell office:value-type="string">
            <text:p>A</text:p>
          </table:table-cell>
          <table:table-cell table:style-name="Default" office:value-type="float" office:value="359">
            <text:p>359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65, 1985, 'A', 359);">
            <text:p>insert into group_stage (id, tournament, group_code, squad) values (65, 1985, 'A', 359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66">
            <text:p>66</text:p>
          </table:table-cell>
          <table:table-cell table:formula="of:=[.B2]" office:value-type="float" office:value="1985">
            <text:p>1985</text:p>
          </table:table-cell>
          <table:table-cell office:value-type="string">
            <text:p>A</text:p>
          </table:table-cell>
          <table:table-cell table:style-name="Default" office:value-type="float" office:value="57">
            <text:p>5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66, 1985, 'A', 57);">
            <text:p>insert into group_stage (id, tournament, group_code, squad) values (66, 1985, 'A', 57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67">
            <text:p>67</text:p>
          </table:table-cell>
          <table:table-cell table:formula="of:=[.B3]" office:value-type="float" office:value="1985">
            <text:p>1985</text:p>
          </table:table-cell>
          <table:table-cell office:value-type="string">
            <text:p>A</text:p>
          </table:table-cell>
          <table:table-cell table:style-name="Default" office:value-type="float" office:value="36">
            <text:p>3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67, 1985, 'A', 36);">
            <text:p>insert into group_stage (id, tournament, group_code, squad) values (67, 1985, 'A', 36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68">
            <text:p>68</text:p>
          </table:table-cell>
          <table:table-cell table:formula="of:=[.B4]" office:value-type="float" office:value="1985">
            <text:p>1985</text:p>
          </table:table-cell>
          <table:table-cell office:value-type="string">
            <text:p>A</text:p>
          </table:table-cell>
          <table:table-cell table:style-name="Default" office:value-type="float" office:value="216">
            <text:p>21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68, 1985, 'A', 216);">
            <text:p>insert into group_stage (id, tournament, group_code, squad) values (68, 1985, 'A', 216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69">
            <text:p>69</text:p>
          </table:table-cell>
          <table:table-cell table:formula="of:=[.B5]" office:value-type="float" office:value="1985">
            <text:p>1985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69, 1985, 'B', 55);">
            <text:p>insert into group_stage (id, tournament, group_code, squad) values (69, 1985, 'B', 55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70">
            <text:p>70</text:p>
          </table:table-cell>
          <table:table-cell table:formula="of:=[.B6]" office:value-type="float" office:value="1985">
            <text:p>1985</text:p>
          </table:table-cell>
          <table:table-cell office:value-type="string">
            <text:p>B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70, 1985, 'B', 34);">
            <text:p>insert into group_stage (id, tournament, group_code, squad) values (70, 1985, 'B', 34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71">
            <text:p>71</text:p>
          </table:table-cell>
          <table:table-cell table:formula="of:=[.B7]" office:value-type="float" office:value="1985">
            <text:p>1985</text:p>
          </table:table-cell>
          <table:table-cell office:value-type="string">
            <text:p>B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71, 1985, 'B', 966);">
            <text:p>insert into group_stage (id, tournament, group_code, squad) values (71, 1985, 'B', 966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72">
            <text:p>72</text:p>
          </table:table-cell>
          <table:table-cell table:formula="of:=[.B8]" office:value-type="float" office:value="1985">
            <text:p>1985</text:p>
          </table:table-cell>
          <table:table-cell office:value-type="string">
            <text:p>B</text:p>
          </table:table-cell>
          <table:table-cell table:style-name="Default" office:value-type="float" office:value="353">
            <text:p>353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8] &amp;  &quot;);&quot;" office:value-type="string" office:string-value="insert into group_stage (id, tournament, group_code, squad) values (72, 1985, 'B', 966);">
            <text:p>insert into group_stage (id, tournament, group_code, squad) values (72, 1985, 'B', 966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73">
            <text:p>73</text:p>
          </table:table-cell>
          <table:table-cell table:formula="of:=[.B9]" office:value-type="float" office:value="1985">
            <text:p>1985</text:p>
          </table:table-cell>
          <table:table-cell office:value-type="string">
            <text:p>C</text:p>
          </table:table-cell>
          <table:table-cell table:style-name="Default"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9] &amp;  &quot;);&quot;" office:value-type="string" office:string-value="insert into group_stage (id, tournament, group_code, squad) values (73, 1985, 'C', 353);">
            <text:p>insert into group_stage (id, tournament, group_code, squad) values (73, 1985, 'C', 353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74">
            <text:p>74</text:p>
          </table:table-cell>
          <table:table-cell table:formula="of:=[.B10]" office:value-type="float" office:value="1985">
            <text:p>1985</text:p>
          </table:table-cell>
          <table:table-cell office:value-type="string">
            <text:p>C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0] &amp;  &quot;);&quot;" office:value-type="string" office:string-value="insert into group_stage (id, tournament, group_code, squad) values (74, 1985, 'C', 7097);">
            <text:p>insert into group_stage (id, tournament, group_code, squad) values (74, 1985, 'C', 7097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75">
            <text:p>75</text:p>
          </table:table-cell>
          <table:table-cell table:formula="of:=[.B11]" office:value-type="float" office:value="1985">
            <text:p>1985</text:p>
          </table:table-cell>
          <table:table-cell office:value-type="string">
            <text:p>C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1] &amp;  &quot;);&quot;" office:value-type="string" office:string-value="insert into group_stage (id, tournament, group_code, squad) values (75, 1985, 'C', 234);">
            <text:p>insert into group_stage (id, tournament, group_code, squad) values (75, 1985, 'C', 234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76">
            <text:p>76</text:p>
          </table:table-cell>
          <table:table-cell table:formula="of:=[.B12]" office:value-type="float" office:value="1985">
            <text:p>1985</text:p>
          </table:table-cell>
          <table:table-cell office:value-type="string">
            <text:p>C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2] &amp;  &quot;);&quot;" office:value-type="string" office:string-value="insert into group_stage (id, tournament, group_code, squad) values (76, 1985, 'C', 61);">
            <text:p>insert into group_stage (id, tournament, group_code, squad) values (76, 1985, 'C', 61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77">
            <text:p>77</text:p>
          </table:table-cell>
          <table:table-cell table:formula="of:=[.B13]" office:value-type="float" office:value="1985">
            <text:p>1985</text:p>
          </table:table-cell>
          <table:table-cell office:value-type="string">
            <text:p>D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3] &amp;  &quot;);&quot;" office:value-type="string" office:string-value="insert into group_stage (id, tournament, group_code, squad) values (77, 1985, 'D', 1613);">
            <text:p>insert into group_stage (id, tournament, group_code, squad) values (77, 1985, 'D', 1613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78">
            <text:p>78</text:p>
          </table:table-cell>
          <table:table-cell table:formula="of:=[.B14]" office:value-type="float" office:value="1985">
            <text:p>1985</text:p>
          </table:table-cell>
          <table:table-cell office:value-type="string">
            <text:p>D</text:p>
          </table:table-cell>
          <table:table-cell table:style-name="Default" office:value-type="float" office:value="86">
            <text:p>86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4] &amp;  &quot;);&quot;" office:value-type="string" office:string-value="insert into group_stage (id, tournament, group_code, squad) values (78, 1985, 'D', 52);">
            <text:p>insert into group_stage (id, tournament, group_code, squad) values (78, 1985, 'D', 52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79">
            <text:p>79</text:p>
          </table:table-cell>
          <table:table-cell table:formula="of:=[.B15]" office:value-type="float" office:value="1985">
            <text:p>1985</text:p>
          </table:table-cell>
          <table:table-cell office:value-type="string">
            <text:p>D</text:p>
          </table:table-cell>
          <table:table-cell table:style-name="Default" office:value-type="float" office:value="595">
            <text:p>595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79, 1985, 'D', 595);">
            <text:p>insert into group_stage (id, tournament, group_code, squad) values (79, 1985, 'D', 595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80">
            <text:p>80</text:p>
          </table:table-cell>
          <table:table-cell table:formula="of:=[.B16]" office:value-type="float" office:value="1985">
            <text:p>1985</text:p>
          </table:table-cell>
          <table:table-cell office:value-type="string">
            <text:p>D</text:p>
          </table:table-cell>
          <table:table-cell table:style-name="Default" office:value-type="float" office:value="4420">
            <text:p>4420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80, 1985, 'D', 4420);">
            <text:p>insert into group_stage (id, tournament, group_code, squad) values (80, 1985, 'D', 4420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83'.A51]+1" office:value-type="float" office:value="125">
            <text:p>125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office:value-type="float" office:value="7097">
            <text:p>709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25, '1985-08-24', 2, 7097);">
            <text:p>insert into game (matchid, matchdate, game_type, country) values (125, '1985-08-24', 2, 7097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26">
            <text:p>126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20]" office:value-type="float" office:value="7097">
            <text:p>709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26, '1985-08-24', 2, 7097);">
            <text:p>insert into game (matchid, matchdate, game_type, country) values (126, '1985-08-24', 2, 7097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27">
            <text:p>127</text:p>
          </table:table-cell>
          <table:table-cell table:style-name="ce5" table:formula="of:=&quot;1985-08-26&quot;" office:value-type="string" office:string-value="1985-08-26">
            <text:p>1985-08-26</text:p>
          </table:table-cell>
          <table:table-cell office:value-type="float" office:value="2">
            <text:p>2</text:p>
          </table:table-cell>
          <table:table-cell table:formula="of:=[.D21]" office:value-type="float" office:value="7097">
            <text:p>709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27, '1985-08-26', 2, 7097);">
            <text:p>insert into game (matchid, matchdate, game_type, country) values (127, '1985-08-26', 2, 7097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28">
            <text:p>128</text:p>
          </table:table-cell>
          <table:table-cell table:style-name="ce5" table:formula="of:=&quot;1985-08-27&quot;" office:value-type="string" office:string-value="1985-08-27">
            <text:p>1985-08-27</text:p>
          </table:table-cell>
          <table:table-cell office:value-type="float" office:value="2">
            <text:p>2</text:p>
          </table:table-cell>
          <table:table-cell table:formula="of:=[.D22]" office:value-type="float" office:value="7097">
            <text:p>709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28, '1985-08-27', 2, 7097);">
            <text:p>insert into game (matchid, matchdate, game_type, country) values (128, '1985-08-27', 2, 7097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29">
            <text:p>129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23]" office:value-type="float" office:value="7097">
            <text:p>7097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29, '1985-08-29', 2, 7097);">
            <text:p>insert into game (matchid, matchdate, game_type, country) values (129, '1985-08-29', 2, 7097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130">
            <text:p>130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24]" office:value-type="float" office:value="7097">
            <text:p>7097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30, '1985-08-29', 2, 7097);">
            <text:p>insert into game (matchid, matchdate, game_type, country) values (130, '1985-08-29', 2, 7097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131">
            <text:p>131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25]" office:value-type="float" office:value="7097">
            <text:p>709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31, '1985-08-24', 2, 7097);">
            <text:p>insert into game (matchid, matchdate, game_type, country) values (131, '1985-08-24', 2, 7097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132">
            <text:p>132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26]" office:value-type="float" office:value="7097">
            <text:p>709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32, '1985-08-24', 2, 7097);">
            <text:p>insert into game (matchid, matchdate, game_type, country) values (132, '1985-08-24', 2, 7097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133">
            <text:p>133</text:p>
          </table:table-cell>
          <table:table-cell table:style-name="ce5" table:formula="of:=&quot;1985-08-26&quot;" office:value-type="string" office:string-value="1985-08-26">
            <text:p>1985-08-26</text:p>
          </table:table-cell>
          <table:table-cell office:value-type="float" office:value="2">
            <text:p>2</text:p>
          </table:table-cell>
          <table:table-cell table:formula="of:=[.D27]" office:value-type="float" office:value="7097">
            <text:p>709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33, '1985-08-26', 2, 7097);">
            <text:p>insert into game (matchid, matchdate, game_type, country) values (133, '1985-08-26', 2, 7097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34">
            <text:p>134</text:p>
          </table:table-cell>
          <table:table-cell table:style-name="ce5" table:formula="of:=&quot;1985-08-27&quot;" office:value-type="string" office:string-value="1985-08-27">
            <text:p>1985-08-27</text:p>
          </table:table-cell>
          <table:table-cell office:value-type="float" office:value="2">
            <text:p>2</text:p>
          </table:table-cell>
          <table:table-cell table:formula="of:=[.D28]" office:value-type="float" office:value="7097">
            <text:p>709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34, '1985-08-27', 2, 7097);">
            <text:p>insert into game (matchid, matchdate, game_type, country) values (134, '1985-08-27', 2, 7097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35">
            <text:p>135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29]" office:value-type="float" office:value="7097">
            <text:p>7097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35, '1985-08-29', 2, 7097);">
            <text:p>insert into game (matchid, matchdate, game_type, country) values (135, '1985-08-29', 2, 7097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136">
            <text:p>136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30]" office:value-type="float" office:value="7097">
            <text:p>7097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36, '1985-08-29', 2, 7097);">
            <text:p>insert into game (matchid, matchdate, game_type, country) values (136, '1985-08-29', 2, 7097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137">
            <text:p>137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31]" office:value-type="float" office:value="7097">
            <text:p>709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37, '1985-08-24', 2, 7097);">
            <text:p>insert into game (matchid, matchdate, game_type, country) values (137, '1985-08-24', 2, 7097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138">
            <text:p>138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32]" office:value-type="float" office:value="7097">
            <text:p>709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38, '1985-08-24', 2, 7097);">
            <text:p>insert into game (matchid, matchdate, game_type, country) values (138, '1985-08-24', 2, 7097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139">
            <text:p>139</text:p>
          </table:table-cell>
          <table:table-cell table:style-name="ce5" table:formula="of:=&quot;1985-08-26&quot;" office:value-type="string" office:string-value="1985-08-26">
            <text:p>1985-08-26</text:p>
          </table:table-cell>
          <table:table-cell office:value-type="float" office:value="2">
            <text:p>2</text:p>
          </table:table-cell>
          <table:table-cell table:formula="of:=[.D33]" office:value-type="float" office:value="7097">
            <text:p>709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39, '1985-08-26', 2, 7097);">
            <text:p>insert into game (matchid, matchdate, game_type, country) values (139, '1985-08-26', 2, 7097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140">
            <text:p>140</text:p>
          </table:table-cell>
          <table:table-cell table:style-name="ce5" table:formula="of:=&quot;1985-08-27&quot;" office:value-type="string" office:string-value="1985-08-27">
            <text:p>1985-08-27</text:p>
          </table:table-cell>
          <table:table-cell office:value-type="float" office:value="2">
            <text:p>2</text:p>
          </table:table-cell>
          <table:table-cell table:formula="of:=[.D34]" office:value-type="float" office:value="7097">
            <text:p>709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40, '1985-08-27', 2, 7097);">
            <text:p>insert into game (matchid, matchdate, game_type, country) values (140, '1985-08-27', 2, 7097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141">
            <text:p>141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35]" office:value-type="float" office:value="7097">
            <text:p>7097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41, '1985-08-29', 2, 7097);">
            <text:p>insert into game (matchid, matchdate, game_type, country) values (141, '1985-08-29', 2, 7097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142">
            <text:p>142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36]" office:value-type="float" office:value="7097">
            <text:p>7097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42, '1985-08-29', 2, 7097);">
            <text:p>insert into game (matchid, matchdate, game_type, country) values (142, '1985-08-29', 2, 7097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143">
            <text:p>143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37]" office:value-type="float" office:value="7097">
            <text:p>709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43, '1985-08-24', 2, 7097);">
            <text:p>insert into game (matchid, matchdate, game_type, country) values (143, '1985-08-24', 2, 7097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144">
            <text:p>144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38]" office:value-type="float" office:value="7097">
            <text:p>709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44, '1985-08-24', 2, 7097);">
            <text:p>insert into game (matchid, matchdate, game_type, country) values (144, '1985-08-24', 2, 7097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145">
            <text:p>145</text:p>
          </table:table-cell>
          <table:table-cell table:style-name="ce5" table:formula="of:=&quot;1985-08-26&quot;" office:value-type="string" office:string-value="1985-08-26">
            <text:p>1985-08-26</text:p>
          </table:table-cell>
          <table:table-cell office:value-type="float" office:value="2">
            <text:p>2</text:p>
          </table:table-cell>
          <table:table-cell table:formula="of:=[.D39]" office:value-type="float" office:value="7097">
            <text:p>709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45, '1985-08-26', 2, 7097);">
            <text:p>insert into game (matchid, matchdate, game_type, country) values (145, '1985-08-26', 2, 7097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146">
            <text:p>146</text:p>
          </table:table-cell>
          <table:table-cell table:style-name="ce5" table:formula="of:=&quot;1985-08-27&quot;" office:value-type="string" office:string-value="1985-08-27">
            <text:p>1985-08-27</text:p>
          </table:table-cell>
          <table:table-cell office:value-type="float" office:value="2">
            <text:p>2</text:p>
          </table:table-cell>
          <table:table-cell table:formula="of:=[.D40]" office:value-type="float" office:value="7097">
            <text:p>709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2] &amp; &quot;', &quot; &amp; [.C41] &amp; &quot;, &quot; &amp; [.D41] &amp;  &quot;);&quot;" office:value-type="string" office:string-value="insert into game (matchid, matchdate, game_type, country) values (146, '1985-08-29', 2, 7097);">
            <text:p>insert into game (matchid, matchdate, game_type, country) values (146, '1985-08-29', 2, 7097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147">
            <text:p>147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41]" office:value-type="float" office:value="7097">
            <text:p>7097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3] &amp; &quot;', &quot; &amp; [.C42] &amp; &quot;, &quot; &amp; [.D42] &amp;  &quot;);&quot;" office:value-type="string" office:string-value="insert into game (matchid, matchdate, game_type, country) values (147, '1985-08-29', 2, 7097);">
            <text:p>insert into game (matchid, matchdate, game_type, country) values (147, '1985-08-29', 2, 7097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148">
            <text:p>148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42]" office:value-type="float" office:value="7097">
            <text:p>7097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4] &amp; &quot;', &quot; &amp; [.C43] &amp; &quot;, &quot; &amp; [.D43] &amp;  &quot;);&quot;" office:value-type="string" office:string-value="insert into game (matchid, matchdate, game_type, country) values (148, '1985-09-01', 2, 7097);">
            <text:p>insert into game (matchid, matchdate, game_type, country) values (148, '1985-09-01', 2, 7097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149">
            <text:p>149</text:p>
          </table:table-cell>
          <table:table-cell table:style-name="ce5" table:formula="of:=&quot;1985-09-01&quot;" office:value-type="string" office:string-value="1985-09-01">
            <text:p>1985-09-01</text:p>
          </table:table-cell>
          <table:table-cell office:value-type="float" office:value="3">
            <text:p>3</text:p>
          </table:table-cell>
          <table:table-cell table:formula="of:=[.D43]" office:value-type="float" office:value="7097">
            <text:p>7097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5] &amp; &quot;', &quot; &amp; [.C44] &amp; &quot;, &quot; &amp; [.D44] &amp;  &quot;);&quot;" office:value-type="string" office:string-value="insert into game (matchid, matchdate, game_type, country) values (149, '1985-09-01', 3, 7097);">
            <text:p>insert into game (matchid, matchdate, game_type, country) values (149, '1985-09-01', 3, 7097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150">
            <text:p>150</text:p>
          </table:table-cell>
          <table:table-cell table:style-name="ce5" table:formula="of:=&quot;1985-09-01&quot;" office:value-type="string" office:string-value="1985-09-01">
            <text:p>1985-09-01</text:p>
          </table:table-cell>
          <table:table-cell office:value-type="float" office:value="3">
            <text:p>3</text:p>
          </table:table-cell>
          <table:table-cell table:formula="of:=[.D44]" office:value-type="float" office:value="7097">
            <text:p>7097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6] &amp; &quot;', &quot; &amp; [.C45] &amp; &quot;, &quot; &amp; [.D45] &amp;  &quot;);&quot;" office:value-type="string" office:string-value="insert into game (matchid, matchdate, game_type, country) values (150, '1985-09-01', 3, 7097);">
            <text:p>insert into game (matchid, matchdate, game_type, country) values (150, '1985-09-01', 3, 7097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151">
            <text:p>151</text:p>
          </table:table-cell>
          <table:table-cell table:style-name="ce5" table:formula="of:=&quot;1985-09-01&quot;" office:value-type="string" office:string-value="1985-09-01">
            <text:p>1985-09-01</text:p>
          </table:table-cell>
          <table:table-cell office:value-type="float" office:value="3">
            <text:p>3</text:p>
          </table:table-cell>
          <table:table-cell table:formula="of:=[.D45]" office:value-type="float" office:value="7097">
            <text:p>7097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7] &amp; &quot;', &quot; &amp; [.C46] &amp; &quot;, &quot; &amp; [.D46] &amp;  &quot;);&quot;" office:value-type="string" office:string-value="insert into game (matchid, matchdate, game_type, country) values (151, '1985-09-01', 3, 7097);">
            <text:p>insert into game (matchid, matchdate, game_type, country) values (151, '1985-09-01', 3, 7097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152">
            <text:p>152</text:p>
          </table:table-cell>
          <table:table-cell table:style-name="ce5" table:formula="of:=&quot;1985-09-01&quot;" office:value-type="string" office:string-value="1985-09-01">
            <text:p>1985-09-01</text:p>
          </table:table-cell>
          <table:table-cell office:value-type="float" office:value="3">
            <text:p>3</text:p>
          </table:table-cell>
          <table:table-cell table:formula="of:=[.D46]" office:value-type="float" office:value="7097">
            <text:p>7097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8] &amp; &quot;', &quot; &amp; [.C47] &amp; &quot;, &quot; &amp; [.D47] &amp;  &quot;);&quot;" office:value-type="string" office:string-value="insert into game (matchid, matchdate, game_type, country) values (152, '1985-09-04', 3, 7097);">
            <text:p>insert into game (matchid, matchdate, game_type, country) values (152, '1985-09-04', 3, 7097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153">
            <text:p>153</text:p>
          </table:table-cell>
          <table:table-cell table:style-name="ce5" table:formula="of:=&quot;1985-09-04&quot;" office:value-type="string" office:string-value="1985-09-04">
            <text:p>1985-09-04</text:p>
          </table:table-cell>
          <table:table-cell office:value-type="float" office:value="4">
            <text:p>4</text:p>
          </table:table-cell>
          <table:table-cell table:formula="of:=[.D47]" office:value-type="float" office:value="7097">
            <text:p>7097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9] &amp; &quot;', &quot; &amp; [.C48] &amp; &quot;, &quot; &amp; [.D48] &amp;  &quot;);&quot;" office:value-type="string" office:string-value="insert into game (matchid, matchdate, game_type, country) values (153, '1985-09-04', 4, 7097);">
            <text:p>insert into game (matchid, matchdate, game_type, country) values (153, '1985-09-04', 4, 7097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154">
            <text:p>154</text:p>
          </table:table-cell>
          <table:table-cell table:style-name="ce5" table:formula="of:=&quot;1985-09-04&quot;" office:value-type="string" office:string-value="1985-09-04">
            <text:p>1985-09-04</text:p>
          </table:table-cell>
          <table:table-cell office:value-type="float" office:value="4">
            <text:p>4</text:p>
          </table:table-cell>
          <table:table-cell table:formula="of:=[.D48]" office:value-type="float" office:value="7097">
            <text:p>7097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154, '1985-09-04', 4, 7097);">
            <text:p>insert into game (matchid, matchdate, game_type, country) values (154, '1985-09-04', 4, 7097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155">
            <text:p>155</text:p>
          </table:table-cell>
          <table:table-cell table:style-name="ce5" table:formula="of:=&quot;1985-09-07&quot;" office:value-type="string" office:string-value="1985-09-07">
            <text:p>1985-09-07</text:p>
          </table:table-cell>
          <table:table-cell office:value-type="float" office:value="5">
            <text:p>5</text:p>
          </table:table-cell>
          <table:table-cell table:formula="of:=[.D49]" office:value-type="float" office:value="7097">
            <text:p>7097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155, '1985-09-07', 5, 7097);">
            <text:p>insert into game (matchid, matchdate, game_type, country) values (155, '1985-09-07', 5, 7097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156">
            <text:p>156</text:p>
          </table:table-cell>
          <table:table-cell table:style-name="ce5" table:formula="of:=&quot;1985-09-07&quot;" office:value-type="string" office:string-value="1985-09-07">
            <text:p>1985-09-07</text:p>
          </table:table-cell>
          <table:table-cell office:value-type="float" office:value="6">
            <text:p>6</text:p>
          </table:table-cell>
          <table:table-cell table:formula="of:=[.D50]" office:value-type="float" office:value="7097">
            <text:p>7097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156, '1985-09-07', 6, 7097);">
            <text:p>insert into game (matchid, matchdate, game_type, country) values (156, '1985-09-07', 6, 709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83'.A189]+ 1" office:value-type="float" office:value="548">
            <text:p>548</text:p>
          </table:table-cell>
          <table:table-cell table:style-name="ce3" table:formula="of:=[.A20]" office:value-type="float" office:value="125">
            <text:p>125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48, 125, 36, 2, 1, 2);">
            <text:p>insert into game_score (id, matchid, squad, goals, points, time_type) values (548, 125, 36, 2, 1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549">
            <text:p>549</text:p>
          </table:table-cell>
          <table:table-cell table:style-name="ce3" table:formula="of:=[.B54]" office:value-type="float" office:value="125">
            <text:p>125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49, 125, 36, 0, 0, 1);">
            <text:p>insert into game_score (id, matchid, squad, goals, points, time_type) values (549, 125, 36, 0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550">
            <text:p>550</text:p>
          </table:table-cell>
          <table:table-cell table:style-name="ce3" table:formula="of:=[.B54]" office:value-type="float" office:value="125">
            <text:p>125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50, 125, 57, 2, 1, 2);">
            <text:p>insert into game_score (id, matchid, squad, goals, points, time_type) values (550, 125, 57, 2, 1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551">
            <text:p>551</text:p>
          </table:table-cell>
          <table:table-cell table:style-name="ce3" table:formula="of:=[.B54]" office:value-type="float" office:value="125">
            <text:p>125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51, 125, 57, 0, 0, 1);">
            <text:p>insert into game_score (id, matchid, squad, goals, points, time_type) values (551, 125, 57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552">
            <text:p>552</text:p>
          </table:table-cell>
          <table:table-cell table:style-name="ce4" table:formula="of:=[.B54]+1" office:value-type="float" office:value="126">
            <text:p>126</text:p>
          </table:table-cell>
          <table:table-cell table:style-name="ce4" office:value-type="float" office:value="216">
            <text:p>21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52, 126, 216, 0, 0, 2);">
            <text:p>insert into game_score (id, matchid, squad, goals, points, time_type) values (552, 126, 216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553">
            <text:p>553</text:p>
          </table:table-cell>
          <table:table-cell table:style-name="ce4" table:formula="of:=[.B58]" office:value-type="float" office:value="126">
            <text:p>126</text:p>
          </table:table-cell>
          <table:table-cell table:style-name="ce4" office:value-type="float" office:value="216">
            <text:p>21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53, 126, 216, 0, 0, 1);">
            <text:p>insert into game_score (id, matchid, squad, goals, points, time_type) values (553, 126, 216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554">
            <text:p>554</text:p>
          </table:table-cell>
          <table:table-cell table:style-name="ce4" table:formula="of:=[.B58]" office:value-type="float" office:value="126">
            <text:p>126</text:p>
          </table:table-cell>
          <table:table-cell table:style-name="ce4" office:value-type="float" office:value="359">
            <text:p>359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54, 126, 359, 2, 2, 2);">
            <text:p>insert into game_score (id, matchid, squad, goals, points, time_type) values (554, 126, 359, 2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555">
            <text:p>555</text:p>
          </table:table-cell>
          <table:table-cell table:style-name="ce4" table:formula="of:=[.B58]" office:value-type="float" office:value="126">
            <text:p>126</text:p>
          </table:table-cell>
          <table:table-cell table:style-name="ce4" office:value-type="float" office:value="359">
            <text:p>3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55, 126, 359, 1, 0, 1);">
            <text:p>insert into game_score (id, matchid, squad, goals, points, time_type) values (555, 126, 359, 1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556">
            <text:p>556</text:p>
          </table:table-cell>
          <table:table-cell table:style-name="ce3" table:formula="of:=[.B58]+1" office:value-type="float" office:value="127">
            <text:p>127</text:p>
          </table:table-cell>
          <table:table-cell table:style-name="ce3" office:value-type="float" office:value="36">
            <text:p>3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56, 127, 36, 2, 2, 2);">
            <text:p>insert into game_score (id, matchid, squad, goals, points, time_type) values (556, 127, 36, 2, 2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557">
            <text:p>557</text:p>
          </table:table-cell>
          <table:table-cell table:style-name="ce3" table:formula="of:=[.B62]" office:value-type="float" office:value="127">
            <text:p>127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57, 127, 36, 0, 0, 1);">
            <text:p>insert into game_score (id, matchid, squad, goals, points, time_type) values (557, 127, 36, 0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558">
            <text:p>558</text:p>
          </table:table-cell>
          <table:table-cell table:style-name="ce3" table:formula="of:=[.B62]" office:value-type="float" office:value="127">
            <text:p>127</text:p>
          </table:table-cell>
          <table:table-cell table:style-name="ce3" office:value-type="float" office:value="216">
            <text:p>2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58, 127, 216, 1, 0, 2);">
            <text:p>insert into game_score (id, matchid, squad, goals, points, time_type) values (558, 127, 216, 1, 0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559">
            <text:p>559</text:p>
          </table:table-cell>
          <table:table-cell table:style-name="ce3" table:formula="of:=[.B62]" office:value-type="float" office:value="127">
            <text:p>127</text:p>
          </table:table-cell>
          <table:table-cell table:style-name="ce3" office:value-type="float" office:value="216">
            <text:p>21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59, 127, 216, 0, 0, 1);">
            <text:p>insert into game_score (id, matchid, squad, goals, points, time_type) values (559, 127, 216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560">
            <text:p>560</text:p>
          </table:table-cell>
          <table:table-cell table:style-name="ce4" table:formula="of:=[.B62]+1" office:value-type="float" office:value="128">
            <text:p>128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60, 128, 57, 1, 1, 2);">
            <text:p>insert into game_score (id, matchid, squad, goals, points, time_type) values (560, 128, 57, 1, 1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561">
            <text:p>561</text:p>
          </table:table-cell>
          <table:table-cell table:style-name="ce4" table:formula="of:=[.B66]" office:value-type="float" office:value="128">
            <text:p>128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61, 128, 57, 0, 0, 1);">
            <text:p>insert into game_score (id, matchid, squad, goals, points, time_type) values (561, 128, 57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562">
            <text:p>562</text:p>
          </table:table-cell>
          <table:table-cell table:style-name="ce4" table:formula="of:=[.B66]" office:value-type="float" office:value="128">
            <text:p>128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62, 128, 359, 1, 1, 2);">
            <text:p>insert into game_score (id, matchid, squad, goals, points, time_type) values (562, 128, 359, 1, 1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563">
            <text:p>563</text:p>
          </table:table-cell>
          <table:table-cell table:style-name="ce4" table:formula="of:=[.B66]" office:value-type="float" office:value="128">
            <text:p>128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63, 128, 359, 0, 0, 1);">
            <text:p>insert into game_score (id, matchid, squad, goals, points, time_type) values (563, 128, 359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564">
            <text:p>564</text:p>
          </table:table-cell>
          <table:table-cell table:style-name="ce3" table:formula="of:=[.B66]+1" office:value-type="float" office:value="129">
            <text:p>129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64, 129, 57, 2, 2, 2);">
            <text:p>insert into game_score (id, matchid, squad, goals, points, time_type) values (564, 129, 57, 2, 2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565">
            <text:p>565</text:p>
          </table:table-cell>
          <table:table-cell table:style-name="ce3" table:formula="of:=[.B70]" office:value-type="float" office:value="129">
            <text:p>129</text:p>
          </table:table-cell>
          <table:table-cell table:style-name="ce3" office:value-type="float" office:value="57">
            <text:p>5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65, 129, 57, 1, 0, 1);">
            <text:p>insert into game_score (id, matchid, squad, goals, points, time_type) values (565, 129, 57, 1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566">
            <text:p>566</text:p>
          </table:table-cell>
          <table:table-cell table:style-name="ce3" table:formula="of:=[.B70]" office:value-type="float" office:value="129">
            <text:p>129</text:p>
          </table:table-cell>
          <table:table-cell table:style-name="ce3" office:value-type="float" office:value="216">
            <text:p>21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66, 129, 216, 1, 0, 2);">
            <text:p>insert into game_score (id, matchid, squad, goals, points, time_type) values (566, 129, 216, 1, 0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567">
            <text:p>567</text:p>
          </table:table-cell>
          <table:table-cell table:style-name="ce3" table:formula="of:=[.B70]" office:value-type="float" office:value="129">
            <text:p>129</text:p>
          </table:table-cell>
          <table:table-cell table:style-name="ce3" office:value-type="float" office:value="216">
            <text:p>21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67, 129, 216, 0, 0, 1);">
            <text:p>insert into game_score (id, matchid, squad, goals, points, time_type) values (567, 129, 216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568">
            <text:p>568</text:p>
          </table:table-cell>
          <table:table-cell table:style-name="ce4" table:formula="of:=[.B70]+1" office:value-type="float" office:value="130">
            <text:p>130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68, 130, 359, 1, 1, 2);">
            <text:p>insert into game_score (id, matchid, squad, goals, points, time_type) values (568, 130, 359, 1, 1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569">
            <text:p>569</text:p>
          </table:table-cell>
          <table:table-cell table:style-name="ce4" table:formula="of:=[.B74]" office:value-type="float" office:value="130">
            <text:p>130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69, 130, 359, 0, 0, 1);">
            <text:p>insert into game_score (id, matchid, squad, goals, points, time_type) values (569, 130, 359, 0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570">
            <text:p>570</text:p>
          </table:table-cell>
          <table:table-cell table:style-name="ce4" table:formula="of:=[.B74]" office:value-type="float" office:value="130">
            <text:p>130</text:p>
          </table:table-cell>
          <table:table-cell table:style-name="ce4" office:value-type="float" office:value="36">
            <text:p>36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70, 130, 36, 1, 1, 2);">
            <text:p>insert into game_score (id, matchid, squad, goals, points, time_type) values (570, 130, 36, 1, 1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571">
            <text:p>571</text:p>
          </table:table-cell>
          <table:table-cell table:style-name="ce4" table:formula="of:=[.B74]" office:value-type="float" office:value="130">
            <text:p>130</text:p>
          </table:table-cell>
          <table:table-cell table:style-name="ce4" office:value-type="float" office:value="36">
            <text:p>3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71, 130, 36, 0, 0, 1);">
            <text:p>insert into game_score (id, matchid, squad, goals, points, time_type) values (571, 130, 36, 0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572">
            <text:p>572</text:p>
          </table:table-cell>
          <table:table-cell table:style-name="ce3" table:formula="of:=[.B74]+1" office:value-type="float" office:value="131">
            <text:p>131</text:p>
          </table:table-cell>
          <table:table-cell table:style-name="ce3" office:value-type="float" office:value="353">
            <text:p>35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72, 131, 353, 1, 0, 2);">
            <text:p>insert into game_score (id, matchid, squad, goals, points, time_type) values (572, 131, 353, 1, 0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573">
            <text:p>573</text:p>
          </table:table-cell>
          <table:table-cell table:style-name="ce3" table:formula="of:=[.B78]" office:value-type="float" office:value="131">
            <text:p>131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73, 131, 353, 0, 0, 1);">
            <text:p>insert into game_score (id, matchid, squad, goals, points, time_type) values (573, 131, 353, 0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574">
            <text:p>574</text:p>
          </table:table-cell>
          <table:table-cell table:style-name="ce3" table:formula="of:=[.B78]" office:value-type="float" office:value="131">
            <text:p>13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74, 131, 55, 2, 2, 2);">
            <text:p>insert into game_score (id, matchid, squad, goals, points, time_type) values (574, 131, 55, 2, 2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575">
            <text:p>575</text:p>
          </table:table-cell>
          <table:table-cell table:style-name="ce3" table:formula="of:=[.B78]" office:value-type="float" office:value="131">
            <text:p>131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75, 131, 55, 1, 0, 1);">
            <text:p>insert into game_score (id, matchid, squad, goals, points, time_type) values (575, 131, 55, 1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576">
            <text:p>576</text:p>
          </table:table-cell>
          <table:table-cell table:style-name="ce4" table:formula="of:=[.B78]+1" office:value-type="float" office:value="132">
            <text:p>132</text:p>
          </table:table-cell>
          <table:table-cell table:style-name="ce4" office:value-type="float" office:value="966">
            <text:p>96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76, 132, 966, 0, 1, 2);">
            <text:p>insert into game_score (id, matchid, squad, goals, points, time_type) values (576, 132, 966, 0, 1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577">
            <text:p>577</text:p>
          </table:table-cell>
          <table:table-cell table:style-name="ce4" table:formula="of:=[.B82]" office:value-type="float" office:value="132">
            <text:p>132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577, 132, 966, 0, 0, 1);">
            <text:p>insert into game_score (id, matchid, squad, goals, points, time_type) values (577, 132, 966, 0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578">
            <text:p>578</text:p>
          </table:table-cell>
          <table:table-cell table:style-name="ce4" table:formula="of:=[.B82]" office:value-type="float" office:value="132">
            <text:p>132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578, 132, 34, 0, 1, 2);">
            <text:p>insert into game_score (id, matchid, squad, goals, points, time_type) values (578, 132, 34, 0, 1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579">
            <text:p>579</text:p>
          </table:table-cell>
          <table:table-cell table:style-name="ce4" table:formula="of:=[.B82]" office:value-type="float" office:value="132">
            <text:p>13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579, 132, 34, 0, 0, 1);">
            <text:p>insert into game_score (id, matchid, squad, goals, points, time_type) values (579, 132, 34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580">
            <text:p>580</text:p>
          </table:table-cell>
          <table:table-cell table:style-name="ce3" table:formula="of:=[.B82]+1" office:value-type="float" office:value="133">
            <text:p>133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580, 133, 353, 0, 0, 2);">
            <text:p>insert into game_score (id, matchid, squad, goals, points, time_type) values (580, 133, 353, 0, 0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581">
            <text:p>581</text:p>
          </table:table-cell>
          <table:table-cell table:style-name="ce3" table:formula="of:=[.B86]" office:value-type="float" office:value="133">
            <text:p>133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581, 133, 353, 0, 0, 1);">
            <text:p>insert into game_score (id, matchid, squad, goals, points, time_type) values (581, 133, 353, 0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582">
            <text:p>582</text:p>
          </table:table-cell>
          <table:table-cell table:style-name="ce3" table:formula="of:=[.B86]" office:value-type="float" office:value="133">
            <text:p>133</text:p>
          </table:table-cell>
          <table:table-cell table:style-name="ce3" office:value-type="float" office:value="966">
            <text:p>96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582, 133, 966, 1, 2, 2);">
            <text:p>insert into game_score (id, matchid, squad, goals, points, time_type) values (582, 133, 966, 1, 2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583">
            <text:p>583</text:p>
          </table:table-cell>
          <table:table-cell table:style-name="ce3" table:formula="of:=[.B86]" office:value-type="float" office:value="133">
            <text:p>13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583, 133, 966, 0, 0, 1);">
            <text:p>insert into game_score (id, matchid, squad, goals, points, time_type) values (583, 133, 966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584">
            <text:p>584</text:p>
          </table:table-cell>
          <table:table-cell table:style-name="ce4" table:formula="of:=[.B86]+1" office:value-type="float" office:value="134">
            <text:p>13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584, 134, 55, 2, 2, 2);">
            <text:p>insert into game_score (id, matchid, squad, goals, points, time_type) values (584, 134, 55, 2, 2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585">
            <text:p>585</text:p>
          </table:table-cell>
          <table:table-cell table:style-name="ce4" table:formula="of:=[.B90]" office:value-type="float" office:value="134">
            <text:p>13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585, 134, 55, 0, 0, 1);">
            <text:p>insert into game_score (id, matchid, squad, goals, points, time_type) values (585, 134, 55, 0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586">
            <text:p>586</text:p>
          </table:table-cell>
          <table:table-cell table:style-name="ce4" table:formula="of:=[.B90]" office:value-type="float" office:value="134">
            <text:p>13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586, 134, 34, 0, 0, 2);">
            <text:p>insert into game_score (id, matchid, squad, goals, points, time_type) values (586, 134, 34, 0, 0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587">
            <text:p>587</text:p>
          </table:table-cell>
          <table:table-cell table:style-name="ce4" table:formula="of:=[.B90]" office:value-type="float" office:value="134">
            <text:p>13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587, 134, 34, 0, 0, 1);">
            <text:p>insert into game_score (id, matchid, squad, goals, points, time_type) values (587, 134, 34, 0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588">
            <text:p>588</text:p>
          </table:table-cell>
          <table:table-cell table:style-name="ce3" table:formula="of:=[.B90]+1" office:value-type="float" office:value="135">
            <text:p>135</text:p>
          </table:table-cell>
          <table:table-cell table:style-name="ce3" office:value-type="float" office:value="353">
            <text:p>35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588, 135, 353, 2, 0, 2);">
            <text:p>insert into game_score (id, matchid, squad, goals, points, time_type) values (588, 135, 353, 2, 0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589">
            <text:p>589</text:p>
          </table:table-cell>
          <table:table-cell table:style-name="ce3" table:formula="of:=[.B94]" office:value-type="float" office:value="135">
            <text:p>135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589, 135, 353, 0, 0, 1);">
            <text:p>insert into game_score (id, matchid, squad, goals, points, time_type) values (589, 135, 353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590">
            <text:p>590</text:p>
          </table:table-cell>
          <table:table-cell table:style-name="ce3" table:formula="of:=[.B94]" office:value-type="float" office:value="135">
            <text:p>135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590, 135, 34, 4, 2, 2);">
            <text:p>insert into game_score (id, matchid, squad, goals, points, time_type) values (590, 135, 34, 4, 2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591">
            <text:p>591</text:p>
          </table:table-cell>
          <table:table-cell table:style-name="ce3" table:formula="of:=[.B94]" office:value-type="float" office:value="135">
            <text:p>135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591, 135, 34, 2, 0, 1);">
            <text:p>insert into game_score (id, matchid, squad, goals, points, time_type) values (591, 135, 34, 2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592">
            <text:p>592</text:p>
          </table:table-cell>
          <table:table-cell table:style-name="ce4" table:formula="of:=[.B94]+1" office:value-type="float" office:value="136">
            <text:p>136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592, 136, 55, 1, 2, 2);">
            <text:p>insert into game_score (id, matchid, squad, goals, points, time_type) values (592, 136, 55, 1, 2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593">
            <text:p>593</text:p>
          </table:table-cell>
          <table:table-cell table:style-name="ce4" table:formula="of:=[.B98]" office:value-type="float" office:value="136">
            <text:p>136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593, 136, 55, 1, 0, 1);">
            <text:p>insert into game_score (id, matchid, squad, goals, points, time_type) values (593, 136, 55, 1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594">
            <text:p>594</text:p>
          </table:table-cell>
          <table:table-cell table:style-name="ce4" table:formula="of:=[.B98]" office:value-type="float" office:value="136">
            <text:p>13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94, 136, 966, 0, 0, 2);">
            <text:p>insert into game_score (id, matchid, squad, goals, points, time_type) values (594, 136, 966, 0, 0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595">
            <text:p>595</text:p>
          </table:table-cell>
          <table:table-cell table:style-name="ce4" table:formula="of:=[.B98]" office:value-type="float" office:value="136">
            <text:p>13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95, 136, 966, 0, 0, 1);">
            <text:p>insert into game_score (id, matchid, squad, goals, points, time_type) values (595, 136, 966, 0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596">
            <text:p>596</text:p>
          </table:table-cell>
          <table:table-cell table:style-name="ce3" table:formula="of:=[.B98]+1" office:value-type="float" office:value="137">
            <text:p>137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96, 137, 7097, 0, 1, 2);">
            <text:p>insert into game_score (id, matchid, squad, goals, points, time_type) values (596, 137, 7097, 0, 1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597">
            <text:p>597</text:p>
          </table:table-cell>
          <table:table-cell table:style-name="ce3" table:formula="of:=[.B102]" office:value-type="float" office:value="137">
            <text:p>137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97, 137, 7097, 0, 0, 1);">
            <text:p>insert into game_score (id, matchid, squad, goals, points, time_type) values (597, 137, 7097, 0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598">
            <text:p>598</text:p>
          </table:table-cell>
          <table:table-cell table:style-name="ce3" table:formula="of:=[.B102]" office:value-type="float" office:value="137">
            <text:p>13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98, 137, 61, 0, 1, 2);">
            <text:p>insert into game_score (id, matchid, squad, goals, points, time_type) values (598, 137, 61, 0, 1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599">
            <text:p>599</text:p>
          </table:table-cell>
          <table:table-cell table:style-name="ce3" table:formula="of:=[.B102]" office:value-type="float" office:value="137">
            <text:p>13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99, 137, 61, 0, 0, 1);">
            <text:p>insert into game_score (id, matchid, squad, goals, points, time_type) values (599, 137, 61, 0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600">
            <text:p>600</text:p>
          </table:table-cell>
          <table:table-cell table:style-name="ce4" table:formula="of:=[.B102]+1" office:value-type="float" office:value="138">
            <text:p>138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600, 138, 234, 2, 2, 2);">
            <text:p>insert into game_score (id, matchid, squad, goals, points, time_type) values (600, 138, 234, 2, 2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601">
            <text:p>601</text:p>
          </table:table-cell>
          <table:table-cell table:style-name="ce4" table:formula="of:=[.B106]" office:value-type="float" office:value="138">
            <text:p>13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601, 138, 234, 1, 0, 1);">
            <text:p>insert into game_score (id, matchid, squad, goals, points, time_type) values (601, 138, 234, 1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602">
            <text:p>602</text:p>
          </table:table-cell>
          <table:table-cell table:style-name="ce4" table:formula="of:=[.B106]" office:value-type="float" office:value="138">
            <text:p>138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602, 138, 1613, 0, 0, 2);">
            <text:p>insert into game_score (id, matchid, squad, goals, points, time_type) values (602, 138, 1613, 0, 0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603">
            <text:p>603</text:p>
          </table:table-cell>
          <table:table-cell table:style-name="ce4" table:formula="of:=[.B106]" office:value-type="float" office:value="138">
            <text:p>138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603, 138, 1613, 0, 0, 1);">
            <text:p>insert into game_score (id, matchid, squad, goals, points, time_type) values (603, 138, 1613, 0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604">
            <text:p>604</text:p>
          </table:table-cell>
          <table:table-cell table:style-name="ce3" table:formula="of:=[.B106]+1" office:value-type="float" office:value="139">
            <text:p>139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04, 139, 7097, 2, 2, 2);">
            <text:p>insert into game_score (id, matchid, squad, goals, points, time_type) values (604, 139, 7097, 2, 2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605">
            <text:p>605</text:p>
          </table:table-cell>
          <table:table-cell table:style-name="ce3" table:formula="of:=[.B110]" office:value-type="float" office:value="139">
            <text:p>139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05, 139, 7097, 2, 0, 1);">
            <text:p>insert into game_score (id, matchid, squad, goals, points, time_type) values (605, 139, 7097, 2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606">
            <text:p>606</text:p>
          </table:table-cell>
          <table:table-cell table:style-name="ce3" table:formula="of:=[.B110]" office:value-type="float" office:value="139">
            <text:p>139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06, 139, 234, 1, 0, 2);">
            <text:p>insert into game_score (id, matchid, squad, goals, points, time_type) values (606, 139, 234, 1, 0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607">
            <text:p>607</text:p>
          </table:table-cell>
          <table:table-cell table:style-name="ce3" table:formula="of:=[.B110]" office:value-type="float" office:value="139">
            <text:p>13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07, 139, 234, 0, 0, 1);">
            <text:p>insert into game_score (id, matchid, squad, goals, points, time_type) values (607, 139, 234, 0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608">
            <text:p>608</text:p>
          </table:table-cell>
          <table:table-cell table:style-name="ce4" table:formula="of:=[.B110]+1" office:value-type="float" office:value="140">
            <text:p>140</text:p>
          </table:table-cell>
          <table:table-cell table:style-name="ce4" office:value-type="float" office:value="61">
            <text:p>6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08, 140, 61, 0, 1, 2);">
            <text:p>insert into game_score (id, matchid, squad, goals, points, time_type) values (608, 140, 61, 0, 1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609">
            <text:p>609</text:p>
          </table:table-cell>
          <table:table-cell table:style-name="ce4" table:formula="of:=[.B114]" office:value-type="float" office:value="140">
            <text:p>14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09, 140, 61, 0, 0, 1);">
            <text:p>insert into game_score (id, matchid, squad, goals, points, time_type) values (609, 140, 61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610">
            <text:p>610</text:p>
          </table:table-cell>
          <table:table-cell table:style-name="ce4" table:formula="of:=[.B114]" office:value-type="float" office:value="140">
            <text:p>140</text:p>
          </table:table-cell>
          <table:table-cell table:style-name="ce4" office:value-type="float" office:value="1613">
            <text:p>16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10, 140, 1613, 0, 1, 2);">
            <text:p>insert into game_score (id, matchid, squad, goals, points, time_type) values (610, 140, 1613, 0, 1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611">
            <text:p>611</text:p>
          </table:table-cell>
          <table:table-cell table:style-name="ce4" table:formula="of:=[.B114]" office:value-type="float" office:value="140">
            <text:p>140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11, 140, 1613, 0, 0, 1);">
            <text:p>insert into game_score (id, matchid, squad, goals, points, time_type) values (611, 140, 1613, 0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612">
            <text:p>612</text:p>
          </table:table-cell>
          <table:table-cell table:style-name="ce3" table:formula="of:=[.B114]+1" office:value-type="float" office:value="141">
            <text:p>14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12, 141, 7097, 5, 2, 2);">
            <text:p>insert into game_score (id, matchid, squad, goals, points, time_type) values (612, 141, 7097, 5, 2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613">
            <text:p>613</text:p>
          </table:table-cell>
          <table:table-cell table:style-name="ce3" table:formula="of:=[.B118]" office:value-type="float" office:value="141">
            <text:p>14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613, 141, 7097, 2, 0, 1);">
            <text:p>insert into game_score (id, matchid, squad, goals, points, time_type) values (613, 141, 7097, 2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614">
            <text:p>614</text:p>
          </table:table-cell>
          <table:table-cell table:style-name="ce3" table:formula="of:=[.B118]" office:value-type="float" office:value="141">
            <text:p>141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614, 141, 1613, 0, 0, 2);">
            <text:p>insert into game_score (id, matchid, squad, goals, points, time_type) values (614, 141, 1613, 0, 0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615">
            <text:p>615</text:p>
          </table:table-cell>
          <table:table-cell table:style-name="ce3" table:formula="of:=[.B118]" office:value-type="float" office:value="141">
            <text:p>141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615, 141, 1613, 0, 0, 1);">
            <text:p>insert into game_score (id, matchid, squad, goals, points, time_type) values (615, 141, 1613, 0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616">
            <text:p>616</text:p>
          </table:table-cell>
          <table:table-cell table:style-name="ce4" table:formula="of:=[.B118]+1" office:value-type="float" office:value="142">
            <text:p>142</text:p>
          </table:table-cell>
          <table:table-cell table:style-name="ce4" office:value-type="float" office:value="61">
            <text:p>6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616, 142, 61, 2, 0, 2);">
            <text:p>insert into game_score (id, matchid, squad, goals, points, time_type) values (616, 142, 61, 2, 0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617">
            <text:p>617</text:p>
          </table:table-cell>
          <table:table-cell table:style-name="ce4" table:formula="of:=[.B122]" office:value-type="float" office:value="142">
            <text:p>142</text:p>
          </table:table-cell>
          <table:table-cell table:style-name="ce4" office:value-type="float" office:value="61">
            <text:p>6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617, 142, 61, 2, 0, 1);">
            <text:p>insert into game_score (id, matchid, squad, goals, points, time_type) values (617, 142, 61, 2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618">
            <text:p>618</text:p>
          </table:table-cell>
          <table:table-cell table:style-name="ce4" table:formula="of:=[.B122]" office:value-type="float" office:value="142">
            <text:p>142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618, 142, 234, 3, 2, 2);">
            <text:p>insert into game_score (id, matchid, squad, goals, points, time_type) values (618, 142, 234, 3, 2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619">
            <text:p>619</text:p>
          </table:table-cell>
          <table:table-cell table:style-name="ce4" table:formula="of:=[.B122]" office:value-type="float" office:value="142">
            <text:p>142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619, 142, 234, 0, 0, 1);">
            <text:p>insert into game_score (id, matchid, squad, goals, points, time_type) values (619, 142, 234, 0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620">
            <text:p>620</text:p>
          </table:table-cell>
          <table:table-cell table:style-name="ce3" table:formula="of:=[.B122]+1" office:value-type="float" office:value="143">
            <text:p>143</text:p>
          </table:table-cell>
          <table:table-cell table:style-name="ce3" office:value-type="float" office:value="4420">
            <text:p>442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620, 143, 4420, 2, 1, 2);">
            <text:p>insert into game_score (id, matchid, squad, goals, points, time_type) values (620, 143, 4420, 2, 1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621">
            <text:p>621</text:p>
          </table:table-cell>
          <table:table-cell table:style-name="ce3" table:formula="of:=[.B126]" office:value-type="float" office:value="143">
            <text:p>143</text:p>
          </table:table-cell>
          <table:table-cell table:style-name="ce3" office:value-type="float" office:value="4420">
            <text:p>442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621, 143, 4420, 2, 0, 1);">
            <text:p>insert into game_score (id, matchid, squad, goals, points, time_type) values (621, 143, 4420, 2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622">
            <text:p>622</text:p>
          </table:table-cell>
          <table:table-cell table:style-name="ce3" table:formula="of:=[.B126]" office:value-type="float" office:value="143">
            <text:p>143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622, 143, 595, 2, 1, 2);">
            <text:p>insert into game_score (id, matchid, squad, goals, points, time_type) values (622, 143, 595, 2, 1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623">
            <text:p>623</text:p>
          </table:table-cell>
          <table:table-cell table:style-name="ce3" table:formula="of:=[.B126]" office:value-type="float" office:value="143">
            <text:p>143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623, 143, 595, 1, 0, 1);">
            <text:p>insert into game_score (id, matchid, squad, goals, points, time_type) values (623, 143, 595, 1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624">
            <text:p>624</text:p>
          </table:table-cell>
          <table:table-cell table:style-name="ce4" table:formula="of:=[.B126]+1" office:value-type="float" office:value="144">
            <text:p>144</text:p>
          </table:table-cell>
          <table:table-cell table:style-name="ce4" office:value-type="float" office:value="86">
            <text:p>8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624, 144, 86, 1, 0, 2);">
            <text:p>insert into game_score (id, matchid, squad, goals, points, time_type) values (624, 144, 86, 1, 0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625">
            <text:p>625</text:p>
          </table:table-cell>
          <table:table-cell table:style-name="ce4" table:formula="of:=[.B130]" office:value-type="float" office:value="144">
            <text:p>144</text:p>
          </table:table-cell>
          <table:table-cell table:style-name="ce4" office:value-type="float" office:value="86">
            <text:p>8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625, 144, 86, 0, 0, 1);">
            <text:p>insert into game_score (id, matchid, squad, goals, points, time_type) values (625, 144, 86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626">
            <text:p>626</text:p>
          </table:table-cell>
          <table:table-cell table:style-name="ce4" table:formula="of:=[.B130]" office:value-type="float" office:value="144">
            <text:p>144</text:p>
          </table:table-cell>
          <table:table-cell table:style-name="ce4" office:value-type="float" office:value="52">
            <text:p>5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626, 144, 52, 3, 2, 2);">
            <text:p>insert into game_score (id, matchid, squad, goals, points, time_type) values (626, 144, 52, 3, 2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627">
            <text:p>627</text:p>
          </table:table-cell>
          <table:table-cell table:style-name="ce4" table:formula="of:=[.B130]" office:value-type="float" office:value="144">
            <text:p>144</text:p>
          </table:table-cell>
          <table:table-cell table:style-name="ce4" office:value-type="float" office:value="52">
            <text:p>5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627, 144, 52, 3, 0, 1);">
            <text:p>insert into game_score (id, matchid, squad, goals, points, time_type) values (627, 144, 52, 3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628">
            <text:p>628</text:p>
          </table:table-cell>
          <table:table-cell table:style-name="ce3" table:formula="of:=[.B130]+1" office:value-type="float" office:value="145">
            <text:p>145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628, 145, 4420, 0, 0, 2);">
            <text:p>insert into game_score (id, matchid, squad, goals, points, time_type) values (628, 145, 4420, 0, 0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629">
            <text:p>629</text:p>
          </table:table-cell>
          <table:table-cell table:style-name="ce3" table:formula="of:=[.B134]" office:value-type="float" office:value="145">
            <text:p>145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629, 145, 4420, 0, 0, 1);">
            <text:p>insert into game_score (id, matchid, squad, goals, points, time_type) values (629, 145, 4420, 0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630">
            <text:p>630</text:p>
          </table:table-cell>
          <table:table-cell table:style-name="ce3" table:formula="of:=[.B134]" office:value-type="float" office:value="145">
            <text:p>145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630, 145, 86, 2, 2, 2);">
            <text:p>insert into game_score (id, matchid, squad, goals, points, time_type) values (630, 145, 86, 2, 2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631">
            <text:p>631</text:p>
          </table:table-cell>
          <table:table-cell table:style-name="ce3" table:formula="of:=[.B134]" office:value-type="float" office:value="145">
            <text:p>145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631, 145, 86, 0, 0, 1);">
            <text:p>insert into game_score (id, matchid, squad, goals, points, time_type) values (631, 145, 86, 0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632">
            <text:p>632</text:p>
          </table:table-cell>
          <table:table-cell table:style-name="ce4" table:formula="of:=[.B134]+1" office:value-type="float" office:value="146">
            <text:p>146</text:p>
          </table:table-cell>
          <table:table-cell table:style-name="ce4" office:value-type="float" office:value="595">
            <text:p>59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632, 146, 595, 0, 0, 2);">
            <text:p>insert into game_score (id, matchid, squad, goals, points, time_type) values (632, 146, 595, 0, 0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633">
            <text:p>633</text:p>
          </table:table-cell>
          <table:table-cell table:style-name="ce4" table:formula="of:=[.B138]" office:value-type="float" office:value="146">
            <text:p>146</text:p>
          </table:table-cell>
          <table:table-cell table:style-name="ce4" office:value-type="float" office:value="595">
            <text:p>59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633, 146, 595, 0, 0, 1);">
            <text:p>insert into game_score (id, matchid, squad, goals, points, time_type) values (633, 146, 595, 0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634">
            <text:p>634</text:p>
          </table:table-cell>
          <table:table-cell table:style-name="ce4" table:formula="of:=[.B138]" office:value-type="float" office:value="146">
            <text:p>1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634, 146, 52, 2, 2, 2);">
            <text:p>insert into game_score (id, matchid, squad, goals, points, time_type) values (634, 146, 52, 2, 2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635">
            <text:p>635</text:p>
          </table:table-cell>
          <table:table-cell table:style-name="ce4" table:formula="of:=[.B138]" office:value-type="float" office:value="146">
            <text:p>146</text:p>
          </table:table-cell>
          <table:table-cell table:style-name="ce4" office:value-type="float" office:value="52">
            <text:p>5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635, 146, 52, 1, 0, 1);">
            <text:p>insert into game_score (id, matchid, squad, goals, points, time_type) values (635, 146, 52, 1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636">
            <text:p>636</text:p>
          </table:table-cell>
          <table:table-cell table:style-name="ce3" table:formula="of:=[.B138]+1" office:value-type="float" office:value="147">
            <text:p>147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636, 147, 4420, 0, 0, 2);">
            <text:p>insert into game_score (id, matchid, squad, goals, points, time_type) values (636, 147, 4420, 0, 0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637">
            <text:p>637</text:p>
          </table:table-cell>
          <table:table-cell table:style-name="ce3" table:formula="of:=[.B142]" office:value-type="float" office:value="147">
            <text:p>147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637, 147, 4420, 0, 0, 1);">
            <text:p>insert into game_score (id, matchid, squad, goals, points, time_type) values (637, 147, 4420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638">
            <text:p>638</text:p>
          </table:table-cell>
          <table:table-cell table:style-name="ce3" table:formula="of:=[.B142]" office:value-type="float" office:value="147">
            <text:p>147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638, 147, 52, 1, 2, 2);">
            <text:p>insert into game_score (id, matchid, squad, goals, points, time_type) values (638, 147, 52, 1, 2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639">
            <text:p>639</text:p>
          </table:table-cell>
          <table:table-cell table:style-name="ce3" table:formula="of:=[.B142]" office:value-type="float" office:value="147">
            <text:p>147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639, 147, 52, 1, 0, 1);">
            <text:p>insert into game_score (id, matchid, squad, goals, points, time_type) values (639, 147, 52, 1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640">
            <text:p>640</text:p>
          </table:table-cell>
          <table:table-cell table:style-name="ce4" table:formula="of:=[.B142]+1" office:value-type="float" office:value="148">
            <text:p>148</text:p>
          </table:table-cell>
          <table:table-cell table:style-name="ce4" office:value-type="float" office:value="595">
            <text:p>59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640, 148, 595, 1, 0, 2);">
            <text:p>insert into game_score (id, matchid, squad, goals, points, time_type) values (640, 148, 595, 1, 0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641">
            <text:p>641</text:p>
          </table:table-cell>
          <table:table-cell table:style-name="ce4" table:formula="of:=[.B146]" office:value-type="float" office:value="148">
            <text:p>148</text:p>
          </table:table-cell>
          <table:table-cell table:style-name="ce4" office:value-type="float" office:value="595">
            <text:p>59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641, 148, 595, 1, 0, 1);">
            <text:p>insert into game_score (id, matchid, squad, goals, points, time_type) values (641, 148, 595, 1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642">
            <text:p>642</text:p>
          </table:table-cell>
          <table:table-cell table:style-name="ce4" table:formula="of:=[.B146]" office:value-type="float" office:value="148">
            <text:p>148</text:p>
          </table:table-cell>
          <table:table-cell table:style-name="ce4" office:value-type="float" office:value="86">
            <text:p>86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642, 148, 86, 2, 2, 2);">
            <text:p>insert into game_score (id, matchid, squad, goals, points, time_type) values (642, 148, 86, 2, 2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643">
            <text:p>643</text:p>
          </table:table-cell>
          <table:table-cell table:style-name="ce4" table:formula="of:=[.B146]" office:value-type="float" office:value="148">
            <text:p>148</text:p>
          </table:table-cell>
          <table:table-cell table:style-name="ce4" office:value-type="float" office:value="86">
            <text:p>8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643, 148, 86, 1, 0, 1);">
            <text:p>insert into game_score (id, matchid, squad, goals, points, time_type) values (643, 148, 86, 1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644">
            <text:p>644</text:p>
          </table:table-cell>
          <table:table-cell table:style-name="ce3" table:formula="of:=[.B146]+1" office:value-type="float" office:value="149">
            <text:p>149</text:p>
          </table:table-cell>
          <table:table-cell table:style-name="ce3" office:value-type="float" office:value="359">
            <text:p>35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644, 149, 359, 1, 0, 2);">
            <text:p>insert into game_score (id, matchid, squad, goals, points, time_type) values (644, 149, 359, 1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645">
            <text:p>645</text:p>
          </table:table-cell>
          <table:table-cell table:style-name="ce3" table:formula="of:=[.B150]" office:value-type="float" office:value="149">
            <text:p>149</text:p>
          </table:table-cell>
          <table:table-cell table:style-name="ce3" office:value-type="float" office:value="359">
            <text:p>35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645, 149, 359, 0, 0, 1);">
            <text:p>insert into game_score (id, matchid, squad, goals, points, time_type) values (645, 149, 359, 0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646">
            <text:p>646</text:p>
          </table:table-cell>
          <table:table-cell table:style-name="ce3" table:formula="of:=[.B150]" office:value-type="float" office:value="149">
            <text:p>149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646, 149, 34, 2, 2, 2);">
            <text:p>insert into game_score (id, matchid, squad, goals, points, time_type) values (646, 149, 34, 2, 2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647">
            <text:p>647</text:p>
          </table:table-cell>
          <table:table-cell table:style-name="ce3" table:formula="of:=[.B150]" office:value-type="float" office:value="149">
            <text:p>149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647, 149, 34, 1, 0, 1);">
            <text:p>insert into game_score (id, matchid, squad, goals, points, time_type) values (647, 149, 34, 1, 0, 1);</text:p>
          </table:table-cell>
          <table:table-cell table:number-columns-repeated="1017"/>
        </table:table-row>
        <table:table-row table:style-name="ro1">
          <table:table-cell table:style-name="ce4" table:formula="of:=[.A153]+1" office:value-type="float" office:value="648">
            <text:p>648</text:p>
          </table:table-cell>
          <table:table-cell table:style-name="ce4" table:formula="of:=[.B150]+1" office:value-type="float" office:value="150">
            <text:p>150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648, 150, 55, 6, 2, 2);">
            <text:p>insert into game_score (id, matchid, squad, goals, points, time_type) values (648, 150, 55, 6, 2, 2);</text:p>
          </table:table-cell>
          <table:table-cell table:number-columns-repeated="1017"/>
        </table:table-row>
        <table:table-row table:style-name="ro1">
          <table:table-cell table:style-name="ce4" table:formula="of:=[.A154]+1" office:value-type="float" office:value="649">
            <text:p>649</text:p>
          </table:table-cell>
          <table:table-cell table:style-name="ce4" table:formula="of:=[.B154]" office:value-type="float" office:value="150">
            <text:p>150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649, 150, 55, 0, 0, 1);">
            <text:p>insert into game_score (id, matchid, squad, goals, points, time_type) values (649, 150, 55, 0, 0, 1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650">
            <text:p>650</text:p>
          </table:table-cell>
          <table:table-cell table:style-name="ce4" table:formula="of:=[.B154]" office:value-type="float" office:value="150">
            <text:p>150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650, 150, 57, 0, 0, 2);">
            <text:p>insert into game_score (id, matchid, squad, goals, points, time_type) values (650, 150, 57, 0, 0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651">
            <text:p>651</text:p>
          </table:table-cell>
          <table:table-cell table:style-name="ce4" table:formula="of:=[.B154]" office:value-type="float" office:value="150">
            <text:p>150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651, 150, 57, 0, 0, 1);">
            <text:p>insert into game_score (id, matchid, squad, goals, points, time_type) values (651, 150, 57, 0, 0, 1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652">
            <text:p>652</text:p>
          </table:table-cell>
          <table:table-cell table:style-name="ce3" table:formula="of:=[.B154]+1" office:value-type="float" office:value="151">
            <text:p>15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652, 151, 7097, 1, 2, 2);">
            <text:p>insert into game_score (id, matchid, squad, goals, points, time_type) values (652, 151, 7097, 1, 2, 2);</text:p>
          </table:table-cell>
          <table:table-cell table:number-columns-repeated="1017"/>
        </table:table-row>
        <table:table-row table:style-name="ro1">
          <table:table-cell table:style-name="ce3" table:formula="of:=[.A158]+1" office:value-type="float" office:value="653">
            <text:p>653</text:p>
          </table:table-cell>
          <table:table-cell table:style-name="ce3" table:formula="of:=[.B158]" office:value-type="float" office:value="151">
            <text:p>15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653, 151, 7097, 1, 0, 1);">
            <text:p>insert into game_score (id, matchid, squad, goals, points, time_type) values (653, 151, 7097, 1, 0, 1);</text:p>
          </table:table-cell>
          <table:table-cell table:number-columns-repeated="1017"/>
        </table:table-row>
        <table:table-row table:style-name="ro1">
          <table:table-cell table:style-name="ce3" table:formula="of:=[.A159]+1" office:value-type="float" office:value="654">
            <text:p>654</text:p>
          </table:table-cell>
          <table:table-cell table:style-name="ce3" table:formula="of:=[.B158]" office:value-type="float" office:value="151">
            <text:p>151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654, 151, 86, 0, 0, 2);">
            <text:p>insert into game_score (id, matchid, squad, goals, points, time_type) values (654, 151, 86, 0, 0, 2);</text:p>
          </table:table-cell>
          <table:table-cell table:number-columns-repeated="1017"/>
        </table:table-row>
        <table:table-row table:style-name="ro1">
          <table:table-cell table:style-name="ce3" table:formula="of:=[.A160]+1" office:value-type="float" office:value="655">
            <text:p>655</text:p>
          </table:table-cell>
          <table:table-cell table:style-name="ce3" table:formula="of:=[.B158]" office:value-type="float" office:value="151">
            <text:p>151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655, 151, 86, 0, 0, 1);">
            <text:p>insert into game_score (id, matchid, squad, goals, points, time_type) values (655, 151, 86, 0, 0, 1);</text:p>
          </table:table-cell>
          <table:table-cell table:number-columns-repeated="1017"/>
        </table:table-row>
        <table:table-row table:style-name="ro1">
          <table:table-cell table:style-name="ce4" table:formula="of:=[.A161]+1" office:value-type="float" office:value="656">
            <text:p>656</text:p>
          </table:table-cell>
          <table:table-cell table:style-name="ce4" table:formula="of:=[.B158]+1" office:value-type="float" office:value="152">
            <text:p>152</text:p>
          </table:table-cell>
          <table:table-cell table:style-name="ce4" office:value-type="float" office:value="52">
            <text:p>5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656, 152, 52, 1, 0, 2);">
            <text:p>insert into game_score (id, matchid, squad, goals, points, time_type) values (656, 152, 52, 1, 0, 2);</text:p>
          </table:table-cell>
          <table:table-cell table:number-columns-repeated="1017"/>
        </table:table-row>
        <table:table-row table:style-name="ro1">
          <table:table-cell table:style-name="ce4" table:formula="of:=[.A162]+1" office:value-type="float" office:value="657">
            <text:p>657</text:p>
          </table:table-cell>
          <table:table-cell table:style-name="ce4" table:formula="of:=[.B162]" office:value-type="float" office:value="152">
            <text:p>152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657, 152, 52, 0, 0, 1);">
            <text:p>insert into game_score (id, matchid, squad, goals, points, time_type) values (657, 152, 52, 0, 0, 1);</text:p>
          </table:table-cell>
          <table:table-cell table:number-columns-repeated="1017"/>
        </table:table-row>
        <table:table-row table:style-name="ro1">
          <table:table-cell table:style-name="ce4" table:formula="of:=[.A163]+1" office:value-type="float" office:value="658">
            <text:p>658</text:p>
          </table:table-cell>
          <table:table-cell table:style-name="ce4" table:formula="of:=[.B162]" office:value-type="float" office:value="152">
            <text:p>152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658, 152, 234, 2, 2, 2);">
            <text:p>insert into game_score (id, matchid, squad, goals, points, time_type) values (658, 152, 234, 2, 2, 2);</text:p>
          </table:table-cell>
          <table:table-cell table:number-columns-repeated="1017"/>
        </table:table-row>
        <table:table-row table:style-name="ro1">
          <table:table-cell table:style-name="ce4" table:formula="of:=[.A164]+1" office:value-type="float" office:value="659">
            <text:p>659</text:p>
          </table:table-cell>
          <table:table-cell table:style-name="ce4" table:formula="of:=[.B162]" office:value-type="float" office:value="152">
            <text:p>152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659, 152, 234, 2, 0, 1);">
            <text:p>insert into game_score (id, matchid, squad, goals, points, time_type) values (659, 152, 234, 2, 0, 1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660">
            <text:p>660</text:p>
          </table:table-cell>
          <table:table-cell table:style-name="ce3" table:formula="of:=[.B162]+1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660, 153, 34, 1, 0, 2);">
            <text:p>insert into game_score (id, matchid, squad, goals, points, time_type) values (660, 153, 34, 1, 0, 2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661">
            <text:p>661</text:p>
          </table:table-cell>
          <table:table-cell table:style-name="ce3" table:formula="of:=[.B166]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661, 153, 34, 1, 0, 1);">
            <text:p>insert into game_score (id, matchid, squad, goals, points, time_type) values (661, 153, 34, 1, 0, 1);</text:p>
          </table:table-cell>
          <table:table-cell table:number-columns-repeated="1017"/>
        </table:table-row>
        <table:table-row table:style-name="ro1">
          <table:table-cell table:style-name="ce3" table:formula="of:=[.A167]+1" office:value-type="float" office:value="662">
            <text:p>662</text:p>
          </table:table-cell>
          <table:table-cell table:style-name="ce3" table:formula="of:=[.B166]" office:value-type="float" office:value="153">
            <text:p>153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662, 153, 7097, 1, 0, 2);">
            <text:p>insert into game_score (id, matchid, squad, goals, points, time_type) values (662, 153, 7097, 1, 0, 2);</text:p>
          </table:table-cell>
          <table:table-cell table:number-columns-repeated="1017"/>
        </table:table-row>
        <table:table-row table:style-name="ro1">
          <table:table-cell table:style-name="ce3" table:formula="of:=[.A168]+1" office:value-type="float" office:value="663">
            <text:p>663</text:p>
          </table:table-cell>
          <table:table-cell table:style-name="ce3" table:formula="of:=[.B166]" office:value-type="float" office:value="153">
            <text:p>153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663, 153, 7097, 1, 0, 1);">
            <text:p>insert into game_score (id, matchid, squad, goals, points, time_type) values (663, 153, 7097, 1, 0, 1);</text:p>
          </table:table-cell>
          <table:table-cell table:number-columns-repeated="1017"/>
        </table:table-row>
        <table:table-row table:style-name="ro1">
          <table:table-cell table:style-name="ce3" table:formula="of:=[.A169]+1" office:value-type="float" office:value="664">
            <text:p>664</text:p>
          </table:table-cell>
          <table:table-cell table:style-name="ce3" table:formula="of:=[.B167]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664, 153, 34, 2, 1, 4);">
            <text:p>insert into game_score (id, matchid, squad, goals, points, time_type) values (664, 153, 34, 2, 1, 4);</text:p>
          </table:table-cell>
          <table:table-cell table:number-columns-repeated="1017"/>
        </table:table-row>
        <table:table-row table:style-name="ro1">
          <table:table-cell table:style-name="ce3" table:formula="of:=[.A170]+1" office:value-type="float" office:value="665">
            <text:p>665</text:p>
          </table:table-cell>
          <table:table-cell table:style-name="ce3" table:formula="of:=[.B168]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665, 153, 34, 1, 0, 3);">
            <text:p>insert into game_score (id, matchid, squad, goals, points, time_type) values (665, 153, 34, 1, 0, 3);</text:p>
          </table:table-cell>
          <table:table-cell table:number-columns-repeated="1017"/>
        </table:table-row>
        <table:table-row table:style-name="ro1">
          <table:table-cell table:style-name="ce3" table:formula="of:=[.A171]+1" office:value-type="float" office:value="666">
            <text:p>666</text:p>
          </table:table-cell>
          <table:table-cell table:style-name="ce3" table:formula="of:=[.B169]" office:value-type="float" office:value="153">
            <text:p>153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666, 153, 7097, 2, 1, 4);">
            <text:p>insert into game_score (id, matchid, squad, goals, points, time_type) values (666, 153, 7097, 2, 1, 4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667">
            <text:p>667</text:p>
          </table:table-cell>
          <table:table-cell table:style-name="ce3" table:formula="of:=[.B170]" office:value-type="float" office:value="153">
            <text:p>153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667, 153, 7097, 1, 0, 3);">
            <text:p>insert into game_score (id, matchid, squad, goals, points, time_type) values (667, 153, 7097, 1, 0, 3);</text:p>
          </table:table-cell>
          <table:table-cell table:number-columns-repeated="1017"/>
        </table:table-row>
        <table:table-row table:style-name="ro1">
          <table:table-cell table:style-name="ce3" table:formula="of:=[.A173]+1" office:value-type="float" office:value="668">
            <text:p>668</text:p>
          </table:table-cell>
          <table:table-cell table:style-name="ce3" table:formula="of:=[.B171]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668, 153, 34, 4, 0, 7);">
            <text:p>insert into game_score (id, matchid, squad, goals, points, time_type) values (668, 153, 34, 4, 0, 7);</text:p>
          </table:table-cell>
          <table:table-cell table:number-columns-repeated="1017"/>
        </table:table-row>
        <table:table-row table:style-name="ro1">
          <table:table-cell table:style-name="ce3" table:formula="of:=[.A174]+1" office:value-type="float" office:value="669">
            <text:p>669</text:p>
          </table:table-cell>
          <table:table-cell table:style-name="ce3" table:formula="of:=[.B172]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669, 153, 34, 3, 0, 7);">
            <text:p>insert into game_score (id, matchid, squad, goals, points, time_type) values (669, 153, 34, 3, 0, 7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670">
            <text:p>670</text:p>
          </table:table-cell>
          <table:table-cell table:style-name="ce4" table:formula="of:=[.B166]+1" office:value-type="float" office:value="154">
            <text:p>15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670, 154, 55, 2, 2, 2);">
            <text:p>insert into game_score (id, matchid, squad, goals, points, time_type) values (670, 154, 55, 2, 2, 2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671">
            <text:p>671</text:p>
          </table:table-cell>
          <table:table-cell table:style-name="ce4" table:formula="of:=[.B176]" office:value-type="float" office:value="154">
            <text:p>154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671, 154, 55, 2, 0, 1);">
            <text:p>insert into game_score (id, matchid, squad, goals, points, time_type) values (671, 154, 55, 2, 0, 1);</text:p>
          </table:table-cell>
          <table:table-cell table:number-columns-repeated="1017"/>
        </table:table-row>
        <table:table-row table:style-name="ro1">
          <table:table-cell table:style-name="ce4" table:formula="of:=[.A177]+1" office:value-type="float" office:value="672">
            <text:p>672</text:p>
          </table:table-cell>
          <table:table-cell table:style-name="ce4" table:formula="of:=[.B176]" office:value-type="float" office:value="154">
            <text:p>154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672, 154, 234, 0, 0, 2);">
            <text:p>insert into game_score (id, matchid, squad, goals, points, time_type) values (672, 154, 234, 0, 0, 2);</text:p>
          </table:table-cell>
          <table:table-cell table:number-columns-repeated="1017"/>
        </table:table-row>
        <table:table-row table:style-name="ro1">
          <table:table-cell table:style-name="ce4" table:formula="of:=[.A178]+1" office:value-type="float" office:value="673">
            <text:p>673</text:p>
          </table:table-cell>
          <table:table-cell table:style-name="ce4" table:formula="of:=[.B176]" office:value-type="float" office:value="154">
            <text:p>154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673, 154, 234, 0, 0, 1);">
            <text:p>insert into game_score (id, matchid, squad, goals, points, time_type) values (673, 154, 234, 0, 0, 1);</text:p>
          </table:table-cell>
          <table:table-cell table:number-columns-repeated="1017"/>
        </table:table-row>
        <table:table-row table:style-name="ro1">
          <table:table-cell table:style-name="ce3" table:formula="of:=[.A179]+1" office:value-type="float" office:value="674">
            <text:p>674</text:p>
          </table:table-cell>
          <table:table-cell table:style-name="ce3" table:formula="of:=[.B176]+1" office:value-type="float" office:value="155">
            <text:p>155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674, 155, 7097, 0, 0, 2);">
            <text:p>insert into game_score (id, matchid, squad, goals, points, time_type) values (674, 155, 7097, 0, 0, 2);</text:p>
          </table:table-cell>
          <table:table-cell table:number-columns-repeated="1017"/>
        </table:table-row>
        <table:table-row table:style-name="ro1">
          <table:table-cell table:style-name="ce3" table:formula="of:=[.A180]+1" office:value-type="float" office:value="675">
            <text:p>675</text:p>
          </table:table-cell>
          <table:table-cell table:style-name="ce3" table:formula="of:=[.B180]" office:value-type="float" office:value="155">
            <text:p>155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675, 155, 7097, 0, 0, 1);">
            <text:p>insert into game_score (id, matchid, squad, goals, points, time_type) values (675, 155, 7097, 0, 0, 1);</text:p>
          </table:table-cell>
          <table:table-cell table:number-columns-repeated="1017"/>
        </table:table-row>
        <table:table-row table:style-name="ro1">
          <table:table-cell table:style-name="ce3" table:formula="of:=[.A181]+1" office:value-type="float" office:value="676">
            <text:p>676</text:p>
          </table:table-cell>
          <table:table-cell table:style-name="ce3" table:formula="of:=[.B180]" office:value-type="float" office:value="155">
            <text:p>155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676, 155, 234, 0, 0, 2);">
            <text:p>insert into game_score (id, matchid, squad, goals, points, time_type) values (676, 155, 234, 0, 0, 2);</text:p>
          </table:table-cell>
          <table:table-cell table:number-columns-repeated="1017"/>
        </table:table-row>
        <table:table-row table:style-name="ro1">
          <table:table-cell table:style-name="ce3" table:formula="of:=[.A182]+1" office:value-type="float" office:value="677">
            <text:p>677</text:p>
          </table:table-cell>
          <table:table-cell table:style-name="ce3" table:formula="of:=[.B180]" office:value-type="float" office:value="155">
            <text:p>155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677, 155, 234, 0, 0, 1);">
            <text:p>insert into game_score (id, matchid, squad, goals, points, time_type) values (677, 155, 234, 0, 0, 1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678">
            <text:p>678</text:p>
          </table:table-cell>
          <table:table-cell table:style-name="ce3" table:formula="of:=[.B181]" office:value-type="float" office:value="155">
            <text:p>1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678, 155, 7097, 0, 1, 4);">
            <text:p>insert into game_score (id, matchid, squad, goals, points, time_type) values (678, 155, 7097, 0, 1, 4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679">
            <text:p>679</text:p>
          </table:table-cell>
          <table:table-cell table:style-name="ce3" table:formula="of:=[.B182]" office:value-type="float" office:value="155">
            <text:p>155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679, 155, 7097, 0, 0, 3);">
            <text:p>insert into game_score (id, matchid, squad, goals, points, time_type) values (679, 155, 7097, 0, 0, 3);</text:p>
          </table:table-cell>
          <table:table-cell table:number-columns-repeated="1017"/>
        </table:table-row>
        <table:table-row table:style-name="ro1">
          <table:table-cell table:style-name="ce3" table:formula="of:=[.A185]+1" office:value-type="float" office:value="680">
            <text:p>680</text:p>
          </table:table-cell>
          <table:table-cell table:style-name="ce3" table:formula="of:=[.B183]" office:value-type="float" office:value="155">
            <text:p>155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680, 155, 234, 0, 1, 4);">
            <text:p>insert into game_score (id, matchid, squad, goals, points, time_type) values (680, 155, 234, 0, 1, 4);</text:p>
          </table:table-cell>
          <table:table-cell table:number-columns-repeated="1017"/>
        </table:table-row>
        <table:table-row table:style-name="ro1">
          <table:table-cell table:style-name="ce3" table:formula="of:=[.A186]+1" office:value-type="float" office:value="681">
            <text:p>681</text:p>
          </table:table-cell>
          <table:table-cell table:style-name="ce3" table:formula="of:=[.B184]" office:value-type="float" office:value="155">
            <text:p>155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681, 155, 234, 0, 0, 3);">
            <text:p>insert into game_score (id, matchid, squad, goals, points, time_type) values (681, 155, 234, 0, 0, 3);</text:p>
          </table:table-cell>
          <table:table-cell table:number-columns-repeated="1017"/>
        </table:table-row>
        <table:table-row table:style-name="ro1">
          <table:table-cell table:style-name="ce3" table:formula="of:=[.A187]+1" office:value-type="float" office:value="682">
            <text:p>682</text:p>
          </table:table-cell>
          <table:table-cell table:style-name="ce3" table:formula="of:=[.B185]" office:value-type="float" office:value="155">
            <text:p>1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682, 155, 7097, 1, 0, 7);">
            <text:p>insert into game_score (id, matchid, squad, goals, points, time_type) values (682, 155, 7097, 1, 0, 7);</text:p>
          </table:table-cell>
          <table:table-cell table:number-columns-repeated="1017"/>
        </table:table-row>
        <table:table-row table:style-name="ro1">
          <table:table-cell table:style-name="ce3" table:formula="of:=[.A188]+1" office:value-type="float" office:value="683">
            <text:p>683</text:p>
          </table:table-cell>
          <table:table-cell table:style-name="ce3" table:formula="of:=[.B186]" office:value-type="float" office:value="155">
            <text:p>155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683, 155, 234, 3, 0, 7);">
            <text:p>insert into game_score (id, matchid, squad, goals, points, time_type) values (683, 155, 234, 3, 0, 7);</text:p>
          </table:table-cell>
          <table:table-cell table:number-columns-repeated="1017"/>
        </table:table-row>
        <table:table-row table:style-name="ro1">
          <table:table-cell table:style-name="ce4" table:formula="of:=[.A189]+1" office:value-type="float" office:value="684">
            <text:p>684</text:p>
          </table:table-cell>
          <table:table-cell table:style-name="ce4" table:formula="of:=[.B180]+1" office:value-type="float" office:value="156">
            <text:p>15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684, 156, 55, 0, 0, 2);">
            <text:p>insert into game_score (id, matchid, squad, goals, points, time_type) values (684, 156, 55, 0, 0, 2);</text:p>
          </table:table-cell>
          <table:table-cell table:number-columns-repeated="1017"/>
        </table:table-row>
        <table:table-row table:style-name="ro1">
          <table:table-cell table:style-name="ce4" table:formula="of:=[.A190]+1" office:value-type="float" office:value="685">
            <text:p>685</text:p>
          </table:table-cell>
          <table:table-cell table:style-name="ce4" table:formula="of:=[.B190]" office:value-type="float" office:value="156">
            <text:p>15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685, 156, 55, 0, 0, 1);">
            <text:p>insert into game_score (id, matchid, squad, goals, points, time_type) values (685, 156, 55, 0, 0, 1);</text:p>
          </table:table-cell>
          <table:table-cell table:number-columns-repeated="1017"/>
        </table:table-row>
        <table:table-row table:style-name="ro1">
          <table:table-cell table:style-name="ce4" table:formula="of:=[.A191]+1" office:value-type="float" office:value="686">
            <text:p>686</text:p>
          </table:table-cell>
          <table:table-cell table:style-name="ce4" table:formula="of:=[.B190]" office:value-type="float" office:value="156">
            <text:p>156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686, 156, 34, 0, 0, 2);">
            <text:p>insert into game_score (id, matchid, squad, goals, points, time_type) values (686, 156, 34, 0, 0, 2);</text:p>
          </table:table-cell>
          <table:table-cell table:number-columns-repeated="1017"/>
        </table:table-row>
        <table:table-row table:style-name="ro1">
          <table:table-cell table:style-name="ce4" table:formula="of:=[.A192]+1" office:value-type="float" office:value="687">
            <text:p>687</text:p>
          </table:table-cell>
          <table:table-cell table:style-name="ce4" table:formula="of:=[.B190]" office:value-type="float" office:value="156">
            <text:p>156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687, 156, 34, 0, 0, 1);">
            <text:p>insert into game_score (id, matchid, squad, goals, points, time_type) values (687, 156, 34, 0, 0, 1);</text:p>
          </table:table-cell>
          <table:table-cell table:number-columns-repeated="1017"/>
        </table:table-row>
        <table:table-row table:style-name="ro1">
          <table:table-cell table:style-name="ce4" table:formula="of:=[.A193]+1" office:value-type="float" office:value="688">
            <text:p>688</text:p>
          </table:table-cell>
          <table:table-cell table:style-name="ce4" table:formula="of:=[.B191]" office:value-type="float" office:value="156">
            <text:p>15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688, 156, 55, 1, 2, 4);">
            <text:p>insert into game_score (id, matchid, squad, goals, points, time_type) values (688, 156, 55, 1, 2, 4);</text:p>
          </table:table-cell>
          <table:table-cell table:number-columns-repeated="1017"/>
        </table:table-row>
        <table:table-row table:style-name="ro1">
          <table:table-cell table:style-name="ce4" table:formula="of:=[.A194]+1" office:value-type="float" office:value="689">
            <text:p>689</text:p>
          </table:table-cell>
          <table:table-cell table:style-name="ce4" table:formula="of:=[.B192]" office:value-type="float" office:value="156">
            <text:p>15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689, 156, 55, 1, 0, 3);">
            <text:p>insert into game_score (id, matchid, squad, goals, points, time_type) values (689, 156, 55, 1, 0, 3);</text:p>
          </table:table-cell>
          <table:table-cell table:number-columns-repeated="1017"/>
        </table:table-row>
        <table:table-row table:style-name="ro1">
          <table:table-cell table:style-name="ce4" table:formula="of:=[.A195]+1" office:value-type="float" office:value="690">
            <text:p>690</text:p>
          </table:table-cell>
          <table:table-cell table:style-name="ce4" table:formula="of:=[.B193]" office:value-type="float" office:value="156">
            <text:p>156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690, 156, 34, 0, 0, 4);">
            <text:p>insert into game_score (id, matchid, squad, goals, points, time_type) values (690, 156, 34, 0, 0, 4);</text:p>
          </table:table-cell>
          <table:table-cell table:number-columns-repeated="1017"/>
        </table:table-row>
        <table:table-row table:style-name="ro1">
          <table:table-cell table:style-name="ce4" table:formula="of:=[.A196]+1" office:value-type="float" office:value="691">
            <text:p>691</text:p>
          </table:table-cell>
          <table:table-cell table:style-name="ce4" table:formula="of:=[.B194]" office:value-type="float" office:value="156">
            <text:p>156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691, 156, 34, 0, 0, 3);">
            <text:p>insert into game_score (id, matchid, squad, goals, points, time_type) values (691, 156, 34, 0, 0, 3);</text:p>
          </table:table-cell>
          <table:table-cell table:number-columns-repeated="1017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85'.A17]+1" office:value-type="float" office:value="81">
            <text:p>81</text:p>
          </table:table-cell>
          <table:table-cell office:value-type="float" office:value="1987">
            <text:p>1987</text:p>
          </table:table-cell>
          <table:table-cell office:value-type="string">
            <text:p>A</text:p>
          </table:table-cell>
          <table:table-cell table:style-name="Default" office:value-type="float" office:value="38">
            <text:p>38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81, 1987, 'A', 38);">
            <text:p>insert into group_stage (id, tournament, group_code, squad) values (81, 1987, 'A', 38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82">
            <text:p>82</text:p>
          </table:table-cell>
          <table:table-cell table:formula="of:=[.B2]" office:value-type="float" office:value="1987">
            <text:p>1987</text:p>
          </table:table-cell>
          <table:table-cell office:value-type="string">
            <text:p>A</text:p>
          </table:table-cell>
          <table:table-cell table:style-name="Default" office:value-type="float" office:value="56">
            <text:p>5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82, 1987, 'A', 56);">
            <text:p>insert into group_stage (id, tournament, group_code, squad) values (82, 1987, 'A', 56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83">
            <text:p>83</text:p>
          </table:table-cell>
          <table:table-cell table:formula="of:=[.B3]" office:value-type="float" office:value="1987">
            <text:p>1987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83, 1987, 'A', 61);">
            <text:p>insert into group_stage (id, tournament, group_code, squad) values (83, 1987, 'A', 61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84">
            <text:p>84</text:p>
          </table:table-cell>
          <table:table-cell table:formula="of:=[.B4]" office:value-type="float" office:value="1987">
            <text:p>1987</text:p>
          </table:table-cell>
          <table:table-cell office:value-type="string">
            <text:p>A</text:p>
          </table:table-cell>
          <table:table-cell table:style-name="Default" office:value-type="float" office:value="228">
            <text:p>228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84, 1987, 'A', 228);">
            <text:p>insert into group_stage (id, tournament, group_code, squad) values (84, 1987, 'A', 228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85">
            <text:p>85</text:p>
          </table:table-cell>
          <table:table-cell table:formula="of:=[.B5]" office:value-type="float" office:value="1987">
            <text:p>1987</text:p>
          </table:table-cell>
          <table:table-cell office:value-type="string">
            <text:p>B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85, 1987, 'B', 39);">
            <text:p>insert into group_stage (id, tournament, group_code, squad) values (85, 1987, 'B', 39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86">
            <text:p>86</text:p>
          </table:table-cell>
          <table:table-cell table:formula="of:=[.B6]" office:value-type="float" office:value="1987">
            <text:p>1987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86, 1987, 'B', 55);">
            <text:p>insert into group_stage (id, tournament, group_code, squad) values (86, 1987, 'B', 55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87">
            <text:p>87</text:p>
          </table:table-cell>
          <table:table-cell table:formula="of:=[.B7]" office:value-type="float" office:value="1987">
            <text:p>1987</text:p>
          </table:table-cell>
          <table:table-cell office:value-type="string">
            <text:p>B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87, 1987, 'B', 1613);">
            <text:p>insert into group_stage (id, tournament, group_code, squad) values (87, 1987, 'B', 1613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88">
            <text:p>88</text:p>
          </table:table-cell>
          <table:table-cell table:formula="of:=[.B8]" office:value-type="float" office:value="1987">
            <text:p>1987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8] &amp;  &quot;);&quot;" office:value-type="string" office:string-value="insert into group_stage (id, tournament, group_code, squad) values (88, 1987, 'B', 1613);">
            <text:p>insert into group_stage (id, tournament, group_code, squad) values (88, 1987, 'B', 1613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89">
            <text:p>89</text:p>
          </table:table-cell>
          <table:table-cell table:formula="of:=[.B9]" office:value-type="float" office:value="1987">
            <text:p>1987</text:p>
          </table:table-cell>
          <table:table-cell office:value-type="string">
            <text:p>C</text:p>
          </table:table-cell>
          <table:table-cell table:style-name="Default" office:value-type="float" office:value="4930">
            <text:p>4930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9] &amp;  &quot;);&quot;" office:value-type="string" office:string-value="insert into group_stage (id, tournament, group_code, squad) values (89, 1987, 'C', 234);">
            <text:p>insert into group_stage (id, tournament, group_code, squad) values (89, 1987, 'C', 234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90">
            <text:p>90</text:p>
          </table:table-cell>
          <table:table-cell table:formula="of:=[.B10]" office:value-type="float" office:value="1987">
            <text:p>1987</text:p>
          </table:table-cell>
          <table:table-cell office:value-type="string">
            <text:p>C</text:p>
          </table:table-cell>
          <table:table-cell table:style-name="Default" office:value-type="float" office:value="44141">
            <text:p>44141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0] &amp;  &quot;);&quot;" office:value-type="string" office:string-value="insert into group_stage (id, tournament, group_code, squad) values (90, 1987, 'C', 4930);">
            <text:p>insert into group_stage (id, tournament, group_code, squad) values (90, 1987, 'C', 4930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1">
            <text:p>91</text:p>
          </table:table-cell>
          <table:table-cell table:formula="of:=[.B11]" office:value-type="float" office:value="1987">
            <text:p>1987</text:p>
          </table:table-cell>
          <table:table-cell office:value-type="string">
            <text:p>C</text:p>
          </table:table-cell>
          <table:table-cell table:style-name="Default" office:value-type="float" office:value="57">
            <text:p>57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1] &amp;  &quot;);&quot;" office:value-type="string" office:string-value="insert into group_stage (id, tournament, group_code, squad) values (91, 1987, 'C', 44141);">
            <text:p>insert into group_stage (id, tournament, group_code, squad) values (91, 1987, 'C', 44141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92">
            <text:p>92</text:p>
          </table:table-cell>
          <table:table-cell table:formula="of:=[.B12]" office:value-type="float" office:value="1987">
            <text:p>1987</text:p>
          </table:table-cell>
          <table:table-cell office:value-type="string">
            <text:p>C</text:p>
          </table:table-cell>
          <table:table-cell table:style-name="Default" office:value-type="float" office:value="973">
            <text:p>973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2] &amp;  &quot;);&quot;" office:value-type="string" office:string-value="insert into group_stage (id, tournament, group_code, squad) values (92, 1987, 'C', 57);">
            <text:p>insert into group_stage (id, tournament, group_code, squad) values (92, 1987, 'C', 57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93">
            <text:p>93</text:p>
          </table:table-cell>
          <table:table-cell table:formula="of:=[.B13]" office:value-type="float" office:value="1987">
            <text:p>1987</text:p>
          </table:table-cell>
          <table:table-cell office:value-type="string">
            <text:p>D</text:p>
          </table:table-cell>
          <table:table-cell table:style-name="Default" office:value-type="float" office:value="49228">
            <text:p>49228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3] &amp;  &quot;);&quot;" office:value-type="string" office:string-value="insert into group_stage (id, tournament, group_code, squad) values (93, 1987, 'D', 973);">
            <text:p>insert into group_stage (id, tournament, group_code, squad) values (93, 1987, 'D', 973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94">
            <text:p>94</text:p>
          </table:table-cell>
          <table:table-cell table:formula="of:=[.B14]" office:value-type="float" office:value="1987">
            <text:p>1987</text:p>
          </table:table-cell>
          <table:table-cell office:value-type="string">
            <text:p>D</text:p>
          </table:table-cell>
          <table:table-cell table:style-name="Default" office:value-type="float" office:value="359">
            <text:p>359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4] &amp;  &quot;);&quot;" office:value-type="string" office:string-value="insert into group_stage (id, tournament, group_code, squad) values (94, 1987, 'D', 49228);">
            <text:p>insert into group_stage (id, tournament, group_code, squad) values (94, 1987, 'D', 49228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95">
            <text:p>95</text:p>
          </table:table-cell>
          <table:table-cell table:formula="of:=[.B15]" office:value-type="float" office:value="1987">
            <text:p>1987</text:p>
          </table:table-cell>
          <table:table-cell office:value-type="string">
            <text:p>D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95, 1987, 'D', 1);">
            <text:p>insert into group_stage (id, tournament, group_code, squad) values (95, 1987, 'D', 1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96">
            <text:p>96</text:p>
          </table:table-cell>
          <table:table-cell table:formula="of:=[.B16]" office:value-type="float" office:value="1987">
            <text:p>1987</text:p>
          </table:table-cell>
          <table:table-cell office:value-type="string">
            <text:p>D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96, 1987, 'D', 966);">
            <text:p>insert into group_stage (id, tournament, group_code, squad) values (96, 1987, 'D', 96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85'.A51]+1" office:value-type="float" office:value="157">
            <text:p>157</text:p>
          </table:table-cell>
          <table:table-cell table:style-name="ce5" table:formula="of:=&quot;1987-10-10&quot;" office:value-type="string" office:string-value="1987-10-10">
            <text:p>1987-10-1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57, '1987-10-10', 2, 56);">
            <text:p>insert into game (matchid, matchdate, game_type, country) values (157, '1987-10-10', 2, 56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58">
            <text:p>158</text:p>
          </table:table-cell>
          <table:table-cell table:style-name="ce5" table:formula="of:=&quot;1987-10-11&quot;" office:value-type="string" office:string-value="1987-10-11">
            <text:p>1987-10-11</text:p>
          </table:table-cell>
          <table:table-cell office:value-type="float" office:value="2">
            <text:p>2</text:p>
          </table:table-cell>
          <table:table-cell table:formula="of:=[.D20]" office:value-type="float" office:value="56">
            <text:p>5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58, '1987-10-11', 2, 56);">
            <text:p>insert into game (matchid, matchdate, game_type, country) values (158, '1987-10-11', 2, 56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59">
            <text:p>159</text:p>
          </table:table-cell>
          <table:table-cell table:style-name="ce5" table:formula="of:=&quot;1987-10-13&quot;" office:value-type="string" office:string-value="1987-10-13">
            <text:p>1987-10-13</text:p>
          </table:table-cell>
          <table:table-cell office:value-type="float" office:value="2">
            <text:p>2</text:p>
          </table:table-cell>
          <table:table-cell table:formula="of:=[.D21]" office:value-type="float" office:value="56">
            <text:p>5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59, '1987-10-13', 2, 56);">
            <text:p>insert into game (matchid, matchdate, game_type, country) values (159, '1987-10-13', 2, 56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60">
            <text:p>160</text:p>
          </table:table-cell>
          <table:table-cell table:style-name="ce5" table:formula="of:=&quot;1987-10-14&quot;" office:value-type="string" office:string-value="1987-10-14">
            <text:p>1987-10-14</text:p>
          </table:table-cell>
          <table:table-cell office:value-type="float" office:value="2">
            <text:p>2</text:p>
          </table:table-cell>
          <table:table-cell table:formula="of:=[.D22]" office:value-type="float" office:value="56">
            <text:p>5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60, '1987-10-14', 2, 56);">
            <text:p>insert into game (matchid, matchdate, game_type, country) values (160, '1987-10-14', 2, 56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61">
            <text:p>161</text:p>
          </table:table-cell>
          <table:table-cell table:style-name="ce5" table:formula="of:=&quot;1987-10-17&quot;" office:value-type="string" office:string-value="1987-10-17">
            <text:p>1987-10-17</text:p>
          </table:table-cell>
          <table:table-cell office:value-type="float" office:value="2">
            <text:p>2</text:p>
          </table:table-cell>
          <table:table-cell table:formula="of:=[.D23]" office:value-type="float" office:value="56">
            <text:p>56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61, '1987-10-17', 2, 56);">
            <text:p>insert into game (matchid, matchdate, game_type, country) values (161, '1987-10-17', 2, 56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162">
            <text:p>162</text:p>
          </table:table-cell>
          <table:table-cell table:style-name="ce5" table:formula="of:=&quot;1987-10-18&quot;" office:value-type="string" office:string-value="1987-10-18">
            <text:p>1987-10-18</text:p>
          </table:table-cell>
          <table:table-cell office:value-type="float" office:value="2">
            <text:p>2</text:p>
          </table:table-cell>
          <table:table-cell table:formula="of:=[.D24]" office:value-type="float" office:value="56">
            <text:p>5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62, '1987-10-18', 2, 56);">
            <text:p>insert into game (matchid, matchdate, game_type, country) values (162, '1987-10-18', 2, 56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163">
            <text:p>163</text:p>
          </table:table-cell>
          <table:table-cell table:style-name="ce5" table:formula="of:=&quot;1987-10-11&quot;" office:value-type="string" office:string-value="1987-10-11">
            <text:p>1987-10-11</text:p>
          </table:table-cell>
          <table:table-cell office:value-type="float" office:value="2">
            <text:p>2</text:p>
          </table:table-cell>
          <table:table-cell table:formula="of:=[.D25]"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63, '1987-10-11', 2, 56);">
            <text:p>insert into game (matchid, matchdate, game_type, country) values (163, '1987-10-11', 2, 56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164">
            <text:p>164</text:p>
          </table:table-cell>
          <table:table-cell table:style-name="ce5" table:formula="of:=&quot;1987-10-12&quot;" office:value-type="string" office:string-value="1987-10-12">
            <text:p>1987-10-12</text:p>
          </table:table-cell>
          <table:table-cell office:value-type="float" office:value="2">
            <text:p>2</text:p>
          </table:table-cell>
          <table:table-cell table:formula="of:=[.D26]" office:value-type="float" office:value="56">
            <text:p>5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64, '1987-10-12', 2, 56);">
            <text:p>insert into game (matchid, matchdate, game_type, country) values (164, '1987-10-12', 2, 56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165">
            <text:p>165</text:p>
          </table:table-cell>
          <table:table-cell table:style-name="ce5" table:formula="of:=&quot;1987-10-14&quot;" office:value-type="string" office:string-value="1987-10-14">
            <text:p>1987-10-14</text:p>
          </table:table-cell>
          <table:table-cell office:value-type="float" office:value="2">
            <text:p>2</text:p>
          </table:table-cell>
          <table:table-cell table:formula="of:=[.D27]" office:value-type="float" office:value="56">
            <text:p>5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65, '1987-10-14', 2, 56);">
            <text:p>insert into game (matchid, matchdate, game_type, country) values (165, '1987-10-14', 2, 56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66">
            <text:p>166</text:p>
          </table:table-cell>
          <table:table-cell table:style-name="ce5" table:formula="of:=&quot;1987-10-15&quot;" office:value-type="string" office:string-value="1987-10-15">
            <text:p>1987-10-15</text:p>
          </table:table-cell>
          <table:table-cell office:value-type="float" office:value="2">
            <text:p>2</text:p>
          </table:table-cell>
          <table:table-cell table:formula="of:=[.D28]" office:value-type="float" office:value="56">
            <text:p>5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66, '1987-10-15', 2, 56);">
            <text:p>insert into game (matchid, matchdate, game_type, country) values (166, '1987-10-15', 2, 56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67">
            <text:p>167</text:p>
          </table:table-cell>
          <table:table-cell table:style-name="ce5" table:formula="of:=&quot;1987-10-17&quot;" office:value-type="string" office:string-value="1987-10-17">
            <text:p>1987-10-17</text:p>
          </table:table-cell>
          <table:table-cell office:value-type="float" office:value="2">
            <text:p>2</text:p>
          </table:table-cell>
          <table:table-cell table:formula="of:=[.D29]" office:value-type="float" office:value="56">
            <text:p>56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67, '1987-10-17', 2, 56);">
            <text:p>insert into game (matchid, matchdate, game_type, country) values (167, '1987-10-17', 2, 56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168">
            <text:p>168</text:p>
          </table:table-cell>
          <table:table-cell table:style-name="ce5" table:formula="of:=&quot;1987-10-18&quot;" office:value-type="string" office:string-value="1987-10-18">
            <text:p>1987-10-18</text:p>
          </table:table-cell>
          <table:table-cell office:value-type="float" office:value="2">
            <text:p>2</text:p>
          </table:table-cell>
          <table:table-cell table:formula="of:=[.D30]" office:value-type="float" office:value="56">
            <text:p>56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68, '1987-10-18', 2, 56);">
            <text:p>insert into game (matchid, matchdate, game_type, country) values (168, '1987-10-18', 2, 56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169">
            <text:p>169</text:p>
          </table:table-cell>
          <table:table-cell table:style-name="ce5" table:formula="of:=&quot;1987-10-11&quot;" office:value-type="string" office:string-value="1987-10-11">
            <text:p>1987-10-11</text:p>
          </table:table-cell>
          <table:table-cell office:value-type="float" office:value="2">
            <text:p>2</text:p>
          </table:table-cell>
          <table:table-cell table:formula="of:=[.D31]" office:value-type="float" office:value="56">
            <text:p>5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69, '1987-10-11', 2, 56);">
            <text:p>insert into game (matchid, matchdate, game_type, country) values (169, '1987-10-11', 2, 56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170">
            <text:p>170</text:p>
          </table:table-cell>
          <table:table-cell table:style-name="ce5" table:formula="of:=&quot;1987-10-12&quot;" office:value-type="string" office:string-value="1987-10-12">
            <text:p>1987-10-12</text:p>
          </table:table-cell>
          <table:table-cell office:value-type="float" office:value="2">
            <text:p>2</text:p>
          </table:table-cell>
          <table:table-cell table:formula="of:=[.D32]" office:value-type="float" office:value="56">
            <text:p>5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70, '1987-10-12', 2, 56);">
            <text:p>insert into game (matchid, matchdate, game_type, country) values (170, '1987-10-12', 2, 56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171">
            <text:p>171</text:p>
          </table:table-cell>
          <table:table-cell table:style-name="ce5" table:formula="of:=&quot;1987-10-14&quot;" office:value-type="string" office:string-value="1987-10-14">
            <text:p>1987-10-14</text:p>
          </table:table-cell>
          <table:table-cell office:value-type="float" office:value="2">
            <text:p>2</text:p>
          </table:table-cell>
          <table:table-cell table:formula="of:=[.D33]" office:value-type="float" office:value="56">
            <text:p>5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71, '1987-10-14', 2, 56);">
            <text:p>insert into game (matchid, matchdate, game_type, country) values (171, '1987-10-14', 2, 56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172">
            <text:p>172</text:p>
          </table:table-cell>
          <table:table-cell table:style-name="ce5" table:formula="of:=&quot;1987-10-15&quot;" office:value-type="string" office:string-value="1987-10-15">
            <text:p>1987-10-15</text:p>
          </table:table-cell>
          <table:table-cell office:value-type="float" office:value="2">
            <text:p>2</text:p>
          </table:table-cell>
          <table:table-cell table:formula="of:=[.D34]" office:value-type="float" office:value="56">
            <text:p>5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72, '1987-10-15', 2, 56);">
            <text:p>insert into game (matchid, matchdate, game_type, country) values (172, '1987-10-15', 2, 56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173">
            <text:p>173</text:p>
          </table:table-cell>
          <table:table-cell table:style-name="ce5" table:formula="of:=&quot;1987-10-17&quot;" office:value-type="string" office:string-value="1987-10-17">
            <text:p>1987-10-17</text:p>
          </table:table-cell>
          <table:table-cell office:value-type="float" office:value="2">
            <text:p>2</text:p>
          </table:table-cell>
          <table:table-cell table:formula="of:=[.D35]" office:value-type="float" office:value="56">
            <text:p>56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73, '1987-10-17', 2, 56);">
            <text:p>insert into game (matchid, matchdate, game_type, country) values (173, '1987-10-17', 2, 56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174">
            <text:p>174</text:p>
          </table:table-cell>
          <table:table-cell table:style-name="ce5" table:formula="of:=&quot;1987-10-18&quot;" office:value-type="string" office:string-value="1987-10-18">
            <text:p>1987-10-18</text:p>
          </table:table-cell>
          <table:table-cell office:value-type="float" office:value="2">
            <text:p>2</text:p>
          </table:table-cell>
          <table:table-cell table:formula="of:=[.D36]" office:value-type="float" office:value="56">
            <text:p>56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74, '1987-10-18', 2, 56);">
            <text:p>insert into game (matchid, matchdate, game_type, country) values (174, '1987-10-18', 2, 56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175">
            <text:p>175</text:p>
          </table:table-cell>
          <table:table-cell table:style-name="ce5" table:formula="of:=&quot;1987-10-11&quot;" office:value-type="string" office:string-value="1987-10-11">
            <text:p>1987-10-11</text:p>
          </table:table-cell>
          <table:table-cell office:value-type="float" office:value="2">
            <text:p>2</text:p>
          </table:table-cell>
          <table:table-cell table:formula="of:=[.D37]"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75, '1987-10-11', 2, 56);">
            <text:p>insert into game (matchid, matchdate, game_type, country) values (175, '1987-10-11', 2, 56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176">
            <text:p>176</text:p>
          </table:table-cell>
          <table:table-cell table:style-name="ce5" table:formula="of:=&quot;1987-10-12&quot;" office:value-type="string" office:string-value="1987-10-12">
            <text:p>1987-10-12</text:p>
          </table:table-cell>
          <table:table-cell office:value-type="float" office:value="2">
            <text:p>2</text:p>
          </table:table-cell>
          <table:table-cell table:formula="of:=[.D38]" office:value-type="float" office:value="56">
            <text:p>5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76, '1987-10-12', 2, 56);">
            <text:p>insert into game (matchid, matchdate, game_type, country) values (176, '1987-10-12', 2, 56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177">
            <text:p>177</text:p>
          </table:table-cell>
          <table:table-cell table:style-name="ce5" table:formula="of:=&quot;1987-10-14&quot;" office:value-type="string" office:string-value="1987-10-14">
            <text:p>1987-10-14</text:p>
          </table:table-cell>
          <table:table-cell office:value-type="float" office:value="2">
            <text:p>2</text:p>
          </table:table-cell>
          <table:table-cell table:formula="of:=[.D39]" office:value-type="float" office:value="56">
            <text:p>5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77, '1987-10-14', 2, 56);">
            <text:p>insert into game (matchid, matchdate, game_type, country) values (177, '1987-10-14', 2, 56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178">
            <text:p>178</text:p>
          </table:table-cell>
          <table:table-cell table:style-name="ce5" table:formula="of:=&quot;1987-10-15&quot;" office:value-type="string" office:string-value="1987-10-15">
            <text:p>1987-10-15</text:p>
          </table:table-cell>
          <table:table-cell office:value-type="float" office:value="2">
            <text:p>2</text:p>
          </table:table-cell>
          <table:table-cell table:formula="of:=[.D40]" office:value-type="float" office:value="56">
            <text:p>5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2] &amp; &quot;', &quot; &amp; [.C41] &amp; &quot;, &quot; &amp; [.D41] &amp;  &quot;);&quot;" office:value-type="string" office:string-value="insert into game (matchid, matchdate, game_type, country) values (178, '1987-10-17', 2, 56);">
            <text:p>insert into game (matchid, matchdate, game_type, country) values (178, '1987-10-17', 2, 56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179">
            <text:p>179</text:p>
          </table:table-cell>
          <table:table-cell table:style-name="ce5" table:formula="of:=&quot;1987-10-17&quot;" office:value-type="string" office:string-value="1987-10-17">
            <text:p>1987-10-17</text:p>
          </table:table-cell>
          <table:table-cell office:value-type="float" office:value="2">
            <text:p>2</text:p>
          </table:table-cell>
          <table:table-cell table:formula="of:=[.D41]" office:value-type="float" office:value="56">
            <text:p>5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3] &amp; &quot;', &quot; &amp; [.C42] &amp; &quot;, &quot; &amp; [.D42] &amp;  &quot;);&quot;" office:value-type="string" office:string-value="insert into game (matchid, matchdate, game_type, country) values (179, '1987-10-18', 2, 56);">
            <text:p>insert into game (matchid, matchdate, game_type, country) values (179, '1987-10-18', 2, 56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180">
            <text:p>180</text:p>
          </table:table-cell>
          <table:table-cell table:style-name="ce5" table:formula="of:=&quot;1987-10-18&quot;" office:value-type="string" office:string-value="1987-10-18">
            <text:p>1987-10-18</text:p>
          </table:table-cell>
          <table:table-cell office:value-type="float" office:value="2">
            <text:p>2</text:p>
          </table:table-cell>
          <table:table-cell table:formula="of:=[.D42]" office:value-type="float" office:value="56">
            <text:p>56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4] &amp; &quot;', &quot; &amp; [.C43] &amp; &quot;, &quot; &amp; [.D43] &amp;  &quot;);&quot;" office:value-type="string" office:string-value="insert into game (matchid, matchdate, game_type, country) values (180, '1987-10-21', 2, 56);">
            <text:p>insert into game (matchid, matchdate, game_type, country) values (180, '1987-10-21', 2, 56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181">
            <text:p>181</text:p>
          </table:table-cell>
          <table:table-cell table:style-name="ce5" table:formula="of:=&quot;1987-10-21&quot;" office:value-type="string" office:string-value="1987-10-21">
            <text:p>1987-10-21</text:p>
          </table:table-cell>
          <table:table-cell office:value-type="float" office:value="3">
            <text:p>3</text:p>
          </table:table-cell>
          <table:table-cell table:formula="of:=[.D43]" office:value-type="float" office:value="56">
            <text:p>56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5] &amp; &quot;', &quot; &amp; [.C44] &amp; &quot;, &quot; &amp; [.D44] &amp;  &quot;);&quot;" office:value-type="string" office:string-value="insert into game (matchid, matchdate, game_type, country) values (181, '1987-10-21', 3, 56);">
            <text:p>insert into game (matchid, matchdate, game_type, country) values (181, '1987-10-21', 3, 56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182">
            <text:p>182</text:p>
          </table:table-cell>
          <table:table-cell table:style-name="ce5" table:formula="of:=&quot;1987-10-21&quot;" office:value-type="string" office:string-value="1987-10-21">
            <text:p>1987-10-21</text:p>
          </table:table-cell>
          <table:table-cell office:value-type="float" office:value="3">
            <text:p>3</text:p>
          </table:table-cell>
          <table:table-cell table:formula="of:=[.D44]" office:value-type="float" office:value="56">
            <text:p>56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6] &amp; &quot;', &quot; &amp; [.C45] &amp; &quot;, &quot; &amp; [.D45] &amp;  &quot;);&quot;" office:value-type="string" office:string-value="insert into game (matchid, matchdate, game_type, country) values (182, '1987-10-21', 3, 56);">
            <text:p>insert into game (matchid, matchdate, game_type, country) values (182, '1987-10-21', 3, 56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183">
            <text:p>183</text:p>
          </table:table-cell>
          <table:table-cell table:style-name="ce5" table:formula="of:=&quot;1987-10-21&quot;" office:value-type="string" office:string-value="1987-10-21">
            <text:p>1987-10-21</text:p>
          </table:table-cell>
          <table:table-cell office:value-type="float" office:value="3">
            <text:p>3</text:p>
          </table:table-cell>
          <table:table-cell table:formula="of:=[.D45]" office:value-type="float" office:value="56">
            <text:p>56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7] &amp; &quot;', &quot; &amp; [.C46] &amp; &quot;, &quot; &amp; [.D46] &amp;  &quot;);&quot;" office:value-type="string" office:string-value="insert into game (matchid, matchdate, game_type, country) values (183, '1987-10-21', 3, 56);">
            <text:p>insert into game (matchid, matchdate, game_type, country) values (183, '1987-10-21', 3, 56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184">
            <text:p>184</text:p>
          </table:table-cell>
          <table:table-cell table:style-name="ce5" table:formula="of:=&quot;1987-10-21&quot;" office:value-type="string" office:string-value="1987-10-21">
            <text:p>1987-10-21</text:p>
          </table:table-cell>
          <table:table-cell office:value-type="float" office:value="3">
            <text:p>3</text:p>
          </table:table-cell>
          <table:table-cell table:formula="of:=[.D46]" office:value-type="float" office:value="56">
            <text:p>56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8] &amp; &quot;', &quot; &amp; [.C47] &amp; &quot;, &quot; &amp; [.D47] &amp;  &quot;);&quot;" office:value-type="string" office:string-value="insert into game (matchid, matchdate, game_type, country) values (184, '1987-10-23', 3, 56);">
            <text:p>insert into game (matchid, matchdate, game_type, country) values (184, '1987-10-23', 3, 56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185">
            <text:p>185</text:p>
          </table:table-cell>
          <table:table-cell table:style-name="ce5" table:formula="of:=&quot;1987-10-23&quot;" office:value-type="string" office:string-value="1987-10-23">
            <text:p>1987-10-23</text:p>
          </table:table-cell>
          <table:table-cell office:value-type="float" office:value="4">
            <text:p>4</text:p>
          </table:table-cell>
          <table:table-cell table:formula="of:=[.D47]" office:value-type="float" office:value="56">
            <text:p>56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9] &amp; &quot;', &quot; &amp; [.C48] &amp; &quot;, &quot; &amp; [.D48] &amp;  &quot;);&quot;" office:value-type="string" office:string-value="insert into game (matchid, matchdate, game_type, country) values (185, '1987-10-23', 4, 56);">
            <text:p>insert into game (matchid, matchdate, game_type, country) values (185, '1987-10-23', 4, 56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186">
            <text:p>186</text:p>
          </table:table-cell>
          <table:table-cell table:style-name="ce5" table:formula="of:=&quot;1987-10-23&quot;" office:value-type="string" office:string-value="1987-10-23">
            <text:p>1987-10-23</text:p>
          </table:table-cell>
          <table:table-cell office:value-type="float" office:value="4">
            <text:p>4</text:p>
          </table:table-cell>
          <table:table-cell table:formula="of:=[.D48]" office:value-type="float" office:value="56">
            <text:p>56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186, '1987-10-23', 4, 56);">
            <text:p>insert into game (matchid, matchdate, game_type, country) values (186, '1987-10-23', 4, 56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187">
            <text:p>187</text:p>
          </table:table-cell>
          <table:table-cell table:style-name="ce5" table:formula="of:=&quot;1987-10-25&quot;" office:value-type="string" office:string-value="1987-10-25">
            <text:p>1987-10-25</text:p>
          </table:table-cell>
          <table:table-cell office:value-type="float" office:value="5">
            <text:p>5</text:p>
          </table:table-cell>
          <table:table-cell table:formula="of:=[.D49]" office:value-type="float" office:value="56">
            <text:p>56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187, '1987-10-25', 5, 56);">
            <text:p>insert into game (matchid, matchdate, game_type, country) values (187, '1987-10-25', 5, 56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188">
            <text:p>188</text:p>
          </table:table-cell>
          <table:table-cell table:style-name="ce5" table:formula="of:=&quot;1987-10-25&quot;" office:value-type="string" office:string-value="1987-10-25">
            <text:p>1987-10-25</text:p>
          </table:table-cell>
          <table:table-cell office:value-type="float" office:value="6">
            <text:p>6</text:p>
          </table:table-cell>
          <table:table-cell table:formula="of:=[.D50]" office:value-type="float" office:value="56">
            <text:p>56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188, '1987-10-25', 6, 56);">
            <text:p>insert into game (matchid, matchdate, game_type, country) values (188, '1987-10-25', 6, 5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85'.A197]+ 1" office:value-type="float" office:value="692">
            <text:p>692</text:p>
          </table:table-cell>
          <table:table-cell table:style-name="ce3" table:formula="of:=[.A20]" office:value-type="float" office:value="157">
            <text:p>157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692, 157, 56, 2, 0, 2);">
            <text:p>insert into game_score (id, matchid, squad, goals, points, time_type) values (692, 157, 56, 2, 0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693">
            <text:p>693</text:p>
          </table:table-cell>
          <table:table-cell table:style-name="ce3" table:formula="of:=[.B54]" office:value-type="float" office:value="157">
            <text:p>157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693, 157, 56, 1, 0, 1);">
            <text:p>insert into game_score (id, matchid, squad, goals, points, time_type) values (693, 157, 56, 1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694">
            <text:p>694</text:p>
          </table:table-cell>
          <table:table-cell table:style-name="ce3" table:formula="of:=[.B54]" office:value-type="float" office:value="157">
            <text:p>157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694, 157, 38, 4, 2, 2);">
            <text:p>insert into game_score (id, matchid, squad, goals, points, time_type) values (694, 157, 38, 4, 2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695">
            <text:p>695</text:p>
          </table:table-cell>
          <table:table-cell table:style-name="ce3" table:formula="of:=[.B54]" office:value-type="float" office:value="157">
            <text:p>157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695, 157, 38, 2, 0, 1);">
            <text:p>insert into game_score (id, matchid, squad, goals, points, time_type) values (695, 157, 38, 2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696">
            <text:p>696</text:p>
          </table:table-cell>
          <table:table-cell table:style-name="ce4" table:formula="of:=[.B54]+1" office:value-type="float" office:value="158">
            <text:p>158</text:p>
          </table:table-cell>
          <table:table-cell table:style-name="ce4" office:value-type="float" office:value="228">
            <text:p>22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696, 158, 228, 0, 0, 2);">
            <text:p>insert into game_score (id, matchid, squad, goals, points, time_type) values (696, 158, 228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697">
            <text:p>697</text:p>
          </table:table-cell>
          <table:table-cell table:style-name="ce4" table:formula="of:=[.B58]" office:value-type="float" office:value="158">
            <text:p>158</text:p>
          </table:table-cell>
          <table:table-cell table:style-name="ce4" office:value-type="float" office:value="228">
            <text:p>22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697, 158, 228, 0, 0, 1);">
            <text:p>insert into game_score (id, matchid, squad, goals, points, time_type) values (697, 158, 228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698">
            <text:p>698</text:p>
          </table:table-cell>
          <table:table-cell table:style-name="ce4" table:formula="of:=[.B58]" office:value-type="float" office:value="158">
            <text:p>158</text:p>
          </table:table-cell>
          <table:table-cell table:style-name="ce4" office:value-type="float" office:value="61">
            <text:p>61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698, 158, 61, 2, 2, 2);">
            <text:p>insert into game_score (id, matchid, squad, goals, points, time_type) values (698, 158, 61, 2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699">
            <text:p>699</text:p>
          </table:table-cell>
          <table:table-cell table:style-name="ce4" table:formula="of:=[.B58]" office:value-type="float" office:value="158">
            <text:p>15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699, 158, 61, 2, 0, 1);">
            <text:p>insert into game_score (id, matchid, squad, goals, points, time_type) values (699, 158, 61, 2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700">
            <text:p>700</text:p>
          </table:table-cell>
          <table:table-cell table:style-name="ce3" table:formula="of:=[.B58]+1" office:value-type="float" office:value="159">
            <text:p>159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700, 159, 56, 3, 2, 2);">
            <text:p>insert into game_score (id, matchid, squad, goals, points, time_type) values (700, 159, 56, 3, 2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701">
            <text:p>701</text:p>
          </table:table-cell>
          <table:table-cell table:style-name="ce3" table:formula="of:=[.B62]" office:value-type="float" office:value="159">
            <text:p>159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701, 159, 56, 2, 0, 1);">
            <text:p>insert into game_score (id, matchid, squad, goals, points, time_type) values (701, 159, 56, 2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702">
            <text:p>702</text:p>
          </table:table-cell>
          <table:table-cell table:style-name="ce3" table:formula="of:=[.B62]" office:value-type="float" office:value="159">
            <text:p>159</text:p>
          </table:table-cell>
          <table:table-cell table:style-name="ce3" office:value-type="float" office:value="228">
            <text:p>2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702, 159, 228, 0, 0, 2);">
            <text:p>insert into game_score (id, matchid, squad, goals, points, time_type) values (702, 159, 228, 0, 0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703">
            <text:p>703</text:p>
          </table:table-cell>
          <table:table-cell table:style-name="ce3" table:formula="of:=[.B62]" office:value-type="float" office:value="159">
            <text:p>159</text:p>
          </table:table-cell>
          <table:table-cell table:style-name="ce3" office:value-type="float" office:value="228">
            <text:p>2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703, 159, 228, 0, 0, 1);">
            <text:p>insert into game_score (id, matchid, squad, goals, points, time_type) values (703, 159, 228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704">
            <text:p>704</text:p>
          </table:table-cell>
          <table:table-cell table:style-name="ce4" table:formula="of:=[.B62]+1" office:value-type="float" office:value="160">
            <text:p>160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704, 160, 38, 4, 2, 2);">
            <text:p>insert into game_score (id, matchid, squad, goals, points, time_type) values (704, 160, 38, 4, 2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705">
            <text:p>705</text:p>
          </table:table-cell>
          <table:table-cell table:style-name="ce4" table:formula="of:=[.B66]" office:value-type="float" office:value="160">
            <text:p>160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705, 160, 38, 2, 0, 1);">
            <text:p>insert into game_score (id, matchid, squad, goals, points, time_type) values (705, 160, 38, 2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706">
            <text:p>706</text:p>
          </table:table-cell>
          <table:table-cell table:style-name="ce4" table:formula="of:=[.B66]" office:value-type="float" office:value="160">
            <text:p>16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706, 160, 61, 0, 0, 2);">
            <text:p>insert into game_score (id, matchid, squad, goals, points, time_type) values (706, 160, 61, 0, 0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707">
            <text:p>707</text:p>
          </table:table-cell>
          <table:table-cell table:style-name="ce4" table:formula="of:=[.B66]" office:value-type="float" office:value="160">
            <text:p>16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707, 160, 61, 0, 0, 1);">
            <text:p>insert into game_score (id, matchid, squad, goals, points, time_type) values (707, 160, 61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708">
            <text:p>708</text:p>
          </table:table-cell>
          <table:table-cell table:style-name="ce3" table:formula="of:=[.B66]+1" office:value-type="float" office:value="161">
            <text:p>161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708, 161, 56, 2, 2, 2);">
            <text:p>insert into game_score (id, matchid, squad, goals, points, time_type) values (708, 161, 56, 2, 2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709">
            <text:p>709</text:p>
          </table:table-cell>
          <table:table-cell table:style-name="ce3" table:formula="of:=[.B70]" office:value-type="float" office:value="161">
            <text:p>161</text:p>
          </table:table-cell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709, 161, 56, 1, 0, 1);">
            <text:p>insert into game_score (id, matchid, squad, goals, points, time_type) values (709, 161, 56, 1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710">
            <text:p>710</text:p>
          </table:table-cell>
          <table:table-cell table:style-name="ce3" table:formula="of:=[.B70]" office:value-type="float" office:value="161">
            <text:p>16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710, 161, 61, 0, 0, 2);">
            <text:p>insert into game_score (id, matchid, squad, goals, points, time_type) values (710, 161, 61, 0, 0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711">
            <text:p>711</text:p>
          </table:table-cell>
          <table:table-cell table:style-name="ce3" table:formula="of:=[.B70]" office:value-type="float" office:value="161">
            <text:p>16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711, 161, 61, 0, 0, 1);">
            <text:p>insert into game_score (id, matchid, squad, goals, points, time_type) values (711, 161, 61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712">
            <text:p>712</text:p>
          </table:table-cell>
          <table:table-cell table:style-name="ce4" table:formula="of:=[.B70]+1" office:value-type="float" office:value="162">
            <text:p>162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712, 162, 38, 4, 2, 2);">
            <text:p>insert into game_score (id, matchid, squad, goals, points, time_type) values (712, 162, 38, 4, 2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713">
            <text:p>713</text:p>
          </table:table-cell>
          <table:table-cell table:style-name="ce4" table:formula="of:=[.B74]" office:value-type="float" office:value="162">
            <text:p>162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713, 162, 38, 2, 0, 1);">
            <text:p>insert into game_score (id, matchid, squad, goals, points, time_type) values (713, 162, 38, 2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714">
            <text:p>714</text:p>
          </table:table-cell>
          <table:table-cell table:style-name="ce4" table:formula="of:=[.B74]" office:value-type="float" office:value="162">
            <text:p>162</text:p>
          </table:table-cell>
          <table:table-cell table:style-name="ce4" office:value-type="float" office:value="228">
            <text:p>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714, 162, 228, 1, 0, 2);">
            <text:p>insert into game_score (id, matchid, squad, goals, points, time_type) values (714, 162, 228, 1, 0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715">
            <text:p>715</text:p>
          </table:table-cell>
          <table:table-cell table:style-name="ce4" table:formula="of:=[.B74]" office:value-type="float" office:value="162">
            <text:p>162</text:p>
          </table:table-cell>
          <table:table-cell table:style-name="ce4" office:value-type="float" office:value="228">
            <text:p>22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715, 162, 228, 0, 0, 1);">
            <text:p>insert into game_score (id, matchid, squad, goals, points, time_type) values (715, 162, 228, 0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716">
            <text:p>716</text:p>
          </table:table-cell>
          <table:table-cell table:style-name="ce3" table:formula="of:=[.B74]+1" office:value-type="float" office:value="163">
            <text:p>163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716, 163, 55, 4, 2, 2);">
            <text:p>insert into game_score (id, matchid, squad, goals, points, time_type) values (716, 163, 55, 4, 2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717">
            <text:p>717</text:p>
          </table:table-cell>
          <table:table-cell table:style-name="ce3" table:formula="of:=[.B78]" office:value-type="float" office:value="163">
            <text:p>163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717, 163, 55, 3, 0, 1);">
            <text:p>insert into game_score (id, matchid, squad, goals, points, time_type) values (717, 163, 55, 3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718">
            <text:p>718</text:p>
          </table:table-cell>
          <table:table-cell table:style-name="ce3" table:formula="of:=[.B78]" office:value-type="float" office:value="163">
            <text:p>163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718, 163, 234, 0, 0, 2);">
            <text:p>insert into game_score (id, matchid, squad, goals, points, time_type) values (718, 163, 234, 0, 0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719">
            <text:p>719</text:p>
          </table:table-cell>
          <table:table-cell table:style-name="ce3" table:formula="of:=[.B78]" office:value-type="float" office:value="163">
            <text:p>163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719, 163, 234, 0, 0, 1);">
            <text:p>insert into game_score (id, matchid, squad, goals, points, time_type) values (719, 163, 234, 0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720">
            <text:p>720</text:p>
          </table:table-cell>
          <table:table-cell table:style-name="ce4" table:formula="of:=[.B78]+1" office:value-type="float" office:value="164">
            <text:p>164</text:p>
          </table:table-cell>
          <table:table-cell table:style-name="ce4" office:value-type="float" office:value="39">
            <text:p>3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720, 164, 39, 2, 1, 2);">
            <text:p>insert into game_score (id, matchid, squad, goals, points, time_type) values (720, 164, 39, 2, 1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721">
            <text:p>721</text:p>
          </table:table-cell>
          <table:table-cell table:style-name="ce4" table:formula="of:=[.B82]" office:value-type="float" office:value="164">
            <text:p>164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721, 164, 39, 0, 0, 1);">
            <text:p>insert into game_score (id, matchid, squad, goals, points, time_type) values (721, 164, 39, 0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722">
            <text:p>722</text:p>
          </table:table-cell>
          <table:table-cell table:style-name="ce4" table:formula="of:=[.B82]" office:value-type="float" office:value="164">
            <text:p>164</text:p>
          </table:table-cell>
          <table:table-cell table:style-name="ce4" office:value-type="float" office:value="1613">
            <text:p>161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722, 164, 1613, 2, 1, 2);">
            <text:p>insert into game_score (id, matchid, squad, goals, points, time_type) values (722, 164, 1613, 2, 1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723">
            <text:p>723</text:p>
          </table:table-cell>
          <table:table-cell table:style-name="ce4" table:formula="of:=[.B82]" office:value-type="float" office:value="164">
            <text:p>164</text:p>
          </table:table-cell>
          <table:table-cell table:style-name="ce4" office:value-type="float" office:value="1613">
            <text:p>161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723, 164, 1613, 2, 0, 1);">
            <text:p>insert into game_score (id, matchid, squad, goals, points, time_type) values (723, 164, 1613, 2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724">
            <text:p>724</text:p>
          </table:table-cell>
          <table:table-cell table:style-name="ce3" table:formula="of:=[.B82]+1" office:value-type="float" office:value="165">
            <text:p>16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724, 165, 55, 0, 0, 2);">
            <text:p>insert into game_score (id, matchid, squad, goals, points, time_type) values (724, 165, 55, 0, 0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725">
            <text:p>725</text:p>
          </table:table-cell>
          <table:table-cell table:style-name="ce3" table:formula="of:=[.B86]" office:value-type="float" office:value="165">
            <text:p>16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725, 165, 55, 0, 0, 1);">
            <text:p>insert into game_score (id, matchid, squad, goals, points, time_type) values (725, 165, 55, 0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726">
            <text:p>726</text:p>
          </table:table-cell>
          <table:table-cell table:style-name="ce3" table:formula="of:=[.B86]" office:value-type="float" office:value="165">
            <text:p>165</text:p>
          </table:table-cell>
          <table:table-cell table:style-name="ce3" office:value-type="float" office:value="39">
            <text:p>3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726, 165, 39, 1, 2, 2);">
            <text:p>insert into game_score (id, matchid, squad, goals, points, time_type) values (726, 165, 39, 1, 2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727">
            <text:p>727</text:p>
          </table:table-cell>
          <table:table-cell table:style-name="ce3" table:formula="of:=[.B86]" office:value-type="float" office:value="165">
            <text:p>165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727, 165, 39, 0, 0, 1);">
            <text:p>insert into game_score (id, matchid, squad, goals, points, time_type) values (727, 165, 39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728">
            <text:p>728</text:p>
          </table:table-cell>
          <table:table-cell table:style-name="ce4" table:formula="of:=[.B86]+1" office:value-type="float" office:value="166">
            <text:p>166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728, 166, 234, 2, 1, 2);">
            <text:p>insert into game_score (id, matchid, squad, goals, points, time_type) values (728, 166, 234, 2, 1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729">
            <text:p>729</text:p>
          </table:table-cell>
          <table:table-cell table:style-name="ce4" table:formula="of:=[.B90]" office:value-type="float" office:value="166">
            <text:p>166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729, 166, 234, 2, 0, 1);">
            <text:p>insert into game_score (id, matchid, squad, goals, points, time_type) values (729, 166, 234, 2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730">
            <text:p>730</text:p>
          </table:table-cell>
          <table:table-cell table:style-name="ce4" table:formula="of:=[.B90]" office:value-type="float" office:value="166">
            <text:p>166</text:p>
          </table:table-cell>
          <table:table-cell table:style-name="ce4" office:value-type="float" office:value="1613">
            <text:p>161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730, 166, 1613, 2, 1, 2);">
            <text:p>insert into game_score (id, matchid, squad, goals, points, time_type) values (730, 166, 1613, 2, 1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731">
            <text:p>731</text:p>
          </table:table-cell>
          <table:table-cell table:style-name="ce4" table:formula="of:=[.B90]" office:value-type="float" office:value="166">
            <text:p>166</text:p>
          </table:table-cell>
          <table:table-cell table:style-name="ce4" office:value-type="float" office:value="1613">
            <text:p>161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731, 166, 1613, 1, 0, 1);">
            <text:p>insert into game_score (id, matchid, squad, goals, points, time_type) values (731, 166, 1613, 1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732">
            <text:p>732</text:p>
          </table:table-cell>
          <table:table-cell table:style-name="ce3" table:formula="of:=[.B90]+1" office:value-type="float" office:value="167">
            <text:p>167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732, 167, 55, 1, 2, 2);">
            <text:p>insert into game_score (id, matchid, squad, goals, points, time_type) values (732, 167, 55, 1, 2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733">
            <text:p>733</text:p>
          </table:table-cell>
          <table:table-cell table:style-name="ce3" table:formula="of:=[.B94]" office:value-type="float" office:value="167">
            <text:p>167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733, 167, 55, 0, 0, 1);">
            <text:p>insert into game_score (id, matchid, squad, goals, points, time_type) values (733, 167, 55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734">
            <text:p>734</text:p>
          </table:table-cell>
          <table:table-cell table:style-name="ce3" table:formula="of:=[.B94]" office:value-type="float" office:value="167">
            <text:p>167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734, 167, 1613, 0, 0, 2);">
            <text:p>insert into game_score (id, matchid, squad, goals, points, time_type) values (734, 167, 1613, 0, 0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735">
            <text:p>735</text:p>
          </table:table-cell>
          <table:table-cell table:style-name="ce3" table:formula="of:=[.B94]" office:value-type="float" office:value="167">
            <text:p>167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735, 167, 1613, 0, 0, 1);">
            <text:p>insert into game_score (id, matchid, squad, goals, points, time_type) values (735, 167, 1613, 0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736">
            <text:p>736</text:p>
          </table:table-cell>
          <table:table-cell table:style-name="ce4" table:formula="of:=[.B94]+1" office:value-type="float" office:value="168">
            <text:p>168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736, 168, 234, 0, 0, 2);">
            <text:p>insert into game_score (id, matchid, squad, goals, points, time_type) values (736, 168, 234, 0, 0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737">
            <text:p>737</text:p>
          </table:table-cell>
          <table:table-cell table:style-name="ce4" table:formula="of:=[.B98]" office:value-type="float" office:value="168">
            <text:p>168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737, 168, 234, 0, 0, 1);">
            <text:p>insert into game_score (id, matchid, squad, goals, points, time_type) values (737, 168, 234, 0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738">
            <text:p>738</text:p>
          </table:table-cell>
          <table:table-cell table:style-name="ce4" table:formula="of:=[.B98]" office:value-type="float" office:value="168">
            <text:p>168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738, 168, 39, 2, 2, 2);">
            <text:p>insert into game_score (id, matchid, squad, goals, points, time_type) values (738, 168, 39, 2, 2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739">
            <text:p>739</text:p>
          </table:table-cell>
          <table:table-cell table:style-name="ce4" table:formula="of:=[.B98]" office:value-type="float" office:value="168">
            <text:p>168</text:p>
          </table:table-cell>
          <table:table-cell table:style-name="ce4" office:value-type="float" office:value="39">
            <text:p>3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739, 168, 39, 2, 0, 1);">
            <text:p>insert into game_score (id, matchid, squad, goals, points, time_type) values (739, 168, 39, 2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740">
            <text:p>740</text:p>
          </table:table-cell>
          <table:table-cell table:style-name="ce3" table:formula="of:=[.B98]+1" office:value-type="float" office:value="169">
            <text:p>169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740, 169, 4930, 1, 0, 2);">
            <text:p>insert into game_score (id, matchid, squad, goals, points, time_type) values (740, 169, 4930, 1, 0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741">
            <text:p>741</text:p>
          </table:table-cell>
          <table:table-cell table:style-name="ce3" table:formula="of:=[.B102]" office:value-type="float" office:value="169">
            <text:p>169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741, 169, 4930, 1, 0, 1);">
            <text:p>insert into game_score (id, matchid, squad, goals, points, time_type) values (741, 169, 4930, 1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742">
            <text:p>742</text:p>
          </table:table-cell>
          <table:table-cell table:style-name="ce3" table:formula="of:=[.B102]" office:value-type="float" office:value="169">
            <text:p>169</text:p>
          </table:table-cell>
          <table:table-cell table:style-name="ce3" office:value-type="float" office:value="44141">
            <text:p>44141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742, 169, 44141, 2, 2, 2);">
            <text:p>insert into game_score (id, matchid, squad, goals, points, time_type) values (742, 169, 44141, 2, 2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743">
            <text:p>743</text:p>
          </table:table-cell>
          <table:table-cell table:style-name="ce3" table:formula="of:=[.B102]" office:value-type="float" office:value="169">
            <text:p>169</text:p>
          </table:table-cell>
          <table:table-cell table:style-name="ce3" office:value-type="float" office:value="44141">
            <text:p>4414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743, 169, 44141, 2, 0, 1);">
            <text:p>insert into game_score (id, matchid, squad, goals, points, time_type) values (743, 169, 44141, 2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744">
            <text:p>744</text:p>
          </table:table-cell>
          <table:table-cell table:style-name="ce4" table:formula="of:=[.B102]+1" office:value-type="float" office:value="170">
            <text:p>170</text:p>
          </table:table-cell>
          <table:table-cell table:style-name="ce4" office:value-type="float" office:value="57">
            <text:p>5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744, 170, 57, 1, 2, 2);">
            <text:p>insert into game_score (id, matchid, squad, goals, points, time_type) values (744, 170, 57, 1, 2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745">
            <text:p>745</text:p>
          </table:table-cell>
          <table:table-cell table:style-name="ce4" table:formula="of:=[.B106]" office:value-type="float" office:value="170">
            <text:p>170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745, 170, 57, 0, 0, 1);">
            <text:p>insert into game_score (id, matchid, squad, goals, points, time_type) values (745, 170, 57, 0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746">
            <text:p>746</text:p>
          </table:table-cell>
          <table:table-cell table:style-name="ce4" table:formula="of:=[.B106]" office:value-type="float" office:value="170">
            <text:p>170</text:p>
          </table:table-cell>
          <table:table-cell table:style-name="ce4" office:value-type="float" office:value="973">
            <text:p>97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746, 170, 973, 0, 0, 2);">
            <text:p>insert into game_score (id, matchid, squad, goals, points, time_type) values (746, 170, 973, 0, 0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747">
            <text:p>747</text:p>
          </table:table-cell>
          <table:table-cell table:style-name="ce4" table:formula="of:=[.B106]" office:value-type="float" office:value="170">
            <text:p>170</text:p>
          </table:table-cell>
          <table:table-cell table:style-name="ce4" office:value-type="float" office:value="973">
            <text:p>97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747, 170, 973, 0, 0, 1);">
            <text:p>insert into game_score (id, matchid, squad, goals, points, time_type) values (747, 170, 973, 0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748">
            <text:p>748</text:p>
          </table:table-cell>
          <table:table-cell table:style-name="ce3" table:formula="of:=[.B106]+1" office:value-type="float" office:value="171">
            <text:p>171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748, 171, 4930, 3, 2, 2);">
            <text:p>insert into game_score (id, matchid, squad, goals, points, time_type) values (748, 171, 4930, 3, 2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749">
            <text:p>749</text:p>
          </table:table-cell>
          <table:table-cell table:style-name="ce3" table:formula="of:=[.B110]" office:value-type="float" office:value="171">
            <text:p>171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749, 171, 4930, 2, 0, 1);">
            <text:p>insert into game_score (id, matchid, squad, goals, points, time_type) values (749, 171, 4930, 2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750">
            <text:p>750</text:p>
          </table:table-cell>
          <table:table-cell table:style-name="ce3" table:formula="of:=[.B110]" office:value-type="float" office:value="171">
            <text:p>171</text:p>
          </table:table-cell>
          <table:table-cell table:style-name="ce3" office:value-type="float" office:value="57">
            <text:p>5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750, 171, 57, 1, 0, 2);">
            <text:p>insert into game_score (id, matchid, squad, goals, points, time_type) values (750, 171, 57, 1, 0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751">
            <text:p>751</text:p>
          </table:table-cell>
          <table:table-cell table:style-name="ce3" table:formula="of:=[.B110]" office:value-type="float" office:value="171">
            <text:p>171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751, 171, 57, 0, 0, 1);">
            <text:p>insert into game_score (id, matchid, squad, goals, points, time_type) values (751, 171, 57, 0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752">
            <text:p>752</text:p>
          </table:table-cell>
          <table:table-cell table:style-name="ce4" table:formula="of:=[.B110]+1" office:value-type="float" office:value="172">
            <text:p>172</text:p>
          </table:table-cell>
          <table:table-cell table:style-name="ce4" office:value-type="float" office:value="44141">
            <text:p>44141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752, 172, 44141, 1, 1, 2);">
            <text:p>insert into game_score (id, matchid, squad, goals, points, time_type) values (752, 172, 44141, 1, 1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753">
            <text:p>753</text:p>
          </table:table-cell>
          <table:table-cell table:style-name="ce4" table:formula="of:=[.B114]" office:value-type="float" office:value="172">
            <text:p>172</text:p>
          </table:table-cell>
          <table:table-cell table:style-name="ce4" office:value-type="float" office:value="44141">
            <text:p>4414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753, 172, 44141, 0, 0, 1);">
            <text:p>insert into game_score (id, matchid, squad, goals, points, time_type) values (753, 172, 44141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754">
            <text:p>754</text:p>
          </table:table-cell>
          <table:table-cell table:style-name="ce4" table:formula="of:=[.B114]" office:value-type="float" office:value="172">
            <text:p>172</text:p>
          </table:table-cell>
          <table:table-cell table:style-name="ce4" office:value-type="float" office:value="973">
            <text:p>973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754, 172, 973, 1, 1, 2);">
            <text:p>insert into game_score (id, matchid, squad, goals, points, time_type) values (754, 172, 973, 1, 1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755">
            <text:p>755</text:p>
          </table:table-cell>
          <table:table-cell table:style-name="ce4" table:formula="of:=[.B114]" office:value-type="float" office:value="172">
            <text:p>172</text:p>
          </table:table-cell>
          <table:table-cell table:style-name="ce4" office:value-type="float" office:value="973">
            <text:p>97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755, 172, 973, 1, 0, 1);">
            <text:p>insert into game_score (id, matchid, squad, goals, points, time_type) values (755, 172, 973, 1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756">
            <text:p>756</text:p>
          </table:table-cell>
          <table:table-cell table:style-name="ce3" table:formula="of:=[.B114]+1" office:value-type="float" office:value="173">
            <text:p>173</text:p>
          </table:table-cell>
          <table:table-cell table:style-name="ce3" office:value-type="float" office:value="4930">
            <text:p>4930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756, 173, 4930, 2, 2, 2);">
            <text:p>insert into game_score (id, matchid, squad, goals, points, time_type) values (756, 173, 4930, 2, 2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757">
            <text:p>757</text:p>
          </table:table-cell>
          <table:table-cell table:style-name="ce3" table:formula="of:=[.B118]" office:value-type="float" office:value="173">
            <text:p>173</text:p>
          </table:table-cell>
          <table:table-cell table:style-name="ce3" office:value-type="float" office:value="4930">
            <text:p>493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757, 173, 4930, 0, 0, 1);">
            <text:p>insert into game_score (id, matchid, squad, goals, points, time_type) values (757, 173, 4930, 0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758">
            <text:p>758</text:p>
          </table:table-cell>
          <table:table-cell table:style-name="ce3" table:formula="of:=[.B118]" office:value-type="float" office:value="173">
            <text:p>173</text:p>
          </table:table-cell>
          <table:table-cell table:style-name="ce3" office:value-type="float" office:value="973">
            <text:p>97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758, 173, 973, 0, 0, 2);">
            <text:p>insert into game_score (id, matchid, squad, goals, points, time_type) values (758, 173, 973, 0, 0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759">
            <text:p>759</text:p>
          </table:table-cell>
          <table:table-cell table:style-name="ce3" table:formula="of:=[.B118]" office:value-type="float" office:value="173">
            <text:p>173</text:p>
          </table:table-cell>
          <table:table-cell table:style-name="ce3" office:value-type="float" office:value="973">
            <text:p>97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759, 173, 973, 0, 0, 1);">
            <text:p>insert into game_score (id, matchid, squad, goals, points, time_type) values (759, 173, 973, 0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760">
            <text:p>760</text:p>
          </table:table-cell>
          <table:table-cell table:style-name="ce4" table:formula="of:=[.B118]+1" office:value-type="float" office:value="174">
            <text:p>174</text:p>
          </table:table-cell>
          <table:table-cell table:style-name="ce4" office:value-type="float" office:value="44141">
            <text:p>441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760, 174, 44141, 2, 1, 2);">
            <text:p>insert into game_score (id, matchid, squad, goals, points, time_type) values (760, 174, 44141, 2, 1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761">
            <text:p>761</text:p>
          </table:table-cell>
          <table:table-cell table:style-name="ce4" table:formula="of:=[.B122]" office:value-type="float" office:value="174">
            <text:p>174</text:p>
          </table:table-cell>
          <table:table-cell table:style-name="ce4" office:value-type="float" office:value="44141">
            <text:p>4414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761, 174, 44141, 0, 0, 1);">
            <text:p>insert into game_score (id, matchid, squad, goals, points, time_type) values (761, 174, 44141, 0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762">
            <text:p>762</text:p>
          </table:table-cell>
          <table:table-cell table:style-name="ce4" table:formula="of:=[.B122]" office:value-type="float" office:value="174">
            <text:p>174</text:p>
          </table:table-cell>
          <table:table-cell table:style-name="ce4" office:value-type="float" office:value="57">
            <text:p>5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762, 174, 57, 2, 1, 2);">
            <text:p>insert into game_score (id, matchid, squad, goals, points, time_type) values (762, 174, 57, 2, 1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763">
            <text:p>763</text:p>
          </table:table-cell>
          <table:table-cell table:style-name="ce4" table:formula="of:=[.B122]" office:value-type="float" office:value="174">
            <text:p>174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763, 174, 57, 0, 0, 1);">
            <text:p>insert into game_score (id, matchid, squad, goals, points, time_type) values (763, 174, 57, 0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764">
            <text:p>764</text:p>
          </table:table-cell>
          <table:table-cell table:style-name="ce3" table:formula="of:=[.B122]+1" office:value-type="float" office:value="175">
            <text:p>175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764, 175, 1, 0, 0, 2);">
            <text:p>insert into game_score (id, matchid, squad, goals, points, time_type) values (764, 175, 1, 0, 0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765">
            <text:p>765</text:p>
          </table:table-cell>
          <table:table-cell table:style-name="ce3" table:formula="of:=[.B126]" office:value-type="float" office:value="175">
            <text:p>175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765, 175, 1, 0, 0, 1);">
            <text:p>insert into game_score (id, matchid, squad, goals, points, time_type) values (765, 175, 1, 0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766">
            <text:p>766</text:p>
          </table:table-cell>
          <table:table-cell table:style-name="ce3" table:formula="of:=[.B126]" office:value-type="float" office:value="175">
            <text:p>175</text:p>
          </table:table-cell>
          <table:table-cell table:style-name="ce3" office:value-type="float" office:value="359">
            <text:p>35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766, 175, 359, 1, 2, 2);">
            <text:p>insert into game_score (id, matchid, squad, goals, points, time_type) values (766, 175, 359, 1, 2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767">
            <text:p>767</text:p>
          </table:table-cell>
          <table:table-cell table:style-name="ce3" table:formula="of:=[.B126]" office:value-type="float" office:value="175">
            <text:p>175</text:p>
          </table:table-cell>
          <table:table-cell table:style-name="ce3" office:value-type="float" office:value="359">
            <text:p>35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767, 175, 359, 1, 0, 1);">
            <text:p>insert into game_score (id, matchid, squad, goals, points, time_type) values (767, 175, 359, 1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768">
            <text:p>768</text:p>
          </table:table-cell>
          <table:table-cell table:style-name="ce4" table:formula="of:=[.B126]+1" office:value-type="float" office:value="176">
            <text:p>17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768, 176, 966, 0, 0, 2);">
            <text:p>insert into game_score (id, matchid, squad, goals, points, time_type) values (768, 176, 966, 0, 0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769">
            <text:p>769</text:p>
          </table:table-cell>
          <table:table-cell table:style-name="ce4" table:formula="of:=[.B130]" office:value-type="float" office:value="176">
            <text:p>17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769, 176, 966, 0, 0, 1);">
            <text:p>insert into game_score (id, matchid, squad, goals, points, time_type) values (769, 176, 966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770">
            <text:p>770</text:p>
          </table:table-cell>
          <table:table-cell table:style-name="ce4" table:formula="of:=[.B130]" office:value-type="float" office:value="176">
            <text:p>176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770, 176, 49228, 3, 2, 2);">
            <text:p>insert into game_score (id, matchid, squad, goals, points, time_type) values (770, 176, 49228, 3, 2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771">
            <text:p>771</text:p>
          </table:table-cell>
          <table:table-cell table:style-name="ce4" table:formula="of:=[.B130]" office:value-type="float" office:value="176">
            <text:p>176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771, 176, 49228, 3, 0, 1);">
            <text:p>insert into game_score (id, matchid, squad, goals, points, time_type) values (771, 176, 49228, 3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772">
            <text:p>772</text:p>
          </table:table-cell>
          <table:table-cell table:style-name="ce3" table:formula="of:=[.B130]+1" office:value-type="float" office:value="177">
            <text:p>177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772, 177, 1, 1, 2, 2);">
            <text:p>insert into game_score (id, matchid, squad, goals, points, time_type) values (772, 177, 1, 1, 2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773">
            <text:p>773</text:p>
          </table:table-cell>
          <table:table-cell table:style-name="ce3" table:formula="of:=[.B134]" office:value-type="float" office:value="177">
            <text:p>177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773, 177, 1, 0, 0, 1);">
            <text:p>insert into game_score (id, matchid, squad, goals, points, time_type) values (773, 177, 1, 0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774">
            <text:p>774</text:p>
          </table:table-cell>
          <table:table-cell table:style-name="ce3" table:formula="of:=[.B134]" office:value-type="float" office:value="177">
            <text:p>177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774, 177, 966, 0, 0, 2);">
            <text:p>insert into game_score (id, matchid, squad, goals, points, time_type) values (774, 177, 966, 0, 0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775">
            <text:p>775</text:p>
          </table:table-cell>
          <table:table-cell table:style-name="ce3" table:formula="of:=[.B134]" office:value-type="float" office:value="177">
            <text:p>177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775, 177, 966, 0, 0, 1);">
            <text:p>insert into game_score (id, matchid, squad, goals, points, time_type) values (775, 177, 966, 0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776">
            <text:p>776</text:p>
          </table:table-cell>
          <table:table-cell table:style-name="ce4" table:formula="of:=[.B134]+1" office:value-type="float" office:value="178">
            <text:p>178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776, 178, 359, 0, 0, 2);">
            <text:p>insert into game_score (id, matchid, squad, goals, points, time_type) values (776, 178, 359, 0, 0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777">
            <text:p>777</text:p>
          </table:table-cell>
          <table:table-cell table:style-name="ce4" table:formula="of:=[.B138]" office:value-type="float" office:value="178">
            <text:p>178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777, 178, 359, 0, 0, 1);">
            <text:p>insert into game_score (id, matchid, squad, goals, points, time_type) values (777, 178, 359, 0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778">
            <text:p>778</text:p>
          </table:table-cell>
          <table:table-cell table:style-name="ce4" table:formula="of:=[.B138]" office:value-type="float" office:value="178">
            <text:p>178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778, 178, 49228, 3, 2, 2);">
            <text:p>insert into game_score (id, matchid, squad, goals, points, time_type) values (778, 178, 49228, 3, 2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779">
            <text:p>779</text:p>
          </table:table-cell>
          <table:table-cell table:style-name="ce4" table:formula="of:=[.B138]" office:value-type="float" office:value="178">
            <text:p>178</text:p>
          </table:table-cell>
          <table:table-cell table:style-name="ce4" office:value-type="float" office:value="49228">
            <text:p>4922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779, 178, 49228, 0, 0, 1);">
            <text:p>insert into game_score (id, matchid, squad, goals, points, time_type) values (779, 178, 49228, 0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780">
            <text:p>780</text:p>
          </table:table-cell>
          <table:table-cell table:style-name="ce3" table:formula="of:=[.B138]+1" office:value-type="float" office:value="179">
            <text:p>179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780, 179, 1, 1, 0, 2);">
            <text:p>insert into game_score (id, matchid, squad, goals, points, time_type) values (780, 179, 1, 1, 0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781">
            <text:p>781</text:p>
          </table:table-cell>
          <table:table-cell table:style-name="ce3" table:formula="of:=[.B142]" office:value-type="float" office:value="179">
            <text:p>179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781, 179, 1, 1, 0, 1);">
            <text:p>insert into game_score (id, matchid, squad, goals, points, time_type) values (781, 179, 1, 1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782">
            <text:p>782</text:p>
          </table:table-cell>
          <table:table-cell table:style-name="ce3" table:formula="of:=[.B142]" office:value-type="float" office:value="179">
            <text:p>179</text:p>
          </table:table-cell>
          <table:table-cell table:style-name="ce3" office:value-type="float" office:value="49228">
            <text:p>4922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782, 179, 49228, 2, 2, 2);">
            <text:p>insert into game_score (id, matchid, squad, goals, points, time_type) values (782, 179, 49228, 2, 2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783">
            <text:p>783</text:p>
          </table:table-cell>
          <table:table-cell table:style-name="ce3" table:formula="of:=[.B142]" office:value-type="float" office:value="179">
            <text:p>179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783, 179, 49228, 1, 0, 1);">
            <text:p>insert into game_score (id, matchid, squad, goals, points, time_type) values (783, 179, 49228, 1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784">
            <text:p>784</text:p>
          </table:table-cell>
          <table:table-cell table:style-name="ce4" table:formula="of:=[.B142]+1" office:value-type="float" office:value="180">
            <text:p>180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784, 180, 359, 2, 2, 2);">
            <text:p>insert into game_score (id, matchid, squad, goals, points, time_type) values (784, 180, 359, 2, 2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785">
            <text:p>785</text:p>
          </table:table-cell>
          <table:table-cell table:style-name="ce4" table:formula="of:=[.B146]" office:value-type="float" office:value="180">
            <text:p>180</text:p>
          </table:table-cell>
          <table:table-cell table:style-name="ce4" office:value-type="float" office:value="359">
            <text:p>35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785, 180, 359, 2, 0, 1);">
            <text:p>insert into game_score (id, matchid, squad, goals, points, time_type) values (785, 180, 359, 2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786">
            <text:p>786</text:p>
          </table:table-cell>
          <table:table-cell table:style-name="ce4" table:formula="of:=[.B146]" office:value-type="float" office:value="180">
            <text:p>180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786, 180, 966, 0, 0, 2);">
            <text:p>insert into game_score (id, matchid, squad, goals, points, time_type) values (786, 180, 966, 0, 0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787">
            <text:p>787</text:p>
          </table:table-cell>
          <table:table-cell table:style-name="ce4" table:formula="of:=[.B146]" office:value-type="float" office:value="180">
            <text:p>180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787, 180, 966, 0, 0, 1);">
            <text:p>insert into game_score (id, matchid, squad, goals, points, time_type) values (787, 180, 966, 0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788">
            <text:p>788</text:p>
          </table:table-cell>
          <table:table-cell table:style-name="ce3" table:formula="of:=[.B146]+1" office:value-type="float" office:value="181">
            <text:p>181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788, 181, 39, 0, 0, 2);">
            <text:p>insert into game_score (id, matchid, squad, goals, points, time_type) values (788, 181, 39, 0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789">
            <text:p>789</text:p>
          </table:table-cell>
          <table:table-cell table:style-name="ce3" table:formula="of:=[.B150]" office:value-type="float" office:value="181">
            <text:p>181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789, 181, 39, 0, 0, 1);">
            <text:p>insert into game_score (id, matchid, squad, goals, points, time_type) values (789, 181, 39, 0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790">
            <text:p>790</text:p>
          </table:table-cell>
          <table:table-cell table:style-name="ce3" table:formula="of:=[.B150]" office:value-type="float" office:value="181">
            <text:p>181</text:p>
          </table:table-cell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790, 181, 56, 1, 2, 2);">
            <text:p>insert into game_score (id, matchid, squad, goals, points, time_type) values (790, 181, 56, 1, 2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791">
            <text:p>791</text:p>
          </table:table-cell>
          <table:table-cell table:style-name="ce3" table:formula="of:=[.B150]" office:value-type="float" office:value="181">
            <text:p>181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791, 181, 56, 0, 0, 1);">
            <text:p>insert into game_score (id, matchid, squad, goals, points, time_type) values (791, 181, 56, 0, 0, 1);</text:p>
          </table:table-cell>
          <table:table-cell table:number-columns-repeated="1017"/>
        </table:table-row>
        <table:table-row table:style-name="ro1">
          <table:table-cell table:style-name="ce4" table:formula="of:=[.A153]+1" office:value-type="float" office:value="792">
            <text:p>792</text:p>
          </table:table-cell>
          <table:table-cell table:style-name="ce4" table:formula="of:=[.B150]+1" office:value-type="float" office:value="182">
            <text:p>182</text:p>
          </table:table-cell>
          <table:table-cell table:style-name="ce4" office:value-type="float" office:value="4930">
            <text:p>4930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792, 182, 4930, 2, 2, 2);">
            <text:p>insert into game_score (id, matchid, squad, goals, points, time_type) values (792, 182, 4930, 2, 2, 2);</text:p>
          </table:table-cell>
          <table:table-cell table:number-columns-repeated="1017"/>
        </table:table-row>
        <table:table-row table:style-name="ro1">
          <table:table-cell table:style-name="ce4" table:formula="of:=[.A154]+1" office:value-type="float" office:value="793">
            <text:p>793</text:p>
          </table:table-cell>
          <table:table-cell table:style-name="ce4" table:formula="of:=[.B154]" office:value-type="float" office:value="182">
            <text:p>182</text:p>
          </table:table-cell>
          <table:table-cell table:style-name="ce4" office:value-type="float" office:value="4930">
            <text:p>493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793, 182, 4930, 0, 0, 1);">
            <text:p>insert into game_score (id, matchid, squad, goals, points, time_type) values (793, 182, 4930, 0, 0, 1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794">
            <text:p>794</text:p>
          </table:table-cell>
          <table:table-cell table:style-name="ce4" table:formula="of:=[.B154]" office:value-type="float" office:value="182">
            <text:p>182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794, 182, 359, 0, 0, 2);">
            <text:p>insert into game_score (id, matchid, squad, goals, points, time_type) values (794, 182, 359, 0, 0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795">
            <text:p>795</text:p>
          </table:table-cell>
          <table:table-cell table:style-name="ce4" table:formula="of:=[.B154]" office:value-type="float" office:value="182">
            <text:p>182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795, 182, 359, 0, 0, 1);">
            <text:p>insert into game_score (id, matchid, squad, goals, points, time_type) values (795, 182, 359, 0, 0, 1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796">
            <text:p>796</text:p>
          </table:table-cell>
          <table:table-cell table:style-name="ce3" table:formula="of:=[.B154]+1" office:value-type="float" office:value="183">
            <text:p>183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796, 183, 49228, 1, 0, 2);">
            <text:p>insert into game_score (id, matchid, squad, goals, points, time_type) values (796, 183, 49228, 1, 0, 2);</text:p>
          </table:table-cell>
          <table:table-cell table:number-columns-repeated="1017"/>
        </table:table-row>
        <table:table-row table:style-name="ro1">
          <table:table-cell table:style-name="ce3" table:formula="of:=[.A158]+1" office:value-type="float" office:value="797">
            <text:p>797</text:p>
          </table:table-cell>
          <table:table-cell table:style-name="ce3" table:formula="of:=[.B158]" office:value-type="float" office:value="183">
            <text:p>183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797, 183, 49228, 1, 0, 1);">
            <text:p>insert into game_score (id, matchid, squad, goals, points, time_type) values (797, 183, 49228, 1, 0, 1);</text:p>
          </table:table-cell>
          <table:table-cell table:number-columns-repeated="1017"/>
        </table:table-row>
        <table:table-row table:style-name="ro1">
          <table:table-cell table:style-name="ce3" table:formula="of:=[.A159]+1" office:value-type="float" office:value="798">
            <text:p>798</text:p>
          </table:table-cell>
          <table:table-cell table:style-name="ce3" table:formula="of:=[.B158]" office:value-type="float" office:value="183">
            <text:p>183</text:p>
          </table:table-cell>
          <table:table-cell table:style-name="ce3" office:value-type="float" office:value="44141">
            <text:p>4414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798, 183, 44141, 1, 0, 2);">
            <text:p>insert into game_score (id, matchid, squad, goals, points, time_type) values (798, 183, 44141, 1, 0, 2);</text:p>
          </table:table-cell>
          <table:table-cell table:number-columns-repeated="1017"/>
        </table:table-row>
        <table:table-row table:style-name="ro1">
          <table:table-cell table:style-name="ce3" table:formula="of:=[.A160]+1" office:value-type="float" office:value="799">
            <text:p>799</text:p>
          </table:table-cell>
          <table:table-cell table:style-name="ce3" table:formula="of:=[.B158]" office:value-type="float" office:value="183">
            <text:p>183</text:p>
          </table:table-cell>
          <table:table-cell table:style-name="ce3" office:value-type="float" office:value="44141">
            <text:p>4414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799, 183, 44141, 1, 0, 1);">
            <text:p>insert into game_score (id, matchid, squad, goals, points, time_type) values (799, 183, 44141, 1, 0, 1);</text:p>
          </table:table-cell>
          <table:table-cell table:number-columns-repeated="1017"/>
        </table:table-row>
        <table:table-row table:style-name="ro1">
          <table:table-cell table:style-name="ce3" table:formula="of:=[.A161]+1" office:value-type="float" office:value="800">
            <text:p>800</text:p>
          </table:table-cell>
          <table:table-cell table:style-name="ce3" table:formula="of:=[.B159]" office:value-type="float" office:value="183">
            <text:p>183</text:p>
          </table:table-cell>
          <table:table-cell table:style-name="ce3" office:value-type="float" office:value="49228">
            <text:p>49228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800, 183, 49228, 1, 1, 4);">
            <text:p>insert into game_score (id, matchid, squad, goals, points, time_type) values (800, 183, 49228, 1, 1, 4);</text:p>
          </table:table-cell>
          <table:table-cell table:number-columns-repeated="1017"/>
        </table:table-row>
        <table:table-row table:style-name="ro1">
          <table:table-cell table:style-name="ce3" table:formula="of:=[.A162]+1" office:value-type="float" office:value="801">
            <text:p>801</text:p>
          </table:table-cell>
          <table:table-cell table:style-name="ce3" table:formula="of:=[.B160]" office:value-type="float" office:value="183">
            <text:p>183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801, 183, 49228, 1, 0, 3);">
            <text:p>insert into game_score (id, matchid, squad, goals, points, time_type) values (801, 183, 49228, 1, 0, 3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802">
            <text:p>802</text:p>
          </table:table-cell>
          <table:table-cell table:style-name="ce3" table:formula="of:=[.B161]" office:value-type="float" office:value="183">
            <text:p>183</text:p>
          </table:table-cell>
          <table:table-cell table:style-name="ce3" office:value-type="float" office:value="44141">
            <text:p>44141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802, 183, 44141, 1, 1, 4);">
            <text:p>insert into game_score (id, matchid, squad, goals, points, time_type) values (802, 183, 44141, 1, 1, 4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803">
            <text:p>803</text:p>
          </table:table-cell>
          <table:table-cell table:style-name="ce3" table:formula="of:=[.B162]" office:value-type="float" office:value="183">
            <text:p>183</text:p>
          </table:table-cell>
          <table:table-cell table:style-name="ce3" office:value-type="float" office:value="44141">
            <text:p>4414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803, 183, 44141, 1, 0, 3);">
            <text:p>insert into game_score (id, matchid, squad, goals, points, time_type) values (803, 183, 44141, 1, 0, 3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804">
            <text:p>804</text:p>
          </table:table-cell>
          <table:table-cell table:style-name="ce3" table:formula="of:=[.B163]" office:value-type="float" office:value="183">
            <text:p>183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804, 183, 49228, 4, 0, 7);">
            <text:p>insert into game_score (id, matchid, squad, goals, points, time_type) values (804, 183, 49228, 4, 0, 7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805">
            <text:p>805</text:p>
          </table:table-cell>
          <table:table-cell table:style-name="ce3" table:formula="of:=[.B164]" office:value-type="float" office:value="183">
            <text:p>183</text:p>
          </table:table-cell>
          <table:table-cell table:style-name="ce3" office:value-type="float" office:value="44141">
            <text:p>4414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805, 183, 44141, 3, 0, 7);">
            <text:p>insert into game_score (id, matchid, squad, goals, points, time_type) values (805, 183, 44141, 3, 0, 7);</text:p>
          </table:table-cell>
          <table:table-cell table:number-columns-repeated="1017"/>
        </table:table-row>
        <table:table-row table:style-name="ro1">
          <table:table-cell table:style-name="ce4" table:formula="of:=[.A167]+1" office:value-type="float" office:value="806">
            <text:p>806</text:p>
          </table:table-cell>
          <table:table-cell table:style-name="ce4" table:formula="of:=[.B158]+1" office:value-type="float" office:value="184">
            <text:p>184</text:p>
          </table:table-cell>
          <table:table-cell table:style-name="ce4" office:value-type="float" office:value="38">
            <text:p>38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806, 184, 38, 2, 2, 2);">
            <text:p>insert into game_score (id, matchid, squad, goals, points, time_type) values (806, 184, 38, 2, 2, 2);</text:p>
          </table:table-cell>
          <table:table-cell table:number-columns-repeated="1017"/>
        </table:table-row>
        <table:table-row table:style-name="ro1">
          <table:table-cell table:style-name="ce4" table:formula="of:=[.A168]+1" office:value-type="float" office:value="807">
            <text:p>807</text:p>
          </table:table-cell>
          <table:table-cell table:style-name="ce4" table:formula="of:=[.B168]" office:value-type="float" office:value="184">
            <text:p>184</text:p>
          </table:table-cell>
          <table:table-cell table:style-name="ce4" office:value-type="float" office:value="38">
            <text:p>3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807, 184, 38, 0, 0, 1);">
            <text:p>insert into game_score (id, matchid, squad, goals, points, time_type) values (807, 184, 38, 0, 0, 1);</text:p>
          </table:table-cell>
          <table:table-cell table:number-columns-repeated="1017"/>
        </table:table-row>
        <table:table-row table:style-name="ro1">
          <table:table-cell table:style-name="ce4" table:formula="of:=[.A169]+1" office:value-type="float" office:value="808">
            <text:p>808</text:p>
          </table:table-cell>
          <table:table-cell table:style-name="ce4" table:formula="of:=[.B168]" office:value-type="float" office:value="184">
            <text:p>184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808, 184, 55, 1, 0, 2);">
            <text:p>insert into game_score (id, matchid, squad, goals, points, time_type) values (808, 184, 55, 1, 0, 2);</text:p>
          </table:table-cell>
          <table:table-cell table:number-columns-repeated="1017"/>
        </table:table-row>
        <table:table-row table:style-name="ro1">
          <table:table-cell table:style-name="ce4" table:formula="of:=[.A170]+1" office:value-type="float" office:value="809">
            <text:p>809</text:p>
          </table:table-cell>
          <table:table-cell table:style-name="ce4" table:formula="of:=[.B168]" office:value-type="float" office:value="184">
            <text:p>184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809, 184, 55, 1, 0, 1);">
            <text:p>insert into game_score (id, matchid, squad, goals, points, time_type) values (809, 184, 55, 1, 0, 1);</text:p>
          </table:table-cell>
          <table:table-cell table:number-columns-repeated="1017"/>
        </table:table-row>
        <table:table-row table:style-name="ro1">
          <table:table-cell table:style-name="ce3" table:formula="of:=[.A171]+1" office:value-type="float" office:value="810">
            <text:p>810</text:p>
          </table:table-cell>
          <table:table-cell table:style-name="ce3" table:formula="of:=[.B168]+1" office:value-type="float" office:value="185">
            <text:p>185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810, 185, 56, 0, 0, 2);">
            <text:p>insert into game_score (id, matchid, squad, goals, points, time_type) values (810, 185, 56, 0, 0, 2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811">
            <text:p>811</text:p>
          </table:table-cell>
          <table:table-cell table:style-name="ce3" table:formula="of:=[.B172]" office:value-type="float" office:value="185">
            <text:p>185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811, 185, 56, 0, 0, 1);">
            <text:p>insert into game_score (id, matchid, squad, goals, points, time_type) values (811, 185, 56, 0, 0, 1);</text:p>
          </table:table-cell>
          <table:table-cell table:number-columns-repeated="1017"/>
        </table:table-row>
        <table:table-row table:style-name="ro1">
          <table:table-cell table:style-name="ce3" table:formula="of:=[.A173]+1" office:value-type="float" office:value="812">
            <text:p>812</text:p>
          </table:table-cell>
          <table:table-cell table:style-name="ce3" table:formula="of:=[.B172]" office:value-type="float" office:value="185">
            <text:p>185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812, 185, 49228, 4, 2, 2);">
            <text:p>insert into game_score (id, matchid, squad, goals, points, time_type) values (812, 185, 49228, 4, 2, 2);</text:p>
          </table:table-cell>
          <table:table-cell table:number-columns-repeated="1017"/>
        </table:table-row>
        <table:table-row table:style-name="ro1">
          <table:table-cell table:style-name="ce3" table:formula="of:=[.A174]+1" office:value-type="float" office:value="813">
            <text:p>813</text:p>
          </table:table-cell>
          <table:table-cell table:style-name="ce3" table:formula="of:=[.B172]" office:value-type="float" office:value="185">
            <text:p>185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813, 185, 49228, 3, 0, 1);">
            <text:p>insert into game_score (id, matchid, squad, goals, points, time_type) values (813, 185, 49228, 3, 0, 1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814">
            <text:p>814</text:p>
          </table:table-cell>
          <table:table-cell table:style-name="ce4" table:formula="of:=[.B172]+1" office:value-type="float" office:value="186">
            <text:p>186</text:p>
          </table:table-cell>
          <table:table-cell table:style-name="ce4" office:value-type="float" office:value="38">
            <text:p>38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814, 186, 38, 2, 2, 2);">
            <text:p>insert into game_score (id, matchid, squad, goals, points, time_type) values (814, 186, 38, 2, 2, 2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815">
            <text:p>815</text:p>
          </table:table-cell>
          <table:table-cell table:style-name="ce4" table:formula="of:=[.B176]" office:value-type="float" office:value="186">
            <text:p>186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815, 186, 38, 1, 0, 1);">
            <text:p>insert into game_score (id, matchid, squad, goals, points, time_type) values (815, 186, 38, 1, 0, 1);</text:p>
          </table:table-cell>
          <table:table-cell table:number-columns-repeated="1017"/>
        </table:table-row>
        <table:table-row table:style-name="ro1">
          <table:table-cell table:style-name="ce4" table:formula="of:=[.A177]+1" office:value-type="float" office:value="816">
            <text:p>816</text:p>
          </table:table-cell>
          <table:table-cell table:style-name="ce4" table:formula="of:=[.B176]" office:value-type="float" office:value="186">
            <text:p>186</text:p>
          </table:table-cell>
          <table:table-cell table:style-name="ce4" office:value-type="float" office:value="4930">
            <text:p>493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816, 186, 4930, 1, 0, 2);">
            <text:p>insert into game_score (id, matchid, squad, goals, points, time_type) values (816, 186, 4930, 1, 0, 2);</text:p>
          </table:table-cell>
          <table:table-cell table:number-columns-repeated="1017"/>
        </table:table-row>
        <table:table-row table:style-name="ro1">
          <table:table-cell table:style-name="ce4" table:formula="of:=[.A178]+1" office:value-type="float" office:value="817">
            <text:p>817</text:p>
          </table:table-cell>
          <table:table-cell table:style-name="ce4" table:formula="of:=[.B176]" office:value-type="float" office:value="186">
            <text:p>186</text:p>
          </table:table-cell>
          <table:table-cell table:style-name="ce4" office:value-type="float" office:value="4930">
            <text:p>493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817, 186, 4930, 0, 0, 1);">
            <text:p>insert into game_score (id, matchid, squad, goals, points, time_type) values (817, 186, 4930, 0, 0, 1);</text:p>
          </table:table-cell>
          <table:table-cell table:number-columns-repeated="1017"/>
        </table:table-row>
        <table:table-row table:style-name="ro1">
          <table:table-cell table:style-name="ce3" table:formula="of:=[.A179]+1" office:value-type="float" office:value="818">
            <text:p>818</text:p>
          </table:table-cell>
          <table:table-cell table:style-name="ce3" table:formula="of:=[.B176]+1" office:value-type="float" office:value="187">
            <text:p>187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818, 187, 4930, 1, 0, 2);">
            <text:p>insert into game_score (id, matchid, squad, goals, points, time_type) values (818, 187, 4930, 1, 0, 2);</text:p>
          </table:table-cell>
          <table:table-cell table:number-columns-repeated="1017"/>
        </table:table-row>
        <table:table-row table:style-name="ro1">
          <table:table-cell table:style-name="ce3" table:formula="of:=[.A180]+1" office:value-type="float" office:value="819">
            <text:p>819</text:p>
          </table:table-cell>
          <table:table-cell table:style-name="ce3" table:formula="of:=[.B180]" office:value-type="float" office:value="187">
            <text:p>187</text:p>
          </table:table-cell>
          <table:table-cell table:style-name="ce3" office:value-type="float" office:value="4930">
            <text:p>493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819, 187, 4930, 0, 0, 1);">
            <text:p>insert into game_score (id, matchid, squad, goals, points, time_type) values (819, 187, 4930, 0, 0, 1);</text:p>
          </table:table-cell>
          <table:table-cell table:number-columns-repeated="1017"/>
        </table:table-row>
        <table:table-row table:style-name="ro1">
          <table:table-cell table:style-name="ce3" table:formula="of:=[.A181]+1" office:value-type="float" office:value="820">
            <text:p>820</text:p>
          </table:table-cell>
          <table:table-cell table:style-name="ce3" table:formula="of:=[.B180]" office:value-type="float" office:value="187">
            <text:p>187</text:p>
          </table:table-cell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820, 187, 56, 1, 0, 2);">
            <text:p>insert into game_score (id, matchid, squad, goals, points, time_type) values (820, 187, 56, 1, 0, 2);</text:p>
          </table:table-cell>
          <table:table-cell table:number-columns-repeated="1017"/>
        </table:table-row>
        <table:table-row table:style-name="ro1">
          <table:table-cell table:style-name="ce3" table:formula="of:=[.A182]+1" office:value-type="float" office:value="821">
            <text:p>821</text:p>
          </table:table-cell>
          <table:table-cell table:style-name="ce3" table:formula="of:=[.B180]" office:value-type="float" office:value="187">
            <text:p>187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821, 187, 56, 0, 0, 1);">
            <text:p>insert into game_score (id, matchid, squad, goals, points, time_type) values (821, 187, 56, 0, 0, 1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822">
            <text:p>822</text:p>
          </table:table-cell>
          <table:table-cell table:style-name="ce3" table:formula="of:=[.B181]" office:value-type="float" office:value="187">
            <text:p>187</text:p>
          </table:table-cell>
          <table:table-cell table:style-name="ce3" office:value-type="float" office:value="4930">
            <text:p>4930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822, 187, 4930, 1, 1, 4);">
            <text:p>insert into game_score (id, matchid, squad, goals, points, time_type) values (822, 187, 4930, 1, 1, 4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823">
            <text:p>823</text:p>
          </table:table-cell>
          <table:table-cell table:style-name="ce3" table:formula="of:=[.B182]" office:value-type="float" office:value="187">
            <text:p>187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823, 187, 4930, 1, 0, 3);">
            <text:p>insert into game_score (id, matchid, squad, goals, points, time_type) values (823, 187, 4930, 1, 0, 3);</text:p>
          </table:table-cell>
          <table:table-cell table:number-columns-repeated="1017"/>
        </table:table-row>
        <table:table-row table:style-name="ro1">
          <table:table-cell table:style-name="ce3" table:formula="of:=[.A185]+1" office:value-type="float" office:value="824">
            <text:p>824</text:p>
          </table:table-cell>
          <table:table-cell table:style-name="ce3" table:formula="of:=[.B183]" office:value-type="float" office:value="187">
            <text:p>187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824, 187, 56, 1, 1, 4);">
            <text:p>insert into game_score (id, matchid, squad, goals, points, time_type) values (824, 187, 56, 1, 1, 4);</text:p>
          </table:table-cell>
          <table:table-cell table:number-columns-repeated="1017"/>
        </table:table-row>
        <table:table-row table:style-name="ro1">
          <table:table-cell table:style-name="ce3" table:formula="of:=[.A186]+1" office:value-type="float" office:value="825">
            <text:p>825</text:p>
          </table:table-cell>
          <table:table-cell table:style-name="ce3" table:formula="of:=[.B184]" office:value-type="float" office:value="187">
            <text:p>187</text:p>
          </table:table-cell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825, 187, 56, 1, 0, 3);">
            <text:p>insert into game_score (id, matchid, squad, goals, points, time_type) values (825, 187, 56, 1, 0, 3);</text:p>
          </table:table-cell>
          <table:table-cell table:number-columns-repeated="1017"/>
        </table:table-row>
        <table:table-row table:style-name="ro1">
          <table:table-cell table:style-name="ce3" table:formula="of:=[.A187]+1" office:value-type="float" office:value="826">
            <text:p>826</text:p>
          </table:table-cell>
          <table:table-cell table:style-name="ce3" table:formula="of:=[.B185]" office:value-type="float" office:value="187">
            <text:p>187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826, 187, 4930, 3, 0, 7);">
            <text:p>insert into game_score (id, matchid, squad, goals, points, time_type) values (826, 187, 4930, 3, 0, 7);</text:p>
          </table:table-cell>
          <table:table-cell table:number-columns-repeated="1017"/>
        </table:table-row>
        <table:table-row table:style-name="ro1">
          <table:table-cell table:style-name="ce3" table:formula="of:=[.A188]+1" office:value-type="float" office:value="827">
            <text:p>827</text:p>
          </table:table-cell>
          <table:table-cell table:style-name="ce3" table:formula="of:=[.B186]" office:value-type="float" office:value="187">
            <text:p>187</text:p>
          </table:table-cell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827, 187, 56, 1, 0, 7);">
            <text:p>insert into game_score (id, matchid, squad, goals, points, time_type) values (827, 187, 56, 1, 0, 7);</text:p>
          </table:table-cell>
          <table:table-cell table:number-columns-repeated="1017"/>
        </table:table-row>
        <table:table-row table:style-name="ro1">
          <table:table-cell table:style-name="ce4" table:formula="of:=[.A189]+1" office:value-type="float" office:value="828">
            <text:p>828</text:p>
          </table:table-cell>
          <table:table-cell table:style-name="ce4" table:formula="of:=[.B180]+1" office:value-type="float" office:value="188">
            <text:p>188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828, 188, 38, 1, 0, 2);">
            <text:p>insert into game_score (id, matchid, squad, goals, points, time_type) values (828, 188, 38, 1, 0, 2);</text:p>
          </table:table-cell>
          <table:table-cell table:number-columns-repeated="1017"/>
        </table:table-row>
        <table:table-row table:style-name="ro1">
          <table:table-cell table:style-name="ce4" table:formula="of:=[.A190]+1" office:value-type="float" office:value="829">
            <text:p>829</text:p>
          </table:table-cell>
          <table:table-cell table:style-name="ce4" table:formula="of:=[.B190]" office:value-type="float" office:value="188">
            <text:p>188</text:p>
          </table:table-cell>
          <table:table-cell table:style-name="ce4" office:value-type="float" office:value="38">
            <text:p>3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829, 188, 38, 0, 0, 1);">
            <text:p>insert into game_score (id, matchid, squad, goals, points, time_type) values (829, 188, 38, 0, 0, 1);</text:p>
          </table:table-cell>
          <table:table-cell table:number-columns-repeated="1017"/>
        </table:table-row>
        <table:table-row table:style-name="ro1">
          <table:table-cell table:style-name="ce4" table:formula="of:=[.A191]+1" office:value-type="float" office:value="830">
            <text:p>830</text:p>
          </table:table-cell>
          <table:table-cell table:style-name="ce4" table:formula="of:=[.B190]" office:value-type="float" office:value="188">
            <text:p>188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830, 188, 49228, 1, 0, 2);">
            <text:p>insert into game_score (id, matchid, squad, goals, points, time_type) values (830, 188, 49228, 1, 0, 2);</text:p>
          </table:table-cell>
          <table:table-cell table:number-columns-repeated="1017"/>
        </table:table-row>
        <table:table-row table:style-name="ro1">
          <table:table-cell table:style-name="ce4" table:formula="of:=[.A192]+1" office:value-type="float" office:value="831">
            <text:p>831</text:p>
          </table:table-cell>
          <table:table-cell table:style-name="ce4" table:formula="of:=[.B190]" office:value-type="float" office:value="188">
            <text:p>188</text:p>
          </table:table-cell>
          <table:table-cell table:style-name="ce4" office:value-type="float" office:value="49228">
            <text:p>4922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831, 188, 49228, 0, 0, 1);">
            <text:p>insert into game_score (id, matchid, squad, goals, points, time_type) values (831, 188, 49228, 0, 0, 1);</text:p>
          </table:table-cell>
          <table:table-cell table:number-columns-repeated="1017"/>
        </table:table-row>
        <table:table-row table:style-name="ro1">
          <table:table-cell table:style-name="ce4" table:formula="of:=[.A193]+1" office:value-type="float" office:value="832">
            <text:p>832</text:p>
          </table:table-cell>
          <table:table-cell table:style-name="ce4" table:formula="of:=[.B191]" office:value-type="float" office:value="188">
            <text:p>188</text:p>
          </table:table-cell>
          <table:table-cell table:style-name="ce4"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832, 188, 38, 1, 1, 4);">
            <text:p>insert into game_score (id, matchid, squad, goals, points, time_type) values (832, 188, 38, 1, 1, 4);</text:p>
          </table:table-cell>
          <table:table-cell table:number-columns-repeated="1017"/>
        </table:table-row>
        <table:table-row table:style-name="ro1">
          <table:table-cell table:style-name="ce4" table:formula="of:=[.A194]+1" office:value-type="float" office:value="833">
            <text:p>833</text:p>
          </table:table-cell>
          <table:table-cell table:style-name="ce4" table:formula="of:=[.B192]" office:value-type="float" office:value="188">
            <text:p>188</text:p>
          </table:table-cell>
          <table:table-cell table:style-name="ce4"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833, 188, 38, 1, 0, 3);">
            <text:p>insert into game_score (id, matchid, squad, goals, points, time_type) values (833, 188, 38, 1, 0, 3);</text:p>
          </table:table-cell>
          <table:table-cell table:number-columns-repeated="1017"/>
        </table:table-row>
        <table:table-row table:style-name="ro1">
          <table:table-cell table:style-name="ce4" table:formula="of:=[.A195]+1" office:value-type="float" office:value="834">
            <text:p>834</text:p>
          </table:table-cell>
          <table:table-cell table:style-name="ce4" table:formula="of:=[.B193]" office:value-type="float" office:value="188">
            <text:p>188</text:p>
          </table:table-cell>
          <table:table-cell table:style-name="ce4" office:value-type="float" office:value="49228">
            <text:p>4922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834, 188, 49228, 1, 1, 4);">
            <text:p>insert into game_score (id, matchid, squad, goals, points, time_type) values (834, 188, 49228, 1, 1, 4);</text:p>
          </table:table-cell>
          <table:table-cell table:number-columns-repeated="1017"/>
        </table:table-row>
        <table:table-row table:style-name="ro1">
          <table:table-cell table:style-name="ce4" table:formula="of:=[.A196]+1" office:value-type="float" office:value="835">
            <text:p>835</text:p>
          </table:table-cell>
          <table:table-cell table:style-name="ce4" table:formula="of:=[.B194]" office:value-type="float" office:value="188">
            <text:p>188</text:p>
          </table:table-cell>
          <table:table-cell table:style-name="ce4" office:value-type="float" office:value="49228">
            <text:p>492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835, 188, 49228, 1, 0, 3);">
            <text:p>insert into game_score (id, matchid, squad, goals, points, time_type) values (835, 188, 49228, 1, 0, 3);</text:p>
          </table:table-cell>
          <table:table-cell table:number-columns-repeated="1017"/>
        </table:table-row>
        <table:table-row table:style-name="ro1">
          <table:table-cell table:style-name="ce4" table:formula="of:=[.A197]+1" office:value-type="float" office:value="836">
            <text:p>836</text:p>
          </table:table-cell>
          <table:table-cell table:style-name="ce4" table:formula="of:=[.B195]" office:value-type="float" office:value="188">
            <text:p>188</text:p>
          </table:table-cell>
          <table:table-cell table:style-name="ce4"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836, 188, 38, 5, 0, 7);">
            <text:p>insert into game_score (id, matchid, squad, goals, points, time_type) values (836, 188, 38, 5, 0, 7);</text:p>
          </table:table-cell>
          <table:table-cell table:number-columns-repeated="1017"/>
        </table:table-row>
        <table:table-row table:style-name="ro1">
          <table:table-cell table:style-name="ce4" table:formula="of:=[.A198]+1" office:value-type="float" office:value="837">
            <text:p>837</text:p>
          </table:table-cell>
          <table:table-cell table:style-name="ce4" table:formula="of:=[.B196]" office:value-type="float" office:value="188">
            <text:p>188</text:p>
          </table:table-cell>
          <table:table-cell table:style-name="ce4" office:value-type="float" office:value="49228">
            <text:p>492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837, 188, 49228, 4, 0, 7);">
            <text:p>insert into game_score (id, matchid, squad, goals, points, time_type) values (837, 188, 49228, 4, 0, 7);</text:p>
          </table:table-cell>
          <table:table-cell table:number-columns-repeated="1017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87'.A17]+1" office:value-type="float" office:value="97">
            <text:p>97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97, 1989, 'A', 351);">
            <text:p>insert into group_stage (id, tournament, group_code, squad) values (97, 1989, 'A', 351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98">
            <text:p>98</text:p>
          </table:table-cell>
          <table:table-cell table:formula="of:=[.B2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98, 1989, 'A', 234);">
            <text:p>insert into group_stage (id, tournament, group_code, squad) values (98, 1989, 'A', 234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99">
            <text:p>99</text:p>
          </table:table-cell>
          <table:table-cell table:formula="of:=[.B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42">
            <text:p>4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99, 1989, 'A', 42);">
            <text:p>insert into group_stage (id, tournament, group_code, squad) values (99, 1989, 'A', 42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100">
            <text:p>100</text:p>
          </table:table-cell>
          <table:table-cell table:formula="of:=[.B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00, 1989, 'A', 966);">
            <text:p>insert into group_stage (id, tournament, group_code, squad) values (100, 1989, 'A', 966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101">
            <text:p>101</text:p>
          </table:table-cell>
          <table:table-cell table:formula="of:=[.B5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01, 1989, 'B', 7097);">
            <text:p>insert into group_stage (id, tournament, group_code, squad) values (101, 1989, 'B', 7097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102">
            <text:p>102</text:p>
          </table:table-cell>
          <table:table-cell table:formula="of:=[.B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7">
            <text:p>57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02, 1989, 'B', 57);">
            <text:p>insert into group_stage (id, tournament, group_code, squad) values (102, 1989, 'B', 57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103">
            <text:p>103</text:p>
          </table:table-cell>
          <table:table-cell table:formula="of:=[.B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963">
            <text:p>963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103, 1989, 'B', 963);">
            <text:p>insert into group_stage (id, tournament, group_code, squad) values (103, 1989, 'B', 963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104">
            <text:p>104</text:p>
          </table:table-cell>
          <table:table-cell table:formula="of:=[.B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8] &amp;  &quot;);&quot;" office:value-type="string" office:string-value="insert into group_stage (id, tournament, group_code, squad) values (104, 1989, 'B', 963);">
            <text:p>insert into group_stage (id, tournament, group_code, squad) values (104, 1989, 'B', 963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105">
            <text:p>105</text:p>
          </table:table-cell>
          <table:table-cell table:formula="of:=[.B9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9] &amp;  &quot;);&quot;" office:value-type="string" office:string-value="insert into group_stage (id, tournament, group_code, squad) values (105, 1989, 'C', 506);">
            <text:p>insert into group_stage (id, tournament, group_code, squad) values (105, 1989, 'C', 506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106">
            <text:p>106</text:p>
          </table:table-cell>
          <table:table-cell table:formula="of:=[.B10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0] &amp;  &quot;);&quot;" office:value-type="string" office:string-value="insert into group_stage (id, tournament, group_code, squad) values (106, 1989, 'C', 55);">
            <text:p>insert into group_stage (id, tournament, group_code, squad) values (106, 1989, 'C', 55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07">
            <text:p>107</text:p>
          </table:table-cell>
          <table:table-cell table:formula="of:=[.B11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4930">
            <text:p>4930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1] &amp;  &quot;);&quot;" office:value-type="string" office:string-value="insert into group_stage (id, tournament, group_code, squad) values (107, 1989, 'C', 1);">
            <text:p>insert into group_stage (id, tournament, group_code, squad) values (107, 1989, 'C', 1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08">
            <text:p>108</text:p>
          </table:table-cell>
          <table:table-cell table:formula="of:=[.B12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223">
            <text:p>223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2] &amp;  &quot;);&quot;" office:value-type="string" office:string-value="insert into group_stage (id, tournament, group_code, squad) values (108, 1989, 'C', 4930);">
            <text:p>insert into group_stage (id, tournament, group_code, squad) values (108, 1989, 'C', 4930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09">
            <text:p>109</text:p>
          </table:table-cell>
          <table:table-cell table:formula="of:=[.B13]" office:value-type="float" office:value="1989">
            <text:p>1989</text:p>
          </table:table-cell>
          <table:table-cell office:value-type="string">
            <text:p>D</text:p>
          </table:table-cell>
          <table:table-cell table:style-name="Default" office:value-type="float" office:value="964">
            <text:p>964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3] &amp;  &quot;);&quot;" office:value-type="string" office:string-value="insert into group_stage (id, tournament, group_code, squad) values (109, 1989, 'D', 223);">
            <text:p>insert into group_stage (id, tournament, group_code, squad) values (109, 1989, 'D', 223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10">
            <text:p>110</text:p>
          </table:table-cell>
          <table:table-cell table:formula="of:=[.B14]" office:value-type="float" office:value="1989">
            <text:p>1989</text:p>
          </table:table-cell>
          <table:table-cell office:value-type="string">
            <text:p>D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4] &amp;  &quot;);&quot;" office:value-type="string" office:string-value="insert into group_stage (id, tournament, group_code, squad) values (110, 1989, 'D', 964);">
            <text:p>insert into group_stage (id, tournament, group_code, squad) values (110, 1989, 'D', 964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11">
            <text:p>111</text:p>
          </table:table-cell>
          <table:table-cell table:formula="of:=[.B15]" office:value-type="float" office:value="1989">
            <text:p>1989</text:p>
          </table:table-cell>
          <table:table-cell office:value-type="string">
            <text:p>D</text:p>
          </table:table-cell>
          <table:table-cell table:style-name="Default" office:value-type="float" office:value="47">
            <text:p>47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111, 1989, 'D', 47);">
            <text:p>insert into group_stage (id, tournament, group_code, squad) values (111, 1989, 'D', 47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12">
            <text:p>112</text:p>
          </table:table-cell>
          <table:table-cell table:formula="of:=[.B16]" office:value-type="float" office:value="1989">
            <text:p>1989</text:p>
          </table:table-cell>
          <table:table-cell office:value-type="string">
            <text:p>D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112, 1989, 'D', 34);">
            <text:p>insert into group_stage (id, tournament, group_code, squad) values (112, 1989, 'D', 34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87'.A51]+1" office:value-type="float" office:value="189">
            <text:p>189</text:p>
          </table:table-cell>
          <table:table-cell table:style-name="ce5" table:formula="of:=&quot;1989-02-16&quot;" office:value-type="string" office:string-value="1989-02-16">
            <text:p>1989-02-16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89, '1989-02-16', 2, 966);">
            <text:p>insert into game (matchid, matchdate, game_type, country) values (189, '1989-02-16', 2, 966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90">
            <text:p>190</text:p>
          </table:table-cell>
          <table:table-cell table:style-name="ce5" table:formula="of:=&quot;1989-02-17&quot;" office:value-type="string" office:string-value="1989-02-17">
            <text:p>1989-02-17</text:p>
          </table:table-cell>
          <table:table-cell office:value-type="float" office:value="2">
            <text:p>2</text:p>
          </table:table-cell>
          <table:table-cell table:formula="of:=[.D20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90, '1989-02-17', 2, 966);">
            <text:p>insert into game (matchid, matchdate, game_type, country) values (190, '1989-02-17', 2, 966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91">
            <text:p>191</text:p>
          </table:table-cell>
          <table:table-cell table:style-name="ce5" table:formula="of:=&quot;1989-02-19&quot;" office:value-type="string" office:string-value="1989-02-19">
            <text:p>1989-02-19</text:p>
          </table:table-cell>
          <table:table-cell office:value-type="float" office:value="2">
            <text:p>2</text:p>
          </table:table-cell>
          <table:table-cell table:formula="of:=[.D21]" office:value-type="float" office:value="966">
            <text:p>96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91, '1989-02-19', 2, 966);">
            <text:p>insert into game (matchid, matchdate, game_type, country) values (191, '1989-02-19', 2, 966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92">
            <text:p>192</text:p>
          </table:table-cell>
          <table:table-cell table:style-name="ce5" table:formula="of:=&quot;1989-02-20&quot;" office:value-type="string" office:string-value="1989-02-20">
            <text:p>1989-02-20</text:p>
          </table:table-cell>
          <table:table-cell office:value-type="float" office:value="2">
            <text:p>2</text:p>
          </table:table-cell>
          <table:table-cell table:formula="of:=[.D22]" office:value-type="float" office:value="966">
            <text:p>96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92, '1989-02-20', 2, 966);">
            <text:p>insert into game (matchid, matchdate, game_type, country) values (192, '1989-02-20', 2, 966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93">
            <text:p>193</text:p>
          </table:table-cell>
          <table:table-cell table:style-name="ce5" table:formula="of:=&quot;1989-02-22&quot;" office:value-type="string" office:string-value="1989-02-22">
            <text:p>1989-02-22</text:p>
          </table:table-cell>
          <table:table-cell office:value-type="float" office:value="2">
            <text:p>2</text:p>
          </table:table-cell>
          <table:table-cell table:formula="of:=[.D23]" office:value-type="float" office:value="966">
            <text:p>966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93, '1989-02-22', 2, 966);">
            <text:p>insert into game (matchid, matchdate, game_type, country) values (193, '1989-02-22', 2, 966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194">
            <text:p>194</text:p>
          </table:table-cell>
          <table:table-cell table:style-name="ce5" table:formula="of:=&quot;1989-02-22&quot;" office:value-type="string" office:string-value="1989-02-22">
            <text:p>1989-02-22</text:p>
          </table:table-cell>
          <table:table-cell office:value-type="float" office:value="2">
            <text:p>2</text:p>
          </table:table-cell>
          <table:table-cell table:formula="of:=[.D24]" office:value-type="float" office:value="966">
            <text:p>96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94, '1989-02-22', 2, 966);">
            <text:p>insert into game (matchid, matchdate, game_type, country) values (194, '1989-02-22', 2, 966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195">
            <text:p>195</text:p>
          </table:table-cell>
          <table:table-cell table:style-name="ce5" table:formula="of:=&quot;1989-02-17&quot;" office:value-type="string" office:string-value="1989-02-17">
            <text:p>1989-02-17</text:p>
          </table:table-cell>
          <table:table-cell office:value-type="float" office:value="2">
            <text:p>2</text:p>
          </table:table-cell>
          <table:table-cell table:formula="of:=[.D25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95, '1989-02-17', 2, 966);">
            <text:p>insert into game (matchid, matchdate, game_type, country) values (195, '1989-02-17', 2, 966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196">
            <text:p>196</text:p>
          </table:table-cell>
          <table:table-cell table:style-name="ce5" table:formula="of:=&quot;1989-02-17&quot;" office:value-type="string" office:string-value="1989-02-17">
            <text:p>1989-02-17</text:p>
          </table:table-cell>
          <table:table-cell office:value-type="float" office:value="2">
            <text:p>2</text:p>
          </table:table-cell>
          <table:table-cell table:formula="of:=[.D26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96, '1989-02-17', 2, 966);">
            <text:p>insert into game (matchid, matchdate, game_type, country) values (196, '1989-02-17', 2, 966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197">
            <text:p>197</text:p>
          </table:table-cell>
          <table:table-cell table:style-name="ce5" table:formula="of:=&quot;1989-02-19&quot;" office:value-type="string" office:string-value="1989-02-19">
            <text:p>1989-02-19</text:p>
          </table:table-cell>
          <table:table-cell office:value-type="float" office:value="2">
            <text:p>2</text:p>
          </table:table-cell>
          <table:table-cell table:formula="of:=[.D27]" office:value-type="float" office:value="966">
            <text:p>96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97, '1989-02-19', 2, 966);">
            <text:p>insert into game (matchid, matchdate, game_type, country) values (197, '1989-02-19', 2, 966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98">
            <text:p>198</text:p>
          </table:table-cell>
          <table:table-cell table:style-name="ce5" table:formula="of:=&quot;1989-02-20&quot;" office:value-type="string" office:string-value="1989-02-20">
            <text:p>1989-02-20</text:p>
          </table:table-cell>
          <table:table-cell office:value-type="float" office:value="2">
            <text:p>2</text:p>
          </table:table-cell>
          <table:table-cell table:formula="of:=[.D28]" office:value-type="float" office:value="966">
            <text:p>96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98, '1989-02-20', 2, 966);">
            <text:p>insert into game (matchid, matchdate, game_type, country) values (198, '1989-02-20', 2, 966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99">
            <text:p>199</text:p>
          </table:table-cell>
          <table:table-cell table:style-name="ce5" table:formula="of:=&quot;1989-02-22&quot;" office:value-type="string" office:string-value="1989-02-22">
            <text:p>1989-02-22</text:p>
          </table:table-cell>
          <table:table-cell office:value-type="float" office:value="2">
            <text:p>2</text:p>
          </table:table-cell>
          <table:table-cell table:formula="of:=[.D29]" office:value-type="float" office:value="966">
            <text:p>966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99, '1989-02-22', 2, 966);">
            <text:p>insert into game (matchid, matchdate, game_type, country) values (199, '1989-02-22', 2, 966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00">
            <text:p>200</text:p>
          </table:table-cell>
          <table:table-cell table:style-name="ce5" table:formula="of:=&quot;1989-02-22&quot;" office:value-type="string" office:string-value="1989-02-22">
            <text:p>1989-02-22</text:p>
          </table:table-cell>
          <table:table-cell office:value-type="float" office:value="2">
            <text:p>2</text:p>
          </table:table-cell>
          <table:table-cell table:formula="of:=[.D30]" office:value-type="float" office:value="966">
            <text:p>966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200, '1989-02-22', 2, 966);">
            <text:p>insert into game (matchid, matchdate, game_type, country) values (200, '1989-02-22', 2, 966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01">
            <text:p>201</text:p>
          </table:table-cell>
          <table:table-cell table:style-name="ce5" table:formula="of:=&quot;1989-02-17&quot;" office:value-type="string" office:string-value="1989-02-17">
            <text:p>1989-02-17</text:p>
          </table:table-cell>
          <table:table-cell office:value-type="float" office:value="2">
            <text:p>2</text:p>
          </table:table-cell>
          <table:table-cell table:formula="of:=[.D31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201, '1989-02-17', 2, 966);">
            <text:p>insert into game (matchid, matchdate, game_type, country) values (201, '1989-02-17', 2, 966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202">
            <text:p>202</text:p>
          </table:table-cell>
          <table:table-cell table:style-name="ce5" table:formula="of:=&quot;1989-02-17&quot;" office:value-type="string" office:string-value="1989-02-17">
            <text:p>1989-02-17</text:p>
          </table:table-cell>
          <table:table-cell office:value-type="float" office:value="2">
            <text:p>2</text:p>
          </table:table-cell>
          <table:table-cell table:formula="of:=[.D32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202, '1989-02-17', 2, 966);">
            <text:p>insert into game (matchid, matchdate, game_type, country) values (202, '1989-02-17', 2, 966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203">
            <text:p>203</text:p>
          </table:table-cell>
          <table:table-cell table:style-name="ce5" table:formula="of:=&quot;1989-02-19&quot;" office:value-type="string" office:string-value="1989-02-19">
            <text:p>1989-02-19</text:p>
          </table:table-cell>
          <table:table-cell office:value-type="float" office:value="2">
            <text:p>2</text:p>
          </table:table-cell>
          <table:table-cell table:formula="of:=[.D33]" office:value-type="float" office:value="966">
            <text:p>96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203, '1989-02-19', 2, 966);">
            <text:p>insert into game (matchid, matchdate, game_type, country) values (203, '1989-02-19', 2, 966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204">
            <text:p>204</text:p>
          </table:table-cell>
          <table:table-cell table:style-name="ce5" table:formula="of:=&quot;1989-02-20&quot;" office:value-type="string" office:string-value="1989-02-20">
            <text:p>1989-02-20</text:p>
          </table:table-cell>
          <table:table-cell office:value-type="float" office:value="2">
            <text:p>2</text:p>
          </table:table-cell>
          <table:table-cell table:formula="of:=[.D34]" office:value-type="float" office:value="966">
            <text:p>96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204, '1989-02-20', 2, 966);">
            <text:p>insert into game (matchid, matchdate, game_type, country) values (204, '1989-02-20', 2, 966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205">
            <text:p>205</text:p>
          </table:table-cell>
          <table:table-cell table:style-name="ce5" table:formula="of:=&quot;1989-02-22&quot;" office:value-type="string" office:string-value="1989-02-22">
            <text:p>1989-02-22</text:p>
          </table:table-cell>
          <table:table-cell office:value-type="float" office:value="2">
            <text:p>2</text:p>
          </table:table-cell>
          <table:table-cell table:formula="of:=[.D35]" office:value-type="float" office:value="966">
            <text:p>966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205, '1989-02-22', 2, 966);">
            <text:p>insert into game (matchid, matchdate, game_type, country) values (205, '1989-02-22', 2, 966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206">
            <text:p>206</text:p>
          </table:table-cell>
          <table:table-cell table:style-name="ce5" table:formula="of:=&quot;1989-02-22&quot;" office:value-type="string" office:string-value="1989-02-22">
            <text:p>1989-02-22</text:p>
          </table:table-cell>
          <table:table-cell office:value-type="float" office:value="2">
            <text:p>2</text:p>
          </table:table-cell>
          <table:table-cell table:formula="of:=[.D36]" office:value-type="float" office:value="966">
            <text:p>966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206, '1989-02-22', 2, 966);">
            <text:p>insert into game (matchid, matchdate, game_type, country) values (206, '1989-02-22', 2, 966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207">
            <text:p>207</text:p>
          </table:table-cell>
          <table:table-cell table:style-name="ce5" table:formula="of:=&quot;1989-02-17&quot;" office:value-type="string" office:string-value="1989-02-17">
            <text:p>1989-02-17</text:p>
          </table:table-cell>
          <table:table-cell office:value-type="float" office:value="2">
            <text:p>2</text:p>
          </table:table-cell>
          <table:table-cell table:formula="of:=[.D37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207, '1989-02-17', 2, 966);">
            <text:p>insert into game (matchid, matchdate, game_type, country) values (207, '1989-02-17', 2, 966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208">
            <text:p>208</text:p>
          </table:table-cell>
          <table:table-cell table:style-name="ce5" table:formula="of:=&quot;1989-02-17&quot;" office:value-type="string" office:string-value="1989-02-17">
            <text:p>1989-02-17</text:p>
          </table:table-cell>
          <table:table-cell office:value-type="float" office:value="2">
            <text:p>2</text:p>
          </table:table-cell>
          <table:table-cell table:formula="of:=[.D38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08, '1989-02-17', 2, 966);">
            <text:p>insert into game (matchid, matchdate, game_type, country) values (208, '1989-02-17', 2, 966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209">
            <text:p>209</text:p>
          </table:table-cell>
          <table:table-cell table:style-name="ce5" table:formula="of:=&quot;1989-02-19&quot;" office:value-type="string" office:string-value="1989-02-19">
            <text:p>1989-02-19</text:p>
          </table:table-cell>
          <table:table-cell office:value-type="float" office:value="2">
            <text:p>2</text:p>
          </table:table-cell>
          <table:table-cell table:formula="of:=[.D39]" office:value-type="float" office:value="966">
            <text:p>96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09, '1989-02-19', 2, 966);">
            <text:p>insert into game (matchid, matchdate, game_type, country) values (209, '1989-02-19', 2, 966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210">
            <text:p>210</text:p>
          </table:table-cell>
          <table:table-cell table:style-name="ce5" table:formula="of:=&quot;1989-02-20&quot;" office:value-type="string" office:string-value="1989-02-20">
            <text:p>1989-02-20</text:p>
          </table:table-cell>
          <table:table-cell office:value-type="float" office:value="2">
            <text:p>2</text:p>
          </table:table-cell>
          <table:table-cell table:formula="of:=[.D40]" office:value-type="float" office:value="966">
            <text:p>96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2] &amp; &quot;', &quot; &amp; [.C41] &amp; &quot;, &quot; &amp; [.D41] &amp;  &quot;);&quot;" office:value-type="string" office:string-value="insert into game (matchid, matchdate, game_type, country) values (210, '1989-02-22', 2, 966);">
            <text:p>insert into game (matchid, matchdate, game_type, country) values (210, '1989-02-22', 2, 966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211">
            <text:p>211</text:p>
          </table:table-cell>
          <table:table-cell table:style-name="ce5" table:formula="of:=&quot;1989-02-22&quot;" office:value-type="string" office:string-value="1989-02-22">
            <text:p>1989-02-22</text:p>
          </table:table-cell>
          <table:table-cell office:value-type="float" office:value="2">
            <text:p>2</text:p>
          </table:table-cell>
          <table:table-cell table:formula="of:=[.D41]" office:value-type="float" office:value="966">
            <text:p>96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3] &amp; &quot;', &quot; &amp; [.C42] &amp; &quot;, &quot; &amp; [.D42] &amp;  &quot;);&quot;" office:value-type="string" office:string-value="insert into game (matchid, matchdate, game_type, country) values (211, '1989-02-22', 2, 966);">
            <text:p>insert into game (matchid, matchdate, game_type, country) values (211, '1989-02-22', 2, 966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212">
            <text:p>212</text:p>
          </table:table-cell>
          <table:table-cell table:style-name="ce5" table:formula="of:=&quot;1989-02-22&quot;" office:value-type="string" office:string-value="1989-02-22">
            <text:p>1989-02-22</text:p>
          </table:table-cell>
          <table:table-cell office:value-type="float" office:value="2">
            <text:p>2</text:p>
          </table:table-cell>
          <table:table-cell table:formula="of:=[.D42]" office:value-type="float" office:value="966">
            <text:p>966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4] &amp; &quot;', &quot; &amp; [.C43] &amp; &quot;, &quot; &amp; [.D43] &amp;  &quot;);&quot;" office:value-type="string" office:string-value="insert into game (matchid, matchdate, game_type, country) values (212, '1989-02-25', 2, 966);">
            <text:p>insert into game (matchid, matchdate, game_type, country) values (212, '1989-02-25', 2, 966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213">
            <text:p>213</text:p>
          </table:table-cell>
          <table:table-cell table:style-name="ce5" table:formula="of:=&quot;1989-02-25&quot;" office:value-type="string" office:string-value="1989-02-25">
            <text:p>1989-02-25</text:p>
          </table:table-cell>
          <table:table-cell office:value-type="float" office:value="3">
            <text:p>3</text:p>
          </table:table-cell>
          <table:table-cell table:formula="of:=[.D43]" office:value-type="float" office:value="966">
            <text:p>966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5] &amp; &quot;', &quot; &amp; [.C44] &amp; &quot;, &quot; &amp; [.D44] &amp;  &quot;);&quot;" office:value-type="string" office:string-value="insert into game (matchid, matchdate, game_type, country) values (213, '1989-02-25', 3, 966);">
            <text:p>insert into game (matchid, matchdate, game_type, country) values (213, '1989-02-25', 3, 966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214">
            <text:p>214</text:p>
          </table:table-cell>
          <table:table-cell table:style-name="ce5" table:formula="of:=&quot;1989-02-25&quot;" office:value-type="string" office:string-value="1989-02-25">
            <text:p>1989-02-25</text:p>
          </table:table-cell>
          <table:table-cell office:value-type="float" office:value="3">
            <text:p>3</text:p>
          </table:table-cell>
          <table:table-cell table:formula="of:=[.D44]" office:value-type="float" office:value="966">
            <text:p>966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6] &amp; &quot;', &quot; &amp; [.C45] &amp; &quot;, &quot; &amp; [.D45] &amp;  &quot;);&quot;" office:value-type="string" office:string-value="insert into game (matchid, matchdate, game_type, country) values (214, '1989-02-25', 3, 966);">
            <text:p>insert into game (matchid, matchdate, game_type, country) values (214, '1989-02-25', 3, 966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215">
            <text:p>215</text:p>
          </table:table-cell>
          <table:table-cell table:style-name="ce5" table:formula="of:=&quot;1989-02-25&quot;" office:value-type="string" office:string-value="1989-02-25">
            <text:p>1989-02-25</text:p>
          </table:table-cell>
          <table:table-cell office:value-type="float" office:value="3">
            <text:p>3</text:p>
          </table:table-cell>
          <table:table-cell table:formula="of:=[.D45]" office:value-type="float" office:value="966">
            <text:p>966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7] &amp; &quot;', &quot; &amp; [.C46] &amp; &quot;, &quot; &amp; [.D46] &amp;  &quot;);&quot;" office:value-type="string" office:string-value="insert into game (matchid, matchdate, game_type, country) values (215, '1989-02-25', 3, 966);">
            <text:p>insert into game (matchid, matchdate, game_type, country) values (215, '1989-02-25', 3, 966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216">
            <text:p>216</text:p>
          </table:table-cell>
          <table:table-cell table:style-name="ce5" table:formula="of:=&quot;1989-02-25&quot;" office:value-type="string" office:string-value="1989-02-25">
            <text:p>1989-02-25</text:p>
          </table:table-cell>
          <table:table-cell office:value-type="float" office:value="3">
            <text:p>3</text:p>
          </table:table-cell>
          <table:table-cell table:formula="of:=[.D46]" office:value-type="float" office:value="966">
            <text:p>966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8] &amp; &quot;', &quot; &amp; [.C47] &amp; &quot;, &quot; &amp; [.D47] &amp;  &quot;);&quot;" office:value-type="string" office:string-value="insert into game (matchid, matchdate, game_type, country) values (216, '1989-02-28', 3, 966);">
            <text:p>insert into game (matchid, matchdate, game_type, country) values (216, '1989-02-28', 3, 966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217">
            <text:p>217</text:p>
          </table:table-cell>
          <table:table-cell table:style-name="ce5" table:formula="of:=&quot;1989-02-28&quot;" office:value-type="string" office:string-value="1989-02-28">
            <text:p>1989-02-28</text:p>
          </table:table-cell>
          <table:table-cell office:value-type="float" office:value="4">
            <text:p>4</text:p>
          </table:table-cell>
          <table:table-cell table:formula="of:=[.D47]" office:value-type="float" office:value="966">
            <text:p>966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9] &amp; &quot;', &quot; &amp; [.C48] &amp; &quot;, &quot; &amp; [.D48] &amp;  &quot;);&quot;" office:value-type="string" office:string-value="insert into game (matchid, matchdate, game_type, country) values (217, '1989-02-28', 4, 966);">
            <text:p>insert into game (matchid, matchdate, game_type, country) values (217, '1989-02-28', 4, 966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218">
            <text:p>218</text:p>
          </table:table-cell>
          <table:table-cell table:style-name="ce5" table:formula="of:=&quot;1989-02-28&quot;" office:value-type="string" office:string-value="1989-02-28">
            <text:p>1989-02-28</text:p>
          </table:table-cell>
          <table:table-cell office:value-type="float" office:value="4">
            <text:p>4</text:p>
          </table:table-cell>
          <table:table-cell table:formula="of:=[.D48]" office:value-type="float" office:value="966">
            <text:p>966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218, '1989-02-28', 4, 966);">
            <text:p>insert into game (matchid, matchdate, game_type, country) values (218, '1989-02-28', 4, 966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219">
            <text:p>219</text:p>
          </table:table-cell>
          <table:table-cell table:style-name="ce5" table:formula="of:=&quot;1989-03-03&quot;" office:value-type="string" office:string-value="1989-03-03">
            <text:p>1989-03-03</text:p>
          </table:table-cell>
          <table:table-cell office:value-type="float" office:value="5">
            <text:p>5</text:p>
          </table:table-cell>
          <table:table-cell table:formula="of:=[.D49]" office:value-type="float" office:value="966">
            <text:p>966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219, '1989-03-03', 5, 966);">
            <text:p>insert into game (matchid, matchdate, game_type, country) values (219, '1989-03-03', 5, 966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220">
            <text:p>220</text:p>
          </table:table-cell>
          <table:table-cell table:style-name="ce5" table:formula="of:=&quot;1989-03-03&quot;" office:value-type="string" office:string-value="1989-03-03">
            <text:p>1989-03-03</text:p>
          </table:table-cell>
          <table:table-cell office:value-type="float" office:value="6">
            <text:p>6</text:p>
          </table:table-cell>
          <table:table-cell table:formula="of:=[.D50]" office:value-type="float" office:value="966">
            <text:p>966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220, '1989-03-03', 6, 966);">
            <text:p>insert into game (matchid, matchdate, game_type, country) values (220, '1989-03-03', 6, 96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87'.A199]+ 1" office:value-type="float" office:value="838">
            <text:p>838</text:p>
          </table:table-cell>
          <table:table-cell table:style-name="ce3" table:formula="of:=[.A20]" office:value-type="float" office:value="189">
            <text:p>189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838, 189, 966, 1, 0, 2);">
            <text:p>insert into game_score (id, matchid, squad, goals, points, time_type) values (838, 189, 966, 1, 0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839">
            <text:p>839</text:p>
          </table:table-cell>
          <table:table-cell table:style-name="ce3" table:formula="of:=[.B54]" office:value-type="float" office:value="189">
            <text:p>189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839, 189, 966, 1, 0, 1);">
            <text:p>insert into game_score (id, matchid, squad, goals, points, time_type) values (839, 189, 966, 1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840">
            <text:p>840</text:p>
          </table:table-cell>
          <table:table-cell table:style-name="ce3" table:formula="of:=[.B54]" office:value-type="float" office:value="189">
            <text:p>189</text:p>
          </table:table-cell>
          <table:table-cell table:style-name="ce3" office:value-type="float" office:value="234">
            <text:p>23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840, 189, 234, 2, 2, 2);">
            <text:p>insert into game_score (id, matchid, squad, goals, points, time_type) values (840, 189, 234, 2, 2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841">
            <text:p>841</text:p>
          </table:table-cell>
          <table:table-cell table:style-name="ce3" table:formula="of:=[.B54]" office:value-type="float" office:value="189">
            <text:p>18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841, 189, 234, 0, 0, 1);">
            <text:p>insert into game_score (id, matchid, squad, goals, points, time_type) values (841, 189, 234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842">
            <text:p>842</text:p>
          </table:table-cell>
          <table:table-cell table:style-name="ce4" table:formula="of:=[.B54]+1" office:value-type="float" office:value="190">
            <text:p>190</text:p>
          </table:table-cell>
          <table:table-cell table:style-name="ce4" office:value-type="float" office:value="42">
            <text:p>4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42, 190, 42, 0, 0, 2);">
            <text:p>insert into game_score (id, matchid, squad, goals, points, time_type) values (842, 190, 42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843">
            <text:p>843</text:p>
          </table:table-cell>
          <table:table-cell table:style-name="ce4" table:formula="of:=[.B58]" office:value-type="float" office:value="190">
            <text:p>190</text:p>
          </table:table-cell>
          <table:table-cell table:style-name="ce4" office:value-type="float" office:value="42">
            <text:p>4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843, 190, 42, 0, 0, 1);">
            <text:p>insert into game_score (id, matchid, squad, goals, points, time_type) values (843, 190, 42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844">
            <text:p>844</text:p>
          </table:table-cell>
          <table:table-cell table:style-name="ce4" table:formula="of:=[.B58]" office:value-type="float" office:value="190">
            <text:p>190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844, 190, 351, 1, 2, 2);">
            <text:p>insert into game_score (id, matchid, squad, goals, points, time_type) values (844, 190, 351, 1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845">
            <text:p>845</text:p>
          </table:table-cell>
          <table:table-cell table:style-name="ce4" table:formula="of:=[.B58]" office:value-type="float" office:value="190">
            <text:p>190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845, 190, 351, 0, 0, 1);">
            <text:p>insert into game_score (id, matchid, squad, goals, points, time_type) values (845, 190, 351, 0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846">
            <text:p>846</text:p>
          </table:table-cell>
          <table:table-cell table:style-name="ce3" table:formula="of:=[.B58]+1" office:value-type="float" office:value="191">
            <text:p>19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846, 191, 966, 0, 0, 2);">
            <text:p>insert into game_score (id, matchid, squad, goals, points, time_type) values (846, 191, 966, 0, 0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847">
            <text:p>847</text:p>
          </table:table-cell>
          <table:table-cell table:style-name="ce3" table:formula="of:=[.B62]" office:value-type="float" office:value="191">
            <text:p>19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847, 191, 966, 0, 0, 1);">
            <text:p>insert into game_score (id, matchid, squad, goals, points, time_type) values (847, 191, 966, 0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848">
            <text:p>848</text:p>
          </table:table-cell>
          <table:table-cell table:style-name="ce3" table:formula="of:=[.B62]" office:value-type="float" office:value="191">
            <text:p>19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848, 191, 42, 1, 2, 2);">
            <text:p>insert into game_score (id, matchid, squad, goals, points, time_type) values (848, 191, 42, 1, 2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849">
            <text:p>849</text:p>
          </table:table-cell>
          <table:table-cell table:style-name="ce3" table:formula="of:=[.B62]" office:value-type="float" office:value="191">
            <text:p>191</text:p>
          </table:table-cell>
          <table:table-cell table:style-name="ce3" office:value-type="float" office:value="42">
            <text:p>4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849, 191, 42, 0, 0, 1);">
            <text:p>insert into game_score (id, matchid, squad, goals, points, time_type) values (849, 191, 42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850">
            <text:p>850</text:p>
          </table:table-cell>
          <table:table-cell table:style-name="ce4" table:formula="of:=[.B62]+1" office:value-type="float" office:value="192">
            <text:p>192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850, 192, 234, 0, 0, 2);">
            <text:p>insert into game_score (id, matchid, squad, goals, points, time_type) values (850, 192, 234, 0, 0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851">
            <text:p>851</text:p>
          </table:table-cell>
          <table:table-cell table:style-name="ce4" table:formula="of:=[.B66]" office:value-type="float" office:value="192">
            <text:p>192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851, 192, 234, 0, 0, 1);">
            <text:p>insert into game_score (id, matchid, squad, goals, points, time_type) values (851, 192, 234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852">
            <text:p>852</text:p>
          </table:table-cell>
          <table:table-cell table:style-name="ce4" table:formula="of:=[.B66]" office:value-type="float" office:value="192">
            <text:p>192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852, 192, 351, 1, 2, 2);">
            <text:p>insert into game_score (id, matchid, squad, goals, points, time_type) values (852, 192, 351, 1, 2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853">
            <text:p>853</text:p>
          </table:table-cell>
          <table:table-cell table:style-name="ce4" table:formula="of:=[.B66]" office:value-type="float" office:value="192">
            <text:p>192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853, 192, 351, 0, 0, 1);">
            <text:p>insert into game_score (id, matchid, squad, goals, points, time_type) values (853, 192, 351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854">
            <text:p>854</text:p>
          </table:table-cell>
          <table:table-cell table:style-name="ce3" table:formula="of:=[.B66]+1" office:value-type="float" office:value="193">
            <text:p>193</text:p>
          </table:table-cell>
          <table:table-cell table:style-name="ce3" office:value-type="float" office:value="966">
            <text:p>96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854, 193, 966, 3, 2, 2);">
            <text:p>insert into game_score (id, matchid, squad, goals, points, time_type) values (854, 193, 966, 3, 2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855">
            <text:p>855</text:p>
          </table:table-cell>
          <table:table-cell table:style-name="ce3" table:formula="of:=[.B70]" office:value-type="float" office:value="193">
            <text:p>19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855, 193, 966, 0, 0, 1);">
            <text:p>insert into game_score (id, matchid, squad, goals, points, time_type) values (855, 193, 966, 0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856">
            <text:p>856</text:p>
          </table:table-cell>
          <table:table-cell table:style-name="ce3" table:formula="of:=[.B70]" office:value-type="float" office:value="193">
            <text:p>193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856, 193, 351, 0, 0, 2);">
            <text:p>insert into game_score (id, matchid, squad, goals, points, time_type) values (856, 193, 351, 0, 0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857">
            <text:p>857</text:p>
          </table:table-cell>
          <table:table-cell table:style-name="ce3" table:formula="of:=[.B70]" office:value-type="float" office:value="193">
            <text:p>193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857, 193, 351, 0, 0, 1);">
            <text:p>insert into game_score (id, matchid, squad, goals, points, time_type) values (857, 193, 351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858">
            <text:p>858</text:p>
          </table:table-cell>
          <table:table-cell table:style-name="ce4" table:formula="of:=[.B70]+1" office:value-type="float" office:value="194">
            <text:p>194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858, 194, 234, 1, 1, 2);">
            <text:p>insert into game_score (id, matchid, squad, goals, points, time_type) values (858, 194, 234, 1, 1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859">
            <text:p>859</text:p>
          </table:table-cell>
          <table:table-cell table:style-name="ce4" table:formula="of:=[.B74]" office:value-type="float" office:value="194">
            <text:p>194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859, 194, 234, 0, 0, 1);">
            <text:p>insert into game_score (id, matchid, squad, goals, points, time_type) values (859, 194, 234, 0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860">
            <text:p>860</text:p>
          </table:table-cell>
          <table:table-cell table:style-name="ce4" table:formula="of:=[.B74]" office:value-type="float" office:value="194">
            <text:p>194</text:p>
          </table:table-cell>
          <table:table-cell table:style-name="ce4" office:value-type="float" office:value="42">
            <text:p>42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860, 194, 42, 1, 1, 2);">
            <text:p>insert into game_score (id, matchid, squad, goals, points, time_type) values (860, 194, 42, 1, 1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861">
            <text:p>861</text:p>
          </table:table-cell>
          <table:table-cell table:style-name="ce4" table:formula="of:=[.B74]" office:value-type="float" office:value="194">
            <text:p>194</text:p>
          </table:table-cell>
          <table:table-cell table:style-name="ce4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861, 194, 42, 1, 0, 1);">
            <text:p>insert into game_score (id, matchid, squad, goals, points, time_type) values (861, 194, 42, 1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862">
            <text:p>862</text:p>
          </table:table-cell>
          <table:table-cell table:style-name="ce3" table:formula="of:=[.B74]+1" office:value-type="float" office:value="195">
            <text:p>195</text:p>
          </table:table-cell>
          <table:table-cell table:style-name="ce3" office:value-type="float" office:value="506">
            <text:p>5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862, 195, 506, 1, 2, 2);">
            <text:p>insert into game_score (id, matchid, squad, goals, points, time_type) values (862, 195, 506, 1, 2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863">
            <text:p>863</text:p>
          </table:table-cell>
          <table:table-cell table:style-name="ce3" table:formula="of:=[.B78]" office:value-type="float" office:value="195">
            <text:p>195</text:p>
          </table:table-cell>
          <table:table-cell table:style-name="ce3" office:value-type="float" office:value="506">
            <text:p>50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863, 195, 506, 0, 0, 1);">
            <text:p>insert into game_score (id, matchid, squad, goals, points, time_type) values (863, 195, 506, 0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864">
            <text:p>864</text:p>
          </table:table-cell>
          <table:table-cell table:style-name="ce3" table:formula="of:=[.B78]" office:value-type="float" office:value="195">
            <text:p>195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864, 195, 57, 0, 0, 2);">
            <text:p>insert into game_score (id, matchid, squad, goals, points, time_type) values (864, 195, 57, 0, 0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865">
            <text:p>865</text:p>
          </table:table-cell>
          <table:table-cell table:style-name="ce3" table:formula="of:=[.B78]" office:value-type="float" office:value="195">
            <text:p>195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865, 195, 57, 0, 0, 1);">
            <text:p>insert into game_score (id, matchid, squad, goals, points, time_type) values (865, 195, 57, 0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866">
            <text:p>866</text:p>
          </table:table-cell>
          <table:table-cell table:style-name="ce4" table:formula="of:=[.B78]+1" office:value-type="float" office:value="196">
            <text:p>196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866, 196, 7097, 3, 2, 2);">
            <text:p>insert into game_score (id, matchid, squad, goals, points, time_type) values (866, 196, 7097, 3, 2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867">
            <text:p>867</text:p>
          </table:table-cell>
          <table:table-cell table:style-name="ce4" table:formula="of:=[.B82]" office:value-type="float" office:value="196">
            <text:p>196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867, 196, 7097, 1, 0, 1);">
            <text:p>insert into game_score (id, matchid, squad, goals, points, time_type) values (867, 196, 7097, 1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868">
            <text:p>868</text:p>
          </table:table-cell>
          <table:table-cell table:style-name="ce4" table:formula="of:=[.B82]" office:value-type="float" office:value="196">
            <text:p>196</text:p>
          </table:table-cell>
          <table:table-cell table:style-name="ce4" office:value-type="float" office:value="963">
            <text:p>96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868, 196, 963, 1, 0, 2);">
            <text:p>insert into game_score (id, matchid, squad, goals, points, time_type) values (868, 196, 963, 1, 0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869">
            <text:p>869</text:p>
          </table:table-cell>
          <table:table-cell table:style-name="ce4" table:formula="of:=[.B82]" office:value-type="float" office:value="196">
            <text:p>196</text:p>
          </table:table-cell>
          <table:table-cell table:style-name="ce4" office:value-type="float" office:value="963">
            <text:p>96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869, 196, 963, 0, 0, 1);">
            <text:p>insert into game_score (id, matchid, squad, goals, points, time_type) values (869, 196, 963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870">
            <text:p>870</text:p>
          </table:table-cell>
          <table:table-cell table:style-name="ce3" table:formula="of:=[.B82]+1" office:value-type="float" office:value="197">
            <text:p>197</text:p>
          </table:table-cell>
          <table:table-cell table:style-name="ce3" office:value-type="float" office:value="506">
            <text:p>50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870, 197, 506, 0, 0, 2);">
            <text:p>insert into game_score (id, matchid, squad, goals, points, time_type) values (870, 197, 506, 0, 0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871">
            <text:p>871</text:p>
          </table:table-cell>
          <table:table-cell table:style-name="ce3" table:formula="of:=[.B86]" office:value-type="float" office:value="197">
            <text:p>197</text:p>
          </table:table-cell>
          <table:table-cell table:style-name="ce3" office:value-type="float" office:value="506">
            <text:p>50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871, 197, 506, 0, 0, 1);">
            <text:p>insert into game_score (id, matchid, squad, goals, points, time_type) values (871, 197, 506, 0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872">
            <text:p>872</text:p>
          </table:table-cell>
          <table:table-cell table:style-name="ce3" table:formula="of:=[.B86]" office:value-type="float" office:value="197">
            <text:p>197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872, 197, 7097, 1, 2, 2);">
            <text:p>insert into game_score (id, matchid, squad, goals, points, time_type) values (872, 197, 7097, 1, 2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873">
            <text:p>873</text:p>
          </table:table-cell>
          <table:table-cell table:style-name="ce3" table:formula="of:=[.B86]" office:value-type="float" office:value="197">
            <text:p>197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873, 197, 7097, 0, 0, 1);">
            <text:p>insert into game_score (id, matchid, squad, goals, points, time_type) values (873, 197, 7097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874">
            <text:p>874</text:p>
          </table:table-cell>
          <table:table-cell table:style-name="ce4" table:formula="of:=[.B86]+1" office:value-type="float" office:value="198">
            <text:p>198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874, 198, 57, 2, 2, 2);">
            <text:p>insert into game_score (id, matchid, squad, goals, points, time_type) values (874, 198, 57, 2, 2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875">
            <text:p>875</text:p>
          </table:table-cell>
          <table:table-cell table:style-name="ce4" table:formula="of:=[.B90]" office:value-type="float" office:value="198">
            <text:p>198</text:p>
          </table:table-cell>
          <table:table-cell table:style-name="ce4" office:value-type="float" office:value="57">
            <text:p>5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875, 198, 57, 1, 0, 1);">
            <text:p>insert into game_score (id, matchid, squad, goals, points, time_type) values (875, 198, 57, 1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876">
            <text:p>876</text:p>
          </table:table-cell>
          <table:table-cell table:style-name="ce4" table:formula="of:=[.B90]" office:value-type="float" office:value="198">
            <text:p>198</text:p>
          </table:table-cell>
          <table:table-cell table:style-name="ce4" office:value-type="float" office:value="963">
            <text:p>96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876, 198, 963, 0, 0, 2);">
            <text:p>insert into game_score (id, matchid, squad, goals, points, time_type) values (876, 198, 963, 0, 0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877">
            <text:p>877</text:p>
          </table:table-cell>
          <table:table-cell table:style-name="ce4" table:formula="of:=[.B90]" office:value-type="float" office:value="198">
            <text:p>198</text:p>
          </table:table-cell>
          <table:table-cell table:style-name="ce4" office:value-type="float" office:value="963">
            <text:p>96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877, 198, 963, 0, 0, 1);">
            <text:p>insert into game_score (id, matchid, squad, goals, points, time_type) values (877, 198, 963, 0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878">
            <text:p>878</text:p>
          </table:table-cell>
          <table:table-cell table:style-name="ce3" table:formula="of:=[.B90]+1" office:value-type="float" office:value="199">
            <text:p>199</text:p>
          </table:table-cell>
          <table:table-cell table:style-name="ce3" office:value-type="float" office:value="506">
            <text:p>5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878, 199, 506, 1, 0, 2);">
            <text:p>insert into game_score (id, matchid, squad, goals, points, time_type) values (878, 199, 506, 1, 0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879">
            <text:p>879</text:p>
          </table:table-cell>
          <table:table-cell table:style-name="ce3" table:formula="of:=[.B94]" office:value-type="float" office:value="199">
            <text:p>199</text:p>
          </table:table-cell>
          <table:table-cell table:style-name="ce3" office:value-type="float" office:value="506">
            <text:p>50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879, 199, 506, 0, 0, 1);">
            <text:p>insert into game_score (id, matchid, squad, goals, points, time_type) values (879, 199, 506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880">
            <text:p>880</text:p>
          </table:table-cell>
          <table:table-cell table:style-name="ce3" table:formula="of:=[.B94]" office:value-type="float" office:value="199">
            <text:p>199</text:p>
          </table:table-cell>
          <table:table-cell table:style-name="ce3" office:value-type="float" office:value="963">
            <text:p>96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880, 199, 963, 3, 2, 2);">
            <text:p>insert into game_score (id, matchid, squad, goals, points, time_type) values (880, 199, 963, 3, 2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881">
            <text:p>881</text:p>
          </table:table-cell>
          <table:table-cell table:style-name="ce3" table:formula="of:=[.B94]" office:value-type="float" office:value="199">
            <text:p>199</text:p>
          </table:table-cell>
          <table:table-cell table:style-name="ce3" office:value-type="float" office:value="963">
            <text:p>96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881, 199, 963, 3, 0, 1);">
            <text:p>insert into game_score (id, matchid, squad, goals, points, time_type) values (881, 199, 963, 3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882">
            <text:p>882</text:p>
          </table:table-cell>
          <table:table-cell table:style-name="ce4" table:formula="of:=[.B94]+1" office:value-type="float" office:value="200">
            <text:p>200</text:p>
          </table:table-cell>
          <table:table-cell table:style-name="ce4" office:value-type="float" office:value="57">
            <text:p>5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882, 200, 57, 1, 0, 2);">
            <text:p>insert into game_score (id, matchid, squad, goals, points, time_type) values (882, 200, 57, 1, 0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883">
            <text:p>883</text:p>
          </table:table-cell>
          <table:table-cell table:style-name="ce4" table:formula="of:=[.B98]" office:value-type="float" office:value="200">
            <text:p>200</text:p>
          </table:table-cell>
          <table:table-cell table:style-name="ce4" office:value-type="float" office:value="57">
            <text:p>5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883, 200, 57, 1, 0, 1);">
            <text:p>insert into game_score (id, matchid, squad, goals, points, time_type) values (883, 200, 57, 1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884">
            <text:p>884</text:p>
          </table:table-cell>
          <table:table-cell table:style-name="ce4" table:formula="of:=[.B98]" office:value-type="float" office:value="200">
            <text:p>200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884, 200, 7097, 3, 2, 2);">
            <text:p>insert into game_score (id, matchid, squad, goals, points, time_type) values (884, 200, 7097, 3, 2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885">
            <text:p>885</text:p>
          </table:table-cell>
          <table:table-cell table:style-name="ce4" table:formula="of:=[.B98]" office:value-type="float" office:value="200">
            <text:p>200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885, 200, 7097, 3, 0, 1);">
            <text:p>insert into game_score (id, matchid, squad, goals, points, time_type) values (885, 200, 7097, 3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886">
            <text:p>886</text:p>
          </table:table-cell>
          <table:table-cell table:style-name="ce3" table:formula="of:=[.B98]+1" office:value-type="float" office:value="201">
            <text:p>20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886, 201, 55, 2, 2, 2);">
            <text:p>insert into game_score (id, matchid, squad, goals, points, time_type) values (886, 201, 55, 2, 2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887">
            <text:p>887</text:p>
          </table:table-cell>
          <table:table-cell table:style-name="ce3" table:formula="of:=[.B102]" office:value-type="float" office:value="201">
            <text:p>201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887, 201, 55, 1, 0, 1);">
            <text:p>insert into game_score (id, matchid, squad, goals, points, time_type) values (887, 201, 55, 1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888">
            <text:p>888</text:p>
          </table:table-cell>
          <table:table-cell table:style-name="ce3" table:formula="of:=[.B102]" office:value-type="float" office:value="201">
            <text:p>201</text:p>
          </table:table-cell>
          <table:table-cell table:style-name="ce3" office:value-type="float" office:value="4930">
            <text:p>493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888, 201, 4930, 0, 0, 2);">
            <text:p>insert into game_score (id, matchid, squad, goals, points, time_type) values (888, 201, 4930, 0, 0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889">
            <text:p>889</text:p>
          </table:table-cell>
          <table:table-cell table:style-name="ce3" table:formula="of:=[.B102]" office:value-type="float" office:value="201">
            <text:p>201</text:p>
          </table:table-cell>
          <table:table-cell table:style-name="ce3" office:value-type="float" office:value="4930">
            <text:p>493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889, 201, 4930, 0, 0, 1);">
            <text:p>insert into game_score (id, matchid, squad, goals, points, time_type) values (889, 201, 4930, 0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890">
            <text:p>890</text:p>
          </table:table-cell>
          <table:table-cell table:style-name="ce4" table:formula="of:=[.B102]+1" office:value-type="float" office:value="202">
            <text:p>202</text:p>
          </table:table-cell>
          <table:table-cell table:style-name="ce4" office:value-type="float" office:value="223">
            <text:p>223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890, 202, 223, 1, 1, 2);">
            <text:p>insert into game_score (id, matchid, squad, goals, points, time_type) values (890, 202, 223, 1, 1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891">
            <text:p>891</text:p>
          </table:table-cell>
          <table:table-cell table:style-name="ce4" table:formula="of:=[.B106]" office:value-type="float" office:value="202">
            <text:p>202</text:p>
          </table:table-cell>
          <table:table-cell table:style-name="ce4" office:value-type="float" office:value="223">
            <text:p>22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891, 202, 223, 1, 0, 1);">
            <text:p>insert into game_score (id, matchid, squad, goals, points, time_type) values (891, 202, 223, 1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892">
            <text:p>892</text:p>
          </table:table-cell>
          <table:table-cell table:style-name="ce4" table:formula="of:=[.B106]" office:value-type="float" office:value="202">
            <text:p>202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892, 202, 1, 1, 1, 2);">
            <text:p>insert into game_score (id, matchid, squad, goals, points, time_type) values (892, 202, 1, 1, 1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893">
            <text:p>893</text:p>
          </table:table-cell>
          <table:table-cell table:style-name="ce4" table:formula="of:=[.B106]" office:value-type="float" office:value="202">
            <text:p>202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893, 202, 1, 1, 0, 1);">
            <text:p>insert into game_score (id, matchid, squad, goals, points, time_type) values (893, 202, 1, 1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894">
            <text:p>894</text:p>
          </table:table-cell>
          <table:table-cell table:style-name="ce3" table:formula="of:=[.B106]+1" office:value-type="float" office:value="203">
            <text:p>203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894, 203, 55, 5, 2, 2);">
            <text:p>insert into game_score (id, matchid, squad, goals, points, time_type) values (894, 203, 55, 5, 2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895">
            <text:p>895</text:p>
          </table:table-cell>
          <table:table-cell table:style-name="ce3" table:formula="of:=[.B110]" office:value-type="float" office:value="203">
            <text:p>20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895, 203, 55, 0, 0, 1);">
            <text:p>insert into game_score (id, matchid, squad, goals, points, time_type) values (895, 203, 55, 0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896">
            <text:p>896</text:p>
          </table:table-cell>
          <table:table-cell table:style-name="ce3" table:formula="of:=[.B110]" office:value-type="float" office:value="203">
            <text:p>203</text:p>
          </table:table-cell>
          <table:table-cell table:style-name="ce3" office:value-type="float" office:value="223">
            <text:p>22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896, 203, 223, 0, 0, 2);">
            <text:p>insert into game_score (id, matchid, squad, goals, points, time_type) values (896, 203, 223, 0, 0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897">
            <text:p>897</text:p>
          </table:table-cell>
          <table:table-cell table:style-name="ce3" table:formula="of:=[.B110]" office:value-type="float" office:value="203">
            <text:p>203</text:p>
          </table:table-cell>
          <table:table-cell table:style-name="ce3" office:value-type="float" office:value="223">
            <text:p>22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897, 203, 223, 0, 0, 1);">
            <text:p>insert into game_score (id, matchid, squad, goals, points, time_type) values (897, 203, 223, 0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898">
            <text:p>898</text:p>
          </table:table-cell>
          <table:table-cell table:style-name="ce4" table:formula="of:=[.B110]+1" office:value-type="float" office:value="204">
            <text:p>204</text:p>
          </table:table-cell>
          <table:table-cell table:style-name="ce4" office:value-type="float" office:value="4930">
            <text:p>493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898, 204, 4930, 0, 0, 2);">
            <text:p>insert into game_score (id, matchid, squad, goals, points, time_type) values (898, 204, 4930, 0, 0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899">
            <text:p>899</text:p>
          </table:table-cell>
          <table:table-cell table:style-name="ce4" table:formula="of:=[.B114]" office:value-type="float" office:value="204">
            <text:p>204</text:p>
          </table:table-cell>
          <table:table-cell table:style-name="ce4" office:value-type="float" office:value="4930">
            <text:p>493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899, 204, 4930, 0, 0, 1);">
            <text:p>insert into game_score (id, matchid, squad, goals, points, time_type) values (899, 204, 4930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900">
            <text:p>900</text:p>
          </table:table-cell>
          <table:table-cell table:style-name="ce4" table:formula="of:=[.B114]" office:value-type="float" office:value="204">
            <text:p>204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900, 204, 1, 2, 2, 2);">
            <text:p>insert into game_score (id, matchid, squad, goals, points, time_type) values (900, 204, 1, 2, 2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901">
            <text:p>901</text:p>
          </table:table-cell>
          <table:table-cell table:style-name="ce4" table:formula="of:=[.B114]" office:value-type="float" office:value="204">
            <text:p>204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901, 204, 1, 0, 0, 1);">
            <text:p>insert into game_score (id, matchid, squad, goals, points, time_type) values (901, 204, 1, 0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902">
            <text:p>902</text:p>
          </table:table-cell>
          <table:table-cell table:style-name="ce3" table:formula="of:=[.B114]+1" office:value-type="float" office:value="205">
            <text:p>205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902, 205, 55, 3, 2, 2);">
            <text:p>insert into game_score (id, matchid, squad, goals, points, time_type) values (902, 205, 55, 3, 2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903">
            <text:p>903</text:p>
          </table:table-cell>
          <table:table-cell table:style-name="ce3" table:formula="of:=[.B118]" office:value-type="float" office:value="205">
            <text:p>205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903, 205, 55, 2, 0, 1);">
            <text:p>insert into game_score (id, matchid, squad, goals, points, time_type) values (903, 205, 55, 2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904">
            <text:p>904</text:p>
          </table:table-cell>
          <table:table-cell table:style-name="ce3" table:formula="of:=[.B118]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904, 205, 1, 1, 0, 2);">
            <text:p>insert into game_score (id, matchid, squad, goals, points, time_type) values (904, 205, 1, 1, 0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905">
            <text:p>905</text:p>
          </table:table-cell>
          <table:table-cell table:style-name="ce3" table:formula="of:=[.B118]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905, 205, 1, 1, 0, 1);">
            <text:p>insert into game_score (id, matchid, squad, goals, points, time_type) values (905, 205, 1, 1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906">
            <text:p>906</text:p>
          </table:table-cell>
          <table:table-cell table:style-name="ce4" table:formula="of:=[.B118]+1" office:value-type="float" office:value="206">
            <text:p>206</text:p>
          </table:table-cell>
          <table:table-cell table:style-name="ce4" office:value-type="float" office:value="4930">
            <text:p>493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906, 206, 4930, 3, 2, 2);">
            <text:p>insert into game_score (id, matchid, squad, goals, points, time_type) values (906, 206, 4930, 3, 2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907">
            <text:p>907</text:p>
          </table:table-cell>
          <table:table-cell table:style-name="ce4" table:formula="of:=[.B122]" office:value-type="float" office:value="206">
            <text:p>206</text:p>
          </table:table-cell>
          <table:table-cell table:style-name="ce4" office:value-type="float" office:value="4930">
            <text:p>493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907, 206, 4930, 1, 0, 1);">
            <text:p>insert into game_score (id, matchid, squad, goals, points, time_type) values (907, 206, 4930, 1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908">
            <text:p>908</text:p>
          </table:table-cell>
          <table:table-cell table:style-name="ce4" table:formula="of:=[.B122]" office:value-type="float" office:value="206">
            <text:p>206</text:p>
          </table:table-cell>
          <table:table-cell table:style-name="ce4" office:value-type="float" office:value="223">
            <text:p>22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908, 206, 223, 0, 0, 2);">
            <text:p>insert into game_score (id, matchid, squad, goals, points, time_type) values (908, 206, 223, 0, 0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909">
            <text:p>909</text:p>
          </table:table-cell>
          <table:table-cell table:style-name="ce4" table:formula="of:=[.B122]" office:value-type="float" office:value="206">
            <text:p>206</text:p>
          </table:table-cell>
          <table:table-cell table:style-name="ce4" office:value-type="float" office:value="223">
            <text:p>22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909, 206, 223, 0, 0, 1);">
            <text:p>insert into game_score (id, matchid, squad, goals, points, time_type) values (909, 206, 223, 0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910">
            <text:p>910</text:p>
          </table:table-cell>
          <table:table-cell table:style-name="ce3" table:formula="of:=[.B122]+1" office:value-type="float" office:value="207">
            <text:p>207</text:p>
          </table:table-cell>
          <table:table-cell table:style-name="ce3" office:value-type="float" office:value="47">
            <text:p>4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910, 207, 47, 0, 0, 2);">
            <text:p>insert into game_score (id, matchid, squad, goals, points, time_type) values (910, 207, 47, 0, 0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911">
            <text:p>911</text:p>
          </table:table-cell>
          <table:table-cell table:style-name="ce3" table:formula="of:=[.B126]" office:value-type="float" office:value="207">
            <text:p>207</text:p>
          </table:table-cell>
          <table:table-cell table:style-name="ce3" office:value-type="float" office:value="47">
            <text:p>4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911, 207, 47, 0, 0, 1);">
            <text:p>insert into game_score (id, matchid, squad, goals, points, time_type) values (911, 207, 47, 0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912">
            <text:p>912</text:p>
          </table:table-cell>
          <table:table-cell table:style-name="ce3" table:formula="of:=[.B126]" office:value-type="float" office:value="207">
            <text:p>207</text:p>
          </table:table-cell>
          <table:table-cell table:style-name="ce3" office:value-type="float" office:value="964">
            <text:p>96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912, 207, 964, 1, 2, 2);">
            <text:p>insert into game_score (id, matchid, squad, goals, points, time_type) values (912, 207, 964, 1, 2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913">
            <text:p>913</text:p>
          </table:table-cell>
          <table:table-cell table:style-name="ce3" table:formula="of:=[.B126]" office:value-type="float" office:value="207">
            <text:p>207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913, 207, 964, 0, 0, 1);">
            <text:p>insert into game_score (id, matchid, squad, goals, points, time_type) values (913, 207, 964, 0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914">
            <text:p>914</text:p>
          </table:table-cell>
          <table:table-cell table:style-name="ce4" table:formula="of:=[.B126]+1" office:value-type="float" office:value="208">
            <text:p>208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914, 208, 54, 1, 0, 2);">
            <text:p>insert into game_score (id, matchid, squad, goals, points, time_type) values (914, 208, 54, 1, 0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915">
            <text:p>915</text:p>
          </table:table-cell>
          <table:table-cell table:style-name="ce4" table:formula="of:=[.B130]" office:value-type="float" office:value="208">
            <text:p>208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915, 208, 54, 1, 0, 1);">
            <text:p>insert into game_score (id, matchid, squad, goals, points, time_type) values (915, 208, 54, 1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916">
            <text:p>916</text:p>
          </table:table-cell>
          <table:table-cell table:style-name="ce4" table:formula="of:=[.B130]" office:value-type="float" office:value="208">
            <text:p>208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916, 208, 34, 2, 2, 2);">
            <text:p>insert into game_score (id, matchid, squad, goals, points, time_type) values (916, 208, 34, 2, 2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917">
            <text:p>917</text:p>
          </table:table-cell>
          <table:table-cell table:style-name="ce4" table:formula="of:=[.B130]" office:value-type="float" office:value="208">
            <text:p>208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917, 208, 34, 1, 0, 1);">
            <text:p>insert into game_score (id, matchid, squad, goals, points, time_type) values (917, 208, 34, 1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918">
            <text:p>918</text:p>
          </table:table-cell>
          <table:table-cell table:style-name="ce3" table:formula="of:=[.B130]+1" office:value-type="float" office:value="209">
            <text:p>209</text:p>
          </table:table-cell>
          <table:table-cell table:style-name="ce3" office:value-type="float" office:value="47">
            <text:p>4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918, 209, 47, 0, 0, 2);">
            <text:p>insert into game_score (id, matchid, squad, goals, points, time_type) values (918, 209, 47, 0, 0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919">
            <text:p>919</text:p>
          </table:table-cell>
          <table:table-cell table:style-name="ce3" table:formula="of:=[.B134]" office:value-type="float" office:value="209">
            <text:p>209</text:p>
          </table:table-cell>
          <table:table-cell table:style-name="ce3" office:value-type="float" office:value="47">
            <text:p>4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919, 209, 47, 0, 0, 1);">
            <text:p>insert into game_score (id, matchid, squad, goals, points, time_type) values (919, 209, 47, 0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920">
            <text:p>920</text:p>
          </table:table-cell>
          <table:table-cell table:style-name="ce3" table:formula="of:=[.B134]" office:value-type="float" office:value="209">
            <text:p>209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920, 209, 54, 2, 2, 2);">
            <text:p>insert into game_score (id, matchid, squad, goals, points, time_type) values (920, 209, 54, 2, 2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921">
            <text:p>921</text:p>
          </table:table-cell>
          <table:table-cell table:style-name="ce3" table:formula="of:=[.B134]" office:value-type="float" office:value="209">
            <text:p>20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921, 209, 54, 1, 0, 1);">
            <text:p>insert into game_score (id, matchid, squad, goals, points, time_type) values (921, 209, 54, 1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922">
            <text:p>922</text:p>
          </table:table-cell>
          <table:table-cell table:style-name="ce4" table:formula="of:=[.B134]+1" office:value-type="float" office:value="210">
            <text:p>210</text:p>
          </table:table-cell>
          <table:table-cell table:style-name="ce4" office:value-type="float" office:value="964">
            <text:p>964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922, 210, 964, 2, 2, 2);">
            <text:p>insert into game_score (id, matchid, squad, goals, points, time_type) values (922, 210, 964, 2, 2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923">
            <text:p>923</text:p>
          </table:table-cell>
          <table:table-cell table:style-name="ce4" table:formula="of:=[.B138]" office:value-type="float" office:value="210">
            <text:p>210</text:p>
          </table:table-cell>
          <table:table-cell table:style-name="ce4" office:value-type="float" office:value="964">
            <text:p>96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923, 210, 964, 1, 0, 1);">
            <text:p>insert into game_score (id, matchid, squad, goals, points, time_type) values (923, 210, 964, 1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924">
            <text:p>924</text:p>
          </table:table-cell>
          <table:table-cell table:style-name="ce4" table:formula="of:=[.B138]" office:value-type="float" office:value="210">
            <text:p>210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924, 210, 34, 0, 0, 2);">
            <text:p>insert into game_score (id, matchid, squad, goals, points, time_type) values (924, 210, 34, 0, 0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925">
            <text:p>925</text:p>
          </table:table-cell>
          <table:table-cell table:style-name="ce4" table:formula="of:=[.B138]" office:value-type="float" office:value="210">
            <text:p>210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925, 210, 34, 0, 0, 1);">
            <text:p>insert into game_score (id, matchid, squad, goals, points, time_type) values (925, 210, 34, 0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926">
            <text:p>926</text:p>
          </table:table-cell>
          <table:table-cell table:style-name="ce3" table:formula="of:=[.B138]+1" office:value-type="float" office:value="211">
            <text:p>211</text:p>
          </table:table-cell>
          <table:table-cell table:style-name="ce3" office:value-type="float" office:value="47">
            <text:p>4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926, 211, 47, 4, 2, 2);">
            <text:p>insert into game_score (id, matchid, squad, goals, points, time_type) values (926, 211, 47, 4, 2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927">
            <text:p>927</text:p>
          </table:table-cell>
          <table:table-cell table:style-name="ce3" table:formula="of:=[.B142]" office:value-type="float" office:value="211">
            <text:p>211</text:p>
          </table:table-cell>
          <table:table-cell table:style-name="ce3" office:value-type="float" office:value="47">
            <text:p>4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927, 211, 47, 1, 0, 1);">
            <text:p>insert into game_score (id, matchid, squad, goals, points, time_type) values (927, 211, 47, 1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928">
            <text:p>928</text:p>
          </table:table-cell>
          <table:table-cell table:style-name="ce3" table:formula="of:=[.B142]" office:value-type="float" office:value="211">
            <text:p>211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928, 211, 34, 2, 0, 2);">
            <text:p>insert into game_score (id, matchid, squad, goals, points, time_type) values (928, 211, 34, 2, 0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929">
            <text:p>929</text:p>
          </table:table-cell>
          <table:table-cell table:style-name="ce3" table:formula="of:=[.B142]" office:value-type="float" office:value="211">
            <text:p>211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929, 211, 34, 0, 0, 1);">
            <text:p>insert into game_score (id, matchid, squad, goals, points, time_type) values (929, 211, 34, 0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930">
            <text:p>930</text:p>
          </table:table-cell>
          <table:table-cell table:style-name="ce4" table:formula="of:=[.B142]+1" office:value-type="float" office:value="212">
            <text:p>212</text:p>
          </table:table-cell>
          <table:table-cell table:style-name="ce4" office:value-type="float" office:value="964">
            <text:p>96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930, 212, 964, 1, 2, 2);">
            <text:p>insert into game_score (id, matchid, squad, goals, points, time_type) values (930, 212, 964, 1, 2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931">
            <text:p>931</text:p>
          </table:table-cell>
          <table:table-cell table:style-name="ce4" table:formula="of:=[.B146]" office:value-type="float" office:value="212">
            <text:p>212</text:p>
          </table:table-cell>
          <table:table-cell table:style-name="ce4" office:value-type="float" office:value="964">
            <text:p>96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931, 212, 964, 0, 0, 1);">
            <text:p>insert into game_score (id, matchid, squad, goals, points, time_type) values (931, 212, 964, 0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932">
            <text:p>932</text:p>
          </table:table-cell>
          <table:table-cell table:style-name="ce4" table:formula="of:=[.B146]" office:value-type="float" office:value="212">
            <text:p>21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932, 212, 54, 0, 0, 2);">
            <text:p>insert into game_score (id, matchid, squad, goals, points, time_type) values (932, 212, 54, 0, 0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933">
            <text:p>933</text:p>
          </table:table-cell>
          <table:table-cell table:style-name="ce4" table:formula="of:=[.B146]" office:value-type="float" office:value="212">
            <text:p>21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933, 212, 54, 0, 0, 1);">
            <text:p>insert into game_score (id, matchid, squad, goals, points, time_type) values (933, 212, 54, 0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934">
            <text:p>934</text:p>
          </table:table-cell>
          <table:table-cell table:style-name="ce3" table:formula="of:=[.B146]+1" office:value-type="float" office:value="213">
            <text:p>213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934, 213, 351, 1, 2, 2);">
            <text:p>insert into game_score (id, matchid, squad, goals, points, time_type) values (934, 213, 351, 1, 2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935">
            <text:p>935</text:p>
          </table:table-cell>
          <table:table-cell table:style-name="ce3" table:formula="of:=[.B150]" office:value-type="float" office:value="213">
            <text:p>213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935, 213, 351, 1, 0, 1);">
            <text:p>insert into game_score (id, matchid, squad, goals, points, time_type) values (935, 213, 351, 1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936">
            <text:p>936</text:p>
          </table:table-cell>
          <table:table-cell table:style-name="ce3" table:formula="of:=[.B150]" office:value-type="float" office:value="213">
            <text:p>21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936, 213, 57, 0, 0, 2);">
            <text:p>insert into game_score (id, matchid, squad, goals, points, time_type) values (936, 213, 57, 0, 0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937">
            <text:p>937</text:p>
          </table:table-cell>
          <table:table-cell table:style-name="ce3" table:formula="of:=[.B150]" office:value-type="float" office:value="213">
            <text:p>21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937, 213, 57, 0, 0, 1);">
            <text:p>insert into game_score (id, matchid, squad, goals, points, time_type) values (937, 213, 57, 0, 0, 1);</text:p>
          </table:table-cell>
          <table:table-cell table:number-columns-repeated="1017"/>
        </table:table-row>
        <table:table-row table:style-name="ro1">
          <table:table-cell table:style-name="ce4" table:formula="of:=[.A153]+1" office:value-type="float" office:value="938">
            <text:p>938</text:p>
          </table:table-cell>
          <table:table-cell table:style-name="ce4" table:formula="of:=[.B150]+1" office:value-type="float" office:value="214">
            <text:p>21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938, 214, 7097, 4, 0, 2);">
            <text:p>insert into game_score (id, matchid, squad, goals, points, time_type) values (938, 214, 7097, 4, 0, 2);</text:p>
          </table:table-cell>
          <table:table-cell table:number-columns-repeated="1017"/>
        </table:table-row>
        <table:table-row table:style-name="ro1">
          <table:table-cell table:style-name="ce4" table:formula="of:=[.A154]+1" office:value-type="float" office:value="939">
            <text:p>939</text:p>
          </table:table-cell>
          <table:table-cell table:style-name="ce4" table:formula="of:=[.B154]" office:value-type="float" office:value="214">
            <text:p>21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939, 214, 7097, 2, 0, 1);">
            <text:p>insert into game_score (id, matchid, squad, goals, points, time_type) values (939, 214, 7097, 2, 0, 1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940">
            <text:p>940</text:p>
          </table:table-cell>
          <table:table-cell table:style-name="ce4" table:formula="of:=[.B154]" office:value-type="float" office:value="214">
            <text:p>214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940, 214, 234, 4, 0, 2);">
            <text:p>insert into game_score (id, matchid, squad, goals, points, time_type) values (940, 214, 234, 4, 0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941">
            <text:p>941</text:p>
          </table:table-cell>
          <table:table-cell table:style-name="ce4" table:formula="of:=[.B154]" office:value-type="float" office:value="214">
            <text:p>214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941, 214, 234, 4, 0, 1);">
            <text:p>insert into game_score (id, matchid, squad, goals, points, time_type) values (941, 214, 234, 4, 0, 1);</text:p>
          </table:table-cell>
          <table:table-cell table:number-columns-repeated="1017"/>
        </table:table-row>
        <table:table-row table:style-name="ro1">
          <table:table-cell table:style-name="ce4" table:formula="of:=[.A157]+1" office:value-type="float" office:value="942">
            <text:p>942</text:p>
          </table:table-cell>
          <table:table-cell table:style-name="ce4" table:formula="of:=[.B155]" office:value-type="float" office:value="214">
            <text:p>21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942, 214, 7097, 4, 1, 4);">
            <text:p>insert into game_score (id, matchid, squad, goals, points, time_type) values (942, 214, 7097, 4, 1, 4);</text:p>
          </table:table-cell>
          <table:table-cell table:number-columns-repeated="1017"/>
        </table:table-row>
        <table:table-row table:style-name="ro1">
          <table:table-cell table:style-name="ce4" table:formula="of:=[.A158]+1" office:value-type="float" office:value="943">
            <text:p>943</text:p>
          </table:table-cell>
          <table:table-cell table:style-name="ce4" table:formula="of:=[.B156]" office:value-type="float" office:value="214">
            <text:p>21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943, 214, 7097, 4, 0, 3);">
            <text:p>insert into game_score (id, matchid, squad, goals, points, time_type) values (943, 214, 7097, 4, 0, 3);</text:p>
          </table:table-cell>
          <table:table-cell table:number-columns-repeated="1017"/>
        </table:table-row>
        <table:table-row table:style-name="ro1">
          <table:table-cell table:style-name="ce4" table:formula="of:=[.A159]+1" office:value-type="float" office:value="944">
            <text:p>944</text:p>
          </table:table-cell>
          <table:table-cell table:style-name="ce4" table:formula="of:=[.B157]" office:value-type="float" office:value="214">
            <text:p>214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944, 214, 234, 4, 1, 4);">
            <text:p>insert into game_score (id, matchid, squad, goals, points, time_type) values (944, 214, 234, 4, 1, 4);</text:p>
          </table:table-cell>
          <table:table-cell table:number-columns-repeated="1017"/>
        </table:table-row>
        <table:table-row table:style-name="ro1">
          <table:table-cell table:style-name="ce4" table:formula="of:=[.A160]+1" office:value-type="float" office:value="945">
            <text:p>945</text:p>
          </table:table-cell>
          <table:table-cell table:style-name="ce4" table:formula="of:=[.B158]" office:value-type="float" office:value="214">
            <text:p>214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945, 214, 234, 4, 0, 3);">
            <text:p>insert into game_score (id, matchid, squad, goals, points, time_type) values (945, 214, 234, 4, 0, 3);</text:p>
          </table:table-cell>
          <table:table-cell table:number-columns-repeated="1017"/>
        </table:table-row>
        <table:table-row table:style-name="ro1">
          <table:table-cell table:style-name="ce4" table:formula="of:=[.A161]+1" office:value-type="float" office:value="946">
            <text:p>946</text:p>
          </table:table-cell>
          <table:table-cell table:style-name="ce4" table:formula="of:=[.B159]" office:value-type="float" office:value="214">
            <text:p>21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946, 214, 7097, 3, 0, 7);">
            <text:p>insert into game_score (id, matchid, squad, goals, points, time_type) values (946, 214, 7097, 3, 0, 7);</text:p>
          </table:table-cell>
          <table:table-cell table:number-columns-repeated="1017"/>
        </table:table-row>
        <table:table-row table:style-name="ro1">
          <table:table-cell table:style-name="ce4" table:formula="of:=[.A162]+1" office:value-type="float" office:value="947">
            <text:p>947</text:p>
          </table:table-cell>
          <table:table-cell table:style-name="ce4" table:formula="of:=[.B160]" office:value-type="float" office:value="214">
            <text:p>214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947, 214, 234, 5, 0, 7);">
            <text:p>insert into game_score (id, matchid, squad, goals, points, time_type) values (947, 214, 234, 5, 0, 7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948">
            <text:p>948</text:p>
          </table:table-cell>
          <table:table-cell table:style-name="ce3" table:formula="of:=[.B154]+1" office:value-type="float" office:value="215">
            <text:p>215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948, 215, 55, 1, 2, 2);">
            <text:p>insert into game_score (id, matchid, squad, goals, points, time_type) values (948, 215, 55, 1, 2, 2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949">
            <text:p>949</text:p>
          </table:table-cell>
          <table:table-cell table:style-name="ce3" table:formula="of:=[.B164]" office:value-type="float" office:value="215">
            <text:p>215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949, 215, 55, 1, 0, 1);">
            <text:p>insert into game_score (id, matchid, squad, goals, points, time_type) values (949, 215, 55, 1, 0, 1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950">
            <text:p>950</text:p>
          </table:table-cell>
          <table:table-cell table:style-name="ce3" table:formula="of:=[.B164]" office:value-type="float" office:value="215">
            <text:p>215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950, 215, 54, 0, 0, 2);">
            <text:p>insert into game_score (id, matchid, squad, goals, points, time_type) values (950, 215, 54, 0, 0, 2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951">
            <text:p>951</text:p>
          </table:table-cell>
          <table:table-cell table:style-name="ce3" table:formula="of:=[.B164]" office:value-type="float" office:value="215">
            <text:p>215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951, 215, 54, 0, 0, 1);">
            <text:p>insert into game_score (id, matchid, squad, goals, points, time_type) values (951, 215, 54, 0, 0, 1);</text:p>
          </table:table-cell>
          <table:table-cell table:number-columns-repeated="1017"/>
        </table:table-row>
        <table:table-row table:style-name="ro1">
          <table:table-cell table:style-name="ce4" table:formula="of:=[.A167]+1" office:value-type="float" office:value="952">
            <text:p>952</text:p>
          </table:table-cell>
          <table:table-cell table:style-name="ce4" table:formula="of:=[.B164]+1" office:value-type="float" office:value="216">
            <text:p>216</text:p>
          </table:table-cell>
          <table:table-cell table:style-name="ce4" office:value-type="float" office:value="964">
            <text:p>96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952, 216, 964, 1, 0, 2);">
            <text:p>insert into game_score (id, matchid, squad, goals, points, time_type) values (952, 216, 964, 1, 0, 2);</text:p>
          </table:table-cell>
          <table:table-cell table:number-columns-repeated="1017"/>
        </table:table-row>
        <table:table-row table:style-name="ro1">
          <table:table-cell table:style-name="ce4" table:formula="of:=[.A168]+1" office:value-type="float" office:value="953">
            <text:p>953</text:p>
          </table:table-cell>
          <table:table-cell table:style-name="ce4" table:formula="of:=[.B168]" office:value-type="float" office:value="216">
            <text:p>216</text:p>
          </table:table-cell>
          <table:table-cell table:style-name="ce4" office:value-type="float" office:value="964">
            <text:p>96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953, 216, 964, 1, 0, 1);">
            <text:p>insert into game_score (id, matchid, squad, goals, points, time_type) values (953, 216, 964, 1, 0, 1);</text:p>
          </table:table-cell>
          <table:table-cell table:number-columns-repeated="1017"/>
        </table:table-row>
        <table:table-row table:style-name="ro1">
          <table:table-cell table:style-name="ce4" table:formula="of:=[.A169]+1" office:value-type="float" office:value="954">
            <text:p>954</text:p>
          </table:table-cell>
          <table:table-cell table:style-name="ce4" table:formula="of:=[.B168]" office:value-type="float" office:value="216">
            <text:p>216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954, 216, 1, 2, 2, 2);">
            <text:p>insert into game_score (id, matchid, squad, goals, points, time_type) values (954, 216, 1, 2, 2, 2);</text:p>
          </table:table-cell>
          <table:table-cell table:number-columns-repeated="1017"/>
        </table:table-row>
        <table:table-row table:style-name="ro1">
          <table:table-cell table:style-name="ce4" table:formula="of:=[.A170]+1" office:value-type="float" office:value="955">
            <text:p>955</text:p>
          </table:table-cell>
          <table:table-cell table:style-name="ce4" table:formula="of:=[.B168]" office:value-type="float" office:value="216">
            <text:p>216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955, 216, 1, 1, 0, 1);">
            <text:p>insert into game_score (id, matchid, squad, goals, points, time_type) values (955, 216, 1, 1, 0, 1);</text:p>
          </table:table-cell>
          <table:table-cell table:number-columns-repeated="1017"/>
        </table:table-row>
        <table:table-row table:style-name="ro1">
          <table:table-cell table:style-name="ce3" table:formula="of:=[.A171]+1" office:value-type="float" office:value="956">
            <text:p>956</text:p>
          </table:table-cell>
          <table:table-cell table:style-name="ce3" table:formula="of:=[.B168]+1" office:value-type="float" office:value="217">
            <text:p>217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956, 217, 351, 1, 2, 2);">
            <text:p>insert into game_score (id, matchid, squad, goals, points, time_type) values (956, 217, 351, 1, 2, 2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957">
            <text:p>957</text:p>
          </table:table-cell>
          <table:table-cell table:style-name="ce3" table:formula="of:=[.B172]" office:value-type="float" office:value="217">
            <text:p>217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957, 217, 351, 0, 0, 1);">
            <text:p>insert into game_score (id, matchid, squad, goals, points, time_type) values (957, 217, 351, 0, 0, 1);</text:p>
          </table:table-cell>
          <table:table-cell table:number-columns-repeated="1017"/>
        </table:table-row>
        <table:table-row table:style-name="ro1">
          <table:table-cell table:style-name="ce3" table:formula="of:=[.A173]+1" office:value-type="float" office:value="958">
            <text:p>958</text:p>
          </table:table-cell>
          <table:table-cell table:style-name="ce3" table:formula="of:=[.B172]" office:value-type="float" office:value="217">
            <text:p>217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958, 217, 55, 0, 0, 2);">
            <text:p>insert into game_score (id, matchid, squad, goals, points, time_type) values (958, 217, 55, 0, 0, 2);</text:p>
          </table:table-cell>
          <table:table-cell table:number-columns-repeated="1017"/>
        </table:table-row>
        <table:table-row table:style-name="ro1">
          <table:table-cell table:style-name="ce3" table:formula="of:=[.A174]+1" office:value-type="float" office:value="959">
            <text:p>959</text:p>
          </table:table-cell>
          <table:table-cell table:style-name="ce3" table:formula="of:=[.B172]" office:value-type="float" office:value="217">
            <text:p>217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959, 217, 55, 0, 0, 1);">
            <text:p>insert into game_score (id, matchid, squad, goals, points, time_type) values (959, 217, 55, 0, 0, 1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960">
            <text:p>960</text:p>
          </table:table-cell>
          <table:table-cell table:style-name="ce4" table:formula="of:=[.B172]+1" office:value-type="float" office:value="218">
            <text:p>21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960, 218, 234, 1, 0, 2);">
            <text:p>insert into game_score (id, matchid, squad, goals, points, time_type) values (960, 218, 234, 1, 0, 2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961">
            <text:p>961</text:p>
          </table:table-cell>
          <table:table-cell table:style-name="ce4" table:formula="of:=[.B176]" office:value-type="float" office:value="218">
            <text:p>218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961, 218, 234, 0, 0, 1);">
            <text:p>insert into game_score (id, matchid, squad, goals, points, time_type) values (961, 218, 234, 0, 0, 1);</text:p>
          </table:table-cell>
          <table:table-cell table:number-columns-repeated="1017"/>
        </table:table-row>
        <table:table-row table:style-name="ro1">
          <table:table-cell table:style-name="ce4" table:formula="of:=[.A177]+1" office:value-type="float" office:value="962">
            <text:p>962</text:p>
          </table:table-cell>
          <table:table-cell table:style-name="ce4" table:formula="of:=[.B176]" office:value-type="float" office:value="218">
            <text:p>218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962, 218, 1, 1, 0, 2);">
            <text:p>insert into game_score (id, matchid, squad, goals, points, time_type) values (962, 218, 1, 1, 0, 2);</text:p>
          </table:table-cell>
          <table:table-cell table:number-columns-repeated="1017"/>
        </table:table-row>
        <table:table-row table:style-name="ro1">
          <table:table-cell table:style-name="ce4" table:formula="of:=[.A178]+1" office:value-type="float" office:value="963">
            <text:p>963</text:p>
          </table:table-cell>
          <table:table-cell table:style-name="ce4" table:formula="of:=[.B176]" office:value-type="float" office:value="218">
            <text:p>218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963, 218, 1, 0, 0, 1);">
            <text:p>insert into game_score (id, matchid, squad, goals, points, time_type) values (963, 218, 1, 0, 0, 1);</text:p>
          </table:table-cell>
          <table:table-cell table:number-columns-repeated="1017"/>
        </table:table-row>
        <table:table-row table:style-name="ro1">
          <table:table-cell table:style-name="ce4" table:formula="of:=[.A179]+1" office:value-type="float" office:value="964">
            <text:p>964</text:p>
          </table:table-cell>
          <table:table-cell table:style-name="ce4" table:formula="of:=[.B177]" office:value-type="float" office:value="218">
            <text:p>218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964, 218, 234, 2, 2, 4);">
            <text:p>insert into game_score (id, matchid, squad, goals, points, time_type) values (964, 218, 234, 2, 2, 4);</text:p>
          </table:table-cell>
          <table:table-cell table:number-columns-repeated="1017"/>
        </table:table-row>
        <table:table-row table:style-name="ro1">
          <table:table-cell table:style-name="ce4" table:formula="of:=[.A180]+1" office:value-type="float" office:value="965">
            <text:p>965</text:p>
          </table:table-cell>
          <table:table-cell table:style-name="ce4" table:formula="of:=[.B178]" office:value-type="float" office:value="218">
            <text:p>21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965, 218, 234, 2, 0, 3);">
            <text:p>insert into game_score (id, matchid, squad, goals, points, time_type) values (965, 218, 234, 2, 0, 3);</text:p>
          </table:table-cell>
          <table:table-cell table:number-columns-repeated="1017"/>
        </table:table-row>
        <table:table-row table:style-name="ro1">
          <table:table-cell table:style-name="ce4" table:formula="of:=[.A181]+1" office:value-type="float" office:value="966">
            <text:p>966</text:p>
          </table:table-cell>
          <table:table-cell table:style-name="ce4" table:formula="of:=[.B179]" office:value-type="float" office:value="218">
            <text:p>218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966, 218, 1, 1, 0, 4);">
            <text:p>insert into game_score (id, matchid, squad, goals, points, time_type) values (966, 218, 1, 1, 0, 4);</text:p>
          </table:table-cell>
          <table:table-cell table:number-columns-repeated="1017"/>
        </table:table-row>
        <table:table-row table:style-name="ro1">
          <table:table-cell table:style-name="ce4" table:formula="of:=[.A182]+1" office:value-type="float" office:value="967">
            <text:p>967</text:p>
          </table:table-cell>
          <table:table-cell table:style-name="ce4" table:formula="of:=[.B180]" office:value-type="float" office:value="218">
            <text:p>218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967, 218, 1, 1, 0, 3);">
            <text:p>insert into game_score (id, matchid, squad, goals, points, time_type) values (967, 218, 1, 1, 0, 3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968">
            <text:p>968</text:p>
          </table:table-cell>
          <table:table-cell table:style-name="ce3" table:formula="of:=[.B176]+1" office:value-type="float" office:value="219">
            <text:p>21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968, 219, 55, 2, 2, 2);">
            <text:p>insert into game_score (id, matchid, squad, goals, points, time_type) values (968, 219, 55, 2, 2, 2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969">
            <text:p>969</text:p>
          </table:table-cell>
          <table:table-cell table:style-name="ce3" table:formula="of:=[.B184]" office:value-type="float" office:value="219">
            <text:p>21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969, 219, 55, 0, 0, 1);">
            <text:p>insert into game_score (id, matchid, squad, goals, points, time_type) values (969, 219, 55, 0, 0, 1);</text:p>
          </table:table-cell>
          <table:table-cell table:number-columns-repeated="1017"/>
        </table:table-row>
        <table:table-row table:style-name="ro1">
          <table:table-cell table:style-name="ce3" table:formula="of:=[.A185]+1" office:value-type="float" office:value="970">
            <text:p>970</text:p>
          </table:table-cell>
          <table:table-cell table:style-name="ce3" table:formula="of:=[.B184]" office:value-type="float" office:value="219">
            <text:p>219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970, 219, 1, 0, 0, 2);">
            <text:p>insert into game_score (id, matchid, squad, goals, points, time_type) values (970, 219, 1, 0, 0, 2);</text:p>
          </table:table-cell>
          <table:table-cell table:number-columns-repeated="1017"/>
        </table:table-row>
        <table:table-row table:style-name="ro1">
          <table:table-cell table:style-name="ce3" table:formula="of:=[.A186]+1" office:value-type="float" office:value="971">
            <text:p>971</text:p>
          </table:table-cell>
          <table:table-cell table:style-name="ce3" table:formula="of:=[.B184]" office:value-type="float" office:value="219">
            <text:p>219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971, 219, 1, 0, 0, 1);">
            <text:p>insert into game_score (id, matchid, squad, goals, points, time_type) values (971, 219, 1, 0, 0, 1);</text:p>
          </table:table-cell>
          <table:table-cell table:number-columns-repeated="1017"/>
        </table:table-row>
        <table:table-row table:style-name="ro1">
          <table:table-cell table:style-name="ce4" table:formula="of:=[.A187]+1" office:value-type="float" office:value="972">
            <text:p>972</text:p>
          </table:table-cell>
          <table:table-cell table:style-name="ce4" table:formula="of:=[.B184]+1" office:value-type="float" office:value="220">
            <text:p>220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972, 220, 351, 2, 2, 2);">
            <text:p>insert into game_score (id, matchid, squad, goals, points, time_type) values (972, 220, 351, 2, 2, 2);</text:p>
          </table:table-cell>
          <table:table-cell table:number-columns-repeated="1017"/>
        </table:table-row>
        <table:table-row table:style-name="ro1">
          <table:table-cell table:style-name="ce4" table:formula="of:=[.A188]+1" office:value-type="float" office:value="973">
            <text:p>973</text:p>
          </table:table-cell>
          <table:table-cell table:style-name="ce4" table:formula="of:=[.B188]" office:value-type="float" office:value="220">
            <text:p>220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973, 220, 351, 1, 0, 1);">
            <text:p>insert into game_score (id, matchid, squad, goals, points, time_type) values (973, 220, 351, 1, 0, 1);</text:p>
          </table:table-cell>
          <table:table-cell table:number-columns-repeated="1017"/>
        </table:table-row>
        <table:table-row table:style-name="ro1">
          <table:table-cell table:style-name="ce4" table:formula="of:=[.A189]+1" office:value-type="float" office:value="974">
            <text:p>974</text:p>
          </table:table-cell>
          <table:table-cell table:style-name="ce4" table:formula="of:=[.B188]" office:value-type="float" office:value="220">
            <text:p>220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974, 220, 234, 0, 0, 2);">
            <text:p>insert into game_score (id, matchid, squad, goals, points, time_type) values (974, 220, 234, 0, 0, 2);</text:p>
          </table:table-cell>
          <table:table-cell table:number-columns-repeated="1017"/>
        </table:table-row>
        <table:table-row table:style-name="ro1">
          <table:table-cell table:style-name="ce4" table:formula="of:=[.A190]+1" office:value-type="float" office:value="975">
            <text:p>975</text:p>
          </table:table-cell>
          <table:table-cell table:style-name="ce4" table:formula="of:=[.B188]" office:value-type="float" office:value="220">
            <text:p>220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975, 220, 234, 0, 0, 1);">
            <text:p>insert into game_score (id, matchid, squad, goals, points, time_type) values (975, 220, 234, 0, 0, 1);</text:p>
          </table:table-cell>
          <table:table-cell table:number-columns-repeated="1017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1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89'.A17]+1" office:value-type="float" office:value="113">
            <text:p>113</text:p>
          </table:table-cell>
          <table:table-cell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13, 1991, 'A', 351);">
            <text:p>insert into group_stage (id, tournament, group_code, squad) values (113, 1991, 'A', 351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114">
            <text:p>114</text:p>
          </table:table-cell>
          <table:table-cell table:formula="of:=[.B2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114, 1991, 'A', 82);">
            <text:p>insert into group_stage (id, tournament, group_code, squad) values (114, 1991, 'A', 82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115">
            <text:p>115</text:p>
          </table:table-cell>
          <table:table-cell table:formula="of:=[.B3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353">
            <text:p>353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115, 1991, 'A', 353);">
            <text:p>insert into group_stage (id, tournament, group_code, squad) values (115, 1991, 'A', 353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116">
            <text:p>116</text:p>
          </table:table-cell>
          <table:table-cell table:formula="of:=[.B4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16, 1991, 'A', 54);">
            <text:p>insert into group_stage (id, tournament, group_code, squad) values (116, 1991, 'A', 54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117">
            <text:p>117</text:p>
          </table:table-cell>
          <table:table-cell table:formula="of:=[.B5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17, 1991, 'B', 55);">
            <text:p>insert into group_stage (id, tournament, group_code, squad) values (117, 1991, 'B', 55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118">
            <text:p>118</text:p>
          </table:table-cell>
          <table:table-cell table:formula="of:=[.B6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18, 1991, 'B', 52);">
            <text:p>insert into group_stage (id, tournament, group_code, squad) values (118, 1991, 'B', 52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119">
            <text:p>119</text:p>
          </table:table-cell>
          <table:table-cell table:formula="of:=[.B7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46">
            <text:p>46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119, 1991, 'B', 46);">
            <text:p>insert into group_stage (id, tournament, group_code, squad) values (119, 1991, 'B', 46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120">
            <text:p>120</text:p>
          </table:table-cell>
          <table:table-cell table:formula="of:=[.B8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225">
            <text:p>225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8] &amp;  &quot;);&quot;" office:value-type="string" office:string-value="insert into group_stage (id, tournament, group_code, squad) values (120, 1991, 'B', 46);">
            <text:p>insert into group_stage (id, tournament, group_code, squad) values (120, 1991, 'B', 46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121">
            <text:p>121</text:p>
          </table:table-cell>
          <table:table-cell table:formula="of:=[.B9]" office:value-type="float" office:value="1991">
            <text:p>1991</text:p>
          </table:table-cell>
          <table:table-cell office:value-type="string">
            <text:p>C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9] &amp;  &quot;);&quot;" office:value-type="string" office:string-value="insert into group_stage (id, tournament, group_code, squad) values (121, 1991, 'C', 225);">
            <text:p>insert into group_stage (id, tournament, group_code, squad) values (121, 1991, 'C', 225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122">
            <text:p>122</text:p>
          </table:table-cell>
          <table:table-cell table:formula="of:=[.B10]" office:value-type="float" office:value="1991">
            <text:p>1991</text:p>
          </table:table-cell>
          <table:table-cell office:value-type="string">
            <text:p>C</text:p>
          </table:table-cell>
          <table:table-cell table:style-name="Default"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0] &amp;  &quot;);&quot;" office:value-type="string" office:string-value="insert into group_stage (id, tournament, group_code, squad) values (122, 1991, 'C', 61);">
            <text:p>insert into group_stage (id, tournament, group_code, squad) values (122, 1991, 'C', 61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23">
            <text:p>123</text:p>
          </table:table-cell>
          <table:table-cell table:formula="of:=[.B11]" office:value-type="float" office:value="1991">
            <text:p>1991</text:p>
          </table:table-cell>
          <table:table-cell office:value-type="string">
            <text:p>C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1] &amp;  &quot;);&quot;" office:value-type="string" office:string-value="insert into group_stage (id, tournament, group_code, squad) values (123, 1991, 'C', 7097);">
            <text:p>insert into group_stage (id, tournament, group_code, squad) values (123, 1991, 'C', 7097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24">
            <text:p>124</text:p>
          </table:table-cell>
          <table:table-cell table:formula="of:=[.B12]" office:value-type="float" office:value="1991">
            <text:p>1991</text:p>
          </table:table-cell>
          <table:table-cell office:value-type="string">
            <text:p>C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2] &amp;  &quot;);&quot;" office:value-type="string" office:string-value="insert into group_stage (id, tournament, group_code, squad) values (124, 1991, 'C', 20);">
            <text:p>insert into group_stage (id, tournament, group_code, squad) values (124, 1991, 'C', 20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25">
            <text:p>125</text:p>
          </table:table-cell>
          <table:table-cell table:formula="of:=[.B13]" office:value-type="float" office:value="1991">
            <text:p>1991</text:p>
          </table:table-cell>
          <table:table-cell office:value-type="string">
            <text:p>D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3] &amp;  &quot;);&quot;" office:value-type="string" office:string-value="insert into group_stage (id, tournament, group_code, squad) values (125, 1991, 'D', 1868);">
            <text:p>insert into group_stage (id, tournament, group_code, squad) values (125, 1991, 'D', 1868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6">
            <text:p>126</text:p>
          </table:table-cell>
          <table:table-cell table:formula="of:=[.B14]" office:value-type="float" office:value="1991">
            <text:p>1991</text:p>
          </table:table-cell>
          <table:table-cell office:value-type="string">
            <text:p>D</text:p>
          </table:table-cell>
          <table:table-cell table:style-name="Default" office:value-type="float" office:value="963">
            <text:p>963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4] &amp;  &quot;);&quot;" office:value-type="string" office:string-value="insert into group_stage (id, tournament, group_code, squad) values (126, 1991, 'D', 34);">
            <text:p>insert into group_stage (id, tournament, group_code, squad) values (126, 1991, 'D', 34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27">
            <text:p>127</text:p>
          </table:table-cell>
          <table:table-cell table:formula="of:=[.B15]" office:value-type="float" office:value="1991">
            <text:p>1991</text:p>
          </table:table-cell>
          <table:table-cell office:value-type="string">
            <text:p>D</text:p>
          </table:table-cell>
          <table:table-cell table:style-name="Default" office:value-type="float" office:value="4420">
            <text:p>4420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127, 1991, 'D', 4420);">
            <text:p>insert into group_stage (id, tournament, group_code, squad) values (127, 1991, 'D', 4420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28">
            <text:p>128</text:p>
          </table:table-cell>
          <table:table-cell table:formula="of:=[.B16]" office:value-type="float" office:value="1991">
            <text:p>1991</text:p>
          </table:table-cell>
          <table:table-cell office:value-type="string">
            <text:p>D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128, 1991, 'D', 598);">
            <text:p>insert into group_stage (id, tournament, group_code, squad) values (128, 1991, 'D', 598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89'.A51]+1" office:value-type="float" office:value="221">
            <text:p>221</text:p>
          </table:table-cell>
          <table:table-cell table:style-name="ce5" table:formula="of:=&quot;1991-06-14&quot;" office:value-type="string" office:string-value="1991-06-14">
            <text:p>1991-06-14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21, '1991-06-14', 2, 351);">
            <text:p>insert into game (matchid, matchdate, game_type, country) values (221, '1991-06-14', 2, 351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222">
            <text:p>222</text:p>
          </table:table-cell>
          <table:table-cell table:style-name="ce5" table:formula="of:=&quot;1991-06-15&quot;" office:value-type="string" office:string-value="1991-06-15">
            <text:p>1991-06-15</text:p>
          </table:table-cell>
          <table:table-cell office:value-type="float" office:value="2">
            <text:p>2</text:p>
          </table:table-cell>
          <table:table-cell table:formula="of:=[.D20]" office:value-type="float" office:value="351">
            <text:p>351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22, '1991-06-15', 2, 351);">
            <text:p>insert into game (matchid, matchdate, game_type, country) values (222, '1991-06-15', 2, 351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223">
            <text:p>223</text:p>
          </table:table-cell>
          <table:table-cell table:style-name="ce5" table:formula="of:=&quot;1991-06-17&quot;" office:value-type="string" office:string-value="1991-06-17">
            <text:p>1991-06-17</text:p>
          </table:table-cell>
          <table:table-cell office:value-type="float" office:value="2">
            <text:p>2</text:p>
          </table:table-cell>
          <table:table-cell table:formula="of:=[.D21]" office:value-type="float" office:value="351">
            <text:p>351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223, '1991-06-17', 2, 351);">
            <text:p>insert into game (matchid, matchdate, game_type, country) values (223, '1991-06-17', 2, 351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24">
            <text:p>224</text:p>
          </table:table-cell>
          <table:table-cell table:style-name="ce5" table:formula="of:=&quot;1991-06-17&quot;" office:value-type="string" office:string-value="1991-06-17">
            <text:p>1991-06-17</text:p>
          </table:table-cell>
          <table:table-cell office:value-type="float" office:value="2">
            <text:p>2</text:p>
          </table:table-cell>
          <table:table-cell table:formula="of:=[.D22]" office:value-type="float" office:value="351">
            <text:p>351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224, '1991-06-17', 2, 351);">
            <text:p>insert into game (matchid, matchdate, game_type, country) values (224, '1991-06-17', 2, 351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25">
            <text:p>225</text:p>
          </table:table-cell>
          <table:table-cell table:style-name="ce5" table:formula="of:=&quot;1991-06-20&quot;" office:value-type="string" office:string-value="1991-06-20">
            <text:p>1991-06-20</text:p>
          </table:table-cell>
          <table:table-cell office:value-type="float" office:value="2">
            <text:p>2</text:p>
          </table:table-cell>
          <table:table-cell table:formula="of:=[.D23]" office:value-type="float" office:value="351">
            <text:p>351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225, '1991-06-20', 2, 351);">
            <text:p>insert into game (matchid, matchdate, game_type, country) values (225, '1991-06-20', 2, 351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26">
            <text:p>226</text:p>
          </table:table-cell>
          <table:table-cell table:style-name="ce5" table:formula="of:=&quot;1991-06-20&quot;" office:value-type="string" office:string-value="1991-06-20">
            <text:p>1991-06-20</text:p>
          </table:table-cell>
          <table:table-cell office:value-type="float" office:value="2">
            <text:p>2</text:p>
          </table:table-cell>
          <table:table-cell table:formula="of:=[.D24]" office:value-type="float" office:value="351">
            <text:p>351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226, '1991-06-20', 2, 351);">
            <text:p>insert into game (matchid, matchdate, game_type, country) values (226, '1991-06-20', 2, 351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27">
            <text:p>227</text:p>
          </table:table-cell>
          <table:table-cell table:style-name="ce5" table:formula="of:=&quot;1991-06-15&quot;" office:value-type="string" office:string-value="1991-06-15">
            <text:p>1991-06-15</text:p>
          </table:table-cell>
          <table:table-cell office:value-type="float" office:value="2">
            <text:p>2</text:p>
          </table:table-cell>
          <table:table-cell table:formula="of:=[.D25]" office:value-type="float" office:value="351">
            <text:p>351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227, '1991-06-15', 2, 351);">
            <text:p>insert into game (matchid, matchdate, game_type, country) values (227, '1991-06-15', 2, 351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28">
            <text:p>228</text:p>
          </table:table-cell>
          <table:table-cell table:style-name="ce5" table:formula="of:=&quot;1991-06-15&quot;" office:value-type="string" office:string-value="1991-06-15">
            <text:p>1991-06-15</text:p>
          </table:table-cell>
          <table:table-cell office:value-type="float" office:value="2">
            <text:p>2</text:p>
          </table:table-cell>
          <table:table-cell table:formula="of:=[.D26]" office:value-type="float" office:value="351">
            <text:p>351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228, '1991-06-15', 2, 351);">
            <text:p>insert into game (matchid, matchdate, game_type, country) values (228, '1991-06-15', 2, 351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29">
            <text:p>229</text:p>
          </table:table-cell>
          <table:table-cell table:style-name="ce5" table:formula="of:=&quot;1991-06-17&quot;" office:value-type="string" office:string-value="1991-06-17">
            <text:p>1991-06-17</text:p>
          </table:table-cell>
          <table:table-cell office:value-type="float" office:value="2">
            <text:p>2</text:p>
          </table:table-cell>
          <table:table-cell table:formula="of:=[.D27]" office:value-type="float" office:value="351">
            <text:p>35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229, '1991-06-17', 2, 351);">
            <text:p>insert into game (matchid, matchdate, game_type, country) values (229, '1991-06-17', 2, 351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30">
            <text:p>230</text:p>
          </table:table-cell>
          <table:table-cell table:style-name="ce5" table:formula="of:=&quot;1991-06-18&quot;" office:value-type="string" office:string-value="1991-06-18">
            <text:p>1991-06-18</text:p>
          </table:table-cell>
          <table:table-cell office:value-type="float" office:value="2">
            <text:p>2</text:p>
          </table:table-cell>
          <table:table-cell table:formula="of:=[.D28]" office:value-type="float" office:value="351">
            <text:p>351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230, '1991-06-18', 2, 351);">
            <text:p>insert into game (matchid, matchdate, game_type, country) values (230, '1991-06-18', 2, 351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31">
            <text:p>231</text:p>
          </table:table-cell>
          <table:table-cell table:style-name="ce5" table:formula="of:=&quot;1991-06-20&quot;" office:value-type="string" office:string-value="1991-06-20">
            <text:p>1991-06-20</text:p>
          </table:table-cell>
          <table:table-cell office:value-type="float" office:value="2">
            <text:p>2</text:p>
          </table:table-cell>
          <table:table-cell table:formula="of:=[.D29]" office:value-type="float" office:value="351">
            <text:p>351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231, '1991-06-20', 2, 351);">
            <text:p>insert into game (matchid, matchdate, game_type, country) values (231, '1991-06-20', 2, 351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32">
            <text:p>232</text:p>
          </table:table-cell>
          <table:table-cell table:style-name="ce5" table:formula="of:=&quot;1991-06-20&quot;" office:value-type="string" office:string-value="1991-06-20">
            <text:p>1991-06-20</text:p>
          </table:table-cell>
          <table:table-cell office:value-type="float" office:value="2">
            <text:p>2</text:p>
          </table:table-cell>
          <table:table-cell table:formula="of:=[.D30]" office:value-type="float" office:value="351">
            <text:p>351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232, '1991-06-20', 2, 351);">
            <text:p>insert into game (matchid, matchdate, game_type, country) values (232, '1991-06-20', 2, 351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233">
            <text:p>233</text:p>
          </table:table-cell>
          <table:table-cell table:style-name="ce5" table:formula="of:=&quot;1991-06-15&quot;" office:value-type="string" office:string-value="1991-06-15">
            <text:p>1991-06-15</text:p>
          </table:table-cell>
          <table:table-cell office:value-type="float" office:value="2">
            <text:p>2</text:p>
          </table:table-cell>
          <table:table-cell table:formula="of:=[.D31]" office:value-type="float" office:value="351">
            <text:p>35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233, '1991-06-15', 2, 351);">
            <text:p>insert into game (matchid, matchdate, game_type, country) values (233, '1991-06-15', 2, 351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234">
            <text:p>234</text:p>
          </table:table-cell>
          <table:table-cell table:style-name="ce5" table:formula="of:=&quot;1991-06-16&quot;" office:value-type="string" office:string-value="1991-06-16">
            <text:p>1991-06-16</text:p>
          </table:table-cell>
          <table:table-cell office:value-type="float" office:value="2">
            <text:p>2</text:p>
          </table:table-cell>
          <table:table-cell table:formula="of:=[.D32]" office:value-type="float" office:value="351">
            <text:p>35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234, '1991-06-16', 2, 351);">
            <text:p>insert into game (matchid, matchdate, game_type, country) values (234, '1991-06-16', 2, 351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235">
            <text:p>235</text:p>
          </table:table-cell>
          <table:table-cell table:style-name="ce5" table:formula="of:=&quot;1991-06-18&quot;" office:value-type="string" office:string-value="1991-06-18">
            <text:p>1991-06-18</text:p>
          </table:table-cell>
          <table:table-cell office:value-type="float" office:value="2">
            <text:p>2</text:p>
          </table:table-cell>
          <table:table-cell table:formula="of:=[.D33]" office:value-type="float" office:value="351">
            <text:p>35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235, '1991-06-18', 2, 351);">
            <text:p>insert into game (matchid, matchdate, game_type, country) values (235, '1991-06-18', 2, 351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236">
            <text:p>236</text:p>
          </table:table-cell>
          <table:table-cell table:style-name="ce5" table:formula="of:=&quot;1991-06-18&quot;" office:value-type="string" office:string-value="1991-06-18">
            <text:p>1991-06-18</text:p>
          </table:table-cell>
          <table:table-cell office:value-type="float" office:value="2">
            <text:p>2</text:p>
          </table:table-cell>
          <table:table-cell table:formula="of:=[.D34]" office:value-type="float" office:value="351">
            <text:p>35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236, '1991-06-18', 2, 351);">
            <text:p>insert into game (matchid, matchdate, game_type, country) values (236, '1991-06-18', 2, 351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237">
            <text:p>237</text:p>
          </table:table-cell>
          <table:table-cell table:style-name="ce5" table:formula="of:=&quot;1991-06-20&quot;" office:value-type="string" office:string-value="1991-06-20">
            <text:p>1991-06-20</text:p>
          </table:table-cell>
          <table:table-cell office:value-type="float" office:value="2">
            <text:p>2</text:p>
          </table:table-cell>
          <table:table-cell table:formula="of:=[.D35]" office:value-type="float" office:value="351">
            <text:p>35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237, '1991-06-20', 2, 351);">
            <text:p>insert into game (matchid, matchdate, game_type, country) values (237, '1991-06-20', 2, 351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238">
            <text:p>238</text:p>
          </table:table-cell>
          <table:table-cell table:style-name="ce5" table:formula="of:=&quot;1991-06-20&quot;" office:value-type="string" office:string-value="1991-06-20">
            <text:p>1991-06-20</text:p>
          </table:table-cell>
          <table:table-cell office:value-type="float" office:value="2">
            <text:p>2</text:p>
          </table:table-cell>
          <table:table-cell table:formula="of:=[.D36]" office:value-type="float" office:value="351">
            <text:p>351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238, '1991-06-20', 2, 351);">
            <text:p>insert into game (matchid, matchdate, game_type, country) values (238, '1991-06-20', 2, 351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239">
            <text:p>239</text:p>
          </table:table-cell>
          <table:table-cell table:style-name="ce5" table:formula="of:=&quot;1991-06-15&quot;" office:value-type="string" office:string-value="1991-06-15">
            <text:p>1991-06-15</text:p>
          </table:table-cell>
          <table:table-cell office:value-type="float" office:value="2">
            <text:p>2</text:p>
          </table:table-cell>
          <table:table-cell table:formula="of:=[.D37]" office:value-type="float" office:value="351">
            <text:p>35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239, '1991-06-15', 2, 351);">
            <text:p>insert into game (matchid, matchdate, game_type, country) values (239, '1991-06-15', 2, 351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240">
            <text:p>240</text:p>
          </table:table-cell>
          <table:table-cell table:style-name="ce5" table:formula="of:=&quot;1991-06-16&quot;" office:value-type="string" office:string-value="1991-06-16">
            <text:p>1991-06-16</text:p>
          </table:table-cell>
          <table:table-cell office:value-type="float" office:value="2">
            <text:p>2</text:p>
          </table:table-cell>
          <table:table-cell table:formula="of:=[.D38]" office:value-type="float" office:value="351">
            <text:p>35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40, '1991-06-16', 2, 351);">
            <text:p>insert into game (matchid, matchdate, game_type, country) values (240, '1991-06-16', 2, 351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241">
            <text:p>241</text:p>
          </table:table-cell>
          <table:table-cell table:style-name="ce5" table:formula="of:=&quot;1991-06-18&quot;" office:value-type="string" office:string-value="1991-06-18">
            <text:p>1991-06-18</text:p>
          </table:table-cell>
          <table:table-cell office:value-type="float" office:value="2">
            <text:p>2</text:p>
          </table:table-cell>
          <table:table-cell table:formula="of:=[.D39]" office:value-type="float" office:value="351">
            <text:p>351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41, '1991-06-18', 2, 351);">
            <text:p>insert into game (matchid, matchdate, game_type, country) values (241, '1991-06-18', 2, 351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242">
            <text:p>242</text:p>
          </table:table-cell>
          <table:table-cell table:style-name="ce5" table:formula="of:=&quot;1991-06-18&quot;" office:value-type="string" office:string-value="1991-06-18">
            <text:p>1991-06-18</text:p>
          </table:table-cell>
          <table:table-cell office:value-type="float" office:value="2">
            <text:p>2</text:p>
          </table:table-cell>
          <table:table-cell table:formula="of:=[.D40]" office:value-type="float" office:value="351">
            <text:p>35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2] &amp; &quot;', &quot; &amp; [.C41] &amp; &quot;, &quot; &amp; [.D41] &amp;  &quot;);&quot;" office:value-type="string" office:string-value="insert into game (matchid, matchdate, game_type, country) values (242, '1991-06-20', 2, 351);">
            <text:p>insert into game (matchid, matchdate, game_type, country) values (242, '1991-06-20', 2, 351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243">
            <text:p>243</text:p>
          </table:table-cell>
          <table:table-cell table:style-name="ce5" table:formula="of:=&quot;1991-06-20&quot;" office:value-type="string" office:string-value="1991-06-20">
            <text:p>1991-06-20</text:p>
          </table:table-cell>
          <table:table-cell office:value-type="float" office:value="2">
            <text:p>2</text:p>
          </table:table-cell>
          <table:table-cell table:formula="of:=[.D41]" office:value-type="float" office:value="351">
            <text:p>351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3] &amp; &quot;', &quot; &amp; [.C42] &amp; &quot;, &quot; &amp; [.D42] &amp;  &quot;);&quot;" office:value-type="string" office:string-value="insert into game (matchid, matchdate, game_type, country) values (243, '1991-06-20', 2, 351);">
            <text:p>insert into game (matchid, matchdate, game_type, country) values (243, '1991-06-20', 2, 351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244">
            <text:p>244</text:p>
          </table:table-cell>
          <table:table-cell table:style-name="ce5" table:formula="of:=&quot;1991-06-20&quot;" office:value-type="string" office:string-value="1991-06-20">
            <text:p>1991-06-20</text:p>
          </table:table-cell>
          <table:table-cell office:value-type="float" office:value="2">
            <text:p>2</text:p>
          </table:table-cell>
          <table:table-cell table:formula="of:=[.D42]" office:value-type="float" office:value="351">
            <text:p>351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4] &amp; &quot;', &quot; &amp; [.C43] &amp; &quot;, &quot; &amp; [.D43] &amp;  &quot;);&quot;" office:value-type="string" office:string-value="insert into game (matchid, matchdate, game_type, country) values (244, '1991-06-22', 2, 351);">
            <text:p>insert into game (matchid, matchdate, game_type, country) values (244, '1991-06-22', 2, 351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245">
            <text:p>245</text:p>
          </table:table-cell>
          <table:table-cell table:style-name="ce5" table:formula="of:=&quot;1991-06-22&quot;" office:value-type="string" office:string-value="1991-06-22">
            <text:p>1991-06-22</text:p>
          </table:table-cell>
          <table:table-cell office:value-type="float" office:value="3">
            <text:p>3</text:p>
          </table:table-cell>
          <table:table-cell table:formula="of:=[.D43]" office:value-type="float" office:value="351">
            <text:p>351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5] &amp; &quot;', &quot; &amp; [.C44] &amp; &quot;, &quot; &amp; [.D44] &amp;  &quot;);&quot;" office:value-type="string" office:string-value="insert into game (matchid, matchdate, game_type, country) values (245, '1991-06-22', 3, 351);">
            <text:p>insert into game (matchid, matchdate, game_type, country) values (245, '1991-06-22', 3, 351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246">
            <text:p>246</text:p>
          </table:table-cell>
          <table:table-cell table:style-name="ce5" table:formula="of:=&quot;1991-06-22&quot;" office:value-type="string" office:string-value="1991-06-22">
            <text:p>1991-06-22</text:p>
          </table:table-cell>
          <table:table-cell office:value-type="float" office:value="3">
            <text:p>3</text:p>
          </table:table-cell>
          <table:table-cell table:formula="of:=[.D44]" office:value-type="float" office:value="351">
            <text:p>351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6] &amp; &quot;', &quot; &amp; [.C45] &amp; &quot;, &quot; &amp; [.D45] &amp;  &quot;);&quot;" office:value-type="string" office:string-value="insert into game (matchid, matchdate, game_type, country) values (246, '1991-06-23', 3, 351);">
            <text:p>insert into game (matchid, matchdate, game_type, country) values (246, '1991-06-23', 3, 351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247">
            <text:p>247</text:p>
          </table:table-cell>
          <table:table-cell table:style-name="ce5" table:formula="of:=&quot;1991-06-23&quot;" office:value-type="string" office:string-value="1991-06-23">
            <text:p>1991-06-23</text:p>
          </table:table-cell>
          <table:table-cell office:value-type="float" office:value="3">
            <text:p>3</text:p>
          </table:table-cell>
          <table:table-cell table:formula="of:=[.D45]" office:value-type="float" office:value="351">
            <text:p>351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7] &amp; &quot;', &quot; &amp; [.C46] &amp; &quot;, &quot; &amp; [.D46] &amp;  &quot;);&quot;" office:value-type="string" office:string-value="insert into game (matchid, matchdate, game_type, country) values (247, '1991-06-23', 3, 351);">
            <text:p>insert into game (matchid, matchdate, game_type, country) values (247, '1991-06-23', 3, 351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248">
            <text:p>248</text:p>
          </table:table-cell>
          <table:table-cell table:style-name="ce5" table:formula="of:=&quot;1991-06-23&quot;" office:value-type="string" office:string-value="1991-06-23">
            <text:p>1991-06-23</text:p>
          </table:table-cell>
          <table:table-cell office:value-type="float" office:value="3">
            <text:p>3</text:p>
          </table:table-cell>
          <table:table-cell table:formula="of:=[.D46]" office:value-type="float" office:value="351">
            <text:p>351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8] &amp; &quot;', &quot; &amp; [.C47] &amp; &quot;, &quot; &amp; [.D47] &amp;  &quot;);&quot;" office:value-type="string" office:string-value="insert into game (matchid, matchdate, game_type, country) values (248, '1991-06-26', 3, 351);">
            <text:p>insert into game (matchid, matchdate, game_type, country) values (248, '1991-06-26', 3, 351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249">
            <text:p>249</text:p>
          </table:table-cell>
          <table:table-cell table:style-name="ce5" table:formula="of:=&quot;1991-06-26&quot;" office:value-type="string" office:string-value="1991-06-26">
            <text:p>1991-06-26</text:p>
          </table:table-cell>
          <table:table-cell office:value-type="float" office:value="4">
            <text:p>4</text:p>
          </table:table-cell>
          <table:table-cell table:formula="of:=[.D47]" office:value-type="float" office:value="351">
            <text:p>351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9] &amp; &quot;', &quot; &amp; [.C48] &amp; &quot;, &quot; &amp; [.D48] &amp;  &quot;);&quot;" office:value-type="string" office:string-value="insert into game (matchid, matchdate, game_type, country) values (249, '1991-06-26', 4, 351);">
            <text:p>insert into game (matchid, matchdate, game_type, country) values (249, '1991-06-26', 4, 351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250">
            <text:p>250</text:p>
          </table:table-cell>
          <table:table-cell table:style-name="ce5" table:formula="of:=&quot;1991-06-26&quot;" office:value-type="string" office:string-value="1991-06-26">
            <text:p>1991-06-26</text:p>
          </table:table-cell>
          <table:table-cell office:value-type="float" office:value="4">
            <text:p>4</text:p>
          </table:table-cell>
          <table:table-cell table:formula="of:=[.D48]" office:value-type="float" office:value="351">
            <text:p>351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250, '1991-06-26', 4, 351);">
            <text:p>insert into game (matchid, matchdate, game_type, country) values (250, '1991-06-26', 4, 351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251">
            <text:p>251</text:p>
          </table:table-cell>
          <table:table-cell table:style-name="ce5" table:formula="of:=&quot;1991-06-29&quot;" office:value-type="string" office:string-value="1991-06-29">
            <text:p>1991-06-29</text:p>
          </table:table-cell>
          <table:table-cell office:value-type="float" office:value="5">
            <text:p>5</text:p>
          </table:table-cell>
          <table:table-cell table:formula="of:=[.D49]" office:value-type="float" office:value="351">
            <text:p>351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251, '1991-06-29', 5, 351);">
            <text:p>insert into game (matchid, matchdate, game_type, country) values (251, '1991-06-29', 5, 351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252">
            <text:p>252</text:p>
          </table:table-cell>
          <table:table-cell table:style-name="ce5" table:formula="of:=&quot;1991-06-30&quot;" office:value-type="string" office:string-value="1991-06-30">
            <text:p>1991-06-30</text:p>
          </table:table-cell>
          <table:table-cell office:value-type="float" office:value="6">
            <text:p>6</text:p>
          </table:table-cell>
          <table:table-cell table:formula="of:=[.D50]" office:value-type="float" office:value="351">
            <text:p>351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252, '1991-06-30', 6, 351);">
            <text:p>insert into game (matchid, matchdate, game_type, country) values (252, '1991-06-30', 6, 351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89'.A191]+ 1" office:value-type="float" office:value="976">
            <text:p>976</text:p>
          </table:table-cell>
          <table:table-cell table:style-name="ce3" table:formula="of:=[.A20]" office:value-type="float" office:value="221">
            <text:p>221</text:p>
          </table:table-cell>
          <table:table-cell table:style-name="ce3" office:value-type="float" office:value="351">
            <text:p>351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976, 221, 351, 2, 2, 2);">
            <text:p>insert into game_score (id, matchid, squad, goals, points, time_type) values (976, 221, 351, 2, 2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977">
            <text:p>977</text:p>
          </table:table-cell>
          <table:table-cell table:style-name="ce3" table:formula="of:=[.B54]" office:value-type="float" office:value="221">
            <text:p>221</text:p>
          </table:table-cell>
          <table:table-cell table:style-name="ce3" office:value-type="float" office:value="351">
            <text:p>35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977, 221, 351, 1, 0, 1);">
            <text:p>insert into game_score (id, matchid, squad, goals, points, time_type) values (977, 221, 351, 1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978">
            <text:p>978</text:p>
          </table:table-cell>
          <table:table-cell table:style-name="ce3" table:formula="of:=[.B54]" office:value-type="float" office:value="221">
            <text:p>221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978, 221, 353, 0, 0, 2);">
            <text:p>insert into game_score (id, matchid, squad, goals, points, time_type) values (978, 221, 353, 0, 0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979">
            <text:p>979</text:p>
          </table:table-cell>
          <table:table-cell table:style-name="ce3" table:formula="of:=[.B54]" office:value-type="float" office:value="221">
            <text:p>221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979, 221, 353, 0, 0, 1);">
            <text:p>insert into game_score (id, matchid, squad, goals, points, time_type) values (979, 221, 353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980">
            <text:p>980</text:p>
          </table:table-cell>
          <table:table-cell table:style-name="ce4" table:formula="of:=[.B54]+1" office:value-type="float" office:value="222">
            <text:p>22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980, 222, 54, 0, 0, 2);">
            <text:p>insert into game_score (id, matchid, squad, goals, points, time_type) values (980, 222, 54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981">
            <text:p>981</text:p>
          </table:table-cell>
          <table:table-cell table:style-name="ce4" table:formula="of:=[.B58]" office:value-type="float" office:value="222">
            <text:p>22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81, 222, 54, 0, 0, 1);">
            <text:p>insert into game_score (id, matchid, squad, goals, points, time_type) values (981, 222, 54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982">
            <text:p>982</text:p>
          </table:table-cell>
          <table:table-cell table:style-name="ce4" table:formula="of:=[.B58]" office:value-type="float" office:value="222">
            <text:p>222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982, 222, 82, 1, 2, 2);">
            <text:p>insert into game_score (id, matchid, squad, goals, points, time_type) values (982, 222, 82, 1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983">
            <text:p>983</text:p>
          </table:table-cell>
          <table:table-cell table:style-name="ce4" table:formula="of:=[.B58]" office:value-type="float" office:value="222">
            <text:p>222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983, 222, 82, 0, 0, 1);">
            <text:p>insert into game_score (id, matchid, squad, goals, points, time_type) values (983, 222, 82, 0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984">
            <text:p>984</text:p>
          </table:table-cell>
          <table:table-cell table:style-name="ce3" table:formula="of:=[.B58]+1" office:value-type="float" office:value="223">
            <text:p>223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984, 223, 353, 1, 1, 2);">
            <text:p>insert into game_score (id, matchid, squad, goals, points, time_type) values (984, 223, 353, 1, 1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985">
            <text:p>985</text:p>
          </table:table-cell>
          <table:table-cell table:style-name="ce3" table:formula="of:=[.B62]" office:value-type="float" office:value="223">
            <text:p>223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985, 223, 353, 0, 0, 1);">
            <text:p>insert into game_score (id, matchid, squad, goals, points, time_type) values (985, 223, 353, 0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986">
            <text:p>986</text:p>
          </table:table-cell>
          <table:table-cell table:style-name="ce3" table:formula="of:=[.B62]" office:value-type="float" office:value="223">
            <text:p>223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986, 223, 82, 1, 1, 2);">
            <text:p>insert into game_score (id, matchid, squad, goals, points, time_type) values (986, 223, 82, 1, 1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987">
            <text:p>987</text:p>
          </table:table-cell>
          <table:table-cell table:style-name="ce3" table:formula="of:=[.B62]" office:value-type="float" office:value="223">
            <text:p>223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987, 223, 82, 0, 0, 1);">
            <text:p>insert into game_score (id, matchid, squad, goals, points, time_type) values (987, 223, 82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988">
            <text:p>988</text:p>
          </table:table-cell>
          <table:table-cell table:style-name="ce4" table:formula="of:=[.B62]+1" office:value-type="float" office:value="224">
            <text:p>224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988, 224, 351, 3, 2, 2);">
            <text:p>insert into game_score (id, matchid, squad, goals, points, time_type) values (988, 224, 351, 3, 2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989">
            <text:p>989</text:p>
          </table:table-cell>
          <table:table-cell table:style-name="ce4" table:formula="of:=[.B66]" office:value-type="float" office:value="224">
            <text:p>224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989, 224, 351, 0, 0, 1);">
            <text:p>insert into game_score (id, matchid, squad, goals, points, time_type) values (989, 224, 351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990">
            <text:p>990</text:p>
          </table:table-cell>
          <table:table-cell table:style-name="ce4" table:formula="of:=[.B66]" office:value-type="float" office:value="224">
            <text:p>224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990, 224, 54, 0, 0, 2);">
            <text:p>insert into game_score (id, matchid, squad, goals, points, time_type) values (990, 224, 54, 0, 0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991">
            <text:p>991</text:p>
          </table:table-cell>
          <table:table-cell table:style-name="ce4" table:formula="of:=[.B66]" office:value-type="float" office:value="224">
            <text:p>224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991, 224, 54, 0, 0, 1);">
            <text:p>insert into game_score (id, matchid, squad, goals, points, time_type) values (991, 224, 54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992">
            <text:p>992</text:p>
          </table:table-cell>
          <table:table-cell table:style-name="ce3" table:formula="of:=[.B66]+1" office:value-type="float" office:value="225">
            <text:p>225</text:p>
          </table:table-cell>
          <table:table-cell table:style-name="ce3" office:value-type="float" office:value="353">
            <text:p>35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992, 225, 353, 2, 1, 2);">
            <text:p>insert into game_score (id, matchid, squad, goals, points, time_type) values (992, 225, 353, 2, 1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993">
            <text:p>993</text:p>
          </table:table-cell>
          <table:table-cell table:style-name="ce3" table:formula="of:=[.B70]" office:value-type="float" office:value="225">
            <text:p>225</text:p>
          </table:table-cell>
          <table:table-cell table:style-name="ce3" office:value-type="float" office:value="353">
            <text:p>35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993, 225, 353, 1, 0, 1);">
            <text:p>insert into game_score (id, matchid, squad, goals, points, time_type) values (993, 225, 353, 1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994">
            <text:p>994</text:p>
          </table:table-cell>
          <table:table-cell table:style-name="ce3" table:formula="of:=[.B70]" office:value-type="float" office:value="225">
            <text:p>225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994, 225, 54, 2, 1, 2);">
            <text:p>insert into game_score (id, matchid, squad, goals, points, time_type) values (994, 225, 54, 2, 1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995">
            <text:p>995</text:p>
          </table:table-cell>
          <table:table-cell table:style-name="ce3" table:formula="of:=[.B70]" office:value-type="float" office:value="225">
            <text:p>225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995, 225, 54, 0, 0, 1);">
            <text:p>insert into game_score (id, matchid, squad, goals, points, time_type) values (995, 225, 54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996">
            <text:p>996</text:p>
          </table:table-cell>
          <table:table-cell table:style-name="ce4" table:formula="of:=[.B70]+1" office:value-type="float" office:value="226">
            <text:p>226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996, 226, 351, 1, 2, 2);">
            <text:p>insert into game_score (id, matchid, squad, goals, points, time_type) values (996, 226, 351, 1, 2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997">
            <text:p>997</text:p>
          </table:table-cell>
          <table:table-cell table:style-name="ce4" table:formula="of:=[.B74]" office:value-type="float" office:value="226">
            <text:p>226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997, 226, 351, 1, 0, 1);">
            <text:p>insert into game_score (id, matchid, squad, goals, points, time_type) values (997, 226, 351, 1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998">
            <text:p>998</text:p>
          </table:table-cell>
          <table:table-cell table:style-name="ce4" table:formula="of:=[.B74]" office:value-type="float" office:value="226">
            <text:p>226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998, 226, 82, 0, 0, 2);">
            <text:p>insert into game_score (id, matchid, squad, goals, points, time_type) values (998, 226, 82, 0, 0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999">
            <text:p>999</text:p>
          </table:table-cell>
          <table:table-cell table:style-name="ce4" table:formula="of:=[.B74]" office:value-type="float" office:value="226">
            <text:p>226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999, 226, 82, 0, 0, 1);">
            <text:p>insert into game_score (id, matchid, squad, goals, points, time_type) values (999, 226, 82, 0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1000">
            <text:p>1000</text:p>
          </table:table-cell>
          <table:table-cell table:style-name="ce3" table:formula="of:=[.B74]+1" office:value-type="float" office:value="227">
            <text:p>227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000, 227, 52, 3, 2, 2);">
            <text:p>insert into game_score (id, matchid, squad, goals, points, time_type) values (1000, 227, 52, 3, 2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1001">
            <text:p>1001</text:p>
          </table:table-cell>
          <table:table-cell table:style-name="ce3" table:formula="of:=[.B78]" office:value-type="float" office:value="227">
            <text:p>227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001, 227, 52, 2, 0, 1);">
            <text:p>insert into game_score (id, matchid, squad, goals, points, time_type) values (1001, 227, 52, 2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1002">
            <text:p>1002</text:p>
          </table:table-cell>
          <table:table-cell table:style-name="ce3" table:formula="of:=[.B78]" office:value-type="float" office:value="227">
            <text:p>227</text:p>
          </table:table-cell>
          <table:table-cell table:style-name="ce3" office:value-type="float" office:value="46">
            <text:p>4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002, 227, 46, 0, 0, 2);">
            <text:p>insert into game_score (id, matchid, squad, goals, points, time_type) values (1002, 227, 46, 0, 0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1003">
            <text:p>1003</text:p>
          </table:table-cell>
          <table:table-cell table:style-name="ce3" table:formula="of:=[.B78]" office:value-type="float" office:value="227">
            <text:p>227</text:p>
          </table:table-cell>
          <table:table-cell table:style-name="ce3" office:value-type="float" office:value="46">
            <text:p>4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003, 227, 46, 0, 0, 1);">
            <text:p>insert into game_score (id, matchid, squad, goals, points, time_type) values (1003, 227, 46, 0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1004">
            <text:p>1004</text:p>
          </table:table-cell>
          <table:table-cell table:style-name="ce4" table:formula="of:=[.B78]+1" office:value-type="float" office:value="228">
            <text:p>22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004, 228, 55, 2, 2, 2);">
            <text:p>insert into game_score (id, matchid, squad, goals, points, time_type) values (1004, 228, 55, 2, 2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1005">
            <text:p>1005</text:p>
          </table:table-cell>
          <table:table-cell table:style-name="ce4" table:formula="of:=[.B82]" office:value-type="float" office:value="228">
            <text:p>228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005, 228, 55, 1, 0, 1);">
            <text:p>insert into game_score (id, matchid, squad, goals, points, time_type) values (1005, 228, 55, 1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1006">
            <text:p>1006</text:p>
          </table:table-cell>
          <table:table-cell table:style-name="ce4" table:formula="of:=[.B82]" office:value-type="float" office:value="228">
            <text:p>228</text:p>
          </table:table-cell>
          <table:table-cell table:style-name="ce4" office:value-type="float" office:value="225">
            <text:p>22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006, 228, 225, 1, 0, 2);">
            <text:p>insert into game_score (id, matchid, squad, goals, points, time_type) values (1006, 228, 225, 1, 0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1007">
            <text:p>1007</text:p>
          </table:table-cell>
          <table:table-cell table:style-name="ce4" table:formula="of:=[.B82]" office:value-type="float" office:value="228">
            <text:p>228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007, 228, 225, 0, 0, 1);">
            <text:p>insert into game_score (id, matchid, squad, goals, points, time_type) values (1007, 228, 225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1008">
            <text:p>1008</text:p>
          </table:table-cell>
          <table:table-cell table:style-name="ce3" table:formula="of:=[.B82]+1" office:value-type="float" office:value="229">
            <text:p>229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008, 229, 55, 2, 1, 2);">
            <text:p>insert into game_score (id, matchid, squad, goals, points, time_type) values (1008, 229, 55, 2, 1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1009">
            <text:p>1009</text:p>
          </table:table-cell>
          <table:table-cell table:style-name="ce3" table:formula="of:=[.B86]" office:value-type="float" office:value="229">
            <text:p>229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009, 229, 55, 2, 0, 1);">
            <text:p>insert into game_score (id, matchid, squad, goals, points, time_type) values (1009, 229, 55, 2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1010">
            <text:p>1010</text:p>
          </table:table-cell>
          <table:table-cell table:style-name="ce3" table:formula="of:=[.B86]" office:value-type="float" office:value="229">
            <text:p>229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010, 229, 52, 2, 1, 2);">
            <text:p>insert into game_score (id, matchid, squad, goals, points, time_type) values (1010, 229, 52, 2, 1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1011">
            <text:p>1011</text:p>
          </table:table-cell>
          <table:table-cell table:style-name="ce3" table:formula="of:=[.B86]" office:value-type="float" office:value="229">
            <text:p>22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011, 229, 52, 0, 0, 1);">
            <text:p>insert into game_score (id, matchid, squad, goals, points, time_type) values (1011, 229, 52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1012">
            <text:p>1012</text:p>
          </table:table-cell>
          <table:table-cell table:style-name="ce4" table:formula="of:=[.B86]+1" office:value-type="float" office:value="230">
            <text:p>230</text:p>
          </table:table-cell>
          <table:table-cell table:style-name="ce4" office:value-type="float" office:value="225">
            <text:p>22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012, 230, 225, 1, 0, 2);">
            <text:p>insert into game_score (id, matchid, squad, goals, points, time_type) values (1012, 230, 225, 1, 0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1013">
            <text:p>1013</text:p>
          </table:table-cell>
          <table:table-cell table:style-name="ce4" table:formula="of:=[.B90]" office:value-type="float" office:value="230">
            <text:p>230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013, 230, 225, 0, 0, 1);">
            <text:p>insert into game_score (id, matchid, squad, goals, points, time_type) values (1013, 230, 225, 0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1014">
            <text:p>1014</text:p>
          </table:table-cell>
          <table:table-cell table:style-name="ce4" table:formula="of:=[.B90]" office:value-type="float" office:value="230">
            <text:p>230</text:p>
          </table:table-cell>
          <table:table-cell table:style-name="ce4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014, 230, 46, 4, 2, 2);">
            <text:p>insert into game_score (id, matchid, squad, goals, points, time_type) values (1014, 230, 46, 4, 2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1015">
            <text:p>1015</text:p>
          </table:table-cell>
          <table:table-cell table:style-name="ce4" table:formula="of:=[.B90]" office:value-type="float" office:value="230">
            <text:p>230</text:p>
          </table:table-cell>
          <table:table-cell table:style-name="ce4" office:value-type="float" office:value="46">
            <text:p>4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015, 230, 46, 2, 0, 1);">
            <text:p>insert into game_score (id, matchid, squad, goals, points, time_type) values (1015, 230, 46, 2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1016">
            <text:p>1016</text:p>
          </table:table-cell>
          <table:table-cell table:style-name="ce3" table:formula="of:=[.B90]+1" office:value-type="float" office:value="231">
            <text:p>231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016, 231, 225, 1, 1, 2);">
            <text:p>insert into game_score (id, matchid, squad, goals, points, time_type) values (1016, 231, 225, 1, 1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1017">
            <text:p>1017</text:p>
          </table:table-cell>
          <table:table-cell table:style-name="ce3" table:formula="of:=[.B94]" office:value-type="float" office:value="231">
            <text:p>231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017, 231, 225, 0, 0, 1);">
            <text:p>insert into game_score (id, matchid, squad, goals, points, time_type) values (1017, 231, 225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1018">
            <text:p>1018</text:p>
          </table:table-cell>
          <table:table-cell table:style-name="ce3" table:formula="of:=[.B94]" office:value-type="float" office:value="231">
            <text:p>23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018, 231, 52, 1, 1, 2);">
            <text:p>insert into game_score (id, matchid, squad, goals, points, time_type) values (1018, 231, 52, 1, 1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1019">
            <text:p>1019</text:p>
          </table:table-cell>
          <table:table-cell table:style-name="ce3" table:formula="of:=[.B94]" office:value-type="float" office:value="231">
            <text:p>23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019, 231, 52, 0, 0, 1);">
            <text:p>insert into game_score (id, matchid, squad, goals, points, time_type) values (1019, 231, 52, 0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1020">
            <text:p>1020</text:p>
          </table:table-cell>
          <table:table-cell table:style-name="ce4" table:formula="of:=[.B94]+1" office:value-type="float" office:value="232">
            <text:p>232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020, 232, 55, 2, 2, 2);">
            <text:p>insert into game_score (id, matchid, squad, goals, points, time_type) values (1020, 232, 55, 2, 2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1021">
            <text:p>1021</text:p>
          </table:table-cell>
          <table:table-cell table:style-name="ce4" table:formula="of:=[.B98]" office:value-type="float" office:value="232">
            <text:p>232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1021, 232, 55, 1, 0, 1);">
            <text:p>insert into game_score (id, matchid, squad, goals, points, time_type) values (1021, 232, 55, 1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1022">
            <text:p>1022</text:p>
          </table:table-cell>
          <table:table-cell table:style-name="ce4" table:formula="of:=[.B98]" office:value-type="float" office:value="232">
            <text:p>232</text:p>
          </table:table-cell>
          <table:table-cell table:style-name="ce4" office:value-type="float" office:value="46">
            <text:p>4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1022, 232, 46, 0, 0, 2);">
            <text:p>insert into game_score (id, matchid, squad, goals, points, time_type) values (1022, 232, 46, 0, 0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1023">
            <text:p>1023</text:p>
          </table:table-cell>
          <table:table-cell table:style-name="ce4" table:formula="of:=[.B98]" office:value-type="float" office:value="232">
            <text:p>232</text:p>
          </table:table-cell>
          <table:table-cell table:style-name="ce4" office:value-type="float" office:value="46">
            <text:p>4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1023, 232, 46, 0, 0, 1);">
            <text:p>insert into game_score (id, matchid, squad, goals, points, time_type) values (1023, 232, 46, 0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1024">
            <text:p>1024</text:p>
          </table:table-cell>
          <table:table-cell table:style-name="ce3" table:formula="of:=[.B98]+1" office:value-type="float" office:value="233">
            <text:p>2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1024, 233, 1868, 0, 0, 2);">
            <text:p>insert into game_score (id, matchid, squad, goals, points, time_type) values (1024, 233, 1868, 0, 0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1025">
            <text:p>1025</text:p>
          </table:table-cell>
          <table:table-cell table:style-name="ce3" table:formula="of:=[.B102]" office:value-type="float" office:value="233">
            <text:p>2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1025, 233, 1868, 0, 0, 1);">
            <text:p>insert into game_score (id, matchid, squad, goals, points, time_type) values (1025, 233, 1868, 0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1026">
            <text:p>1026</text:p>
          </table:table-cell>
          <table:table-cell table:style-name="ce3" table:formula="of:=[.B102]" office:value-type="float" office:value="233">
            <text:p>23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1026, 233, 61, 2, 2, 2);">
            <text:p>insert into game_score (id, matchid, squad, goals, points, time_type) values (1026, 233, 61, 2, 2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1027">
            <text:p>1027</text:p>
          </table:table-cell>
          <table:table-cell table:style-name="ce3" table:formula="of:=[.B102]" office:value-type="float" office:value="233">
            <text:p>23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1027, 233, 61, 0, 0, 1);">
            <text:p>insert into game_score (id, matchid, squad, goals, points, time_type) values (1027, 233, 61, 0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1028">
            <text:p>1028</text:p>
          </table:table-cell>
          <table:table-cell table:style-name="ce4" table:formula="of:=[.B102]+1" office:value-type="float" office:value="234">
            <text:p>23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1028, 234, 20, 0, 0, 2);">
            <text:p>insert into game_score (id, matchid, squad, goals, points, time_type) values (1028, 234, 20, 0, 0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1029">
            <text:p>1029</text:p>
          </table:table-cell>
          <table:table-cell table:style-name="ce4" table:formula="of:=[.B106]" office:value-type="float" office:value="234">
            <text:p>23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1029, 234, 20, 0, 0, 1);">
            <text:p>insert into game_score (id, matchid, squad, goals, points, time_type) values (1029, 234, 20, 0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1030">
            <text:p>1030</text:p>
          </table:table-cell>
          <table:table-cell table:style-name="ce4" table:formula="of:=[.B106]" office:value-type="float" office:value="234">
            <text:p>23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1030, 234, 7097, 1, 2, 2);">
            <text:p>insert into game_score (id, matchid, squad, goals, points, time_type) values (1030, 234, 7097, 1, 2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1031">
            <text:p>1031</text:p>
          </table:table-cell>
          <table:table-cell table:style-name="ce4" table:formula="of:=[.B106]" office:value-type="float" office:value="234">
            <text:p>23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1031, 234, 7097, 1, 0, 1);">
            <text:p>insert into game_score (id, matchid, squad, goals, points, time_type) values (1031, 234, 7097, 1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1032">
            <text:p>1032</text:p>
          </table:table-cell>
          <table:table-cell table:style-name="ce3" table:formula="of:=[.B106]+1" office:value-type="float" office:value="235">
            <text:p>235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1032, 235, 1868, 0, 0, 2);">
            <text:p>insert into game_score (id, matchid, squad, goals, points, time_type) values (1032, 235, 1868, 0, 0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1033">
            <text:p>1033</text:p>
          </table:table-cell>
          <table:table-cell table:style-name="ce3" table:formula="of:=[.B110]" office:value-type="float" office:value="235">
            <text:p>235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1033, 235, 1868, 0, 0, 1);">
            <text:p>insert into game_score (id, matchid, squad, goals, points, time_type) values (1033, 235, 1868, 0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1034">
            <text:p>1034</text:p>
          </table:table-cell>
          <table:table-cell table:style-name="ce3" table:formula="of:=[.B110]" office:value-type="float" office:value="235">
            <text:p>235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1034, 235, 20, 6, 2, 2);">
            <text:p>insert into game_score (id, matchid, squad, goals, points, time_type) values (1034, 235, 20, 6, 2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1035">
            <text:p>1035</text:p>
          </table:table-cell>
          <table:table-cell table:style-name="ce3" table:formula="of:=[.B110]" office:value-type="float" office:value="235">
            <text:p>235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1035, 235, 20, 3, 0, 1);">
            <text:p>insert into game_score (id, matchid, squad, goals, points, time_type) values (1035, 235, 20, 3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1036">
            <text:p>1036</text:p>
          </table:table-cell>
          <table:table-cell table:style-name="ce4" table:formula="of:=[.B110]+1" office:value-type="float" office:value="236">
            <text:p>236</text:p>
          </table:table-cell>
          <table:table-cell table:style-name="ce4" office:value-type="float" office:value="61">
            <text:p>6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1036, 236, 61, 1, 2, 2);">
            <text:p>insert into game_score (id, matchid, squad, goals, points, time_type) values (1036, 236, 61, 1, 2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1037">
            <text:p>1037</text:p>
          </table:table-cell>
          <table:table-cell table:style-name="ce4" table:formula="of:=[.B114]" office:value-type="float" office:value="236">
            <text:p>236</text:p>
          </table:table-cell>
          <table:table-cell table:style-name="ce4" office:value-type="float" office:value="61">
            <text:p>6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1037, 236, 61, 1, 0, 1);">
            <text:p>insert into game_score (id, matchid, squad, goals, points, time_type) values (1037, 236, 61, 1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1038">
            <text:p>1038</text:p>
          </table:table-cell>
          <table:table-cell table:style-name="ce4" table:formula="of:=[.B114]" office:value-type="float" office:value="236">
            <text:p>236</text:p>
          </table:table-cell>
          <table:table-cell table:style-name="ce4" office:value-type="float" office:value="7097">
            <text:p>709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1038, 236, 7097, 0, 0, 2);">
            <text:p>insert into game_score (id, matchid, squad, goals, points, time_type) values (1038, 236, 7097, 0, 0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1039">
            <text:p>1039</text:p>
          </table:table-cell>
          <table:table-cell table:style-name="ce4" table:formula="of:=[.B114]" office:value-type="float" office:value="236">
            <text:p>236</text:p>
          </table:table-cell>
          <table:table-cell table:style-name="ce4" office:value-type="float" office:value="7097">
            <text:p>709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1039, 236, 7097, 0, 0, 1);">
            <text:p>insert into game_score (id, matchid, squad, goals, points, time_type) values (1039, 236, 7097, 0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1040">
            <text:p>1040</text:p>
          </table:table-cell>
          <table:table-cell table:style-name="ce3" table:formula="of:=[.B114]+1" office:value-type="float" office:value="237">
            <text:p>23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1040, 237, 61, 1, 2, 2);">
            <text:p>insert into game_score (id, matchid, squad, goals, points, time_type) values (1040, 237, 61, 1, 2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1041">
            <text:p>1041</text:p>
          </table:table-cell>
          <table:table-cell table:style-name="ce3" table:formula="of:=[.B118]" office:value-type="float" office:value="237">
            <text:p>23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1041, 237, 61, 1, 0, 1);">
            <text:p>insert into game_score (id, matchid, squad, goals, points, time_type) values (1041, 237, 61, 1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1042">
            <text:p>1042</text:p>
          </table:table-cell>
          <table:table-cell table:style-name="ce3" table:formula="of:=[.B118]" office:value-type="float" office:value="237">
            <text:p>237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1042, 237, 20, 0, 0, 2);">
            <text:p>insert into game_score (id, matchid, squad, goals, points, time_type) values (1042, 237, 20, 0, 0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1043">
            <text:p>1043</text:p>
          </table:table-cell>
          <table:table-cell table:style-name="ce3" table:formula="of:=[.B118]" office:value-type="float" office:value="237">
            <text:p>237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1043, 237, 20, 0, 0, 1);">
            <text:p>insert into game_score (id, matchid, squad, goals, points, time_type) values (1043, 237, 20, 0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1044">
            <text:p>1044</text:p>
          </table:table-cell>
          <table:table-cell table:style-name="ce4" table:formula="of:=[.B118]+1" office:value-type="float" office:value="238">
            <text:p>238</text:p>
          </table:table-cell>
          <table:table-cell table:style-name="ce4" office:value-type="float" office:value="1868">
            <text:p>186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1044, 238, 1868, 0, 0, 2);">
            <text:p>insert into game_score (id, matchid, squad, goals, points, time_type) values (1044, 238, 1868, 0, 0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1045">
            <text:p>1045</text:p>
          </table:table-cell>
          <table:table-cell table:style-name="ce4" table:formula="of:=[.B122]" office:value-type="float" office:value="238">
            <text:p>238</text:p>
          </table:table-cell>
          <table:table-cell table:style-name="ce4" office:value-type="float" office:value="1868">
            <text:p>186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1045, 238, 1868, 0, 0, 1);">
            <text:p>insert into game_score (id, matchid, squad, goals, points, time_type) values (1045, 238, 1868, 0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1046">
            <text:p>1046</text:p>
          </table:table-cell>
          <table:table-cell table:style-name="ce4" table:formula="of:=[.B122]" office:value-type="float" office:value="238">
            <text:p>238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1046, 238, 7097, 4, 2, 2);">
            <text:p>insert into game_score (id, matchid, squad, goals, points, time_type) values (1046, 238, 7097, 4, 2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1047">
            <text:p>1047</text:p>
          </table:table-cell>
          <table:table-cell table:style-name="ce4" table:formula="of:=[.B122]" office:value-type="float" office:value="238">
            <text:p>238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1047, 238, 7097, 4, 0, 1);">
            <text:p>insert into game_score (id, matchid, squad, goals, points, time_type) values (1047, 238, 7097, 4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1048">
            <text:p>1048</text:p>
          </table:table-cell>
          <table:table-cell table:style-name="ce3" table:formula="of:=[.B122]+1" office:value-type="float" office:value="239">
            <text:p>239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1048, 239, 4420, 0, 0, 2);">
            <text:p>insert into game_score (id, matchid, squad, goals, points, time_type) values (1048, 239, 4420, 0, 0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1049">
            <text:p>1049</text:p>
          </table:table-cell>
          <table:table-cell table:style-name="ce3" table:formula="of:=[.B126]" office:value-type="float" office:value="239">
            <text:p>239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1049, 239, 4420, 0, 0, 1);">
            <text:p>insert into game_score (id, matchid, squad, goals, points, time_type) values (1049, 239, 4420, 0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1050">
            <text:p>1050</text:p>
          </table:table-cell>
          <table:table-cell table:style-name="ce3" table:formula="of:=[.B126]" office:value-type="float" office:value="239">
            <text:p>239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1050, 239, 34, 1, 2, 2);">
            <text:p>insert into game_score (id, matchid, squad, goals, points, time_type) values (1050, 239, 34, 1, 2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1051">
            <text:p>1051</text:p>
          </table:table-cell>
          <table:table-cell table:style-name="ce3" table:formula="of:=[.B126]" office:value-type="float" office:value="239">
            <text:p>239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1051, 239, 34, 0, 0, 1);">
            <text:p>insert into game_score (id, matchid, squad, goals, points, time_type) values (1051, 239, 34, 0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1052">
            <text:p>1052</text:p>
          </table:table-cell>
          <table:table-cell table:style-name="ce4" table:formula="of:=[.B126]+1" office:value-type="float" office:value="240">
            <text:p>240</text:p>
          </table:table-cell>
          <table:table-cell table:style-name="ce4" office:value-type="float" office:value="963">
            <text:p>96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1052, 240, 963, 1, 2, 2);">
            <text:p>insert into game_score (id, matchid, squad, goals, points, time_type) values (1052, 240, 963, 1, 2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1053">
            <text:p>1053</text:p>
          </table:table-cell>
          <table:table-cell table:style-name="ce4" table:formula="of:=[.B130]" office:value-type="float" office:value="240">
            <text:p>240</text:p>
          </table:table-cell>
          <table:table-cell table:style-name="ce4" office:value-type="float" office:value="963">
            <text:p>96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1053, 240, 963, 0, 0, 1);">
            <text:p>insert into game_score (id, matchid, squad, goals, points, time_type) values (1053, 240, 963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1054">
            <text:p>1054</text:p>
          </table:table-cell>
          <table:table-cell table:style-name="ce4" table:formula="of:=[.B130]" office:value-type="float" office:value="240">
            <text:p>240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1054, 240, 598, 0, 0, 2);">
            <text:p>insert into game_score (id, matchid, squad, goals, points, time_type) values (1054, 240, 598, 0, 0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1055">
            <text:p>1055</text:p>
          </table:table-cell>
          <table:table-cell table:style-name="ce4" table:formula="of:=[.B130]" office:value-type="float" office:value="240">
            <text:p>240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1055, 240, 598, 0, 0, 1);">
            <text:p>insert into game_score (id, matchid, squad, goals, points, time_type) values (1055, 240, 598, 0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1056">
            <text:p>1056</text:p>
          </table:table-cell>
          <table:table-cell table:style-name="ce3" table:formula="of:=[.B130]+1" office:value-type="float" office:value="241">
            <text:p>241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1056, 241, 34, 6, 2, 2);">
            <text:p>insert into game_score (id, matchid, squad, goals, points, time_type) values (1056, 241, 34, 6, 2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1057">
            <text:p>1057</text:p>
          </table:table-cell>
          <table:table-cell table:style-name="ce3" table:formula="of:=[.B134]" office:value-type="float" office:value="241">
            <text:p>241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1057, 241, 34, 4, 0, 1);">
            <text:p>insert into game_score (id, matchid, squad, goals, points, time_type) values (1057, 241, 34, 4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1058">
            <text:p>1058</text:p>
          </table:table-cell>
          <table:table-cell table:style-name="ce3" table:formula="of:=[.B134]" office:value-type="float" office:value="241">
            <text:p>241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1058, 241, 598, 0, 0, 2);">
            <text:p>insert into game_score (id, matchid, squad, goals, points, time_type) values (1058, 241, 598, 0, 0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1059">
            <text:p>1059</text:p>
          </table:table-cell>
          <table:table-cell table:style-name="ce3" table:formula="of:=[.B134]" office:value-type="float" office:value="241">
            <text:p>241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1059, 241, 598, 0, 0, 1);">
            <text:p>insert into game_score (id, matchid, squad, goals, points, time_type) values (1059, 241, 598, 0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1060">
            <text:p>1060</text:p>
          </table:table-cell>
          <table:table-cell table:style-name="ce4" table:formula="of:=[.B134]+1" office:value-type="float" office:value="242">
            <text:p>242</text:p>
          </table:table-cell>
          <table:table-cell table:style-name="ce4" office:value-type="float" office:value="4420">
            <text:p>442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1060, 242, 4420, 3, 1, 2);">
            <text:p>insert into game_score (id, matchid, squad, goals, points, time_type) values (1060, 242, 4420, 3, 1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1061">
            <text:p>1061</text:p>
          </table:table-cell>
          <table:table-cell table:style-name="ce4" table:formula="of:=[.B138]" office:value-type="float" office:value="242">
            <text:p>242</text:p>
          </table:table-cell>
          <table:table-cell table:style-name="ce4" office:value-type="float" office:value="4420">
            <text:p>44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1061, 242, 4420, 1, 0, 1);">
            <text:p>insert into game_score (id, matchid, squad, goals, points, time_type) values (1061, 242, 4420, 1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1062">
            <text:p>1062</text:p>
          </table:table-cell>
          <table:table-cell table:style-name="ce4" table:formula="of:=[.B138]" office:value-type="float" office:value="242">
            <text:p>242</text:p>
          </table:table-cell>
          <table:table-cell table:style-name="ce4" office:value-type="float" office:value="963">
            <text:p>96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1062, 242, 963, 3, 1, 2);">
            <text:p>insert into game_score (id, matchid, squad, goals, points, time_type) values (1062, 242, 963, 3, 1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1063">
            <text:p>1063</text:p>
          </table:table-cell>
          <table:table-cell table:style-name="ce4" table:formula="of:=[.B138]" office:value-type="float" office:value="242">
            <text:p>242</text:p>
          </table:table-cell>
          <table:table-cell table:style-name="ce4" office:value-type="float" office:value="963">
            <text:p>96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1063, 242, 963, 2, 0, 1);">
            <text:p>insert into game_score (id, matchid, squad, goals, points, time_type) values (1063, 242, 963, 2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1064">
            <text:p>1064</text:p>
          </table:table-cell>
          <table:table-cell table:style-name="ce3" table:formula="of:=[.B138]+1" office:value-type="float" office:value="243">
            <text:p>24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1064, 243, 34, 0, 1, 2);">
            <text:p>insert into game_score (id, matchid, squad, goals, points, time_type) values (1064, 243, 34, 0, 1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1065">
            <text:p>1065</text:p>
          </table:table-cell>
          <table:table-cell table:style-name="ce3" table:formula="of:=[.B142]" office:value-type="float" office:value="243">
            <text:p>24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1065, 243, 34, 0, 0, 1);">
            <text:p>insert into game_score (id, matchid, squad, goals, points, time_type) values (1065, 243, 34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1066">
            <text:p>1066</text:p>
          </table:table-cell>
          <table:table-cell table:style-name="ce3" table:formula="of:=[.B142]" office:value-type="float" office:value="243">
            <text:p>243</text:p>
          </table:table-cell>
          <table:table-cell table:style-name="ce3" office:value-type="float" office:value="963">
            <text:p>96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1066, 243, 963, 0, 1, 2);">
            <text:p>insert into game_score (id, matchid, squad, goals, points, time_type) values (1066, 243, 963, 0, 1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1067">
            <text:p>1067</text:p>
          </table:table-cell>
          <table:table-cell table:style-name="ce3" table:formula="of:=[.B142]" office:value-type="float" office:value="243">
            <text:p>243</text:p>
          </table:table-cell>
          <table:table-cell table:style-name="ce3" office:value-type="float" office:value="963">
            <text:p>96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1067, 243, 963, 0, 0, 1);">
            <text:p>insert into game_score (id, matchid, squad, goals, points, time_type) values (1067, 243, 963, 0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1068">
            <text:p>1068</text:p>
          </table:table-cell>
          <table:table-cell table:style-name="ce4" table:formula="of:=[.B142]+1" office:value-type="float" office:value="244">
            <text:p>244</text:p>
          </table:table-cell>
          <table:table-cell table:style-name="ce4" office:value-type="float" office:value="4420">
            <text:p>44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1068, 244, 4420, 0, 1, 2);">
            <text:p>insert into game_score (id, matchid, squad, goals, points, time_type) values (1068, 244, 4420, 0, 1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1069">
            <text:p>1069</text:p>
          </table:table-cell>
          <table:table-cell table:style-name="ce4" table:formula="of:=[.B146]" office:value-type="float" office:value="244">
            <text:p>244</text:p>
          </table:table-cell>
          <table:table-cell table:style-name="ce4" office:value-type="float" office:value="4420">
            <text:p>442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1069, 244, 4420, 0, 0, 1);">
            <text:p>insert into game_score (id, matchid, squad, goals, points, time_type) values (1069, 244, 4420, 0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1070">
            <text:p>1070</text:p>
          </table:table-cell>
          <table:table-cell table:style-name="ce4" table:formula="of:=[.B146]" office:value-type="float" office:value="244">
            <text:p>244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1070, 244, 598, 0, 1, 2);">
            <text:p>insert into game_score (id, matchid, squad, goals, points, time_type) values (1070, 244, 598, 0, 1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1071">
            <text:p>1071</text:p>
          </table:table-cell>
          <table:table-cell table:style-name="ce4" table:formula="of:=[.B146]" office:value-type="float" office:value="244">
            <text:p>244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1071, 244, 598, 0, 0, 1);">
            <text:p>insert into game_score (id, matchid, squad, goals, points, time_type) values (1071, 244, 598, 0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1072">
            <text:p>1072</text:p>
          </table:table-cell>
          <table:table-cell table:style-name="ce3" table:formula="of:=[.B146]+1" office:value-type="float" office:value="245">
            <text:p>245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072, 245, 351, 1, 0, 2);">
            <text:p>insert into game_score (id, matchid, squad, goals, points, time_type) values (1072, 245, 351, 1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1073">
            <text:p>1073</text:p>
          </table:table-cell>
          <table:table-cell table:style-name="ce3" table:formula="of:=[.B150]" office:value-type="float" office:value="245">
            <text:p>245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073, 245, 351, 1, 0, 1);">
            <text:p>insert into game_score (id, matchid, squad, goals, points, time_type) values (1073, 245, 351, 1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1074">
            <text:p>1074</text:p>
          </table:table-cell>
          <table:table-cell table:style-name="ce3" table:formula="of:=[.B150]" office:value-type="float" office:value="245">
            <text:p>245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074, 245, 52, 1, 0, 2);">
            <text:p>insert into game_score (id, matchid, squad, goals, points, time_type) values (1074, 245, 52, 1, 0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1075">
            <text:p>1075</text:p>
          </table:table-cell>
          <table:table-cell table:style-name="ce3" table:formula="of:=[.B150]" office:value-type="float" office:value="245">
            <text:p>245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075, 245, 52, 1, 0, 1);">
            <text:p>insert into game_score (id, matchid, squad, goals, points, time_type) values (1075, 245, 52, 1, 0, 1);</text:p>
          </table:table-cell>
          <table:table-cell table:number-columns-repeated="1017"/>
        </table:table-row>
        <table:table-row table:style-name="ro1">
          <table:table-cell table:style-name="ce3" table:formula="of:=[.A153]+1" office:value-type="float" office:value="1076">
            <text:p>1076</text:p>
          </table:table-cell>
          <table:table-cell table:style-name="ce3" table:formula="of:=[.B151]" office:value-type="float" office:value="245">
            <text:p>245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076, 245, 351, 2, 2, 4);">
            <text:p>insert into game_score (id, matchid, squad, goals, points, time_type) values (1076, 245, 351, 2, 2, 4);</text:p>
          </table:table-cell>
          <table:table-cell table:number-columns-repeated="1017"/>
        </table:table-row>
        <table:table-row table:style-name="ro1">
          <table:table-cell table:style-name="ce3" table:formula="of:=[.A154]+1" office:value-type="float" office:value="1077">
            <text:p>1077</text:p>
          </table:table-cell>
          <table:table-cell table:style-name="ce3" table:formula="of:=[.B152]" office:value-type="float" office:value="245">
            <text:p>245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077, 245, 351, 2, 0, 3);">
            <text:p>insert into game_score (id, matchid, squad, goals, points, time_type) values (1077, 245, 351, 2, 0, 3);</text:p>
          </table:table-cell>
          <table:table-cell table:number-columns-repeated="1017"/>
        </table:table-row>
        <table:table-row table:style-name="ro1">
          <table:table-cell table:style-name="ce3" table:formula="of:=[.A155]+1" office:value-type="float" office:value="1078">
            <text:p>1078</text:p>
          </table:table-cell>
          <table:table-cell table:style-name="ce3" table:formula="of:=[.B153]" office:value-type="float" office:value="245">
            <text:p>245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078, 245, 52, 1, 0, 4);">
            <text:p>insert into game_score (id, matchid, squad, goals, points, time_type) values (1078, 245, 52, 1, 0, 4);</text:p>
          </table:table-cell>
          <table:table-cell table:number-columns-repeated="1017"/>
        </table:table-row>
        <table:table-row table:style-name="ro1">
          <table:table-cell table:style-name="ce3" table:formula="of:=[.A156]+1" office:value-type="float" office:value="1079">
            <text:p>1079</text:p>
          </table:table-cell>
          <table:table-cell table:style-name="ce3" table:formula="of:=[.B154]" office:value-type="float" office:value="245">
            <text:p>245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079, 245, 52, 1, 0, 3);">
            <text:p>insert into game_score (id, matchid, squad, goals, points, time_type) values (1079, 245, 52, 1, 0, 3);</text:p>
          </table:table-cell>
          <table:table-cell table:number-columns-repeated="1017"/>
        </table:table-row>
        <table:table-row table:style-name="ro1">
          <table:table-cell table:style-name="ce4" table:formula="of:=[.A157]+1" office:value-type="float" office:value="1080">
            <text:p>1080</text:p>
          </table:table-cell>
          <table:table-cell table:style-name="ce4" table:formula="of:=[.B150]+1" office:value-type="float" office:value="246">
            <text:p>246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080, 246, 55, 5, 2, 2);">
            <text:p>insert into game_score (id, matchid, squad, goals, points, time_type) values (1080, 246, 55, 5, 2, 2);</text:p>
          </table:table-cell>
          <table:table-cell table:number-columns-repeated="1017"/>
        </table:table-row>
        <table:table-row table:style-name="ro1">
          <table:table-cell table:style-name="ce4" table:formula="of:=[.A158]+1" office:value-type="float" office:value="1081">
            <text:p>1081</text:p>
          </table:table-cell>
          <table:table-cell table:style-name="ce4" table:formula="of:=[.B158]" office:value-type="float" office:value="246">
            <text:p>246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081, 246, 55, 3, 0, 1);">
            <text:p>insert into game_score (id, matchid, squad, goals, points, time_type) values (1081, 246, 55, 3, 0, 1);</text:p>
          </table:table-cell>
          <table:table-cell table:number-columns-repeated="1017"/>
        </table:table-row>
        <table:table-row table:style-name="ro1">
          <table:table-cell table:style-name="ce4" table:formula="of:=[.A159]+1" office:value-type="float" office:value="1082">
            <text:p>1082</text:p>
          </table:table-cell>
          <table:table-cell table:style-name="ce4" table:formula="of:=[.B158]" office:value-type="float" office:value="246">
            <text:p>246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082, 246, 82, 1, 0, 2);">
            <text:p>insert into game_score (id, matchid, squad, goals, points, time_type) values (1082, 246, 82, 1, 0, 2);</text:p>
          </table:table-cell>
          <table:table-cell table:number-columns-repeated="1017"/>
        </table:table-row>
        <table:table-row table:style-name="ro1">
          <table:table-cell table:style-name="ce4" table:formula="of:=[.A160]+1" office:value-type="float" office:value="1083">
            <text:p>1083</text:p>
          </table:table-cell>
          <table:table-cell table:style-name="ce4" table:formula="of:=[.B158]" office:value-type="float" office:value="246">
            <text:p>246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083, 246, 82, 1, 0, 1);">
            <text:p>insert into game_score (id, matchid, squad, goals, points, time_type) values (1083, 246, 82, 1, 0, 1);</text:p>
          </table:table-cell>
          <table:table-cell table:number-columns-repeated="1017"/>
        </table:table-row>
        <table:table-row table:style-name="ro1">
          <table:table-cell table:style-name="ce3" table:formula="of:=[.A161]+1" office:value-type="float" office:value="1084">
            <text:p>1084</text:p>
          </table:table-cell>
          <table:table-cell table:style-name="ce3" table:formula="of:=[.B158]+1" office:value-type="float" office:value="247">
            <text:p>24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084, 247, 61, 1, 0, 2);">
            <text:p>insert into game_score (id, matchid, squad, goals, points, time_type) values (1084, 247, 61, 1, 0, 2);</text:p>
          </table:table-cell>
          <table:table-cell table:number-columns-repeated="1017"/>
        </table:table-row>
        <table:table-row table:style-name="ro1">
          <table:table-cell table:style-name="ce3" table:formula="of:=[.A162]+1" office:value-type="float" office:value="1085">
            <text:p>1085</text:p>
          </table:table-cell>
          <table:table-cell table:style-name="ce3" table:formula="of:=[.B162]" office:value-type="float" office:value="247">
            <text:p>24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085, 247, 61, 1, 0, 1);">
            <text:p>insert into game_score (id, matchid, squad, goals, points, time_type) values (1085, 247, 61, 1, 0, 1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1086">
            <text:p>1086</text:p>
          </table:table-cell>
          <table:table-cell table:style-name="ce3" table:formula="of:=[.B162]" office:value-type="float" office:value="247">
            <text:p>247</text:p>
          </table:table-cell>
          <table:table-cell table:style-name="ce3" office:value-type="float" office:value="963">
            <text:p>96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086, 247, 963, 1, 0, 2);">
            <text:p>insert into game_score (id, matchid, squad, goals, points, time_type) values (1086, 247, 963, 1, 0, 2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1087">
            <text:p>1087</text:p>
          </table:table-cell>
          <table:table-cell table:style-name="ce3" table:formula="of:=[.B162]" office:value-type="float" office:value="247">
            <text:p>247</text:p>
          </table:table-cell>
          <table:table-cell table:style-name="ce3" office:value-type="float" office:value="963">
            <text:p>96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087, 247, 963, 1, 0, 1);">
            <text:p>insert into game_score (id, matchid, squad, goals, points, time_type) values (1087, 247, 963, 1, 0, 1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1088">
            <text:p>1088</text:p>
          </table:table-cell>
          <table:table-cell table:style-name="ce3" table:formula="of:=[.B163]" office:value-type="float" office:value="247">
            <text:p>24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088, 247, 61, 1, 1, 4);">
            <text:p>insert into game_score (id, matchid, squad, goals, points, time_type) values (1088, 247, 61, 1, 1, 4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1089">
            <text:p>1089</text:p>
          </table:table-cell>
          <table:table-cell table:style-name="ce3" table:formula="of:=[.B164]" office:value-type="float" office:value="247">
            <text:p>24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089, 247, 61, 1, 0, 3);">
            <text:p>insert into game_score (id, matchid, squad, goals, points, time_type) values (1089, 247, 61, 1, 0, 3);</text:p>
          </table:table-cell>
          <table:table-cell table:number-columns-repeated="1017"/>
        </table:table-row>
        <table:table-row table:style-name="ro1">
          <table:table-cell table:style-name="ce3" table:formula="of:=[.A167]+1" office:value-type="float" office:value="1090">
            <text:p>1090</text:p>
          </table:table-cell>
          <table:table-cell table:style-name="ce3" table:formula="of:=[.B165]" office:value-type="float" office:value="247">
            <text:p>247</text:p>
          </table:table-cell>
          <table:table-cell table:style-name="ce3" office:value-type="float" office:value="963">
            <text:p>963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090, 247, 963, 1, 1, 4);">
            <text:p>insert into game_score (id, matchid, squad, goals, points, time_type) values (1090, 247, 963, 1, 1, 4);</text:p>
          </table:table-cell>
          <table:table-cell table:number-columns-repeated="1017"/>
        </table:table-row>
        <table:table-row table:style-name="ro1">
          <table:table-cell table:style-name="ce3" table:formula="of:=[.A168]+1" office:value-type="float" office:value="1091">
            <text:p>1091</text:p>
          </table:table-cell>
          <table:table-cell table:style-name="ce3" table:formula="of:=[.B166]" office:value-type="float" office:value="247">
            <text:p>247</text:p>
          </table:table-cell>
          <table:table-cell table:style-name="ce3" office:value-type="float" office:value="963">
            <text:p>96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091, 247, 963, 1, 0, 3);">
            <text:p>insert into game_score (id, matchid, squad, goals, points, time_type) values (1091, 247, 963, 1, 0, 3);</text:p>
          </table:table-cell>
          <table:table-cell table:number-columns-repeated="1017"/>
        </table:table-row>
        <table:table-row table:style-name="ro1">
          <table:table-cell table:style-name="ce3" table:formula="of:=[.A169]+1" office:value-type="float" office:value="1092">
            <text:p>1092</text:p>
          </table:table-cell>
          <table:table-cell table:style-name="ce3" table:formula="of:=[.B167]" office:value-type="float" office:value="247">
            <text:p>24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092, 247, 61, 5, 0, 7);">
            <text:p>insert into game_score (id, matchid, squad, goals, points, time_type) values (1092, 247, 61, 5, 0, 7);</text:p>
          </table:table-cell>
          <table:table-cell table:number-columns-repeated="1017"/>
        </table:table-row>
        <table:table-row table:style-name="ro1">
          <table:table-cell table:style-name="ce3" table:formula="of:=[.A170]+1" office:value-type="float" office:value="1093">
            <text:p>1093</text:p>
          </table:table-cell>
          <table:table-cell table:style-name="ce3" table:formula="of:=[.B168]" office:value-type="float" office:value="247">
            <text:p>247</text:p>
          </table:table-cell>
          <table:table-cell table:style-name="ce3" office:value-type="float" office:value="963">
            <text:p>96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1093, 247, 963, 4, 0, 7);">
            <text:p>insert into game_score (id, matchid, squad, goals, points, time_type) values (1093, 247, 963, 4, 0, 7);</text:p>
          </table:table-cell>
          <table:table-cell table:number-columns-repeated="1017"/>
        </table:table-row>
        <table:table-row table:style-name="ro1">
          <table:table-cell table:style-name="ce4" table:formula="of:=[.A171]+1" office:value-type="float" office:value="1094">
            <text:p>1094</text:p>
          </table:table-cell>
          <table:table-cell table:style-name="ce4" table:formula="of:=[.B162]+1" office:value-type="float" office:value="248">
            <text:p>248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094, 248, 34, 1, 0, 2);">
            <text:p>insert into game_score (id, matchid, squad, goals, points, time_type) values (1094, 248, 34, 1, 0, 2);</text:p>
          </table:table-cell>
          <table:table-cell table:number-columns-repeated="1017"/>
        </table:table-row>
        <table:table-row table:style-name="ro1">
          <table:table-cell table:style-name="ce4" table:formula="of:=[.A172]+1" office:value-type="float" office:value="1095">
            <text:p>1095</text:p>
          </table:table-cell>
          <table:table-cell table:style-name="ce4" table:formula="of:=[.B172]" office:value-type="float" office:value="248">
            <text:p>248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095, 248, 34, 0, 0, 1);">
            <text:p>insert into game_score (id, matchid, squad, goals, points, time_type) values (1095, 248, 34, 0, 0, 1);</text:p>
          </table:table-cell>
          <table:table-cell table:number-columns-repeated="1017"/>
        </table:table-row>
        <table:table-row table:style-name="ro1">
          <table:table-cell table:style-name="ce4" table:formula="of:=[.A173]+1" office:value-type="float" office:value="1096">
            <text:p>1096</text:p>
          </table:table-cell>
          <table:table-cell table:style-name="ce4" table:formula="of:=[.B172]" office:value-type="float" office:value="248">
            <text:p>248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096, 248, 7097, 3, 2, 2);">
            <text:p>insert into game_score (id, matchid, squad, goals, points, time_type) values (1096, 248, 7097, 3, 2, 2);</text:p>
          </table:table-cell>
          <table:table-cell table:number-columns-repeated="1017"/>
        </table:table-row>
        <table:table-row table:style-name="ro1">
          <table:table-cell table:style-name="ce4" table:formula="of:=[.A174]+1" office:value-type="float" office:value="1097">
            <text:p>1097</text:p>
          </table:table-cell>
          <table:table-cell table:style-name="ce4" table:formula="of:=[.B172]" office:value-type="float" office:value="248">
            <text:p>248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097, 248, 7097, 1, 0, 1);">
            <text:p>insert into game_score (id, matchid, squad, goals, points, time_type) values (1097, 248, 7097, 1, 0, 1);</text:p>
          </table:table-cell>
          <table:table-cell table:number-columns-repeated="1017"/>
        </table:table-row>
        <table:table-row table:style-name="ro1">
          <table:table-cell table:style-name="ce3" table:formula="of:=[.A175]+1" office:value-type="float" office:value="1098">
            <text:p>1098</text:p>
          </table:table-cell>
          <table:table-cell table:style-name="ce3" table:formula="of:=[.B172]+1" office:value-type="float" office:value="249">
            <text:p>249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098, 249, 55, 3, 2, 2);">
            <text:p>insert into game_score (id, matchid, squad, goals, points, time_type) values (1098, 249, 55, 3, 2, 2);</text:p>
          </table:table-cell>
          <table:table-cell table:number-columns-repeated="1017"/>
        </table:table-row>
        <table:table-row table:style-name="ro1">
          <table:table-cell table:style-name="ce3" table:formula="of:=[.A176]+1" office:value-type="float" office:value="1099">
            <text:p>1099</text:p>
          </table:table-cell>
          <table:table-cell table:style-name="ce3" table:formula="of:=[.B176]" office:value-type="float" office:value="249">
            <text:p>249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099, 249, 55, 3, 0, 1);">
            <text:p>insert into game_score (id, matchid, squad, goals, points, time_type) values (1099, 249, 55, 3, 0, 1);</text:p>
          </table:table-cell>
          <table:table-cell table:number-columns-repeated="1017"/>
        </table:table-row>
        <table:table-row table:style-name="ro1">
          <table:table-cell table:style-name="ce3" table:formula="of:=[.A177]+1" office:value-type="float" office:value="1100">
            <text:p>1100</text:p>
          </table:table-cell>
          <table:table-cell table:style-name="ce3" table:formula="of:=[.B176]" office:value-type="float" office:value="249">
            <text:p>249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100, 249, 7097, 0, 0, 2);">
            <text:p>insert into game_score (id, matchid, squad, goals, points, time_type) values (1100, 249, 7097, 0, 0, 2);</text:p>
          </table:table-cell>
          <table:table-cell table:number-columns-repeated="1017"/>
        </table:table-row>
        <table:table-row table:style-name="ro1">
          <table:table-cell table:style-name="ce3" table:formula="of:=[.A178]+1" office:value-type="float" office:value="1101">
            <text:p>1101</text:p>
          </table:table-cell>
          <table:table-cell table:style-name="ce3" table:formula="of:=[.B176]" office:value-type="float" office:value="249">
            <text:p>249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101, 249, 7097, 0, 0, 1);">
            <text:p>insert into game_score (id, matchid, squad, goals, points, time_type) values (1101, 249, 7097, 0, 0, 1);</text:p>
          </table:table-cell>
          <table:table-cell table:number-columns-repeated="1017"/>
        </table:table-row>
        <table:table-row table:style-name="ro1">
          <table:table-cell table:style-name="ce4" table:formula="of:=[.A179]+1" office:value-type="float" office:value="1102">
            <text:p>1102</text:p>
          </table:table-cell>
          <table:table-cell table:style-name="ce4" table:formula="of:=[.B176]+1" office:value-type="float" office:value="250">
            <text:p>250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1102, 250, 351, 1, 2, 2);">
            <text:p>insert into game_score (id, matchid, squad, goals, points, time_type) values (1102, 250, 351, 1, 2, 2);</text:p>
          </table:table-cell>
          <table:table-cell table:number-columns-repeated="1017"/>
        </table:table-row>
        <table:table-row table:style-name="ro1">
          <table:table-cell table:style-name="ce4" table:formula="of:=[.A180]+1" office:value-type="float" office:value="1103">
            <text:p>1103</text:p>
          </table:table-cell>
          <table:table-cell table:style-name="ce4" table:formula="of:=[.B180]" office:value-type="float" office:value="250">
            <text:p>250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1103, 250, 351, 1, 0, 1);">
            <text:p>insert into game_score (id, matchid, squad, goals, points, time_type) values (1103, 250, 351, 1, 0, 1);</text:p>
          </table:table-cell>
          <table:table-cell table:number-columns-repeated="1017"/>
        </table:table-row>
        <table:table-row table:style-name="ro1">
          <table:table-cell table:style-name="ce4" table:formula="of:=[.A181]+1" office:value-type="float" office:value="1104">
            <text:p>1104</text:p>
          </table:table-cell>
          <table:table-cell table:style-name="ce4" table:formula="of:=[.B180]" office:value-type="float" office:value="250">
            <text:p>2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1104, 250, 61, 0, 0, 2);">
            <text:p>insert into game_score (id, matchid, squad, goals, points, time_type) values (1104, 250, 61, 0, 0, 2);</text:p>
          </table:table-cell>
          <table:table-cell table:number-columns-repeated="1017"/>
        </table:table-row>
        <table:table-row table:style-name="ro1">
          <table:table-cell table:style-name="ce4" table:formula="of:=[.A182]+1" office:value-type="float" office:value="1105">
            <text:p>1105</text:p>
          </table:table-cell>
          <table:table-cell table:style-name="ce4" table:formula="of:=[.B180]" office:value-type="float" office:value="250">
            <text:p>2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1105, 250, 61, 0, 0, 1);">
            <text:p>insert into game_score (id, matchid, squad, goals, points, time_type) values (1105, 250, 61, 0, 0, 1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1106">
            <text:p>1106</text:p>
          </table:table-cell>
          <table:table-cell table:style-name="ce3" table:formula="of:=[.B180]+1" office:value-type="float" office:value="251">
            <text:p>251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1106, 251, 61, 1, 0, 2);">
            <text:p>insert into game_score (id, matchid, squad, goals, points, time_type) values (1106, 251, 61, 1, 0, 2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1107">
            <text:p>1107</text:p>
          </table:table-cell>
          <table:table-cell table:style-name="ce3" table:formula="of:=[.B184]" office:value-type="float" office:value="251">
            <text:p>25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1107, 251, 61, 0, 0, 1);">
            <text:p>insert into game_score (id, matchid, squad, goals, points, time_type) values (1107, 251, 61, 0, 0, 1);</text:p>
          </table:table-cell>
          <table:table-cell table:number-columns-repeated="1017"/>
        </table:table-row>
        <table:table-row table:style-name="ro1">
          <table:table-cell table:style-name="ce3" table:formula="of:=[.A185]+1" office:value-type="float" office:value="1108">
            <text:p>1108</text:p>
          </table:table-cell>
          <table:table-cell table:style-name="ce3" table:formula="of:=[.B184]" office:value-type="float" office:value="251">
            <text:p>25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1108, 251, 7097, 1, 0, 2);">
            <text:p>insert into game_score (id, matchid, squad, goals, points, time_type) values (1108, 251, 7097, 1, 0, 2);</text:p>
          </table:table-cell>
          <table:table-cell table:number-columns-repeated="1017"/>
        </table:table-row>
        <table:table-row table:style-name="ro1">
          <table:table-cell table:style-name="ce3" table:formula="of:=[.A186]+1" office:value-type="float" office:value="1109">
            <text:p>1109</text:p>
          </table:table-cell>
          <table:table-cell table:style-name="ce3" table:formula="of:=[.B184]" office:value-type="float" office:value="251">
            <text:p>25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1109, 251, 7097, 1, 0, 1);">
            <text:p>insert into game_score (id, matchid, squad, goals, points, time_type) values (1109, 251, 7097, 1, 0, 1);</text:p>
          </table:table-cell>
          <table:table-cell table:number-columns-repeated="1017"/>
        </table:table-row>
        <table:table-row table:style-name="ro1">
          <table:table-cell table:style-name="ce3" table:formula="of:=[.A187]+1" office:value-type="float" office:value="1110">
            <text:p>1110</text:p>
          </table:table-cell>
          <table:table-cell table:style-name="ce3" table:formula="of:=[.B185]" office:value-type="float" office:value="251">
            <text:p>25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1110, 251, 61, 1, 1, 4);">
            <text:p>insert into game_score (id, matchid, squad, goals, points, time_type) values (1110, 251, 61, 1, 1, 4);</text:p>
          </table:table-cell>
          <table:table-cell table:number-columns-repeated="1017"/>
        </table:table-row>
        <table:table-row table:style-name="ro1">
          <table:table-cell table:style-name="ce3" table:formula="of:=[.A188]+1" office:value-type="float" office:value="1111">
            <text:p>1111</text:p>
          </table:table-cell>
          <table:table-cell table:style-name="ce3" table:formula="of:=[.B186]" office:value-type="float" office:value="251">
            <text:p>251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1111, 251, 61, 1, 0, 3);">
            <text:p>insert into game_score (id, matchid, squad, goals, points, time_type) values (1111, 251, 61, 1, 0, 3);</text:p>
          </table:table-cell>
          <table:table-cell table:number-columns-repeated="1017"/>
        </table:table-row>
        <table:table-row table:style-name="ro1">
          <table:table-cell table:style-name="ce3" table:formula="of:=[.A189]+1" office:value-type="float" office:value="1112">
            <text:p>1112</text:p>
          </table:table-cell>
          <table:table-cell table:style-name="ce3" table:formula="of:=[.B187]" office:value-type="float" office:value="251">
            <text:p>251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112, 251, 7097, 1, 1, 4);">
            <text:p>insert into game_score (id, matchid, squad, goals, points, time_type) values (1112, 251, 7097, 1, 1, 4);</text:p>
          </table:table-cell>
          <table:table-cell table:number-columns-repeated="1017"/>
        </table:table-row>
        <table:table-row table:style-name="ro1">
          <table:table-cell table:style-name="ce3" table:formula="of:=[.A190]+1" office:value-type="float" office:value="1113">
            <text:p>1113</text:p>
          </table:table-cell>
          <table:table-cell table:style-name="ce3" table:formula="of:=[.B188]" office:value-type="float" office:value="251">
            <text:p>25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113, 251, 7097, 1, 0, 3);">
            <text:p>insert into game_score (id, matchid, squad, goals, points, time_type) values (1113, 251, 7097, 1, 0, 3);</text:p>
          </table:table-cell>
          <table:table-cell table:number-columns-repeated="1017"/>
        </table:table-row>
        <table:table-row table:style-name="ro1">
          <table:table-cell table:style-name="ce3" table:formula="of:=[.A191]+1" office:value-type="float" office:value="1114">
            <text:p>1114</text:p>
          </table:table-cell>
          <table:table-cell table:style-name="ce3" table:formula="of:=[.B189]" office:value-type="float" office:value="251">
            <text:p>251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114, 251, 61, 4, 0, 7);">
            <text:p>insert into game_score (id, matchid, squad, goals, points, time_type) values (1114, 251, 61, 4, 0, 7);</text:p>
          </table:table-cell>
          <table:table-cell table:number-columns-repeated="1017"/>
        </table:table-row>
        <table:table-row table:style-name="ro1">
          <table:table-cell table:style-name="ce3" table:formula="of:=[.A192]+1" office:value-type="float" office:value="1115">
            <text:p>1115</text:p>
          </table:table-cell>
          <table:table-cell table:style-name="ce3" table:formula="of:=[.B190]" office:value-type="float" office:value="251">
            <text:p>25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115, 251, 7097, 5, 0, 7);">
            <text:p>insert into game_score (id, matchid, squad, goals, points, time_type) values (1115, 251, 7097, 5, 0, 7);</text:p>
          </table:table-cell>
          <table:table-cell table:number-columns-repeated="1017"/>
        </table:table-row>
        <table:table-row table:style-name="ro1">
          <table:table-cell table:style-name="ce4" table:formula="of:=[.A193]+1" office:value-type="float" office:value="1116">
            <text:p>1116</text:p>
          </table:table-cell>
          <table:table-cell table:style-name="ce4" table:formula="of:=[.B184]+1" office:value-type="float" office:value="252">
            <text:p>252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D194] &amp; &quot;, &quot; &amp; [.E194] &amp; &quot;, &quot; &amp; [.E194] &amp; &quot;, &quot; &amp; [.F194] &amp; &quot;);&quot;" office:value-type="string" office:string-value="insert into game_score (id, matchid, squad, goals, points, time_type) values (1116, 252, 0, 0, 0, 2);">
            <text:p>insert into game_score (id, matchid, squad, goals, points, time_type) values (1116, 252, 0, 0, 0, 2);</text:p>
          </table:table-cell>
          <table:table-cell table:number-columns-repeated="1017"/>
        </table:table-row>
        <table:table-row table:style-name="ro1">
          <table:table-cell table:style-name="ce4" table:formula="of:=[.A194]+1" office:value-type="float" office:value="1117">
            <text:p>1117</text:p>
          </table:table-cell>
          <table:table-cell table:style-name="ce4" table:formula="of:=[.B194]" office:value-type="float" office:value="252">
            <text:p>252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D195] &amp; &quot;, &quot; &amp; [.E195] &amp; &quot;, &quot; &amp; [.E195] &amp; &quot;, &quot; &amp; [.F195] &amp; &quot;);&quot;" office:value-type="string" office:string-value="insert into game_score (id, matchid, squad, goals, points, time_type) values (1117, 252, 0, 0, 0, 1);">
            <text:p>insert into game_score (id, matchid, squad, goals, points, time_type) values (1117, 252, 0, 0, 0, 1);</text:p>
          </table:table-cell>
          <table:table-cell table:number-columns-repeated="1017"/>
        </table:table-row>
        <table:table-row table:style-name="ro1">
          <table:table-cell table:style-name="ce4" table:formula="of:=[.A195]+1" office:value-type="float" office:value="1118">
            <text:p>1118</text:p>
          </table:table-cell>
          <table:table-cell table:style-name="ce4" table:formula="of:=[.B194]" office:value-type="float" office:value="252">
            <text:p>25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6] &amp; &quot;, &quot; &amp; [.B196] &amp; &quot;, &quot; &amp; [.D196] &amp; &quot;, &quot; &amp; [.E196] &amp; &quot;, &quot; &amp; [.E196] &amp; &quot;, &quot; &amp; [.F196] &amp; &quot;);&quot;" office:value-type="string" office:string-value="insert into game_score (id, matchid, squad, goals, points, time_type) values (1118, 252, 0, 0, 0, 2);">
            <text:p>insert into game_score (id, matchid, squad, goals, points, time_type) values (1118, 252, 0, 0, 0, 2);</text:p>
          </table:table-cell>
          <table:table-cell table:number-columns-repeated="1017"/>
        </table:table-row>
        <table:table-row table:style-name="ro1">
          <table:table-cell table:style-name="ce4" table:formula="of:=[.A196]+1" office:value-type="float" office:value="1119">
            <text:p>1119</text:p>
          </table:table-cell>
          <table:table-cell table:style-name="ce4" table:formula="of:=[.B194]" office:value-type="float" office:value="252">
            <text:p>25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7] &amp; &quot;, &quot; &amp; [.B197] &amp; &quot;, &quot; &amp; [.D197] &amp; &quot;, &quot; &amp; [.E197] &amp; &quot;, &quot; &amp; [.E197] &amp; &quot;, &quot; &amp; [.F197] &amp; &quot;);&quot;" office:value-type="string" office:string-value="insert into game_score (id, matchid, squad, goals, points, time_type) values (1119, 252, 0, 0, 0, 1);">
            <text:p>insert into game_score (id, matchid, squad, goals, points, time_type) values (1119, 252, 0, 0, 0, 1);</text:p>
          </table:table-cell>
          <table:table-cell table:number-columns-repeated="1017"/>
        </table:table-row>
        <table:table-row table:style-name="ro1">
          <table:table-cell table:style-name="ce4" table:formula="of:=[.A197]+1" office:value-type="float" office:value="1120">
            <text:p>1120</text:p>
          </table:table-cell>
          <table:table-cell table:style-name="ce4" table:formula="of:=[.B195]" office:value-type="float" office:value="252">
            <text:p>252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98] &amp; &quot;, &quot; &amp; [.B198] &amp; &quot;, &quot; &amp; [.D198] &amp; &quot;, &quot; &amp; [.E198] &amp; &quot;, &quot; &amp; [.E198] &amp; &quot;, &quot; &amp; [.F198] &amp; &quot;);&quot;" office:value-type="string" office:string-value="insert into game_score (id, matchid, squad, goals, points, time_type) values (1120, 252, 0, 1, 1, 4);">
            <text:p>insert into game_score (id, matchid, squad, goals, points, time_type) values (1120, 252, 0, 1, 1, 4);</text:p>
          </table:table-cell>
          <table:table-cell table:number-columns-repeated="1017"/>
        </table:table-row>
        <table:table-row table:style-name="ro1">
          <table:table-cell table:style-name="ce4" table:formula="of:=[.A198]+1" office:value-type="float" office:value="1121">
            <text:p>1121</text:p>
          </table:table-cell>
          <table:table-cell table:style-name="ce4" table:formula="of:=[.B196]" office:value-type="float" office:value="252">
            <text:p>252</text:p>
          </table:table-cell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99] &amp; &quot;, &quot; &amp; [.B199] &amp; &quot;, &quot; &amp; [.D199] &amp; &quot;, &quot; &amp; [.E199] &amp; &quot;, &quot; &amp; [.E199] &amp; &quot;, &quot; &amp; [.F199] &amp; &quot;);&quot;" office:value-type="string" office:string-value="insert into game_score (id, matchid, squad, goals, points, time_type) values (1121, 252, 0, 0, 0, 3);">
            <text:p>insert into game_score (id, matchid, squad, goals, points, time_type) values (1121, 252, 0, 0, 0, 3);</text:p>
          </table:table-cell>
          <table:table-cell table:number-columns-repeated="1017"/>
        </table:table-row>
        <table:table-row table:style-name="ro1">
          <table:table-cell table:style-name="ce4" table:formula="of:=[.A199]+1" office:value-type="float" office:value="1122">
            <text:p>1122</text:p>
          </table:table-cell>
          <table:table-cell table:style-name="ce4" table:formula="of:=[.B197]" office:value-type="float" office:value="252">
            <text:p>25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200] &amp; &quot;, &quot; &amp; [.B200] &amp; &quot;, &quot; &amp; [.D200] &amp; &quot;, &quot; &amp; [.E200] &amp; &quot;, &quot; &amp; [.E200] &amp; &quot;, &quot; &amp; [.F200] &amp; &quot;);&quot;" office:value-type="string" office:string-value="insert into game_score (id, matchid, squad, goals, points, time_type) values (1122, 252, 0, 1, 1, 4);">
            <text:p>insert into game_score (id, matchid, squad, goals, points, time_type) values (1122, 252, 0, 1, 1, 4);</text:p>
          </table:table-cell>
          <table:table-cell table:number-columns-repeated="1017"/>
        </table:table-row>
        <table:table-row table:style-name="ro1">
          <table:table-cell table:style-name="ce4" table:formula="of:=[.A200]+1" office:value-type="float" office:value="1123">
            <text:p>1123</text:p>
          </table:table-cell>
          <table:table-cell table:style-name="ce4" table:formula="of:=[.B198]" office:value-type="float" office:value="252">
            <text:p>25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201] &amp; &quot;, &quot; &amp; [.B201] &amp; &quot;, &quot; &amp; [.D201] &amp; &quot;, &quot; &amp; [.E201] &amp; &quot;, &quot; &amp; [.E201] &amp; &quot;, &quot; &amp; [.F201] &amp; &quot;);&quot;" office:value-type="string" office:string-value="insert into game_score (id, matchid, squad, goals, points, time_type) values (1123, 252, 0, 0, 0, 3);">
            <text:p>insert into game_score (id, matchid, squad, goals, points, time_type) values (1123, 252, 0, 0, 0, 3);</text:p>
          </table:table-cell>
          <table:table-cell table:number-columns-repeated="1017"/>
        </table:table-row>
        <table:table-row table:style-name="ro1">
          <table:table-cell table:style-name="ce4" table:formula="of:=[.A201]+1" office:value-type="float" office:value="1124">
            <text:p>1124</text:p>
          </table:table-cell>
          <table:table-cell table:style-name="ce4" table:formula="of:=[.B199]" office:value-type="float" office:value="252">
            <text:p>252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202] &amp; &quot;, &quot; &amp; [.B202] &amp; &quot;, &quot; &amp; [.D202] &amp; &quot;, &quot; &amp; [.E202] &amp; &quot;, &quot; &amp; [.E202] &amp; &quot;, &quot; &amp; [.F202] &amp; &quot;);&quot;" office:value-type="string" office:string-value="insert into game_score (id, matchid, squad, goals, points, time_type) values (1124, 252, 4, 0, 0, 7);">
            <text:p>insert into game_score (id, matchid, squad, goals, points, time_type) values (1124, 252, 4, 0, 0, 7);</text:p>
          </table:table-cell>
          <table:table-cell table:number-columns-repeated="1017"/>
        </table:table-row>
        <table:table-row table:style-name="ro1">
          <table:table-cell table:style-name="ce4" table:formula="of:=[.A202]+1" office:value-type="float" office:value="1125">
            <text:p>1125</text:p>
          </table:table-cell>
          <table:table-cell table:style-name="ce4" table:formula="of:=[.B200]" office:value-type="float" office:value="252">
            <text:p>25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203] &amp; &quot;, &quot; &amp; [.B203] &amp; &quot;, &quot; &amp; [.D203] &amp; &quot;, &quot; &amp; [.E203] &amp; &quot;, &quot; &amp; [.E203] &amp; &quot;, &quot; &amp; [.F203] &amp; &quot;);&quot;" office:value-type="string" office:string-value="insert into game_score (id, matchid, squad, goals, points, time_type) values (1125, 252, 2, 0, 0, 7);">
            <text:p>insert into game_score (id, matchid, squad, goals, points, time_type) values (1125, 252, 2, 0, 0, 7);</text:p>
          </table:table-cell>
          <table:table-cell table:number-columns-repeated="1017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16/04/2017</text:date>, <text:time>23:23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4-16T23:23:30</dc:date>
    <dc:creator>Esdras Salazar</dc:creator>
    <meta:editing-duration>PT15H11M9S</meta:editing-duration>
    <meta:editing-cycles>45</meta:editing-cycles>
    <meta:document-statistic meta:table-count="8" meta:cell-count="10178" meta:object-count="0"/>
  </office:meta>
</office:document-meta>
</file>